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55pt"/>
    </style:style>
    <style:style style:name="co2" style:family="table-column">
      <style:table-column-properties fo:break-before="auto" style:column-width="820.86pt"/>
    </style:style>
    <style:style style:name="co3" style:family="table-column">
      <style:table-column-properties fo:break-before="auto" style:column-width="437.9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nocalc_100d_adadelta_bluescore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aaiz_anwar</text:p>
          </table:table-cell>
          <table:table-cell office:value-type="string" calcext:value-type="string">
            <text:p>[['faaiz', 'anwar', 'is', 'an', 'indian', 'writer', 'and', 'lyricist', 'who', 'has', 'written', 'songs', 'for', 'popular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 table:formula="of:=AVERAGE([.D1:.D785])" office:value-type="float" office:value="0.035686704031525" calcext:value-type="float">
            <text:p>0.035686704</text:p>
          </table:table-cell>
        </table:table-row>
        <table:table-row table:style-name="ro1">
          <table:table-cell office:value-type="string" calcext:value-type="string">
            <text:p>sebastian_okechukwu_mezu</text:p>
          </table:table-cell>
          <table:table-cell office:value-type="string" calcext:value-type="string">
            <text:p>[['dr', 'sebastian', 'okechukwu', 'mezu', 'is', 'a', 'nigerian', 'writer', 'scholar', 'philanthropist', 'and']]</text:p>
          </table:table-cell>
          <table:table-cell office:value-type="string" calcext:value-type="string">
            <text:p>['david', 'de', 'de', 'was', 'a', 'french', 'writer', 'and', 'journalist', 'he', 'is', 'the', 'author', 'of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sarwat_nazir</text:p>
          </table:table-cell>
          <table:table-cell office:value-type="string" calcext:value-type="string">
            <text:p>[['sarwat', 'nazir', 'is', 'a', 'fiction', 'writer', 'novelist', 'screen', 'writer', 'playwrighter', 'she', 'is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margery_allingham</text:p>
          </table:table-cell>
          <table:table-cell office:value-type="string" calcext:value-type="string">
            <text:p>[['margery', 'louise', 'allingham', 'was', 'an', 'english', 'writer', 'of', 'detective', 'fiction', 'best', 'remembered']]</text:p>
          </table:table-cell>
          <table:table-cell office:value-type="string" calcext:value-type="string">
            <text:p>['writer', 'is', 'an', 'american', 'writer']</text:p>
          </table:table-cell>
          <table:table-cell office:value-type="float" office:value="0.0157561429638556" calcext:value-type="float">
            <text:p>0.015756143</text:p>
          </table:table-cell>
          <table:table-cell/>
        </table:table-row>
        <table:table-row table:style-name="ro1">
          <table:table-cell office:value-type="string" calcext:value-type="string">
            <text:p>peter_plantec</text:p>
          </table:table-cell>
          <table:table-cell office:value-type="string" calcext:value-type="string">
            <text:p>[['peter', 'plantec', 'is', 'a', 'writer', 'digital', 'artist', 'and', 'software', 'designer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maxine_lapiduss</text:p>
          </table:table-cell>
          <table:table-cell office:value-type="string" calcext:value-type="string">
            <text:p>[['maxine', 'lapiduss', 'is', 'an', 'american', 'comedian-singer', 'television', 'comedy', 'writer', 'director']]</text:p>
          </table:table-cell>
          <table:table-cell office:value-type="string" calcext:value-type="string">
            <text:p>['for', 'a', 'french', 'writer', 'and', 'journalist', 'he', 'is', 'the', 'author', 'of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nigar_rafibeyli</text:p>
          </table:table-cell>
          <table:table-cell office:value-type="string" calcext:value-type="string">
            <text:p>[['nigar', 'khudadat', 'qizi', 'rafibeyli', 'was', 'azerbaijani', 'writer', 'and', 'the', 'chairman', 'of', 'the']]</text:p>
          </table:table-cell>
          <table:table-cell office:value-type="string" calcext:value-type="string">
            <text:p>['david', 'is', 'a', 'writer', 'and', 'journalist']</text:p>
          </table:table-cell>
          <table:table-cell office:value-type="float" office:value="0.0317605044602702" calcext:value-type="float">
            <text:p>0.0317605045</text:p>
          </table:table-cell>
          <table:table-cell/>
        </table:table-row>
        <table:table-row table:style-name="ro1">
          <table:table-cell office:value-type="string" calcext:value-type="string">
            <text:p>daniel_tammet</text:p>
          </table:table-cell>
          <table:table-cell office:value-type="string" calcext:value-type="string">
            <text:p>[['daniel', 'tammet', 'frsa', 'is', 'an', 'english', 'writer', 'essayist', 'translator', 'and', 'autistic', 'savant', 'his']]</text:p>
          </table:table-cell>
          <table:table-cell office:value-type="string" calcext:value-type="string">
            <text:p>['david', 'is', 'a', 'writer', 'and', 'journalist', 'he', 'is']</text:p>
          </table:table-cell>
          <table:table-cell office:value-type="float" office:value="0.0195667610787684" calcext:value-type="float">
            <text:p>0.0195667611</text:p>
          </table:table-cell>
          <table:table-cell/>
        </table:table-row>
        <table:table-row table:style-name="ro1">
          <table:table-cell office:value-type="string" calcext:value-type="string">
            <text:p>omar_ibn_said</text:p>
          </table:table-cell>
          <table:table-cell office:value-type="string" calcext:value-type="string">
            <text:p>[['omar', 'ibn', 'said', 'was', 'a', 'writer', 'and', 'islamic', 'scholar', 'born', 'and', 'educated', 'in', 'what', 'is']]</text:p>
          </table:table-cell>
          <table:table-cell office:value-type="string" calcext:value-type="string">
            <text:p>['for', 'david', 'born', 'born', 'in', 'pen', 'name', 'was', 'a', 'french', 'and', 'the', 'author', 'of', 'the', 'author']</text:p>
          </table:table-cell>
          <table:table-cell office:value-type="float" office:value="0.0327093447087722" calcext:value-type="float">
            <text:p>0.0327093447</text:p>
          </table:table-cell>
          <table:table-cell/>
        </table:table-row>
        <table:table-row table:style-name="ro1">
          <table:table-cell office:value-type="string" calcext:value-type="string">
            <text:p>deviprasad_dwivedi</text:p>
          </table:table-cell>
          <table:table-cell office:value-type="string" calcext:value-type="string">
            <text:p>[['nilamber', 'dev', 'sharma', 'is', 'an', 'indian', 'writer', 'and', 'teacher', 'known', 'for', 'his', 'scholarship']]</text:p>
          </table:table-cell>
          <table:table-cell office:value-type="string" calcext:value-type="string">
            <text:p>['david', 'was', 'a', 'french', 'writer', 'and', 'journalist', 'he', 'is', 'the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michael_kruger_:writer</text:p>
          </table:table-cell>
          <table:table-cell office:value-type="string" calcext:value-type="string">
            <text:p>[['michael', 'kruger', 'is', 'a', 'german', 'writer', 'publisher', 'and', 'translator', 'michael', 'kruger', 'grew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428361950754725" calcext:value-type="float">
            <text:p>0.0428361951</text:p>
          </table:table-cell>
          <table:table-cell/>
        </table:table-row>
        <table:table-row table:style-name="ro1">
          <table:table-cell office:value-type="string" calcext:value-type="string">
            <text:p>carlo_fruttero</text:p>
          </table:table-cell>
          <table:table-cell office:value-type="string" calcext:value-type="string">
            <text:p>[['carlo', 'fruttero', 'was', 'an', 'italian', 'writer', 'journalist', 'translator', 'and', 'editor', 'of', 'anthologies', 'fruttero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b.s.mardhekar</text:p>
          </table:table-cell>
          <table:table-cell office:value-type="string" calcext:value-type="string">
            <text:p>[['bal', 'sitaram', 'mardhekar', 'was', 'a', 'marathi', 'writer', 'who', 'brought', 'about', 'a', 'radical', 'shift']]</text:p>
          </table:table-cell>
          <table:table-cell office:value-type="string" calcext:value-type="string">
            <text:p>['is', 'a', 'writer', 'and', 'journalist', 'he', 'is', 'the', 'author', 'of', 'the']</text:p>
          </table:table-cell>
          <table:table-cell office:value-type="float" office:value="0.018690183721525" calcext:value-type="float">
            <text:p>0.0186901837</text:p>
          </table:table-cell>
          <table:table-cell/>
        </table:table-row>
        <table:table-row table:style-name="ro1">
          <table:table-cell office:value-type="string" calcext:value-type="string">
            <text:p>homen_borgohain</text:p>
          </table:table-cell>
          <table:table-cell office:value-type="string" calcext:value-type="string">
            <text:p>[['homen', 'borgohain', 'is', 'an', 'assamese', 'writer', 'and', 'journalist', 'he', 'is', 'currently', 'working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265848357666588" calcext:value-type="float">
            <text:p>0.2658483577</text:p>
          </table:table-cell>
          <table:table-cell/>
        </table:table-row>
        <table:table-row table:style-name="ro1">
          <table:table-cell office:value-type="string" calcext:value-type="string">
            <text:p>mary_tate_engels</text:p>
          </table:table-cell>
          <table:table-cell office:value-type="string" calcext:value-type="string">
            <text:p>[['mary', 'tate', 'engels', 'is', 'an', 'american', 'writer', 'of', 'almost', 'thirty', 'romance', 'novels', 'since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catherine_millet</text:p>
          </table:table-cell>
          <table:table-cell office:value-type="string" calcext:value-type="string">
            <text:p>[['catherine', 'millet', 'is', 'a', 'french', 'writer', 'art', 'critic', 'curator', 'and', 'founder', 'and', 'editor']]</text:p>
          </table:table-cell>
          <table:table-cell office:value-type="string" calcext:value-type="string">
            <text:p>['writer', 'is', 'american', 'american', 'american', 'writer', 'of', 'the', 'author', 'of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dionisio_perez_gutierrez</text:p>
          </table:table-cell>
          <table:table-cell office:value-type="string" calcext:value-type="string">
            <text:p>[['dionisio', 'perez', 'gutierrez', 'born', '1872', 'in', 'grazalema', 'was', 'a', 'spanish', 'writer', 'journalist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daniel_sieradski</text:p>
          </table:table-cell>
          <table:table-cell office:value-type="string" calcext:value-type="string">
            <text:p>[['daniel', 'jonathan', 'sieradski', 'is', 'an', 'american', 'writer', 'and', 'activist', 'he', 'was', 'the', 'founding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97536017626395" calcext:value-type="float">
            <text:p>0.0397536018</text:p>
          </table:table-cell>
          <table:table-cell/>
        </table:table-row>
        <table:table-row table:style-name="ro1">
          <table:table-cell office:value-type="string" calcext:value-type="string">
            <text:p>michael_kumpfmuller</text:p>
          </table:table-cell>
          <table:table-cell office:value-type="string" calcext:value-type="string">
            <text:p>[['michael', 'kumpfmuller', 'is', 'a', 'german', 'writer', 'and', 'former', 'journalist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59609942732681" calcext:value-type="float">
            <text:p>0.0596099427</text:p>
          </table:table-cell>
          <table:table-cell/>
        </table:table-row>
        <table:table-row table:style-name="ro1">
          <table:table-cell office:value-type="string" calcext:value-type="string">
            <text:p>richard_tomkins</text:p>
          </table:table-cell>
          <table:table-cell office:value-type="string" calcext:value-type="string">
            <text:p>[['richard', 'tomkins', 'born', '4', 'september', '1952', 'was', 'a', 'senior', 'writer', 'and', 'commentator', 'on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michael_berz</text:p>
          </table:table-cell>
          <table:table-cell office:value-type="string" calcext:value-type="string">
            <text:p>[['michael', 'berz', 'is', 'a', 'canadian', 'writer', 'berz', 'wrote', 'the', 'cannon', 'movie', 'tales', 'films', 'snow']]</text:p>
          </table:table-cell>
          <table:table-cell office:value-type="string" calcext:value-type="string">
            <text:p>['david', 'de', 'born', 'known', 'as', 'the', 'pen', 'name', 'was', 'a', 'french', 'writer', 'and']</text:p>
          </table:table-cell>
          <table:table-cell office:value-type="float" office:value="0.0189340589513538" calcext:value-type="float">
            <text:p>0.018934059</text:p>
          </table:table-cell>
          <table:table-cell/>
        </table:table-row>
        <table:table-row table:style-name="ro1">
          <table:table-cell office:value-type="string" calcext:value-type="string">
            <text:p>matthias_politycki</text:p>
          </table:table-cell>
          <table:table-cell office:value-type="string" calcext:value-type="string">
            <text:p>[['matthias', 'politycki', 'is', 'a', 'german', 'writer', 'he', 'has', 'published', 'novels', 'stories', 'poems']]</text:p>
          </table:table-cell>
          <table:table-cell office:value-type="string" calcext:value-type="string">
            <text:p>['david', 'de', 'de', 'was', 'a', 'writer', 'and', 'journalist', 'he', 'is', 'the']</text:p>
          </table:table-cell>
          <table:table-cell office:value-type="float" office:value="0.0243417829665515" calcext:value-type="float">
            <text:p>0.024341783</text:p>
          </table:table-cell>
          <table:table-cell/>
        </table:table-row>
        <table:table-row table:style-name="ro1">
          <table:table-cell office:value-type="string" calcext:value-type="string">
            <text:p>nathan_thrall</text:p>
          </table:table-cell>
          <table:table-cell office:value-type="string" calcext:value-type="string">
            <text:p>[['nathan', 'thrall', 'is', 'an', 'american', 'writer', 'journalist', 'and', 'analyst', 'on', 'the', 'middle', 'east', 'he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2516517620831" calcext:value-type="float">
            <text:p>0.0225165176</text:p>
          </table:table-cell>
          <table:table-cell/>
        </table:table-row>
        <table:table-row table:style-name="ro1">
          <table:table-cell office:value-type="string" calcext:value-type="string">
            <text:p>sands_hall</text:p>
          </table:table-cell>
          <table:table-cell office:value-type="string" calcext:value-type="string">
            <text:p>[['sands', 'hall', 'is', 'an', 'american', 'writer', 'theatre', 'director', 'actor', 'and', 'musician', 'the', 'daughter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22264994623456" calcext:value-type="float">
            <text:p>0.0222264995</text:p>
          </table:table-cell>
          <table:table-cell/>
        </table:table-row>
        <table:table-row table:style-name="ro1">
          <table:table-cell office:value-type="string" calcext:value-type="string">
            <text:p>samaresh_basu</text:p>
          </table:table-cell>
          <table:table-cell office:value-type="string" calcext:value-type="string">
            <text:p>[['samaresh', 'basu', 'was', 'a', 'bengali', 'writer', 'born', 'on', '11', 'december', '1924', 'and', 'spent', 'his', 'early']]</text:p>
          </table:table-cell>
          <table:table-cell office:value-type="string" calcext:value-type="string">
            <text:p>['david', 'david', 'is', 'a', 'writer', 'and', 'journalist', 'he', 'is', 'the', 'author', 'of']</text:p>
          </table:table-cell>
          <table:table-cell office:value-type="float" office:value="0.0174583253653567" calcext:value-type="float">
            <text:p>0.0174583254</text:p>
          </table:table-cell>
          <table:table-cell/>
        </table:table-row>
        <table:table-row table:style-name="ro1">
          <table:table-cell office:value-type="string" calcext:value-type="string">
            <text:p>ian_rapoport</text:p>
          </table:table-cell>
          <table:table-cell office:value-type="string" calcext:value-type="string">
            <text:p>[['ian', 'rapoport', 'is', 'an', 'american', 'sports', 'writer', 'pundit', 'and', 'television', 'analyst']]</text:p>
          </table:table-cell>
          <table:table-cell office:value-type="string" calcext:value-type="string">
            <text:p>['david', 'born', 'born', 'in', 'pen', 'name', 'was', 'a', 'french', 'and', 'the', 'author', 'of', 'the', 'author', 'of']</text:p>
          </table:table-cell>
          <table:table-cell office:value-type="float" office:value="0.0123006862884638" calcext:value-type="float">
            <text:p>0.0123006863</text:p>
          </table:table-cell>
          <table:table-cell/>
        </table:table-row>
        <table:table-row table:style-name="ro1">
          <table:table-cell office:value-type="string" calcext:value-type="string">
            <text:p>rob_grant</text:p>
          </table:table-cell>
          <table:table-cell office:value-type="string" calcext:value-type="string">
            <text:p>[['robert', 'grant', 'is', 'an', 'english', 'comedy', 'writer', 'and', 'television', 'producer', 'who', 'was', 'born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sam_meikle</text:p>
          </table:table-cell>
          <table:table-cell office:value-type="string" calcext:value-type="string">
            <text:p>[['sam', 'meikle', 'is', 'an', 'australian', 'writer', 'and', 'director', 'best', 'known', 'for', 'his', 'work', 'in', 'television', 'he']]</text:p>
          </table:table-cell>
          <table:table-cell office:value-type="string" calcext:value-type="string">
            <text:p>['david', 'was', 'a', 'french', 'writer', 'of', 'the', 'author', 'of', 'the', 'author', 'of', 'the', 'author', 'of']</text:p>
          </table:table-cell>
          <table:table-cell office:value-type="float" office:value="0.0123654823322581" calcext:value-type="float">
            <text:p>0.0123654823</text:p>
          </table:table-cell>
          <table:table-cell/>
        </table:table-row>
        <table:table-row table:style-name="ro1">
          <table:table-cell office:value-type="string" calcext:value-type="string">
            <text:p>marjorie_w.sharmat</text:p>
          </table:table-cell>
          <table:table-cell office:value-type="string" calcext:value-type="string">
            <text:p>[['marjorie', 'weinman', 'sharmat', 'is', 'an', 'american', 'childrens', 'writershe', 'has', 'written', 'more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charles_victor_de_bonstetten</text:p>
          </table:table-cell>
          <table:table-cell office:value-type="string" calcext:value-type="string">
            <text:p>[['charles', 'victor', 'de', 'bonstetten', 'was', 'a', 'swiss', 'liberal', 'writer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multatuli</text:p>
          </table:table-cell>
          <table:table-cell office:value-type="string" calcext:value-type="string">
            <text:p>[['eduard', 'douwes', 'dekker', 'better', 'known', 'by', 'his', 'pen', 'name', 'multatuli', 'was', 'a', 'dutch', 'writer']]</text:p>
          </table:table-cell>
          <table:table-cell office:value-type="string" calcext:value-type="string">
            <text:p>['david', 'de', 'was', 'a', 'british', 'writer', 'and', 'journalist', 'he', 'is', 'the']</text:p>
          </table:table-cell>
          <table:table-cell office:value-type="float" office:value="0.0335857513721566" calcext:value-type="float">
            <text:p>0.0335857514</text:p>
          </table:table-cell>
          <table:table-cell/>
        </table:table-row>
        <table:table-row table:style-name="ro1">
          <table:table-cell office:value-type="string" calcext:value-type="string">
            <text:p>hirotada_ototake</text:p>
          </table:table-cell>
          <table:table-cell office:value-type="string" calcext:value-type="string">
            <text:p>[['hirotada', 'ototake', 'is', 'a', 'japanese', 'sports', 'writer', 'from', 'tokyo', 'japan', 'born', 'without']]</text:p>
          </table:table-cell>
          <table:table-cell office:value-type="string" calcext:value-type="string">
            <text:p>['david', 'david', 'born', 'known', 'as', 'the', 'pen', 'name', 'was', 'a', 'british', 'writer', 'of', 'the', 'author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nguyen_an_ninh</text:p>
          </table:table-cell>
          <table:table-cell office:value-type="string" calcext:value-type="string">
            <text:p>[['nguyen', 'an', 'ninh', 'was', 'a', 'vietnamese', 'writer', 'activist', 'and', 'revolutionary', 'during', 'the']]</text:p>
          </table:table-cell>
          <table:table-cell office:value-type="string" calcext:value-type="string">
            <text:p>['for', 'a', 'french', 'writer', 'of', 'the', 'author', 'of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gayl_jones</text:p>
          </table:table-cell>
          <table:table-cell office:value-type="string" calcext:value-type="string">
            <text:p>[['gayl', 'jones', 'is', 'an', 'african-american', 'writer', 'from', 'lexington', 'kentucky', 'her', 'most', 'famous']]</text:p>
          </table:table-cell>
          <table:table-cell office:value-type="string" calcext:value-type="string">
            <text:p>['is', 'a', 'canadian', 'writer', 'and', 'journalist', 'he', 'is', 'the']</text:p>
          </table:table-cell>
          <table:table-cell office:value-type="float" office:value="0.0204337099730839" calcext:value-type="float">
            <text:p>0.02043371</text:p>
          </table:table-cell>
          <table:table-cell/>
        </table:table-row>
        <table:table-row table:style-name="ro1">
          <table:table-cell office:value-type="string" calcext:value-type="string">
            <text:p>denise_mina</text:p>
          </table:table-cell>
          <table:table-cell office:value-type="string" calcext:value-type="string">
            <text:p>[['denise', 'mina', 'is', 'a', 'scottish', 'crime', 'writer', 'and', 'playwright', 'she', 'has', 'written', 'the', 'garnethill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82565596776716" calcext:value-type="float">
            <text:p>0.0382565597</text:p>
          </table:table-cell>
          <table:table-cell/>
        </table:table-row>
        <table:table-row table:style-name="ro1">
          <table:table-cell office:value-type="string" calcext:value-type="string">
            <text:p>abdul_aziz_said</text:p>
          </table:table-cell>
          <table:table-cell office:value-type="string" calcext:value-type="string">
            <text:p>[['abdul', 'aziz', 'said', 'is', 'a', 'syrian-born', 'writer', 'and', 'senior-ranking', 'professor', 'of', 'international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538636636883187" calcext:value-type="float">
            <text:p>0.0538636637</text:p>
          </table:table-cell>
          <table:table-cell/>
        </table:table-row>
        <table:table-row table:style-name="ro1">
          <table:table-cell office:value-type="string" calcext:value-type="string">
            <text:p>gavin_james_bower</text:p>
          </table:table-cell>
          <table:table-cell office:value-type="string" calcext:value-type="string">
            <text:p>[['gavin', 'james', 'bower', 'is', 'a', 'british', 'writer', 'and', 'editor', 'his', 'first', 'novel', 'dazed', '&amp;', 'aroused']]</text:p>
          </table:table-cell>
          <table:table-cell office:value-type="string" calcext:value-type="string">
            <text:p>['writer', 'was', 'a', 'french', 'writer', 'and']</text:p>
          </table:table-cell>
          <table:table-cell office:value-type="float" office:value="0.0213188103237223" calcext:value-type="float">
            <text:p>0.0213188103</text:p>
          </table:table-cell>
          <table:table-cell/>
        </table:table-row>
        <table:table-row table:style-name="ro1">
          <table:table-cell office:value-type="string" calcext:value-type="string">
            <text:p>charles_gaines</text:p>
          </table:table-cell>
          <table:table-cell office:value-type="string" calcext:value-type="string">
            <text:p>[['charles', 'l', 'gaines', 'is', 'an', 'american', 'writer', 'and', 'outdoorsman', 'notable', 'for', 'numerous']]</text:p>
          </table:table-cell>
          <table:table-cell office:value-type="string" calcext:value-type="string">
            <text:p>['david', 'de', 'was', 'a', 'writer', 'and', 'journalist', 'he', 'is', 'the', 'author', 'of']</text:p>
          </table:table-cell>
          <table:table-cell office:value-type="float" office:value="0.0398635712826801" calcext:value-type="float">
            <text:p>0.0398635713</text:p>
          </table:table-cell>
          <table:table-cell/>
        </table:table-row>
        <table:table-row table:style-name="ro1">
          <table:table-cell office:value-type="string" calcext:value-type="string">
            <text:p>michael_hoeye</text:p>
          </table:table-cell>
          <table:table-cell office:value-type="string" calcext:value-type="string">
            <text:p>[['michael', 'hoeye', 'is', 'an', 'american', 'childrens', 'writer', 'he', 'is', 'the', 'author', 'of', 'the', 'hermux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336493244233015" calcext:value-type="float">
            <text:p>0.3364932442</text:p>
          </table:table-cell>
          <table:table-cell/>
        </table:table-row>
        <table:table-row table:style-name="ro1">
          <table:table-cell office:value-type="string" calcext:value-type="string">
            <text:p>chi_li</text:p>
          </table:table-cell>
          <table:table-cell office:value-type="string" calcext:value-type="string">
            <text:p>[['chi', 'li', 'born', 'in', 'xiantao', 'hubei', 'province', 'of', 'china', 'is', 'a', 'contemporary', 'female', 'chinese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163620358558025" calcext:value-type="float">
            <text:p>0.0163620359</text:p>
          </table:table-cell>
          <table:table-cell/>
        </table:table-row>
        <table:table-row table:style-name="ro1">
          <table:table-cell office:value-type="string" calcext:value-type="string">
            <text:p>robert_lewis_shayon</text:p>
          </table:table-cell>
          <table:table-cell office:value-type="string" calcext:value-type="string">
            <text:p>[['robert', 'lewis', 'shayon', 'was', 'a', 'writer', 'and', 'producer', 'for', 'wor', 'and', 'for', 'the', 'cbs', 'radio']]</text:p>
          </table:table-cell>
          <table:table-cell office:value-type="string" calcext:value-type="string">
            <text:p>['david', 'de', 'de', 'was', 'a', 'writer', 'and', 'journalist', 'of', 'the', 'author', 'of', 'the']</text:p>
          </table:table-cell>
          <table:table-cell office:value-type="float" office:value="0.175322016496728" calcext:value-type="float">
            <text:p>0.1753220165</text:p>
          </table:table-cell>
          <table:table-cell/>
        </table:table-row>
        <table:table-row table:style-name="ro1">
          <table:table-cell office:value-type="string" calcext:value-type="string">
            <text:p>michel_verne</text:p>
          </table:table-cell>
          <table:table-cell office:value-type="string" calcext:value-type="string">
            <text:p>[['michel', 'jean', 'pierre', 'verne', 'was', 'a', 'writer', 'editor', 'and', 'the', 'son', 'of', 'jules', 'verne', 'michel']]</text:p>
          </table:table-cell>
          <table:table-cell office:value-type="string" calcext:value-type="string">
            <text:p>['david', 'a', 'de', 'de', 'name', 'was', 'a', 'french', 'writer', 'and', 'journalist', 'he', 'is', 'the']</text:p>
          </table:table-cell>
          <table:table-cell office:value-type="float" office:value="0.0353638986188324" calcext:value-type="float">
            <text:p>0.0353638986</text:p>
          </table:table-cell>
          <table:table-cell/>
        </table:table-row>
        <table:table-row table:style-name="ro1">
          <table:table-cell office:value-type="string" calcext:value-type="string">
            <text:p>sayyid_al-qemany</text:p>
          </table:table-cell>
          <table:table-cell office:value-type="string" calcext:value-type="string">
            <text:p>[['sayyid', 'al-qemany', 'arabic', 'is', 'an', 'egyptian', 'writer', 'and', 'thinker', 'his', 'works', 'emphasize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martin_andersen_nex</text:p>
          </table:table-cell>
          <table:table-cell office:value-type="string" calcext:value-type="string">
            <text:p>[['martin', 'andersen', 'nex', 'was', 'a', 'danish', 'writer', 'he', 'was', 'the', 'first', 'significant', 'danish']]</text:p>
          </table:table-cell>
          <table:table-cell office:value-type="string" calcext:value-type="string">
            <text:p>['david', 'a', 'french', 'known', 'as', 'the', 'british', 'writer', 'and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rosaline_masson</text:p>
          </table:table-cell>
          <table:table-cell office:value-type="string" calcext:value-type="string">
            <text:p>[['rosaline', 'masson', 'was', 'prolific', 'writer', 'of', 'novels', 'biographies', 'histories', 'and', 'other']]</text:p>
          </table:table-cell>
          <table:table-cell office:value-type="string" calcext:value-type="string">
            <text:p>['david', 'is', 'a', 'writer', 'of', 'the', 'author', 'of', 'the', 'author', 'of', 'the']</text:p>
          </table:table-cell>
          <table:table-cell office:value-type="float" office:value="0.0360208028820736" calcext:value-type="float">
            <text:p>0.0360208029</text:p>
          </table:table-cell>
          <table:table-cell/>
        </table:table-row>
        <table:table-row table:style-name="ro1">
          <table:table-cell office:value-type="string" calcext:value-type="string">
            <text:p>rie_cramer</text:p>
          </table:table-cell>
          <table:table-cell office:value-type="string" calcext:value-type="string">
            <text:p>[['marie', 'rie', 'cramer', 'was', 'a', 'dutch', 'writer', 'and', 'illustrator', 'of', 'childrens', 'literature', 'born']]</text:p>
          </table:table-cell>
          <table:table-cell office:value-type="string" calcext:value-type="string">
            <text:p>['david', 'a', 'de', 'was', 'a', 'french', 'writer', 'and', 'journalist', 'he', 'is', 'the', 'author', 'of', 'the']</text:p>
          </table:table-cell>
          <table:table-cell office:value-type="float" office:value="0.0417988204921686" calcext:value-type="float">
            <text:p>0.0417988205</text:p>
          </table:table-cell>
          <table:table-cell/>
        </table:table-row>
        <table:table-row table:style-name="ro1">
          <table:table-cell office:value-type="string" calcext:value-type="string">
            <text:p>austin_hall_:writer</text:p>
          </table:table-cell>
          <table:table-cell office:value-type="string" calcext:value-type="string">
            <text:p>[['austin', 'hall', 'was', 'an', 'american', 'short', 'story', 'writer', 'and', 'novelist', 'he', 'began', 'writing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n.j.crisp</text:p>
          </table:table-cell>
          <table:table-cell office:value-type="string" calcext:value-type="string">
            <text:p>[['norman', 'james', 'crisp', 'known', 'as', 'a', 'writer', 'only', 'by', 'his', 'initials', 'and', 'surname', 'nj', 'crisp']]</text:p>
          </table:table-cell>
          <table:table-cell office:value-type="string" calcext:value-type="string">
            <text:p>['david', 'is', 'a', 'writer', 'and', 'journalist', 'he', 'is', 'the', 'author', 'of', 'the', 'author', 'of']</text:p>
          </table:table-cell>
          <table:table-cell office:value-type="float" office:value="0.031124182233206" calcext:value-type="float">
            <text:p>0.0311241822</text:p>
          </table:table-cell>
          <table:table-cell/>
        </table:table-row>
        <table:table-row table:style-name="ro1">
          <table:table-cell office:value-type="string" calcext:value-type="string">
            <text:p>matthew_leutwyler</text:p>
          </table:table-cell>
          <table:table-cell office:value-type="string" calcext:value-type="string">
            <text:p>[['matthew', 'steven', 'leutwyler', 'is', 'an', 'american', 'writer', 'director', 'producer']]</text:p>
          </table:table-cell>
          <table:table-cell office:value-type="string" calcext:value-type="string">
            <text:p>['david', 'de', 'was', 'a', 'writer', 'and', 'poet', 'of', 'the', 'author', 'of', 'the', 'author', 'of', 'the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g.p.rajarathnam</text:p>
          </table:table-cell>
          <table:table-cell office:value-type="string" calcext:value-type="string">
            <text:p>[['g', 'p', 'rajarathnam', 'popularly', 'known', 'as', 'rajaratnam', 'was', 'a', 'kannada', 'writer', 'and', 'poet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253871431063062" calcext:value-type="float">
            <text:p>0.0253871431</text:p>
          </table:table-cell>
          <table:table-cell/>
        </table:table-row>
        <table:table-row table:style-name="ro1">
          <table:table-cell office:value-type="string" calcext:value-type="string">
            <text:p>fred_stenson_:writer</text:p>
          </table:table-cell>
          <table:table-cell office:value-type="string" calcext:value-type="string">
            <text:p>[['frederick', 'fred', 'stenson', 'is', 'a', 'canadian', 'writer', 'of', 'historical', 'fiction', 'and', 'non-fiction']]</text:p>
          </table:table-cell>
          <table:table-cell office:value-type="string" calcext:value-type="string">
            <text:p>['is', 'a', 'canadian', 'writer', 'and', 'journalist', 'he', 'is', 'the']</text:p>
          </table:table-cell>
          <table:table-cell office:value-type="float" office:value="0.226136173796121" calcext:value-type="float">
            <text:p>0.2261361738</text:p>
          </table:table-cell>
          <table:table-cell/>
        </table:table-row>
        <table:table-row table:style-name="ro1">
          <table:table-cell office:value-type="string" calcext:value-type="string">
            <text:p>geza_csath</text:p>
          </table:table-cell>
          <table:table-cell office:value-type="string" calcext:value-type="string">
            <text:p>[['geza', 'csath', 'was', 'a', 'hungarian', 'writer', 'playwright', 'musician', 'music', 'critic', 'psychiatrist']]</text:p>
          </table:table-cell>
          <table:table-cell office:value-type="string" calcext:value-type="string">
            <text:p>['david', 'is', 'a', 'french', 'writer', 'and', 'journalist', 'he', 'is', 'the', 'author', 'of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hashir_mohamed</text:p>
          </table:table-cell>
          <table:table-cell office:value-type="string" calcext:value-type="string">
            <text:p>[['hashir', 'mohamed', 'is', 'a', 'screen', 'writer', 'in', 'malayalam', 'cinema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561222232430573" calcext:value-type="float">
            <text:p>0.0561222232</text:p>
          </table:table-cell>
          <table:table-cell/>
        </table:table-row>
        <table:table-row table:style-name="ro1">
          <table:table-cell office:value-type="string" calcext:value-type="string">
            <text:p>sarah_pinborough</text:p>
          </table:table-cell>
          <table:table-cell office:value-type="string" calcext:value-type="string">
            <text:p>[['sarah', 'pinborough', 'is', 'an', 'english-born', 'horror', 'writer', 'her', 'works', 'have', 'been', 'compared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daniel_way</text:p>
          </table:table-cell>
          <table:table-cell office:value-type="string" calcext:value-type="string">
            <text:p>[['daniel', 'way', 'is', 'an', 'american', 'comic', 'book', 'writer']]</text:p>
          </table:table-cell>
          <table:table-cell office:value-type="string" calcext:value-type="string">
            <text:p>['a', 'writer', 'of', 'the', 'french', 'of', 'the', 'author', 'of']</text:p>
          </table:table-cell>
          <table:table-cell office:value-type="float" office:value="0.0239802967618271" calcext:value-type="float">
            <text:p>0.0239802968</text:p>
          </table:table-cell>
          <table:table-cell/>
        </table:table-row>
        <table:table-row table:style-name="ro1">
          <table:table-cell office:value-type="string" calcext:value-type="string">
            <text:p>baratunde_thurston</text:p>
          </table:table-cell>
          <table:table-cell office:value-type="string" calcext:value-type="string">
            <text:p>[['baratunde', 'rafiq', 'thurston', 'is', 'an', 'american', 'writer', 'comedian', 'and', 'commentator', 'thurston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barbara_bloom</text:p>
          </table:table-cell>
          <table:table-cell office:value-type="string" calcext:value-type="string">
            <text:p>[['barbara', 'bloom', 'is', 'an', 'american', 'writer', 'and', 'tv', 'programming', 'executive', 'she', 'earned']]</text:p>
          </table:table-cell>
          <table:table-cell office:value-type="string" calcext:value-type="string">
            <text:p>['is', 'a', 'writer', 'and', 'poet', 'he', 'is', 'the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david_e.kelley</text:p>
          </table:table-cell>
          <table:table-cell office:value-type="string" calcext:value-type="string">
            <text:p>[['david', 'edward', 'kelley', 'is', 'an', 'american', 'television', 'writer', 'and', 'producer', 'known', 'as', 'the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rufino_jose_cuervo</text:p>
          </table:table-cell>
          <table:table-cell office:value-type="string" calcext:value-type="string">
            <text:p>[['rufino', 'jose', 'cuervo', 'urisarri', 'was', 'a', 'colombian', 'writer', 'linguist', 'and', 'philologist', 'he']]</text:p>
          </table:table-cell>
          <table:table-cell office:value-type="string" calcext:value-type="string">
            <text:p>['david', 'david', 'is', 'a', 'writer', 'and', 'journalist', 'he', 'is', 'the', 'author', 'of']</text:p>
          </table:table-cell>
          <table:table-cell office:value-type="float" office:value="0.0240885627048535" calcext:value-type="float">
            <text:p>0.0240885627</text:p>
          </table:table-cell>
          <table:table-cell/>
        </table:table-row>
        <table:table-row table:style-name="ro1">
          <table:table-cell office:value-type="string" calcext:value-type="string">
            <text:p>hazem_farraj</text:p>
          </table:table-cell>
          <table:table-cell office:value-type="string" calcext:value-type="string">
            <text:p>[['hazem', 'farraj', 'is', 'an', 'american', 'writer', 'minister', 'and', 'televangelist', 'he', 'is', 'currently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452937617079388" calcext:value-type="float">
            <text:p>0.0452937617</text:p>
          </table:table-cell>
          <table:table-cell/>
        </table:table-row>
        <table:table-row table:style-name="ro1">
          <table:table-cell office:value-type="string" calcext:value-type="string">
            <text:p>olly_mann</text:p>
          </table:table-cell>
          <table:table-cell office:value-type="string" calcext:value-type="string">
            <text:p>[['olly', 'mann', 'is', 'a', 'writer', 'presenter', 'and', 'gadget', 'correspondent', 'he', 'is', 'best', 'known', 'as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dave_godfrey</text:p>
          </table:table-cell>
          <table:table-cell office:value-type="string" calcext:value-type="string">
            <text:p>[['dave', 'godfrey', 'was', 'a', 'canadian', 'writer', 'and', 'publisher', 'his', 'novel', 'the', 'new', 'ancestors']]</text:p>
          </table:table-cell>
          <table:table-cell office:value-type="string" calcext:value-type="string">
            <text:p>['is', 'a', 'writer', 'and', 'poet', 'of', 'the', 'author', 'of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michael_nugent</text:p>
          </table:table-cell>
          <table:table-cell office:value-type="string" calcext:value-type="string">
            <text:p>[['michael', 'nugent', 'is', 'an', 'irish', 'writer', 'and', 'activist', 'he', 'has', 'written', 'co-written', 'or']]</text:p>
          </table:table-cell>
          <table:table-cell office:value-type="string" calcext:value-type="string">
            <text:p>['for', 'a', 'french', 'writer', 'of', 'the', 'author', 'of', 'the', 'author', 'of']</text:p>
          </table:table-cell>
          <table:table-cell office:value-type="float" office:value="0.0157165084918637" calcext:value-type="float">
            <text:p>0.0157165085</text:p>
          </table:table-cell>
          <table:table-cell/>
        </table:table-row>
        <table:table-row table:style-name="ro1">
          <table:table-cell office:value-type="string" calcext:value-type="string">
            <text:p>hiroko_minagawa</text:p>
          </table:table-cell>
          <table:table-cell office:value-type="string" calcext:value-type="string">
            <text:p>[['hiroko', 'minagawa', 'is', 'a', 'japanese', 'writer', 'of', 'mystery', 'fantasy', 'horror', 'and', 'historical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phil_klay</text:p>
          </table:table-cell>
          <table:table-cell office:value-type="string" calcext:value-type="string">
            <text:p>[['phil', 'klay', 'is', 'an', 'american', 'writer', 'and', 'united', 'states', 'marine', 'officer', 'who', 'won', 'the']]</text:p>
          </table:table-cell>
          <table:table-cell office:value-type="string" calcext:value-type="string">
            <text:p>['david', 'de', 'born', 'born', 'in', 'the', 'pen', 'of', 'the', 'the', 'author', 'of', 'the', 'author', 'of', 'the', 'author']</text:p>
          </table:table-cell>
          <table:table-cell office:value-type="float" office:value="0.0115027836199" calcext:value-type="float">
            <text:p>0.0115027836</text:p>
          </table:table-cell>
          <table:table-cell/>
        </table:table-row>
        <table:table-row table:style-name="ro1">
          <table:table-cell office:value-type="string" calcext:value-type="string">
            <text:p>asar_eppel</text:p>
          </table:table-cell>
          <table:table-cell office:value-type="string" calcext:value-type="string">
            <text:p>[['asar', 'isayevich', 'eppel', 'was', 'a', 'russian', 'writer', 'and', 'translator']]</text:p>
          </table:table-cell>
          <table:table-cell office:value-type="string" calcext:value-type="string">
            <text:p>['david', 'david', 'is', 'an', 'american', 'writer', 'and', 'journalist', 'he', 'is', 'the']</text:p>
          </table:table-cell>
          <table:table-cell office:value-type="float" office:value="0.0398635712826801" calcext:value-type="float">
            <text:p>0.0398635713</text:p>
          </table:table-cell>
          <table:table-cell/>
        </table:table-row>
        <table:table-row table:style-name="ro1">
          <table:table-cell office:value-type="string" calcext:value-type="string">
            <text:p>brendan_gullifer</text:p>
          </table:table-cell>
          <table:table-cell office:value-type="string" calcext:value-type="string">
            <text:p>[['brendan', 'gullifer', 'is', 'an', 'australian', 'writer', 'based', 'in', 'melbourne', 'who', 'is', 'the', 'current']]</text:p>
          </table:table-cell>
          <table:table-cell office:value-type="string" calcext:value-type="string">
            <text:p>['for', 'a', 'writer', 'and', 'journalist', 'he', 'is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barbu_stefanescu_delavrancea</text:p>
          </table:table-cell>
          <table:table-cell office:value-type="string" calcext:value-type="string">
            <text:p>[['barbu', 'stefanescu', 'delavrancea', 'was', 'a', 'romanian', 'writer', 'and', 'poet', 'considered', 'one', 'of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451688122095475" calcext:value-type="float">
            <text:p>0.0451688122</text:p>
          </table:table-cell>
          <table:table-cell/>
        </table:table-row>
        <table:table-row table:style-name="ro1">
          <table:table-cell office:value-type="string" calcext:value-type="string">
            <text:p>mehrunnisa_parvez</text:p>
          </table:table-cell>
          <table:table-cell office:value-type="string" calcext:value-type="string">
            <text:p>[['mehrunnisa', 'parvez', 'is', 'an', 'indian', 'writer', 'of', 'hindi', 'literature']]</text:p>
          </table:table-cell>
          <table:table-cell office:value-type="string" calcext:value-type="string">
            <text:p>['for', 'a', 'french', 'of', 'the', 'author', 'of', 'the']</text:p>
          </table:table-cell>
          <table:table-cell office:value-type="float" office:value="0.0245124019407542" calcext:value-type="float">
            <text:p>0.0245124019</text:p>
          </table:table-cell>
          <table:table-cell/>
        </table:table-row>
        <table:table-row table:style-name="ro1">
          <table:table-cell office:value-type="string" calcext:value-type="string">
            <text:p>antonio_ros_de_olano</text:p>
          </table:table-cell>
          <table:table-cell office:value-type="string" calcext:value-type="string">
            <text:p>[['antonio', 'ros', 'de', 'olano', 'was', 'a', 'venezuelan-born', 'spanish', 'writer', 'politician', 'and', 'military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ethan_gilsdorf</text:p>
          </table:table-cell>
          <table:table-cell office:value-type="string" calcext:value-type="string">
            <text:p>[['ethan', 'gilsdorf', 'is', 'an', 'american', 'writer', 'poet', 'editor', 'critic', 'teacher', 'and', 'journalist', 'he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873716785171588" calcext:value-type="float">
            <text:p>0.0873716785</text:p>
          </table:table-cell>
          <table:table-cell/>
        </table:table-row>
        <table:table-row table:style-name="ro1">
          <table:table-cell office:value-type="string" calcext:value-type="string">
            <text:p>sam_locke</text:p>
          </table:table-cell>
          <table:table-cell office:value-type="string" calcext:value-type="string">
            <text:p>[['sam', 'locke', 'was', 'an', 'american', 'writer', 'and', 'director', 'who', 'worked', 'in', 'theatre', 'television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peter_bergman_:comedian</text:p>
          </table:table-cell>
          <table:table-cell office:value-type="string" calcext:value-type="string">
            <text:p>[['peter', 'paul', 'bergman', 'was', 'an', 'american', 'writer', 'and', 'comedian', 'best', 'known', 'as', 'a', 'member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33743784579663" calcext:value-type="float">
            <text:p>0.0337437846</text:p>
          </table:table-cell>
          <table:table-cell/>
        </table:table-row>
        <table:table-row table:style-name="ro1">
          <table:table-cell office:value-type="string" calcext:value-type="string">
            <text:p>gillian_bouras</text:p>
          </table:table-cell>
          <table:table-cell office:value-type="string" calcext:value-type="string">
            <text:p>[['gillian', 'bouras', 'is', 'an', 'expatriate', 'australian', 'writer', 'who', 'has', 'written', 'several', 'books']]</text:p>
          </table:table-cell>
          <table:table-cell office:value-type="string" calcext:value-type="string">
            <text:p>['is', 'a', 'french', 'writer', 'and', 'journalist', 'he', 'is', 'the', 'author', 'of', 'the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pavel_prudnikau</text:p>
          </table:table-cell>
          <table:table-cell office:value-type="string" calcext:value-type="string">
            <text:p>[['pavel', 'ivanovich', 'prudnikau', 'was', 'a', 'belarusian', 'writer', 'he', 'was', 'a', 'cousin', 'of', 'another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205771079050829" calcext:value-type="float">
            <text:p>0.0205771079</text:p>
          </table:table-cell>
          <table:table-cell/>
        </table:table-row>
        <table:table-row table:style-name="ro1">
          <table:table-cell office:value-type="string" calcext:value-type="string">
            <text:p>gary_myers_:writer</text:p>
          </table:table-cell>
          <table:table-cell office:value-type="string" calcext:value-type="string">
            <text:p>[['gary', 'clayton', 'myers', 'is', 'an', 'american', 'writer', 'of', 'fantasy', 'and', 'horror', 'he', 'is', 'a', 'resident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370760924184185" calcext:value-type="float">
            <text:p>0.0370760924</text:p>
          </table:table-cell>
          <table:table-cell/>
        </table:table-row>
        <table:table-row table:style-name="ro1">
          <table:table-cell office:value-type="string" calcext:value-type="string">
            <text:p>gabrielle_lord</text:p>
          </table:table-cell>
          <table:table-cell office:value-type="string" calcext:value-type="string">
            <text:p>[['gabrielle', 'craig', 'lord', 'is', 'an', 'australian', 'writer', 'who', 'has', 'been', 'described', 'as', 'australias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h.scott_hughes</text:p>
          </table:table-cell>
          <table:table-cell office:value-type="string" calcext:value-type="string">
            <text:p>[['h', 'scott', 'hughes', 'is', 'a', 'texas-born', 'writer', 'and', 'filmmaker', 'as', 'well', 'as', 'singersongwriter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467602170152933" calcext:value-type="float">
            <text:p>0.046760217</text:p>
          </table:table-cell>
          <table:table-cell/>
        </table:table-row>
        <table:table-row table:style-name="ro1">
          <table:table-cell office:value-type="string" calcext:value-type="string">
            <text:p>fatema_mernissi</text:p>
          </table:table-cell>
          <table:table-cell office:value-type="string" calcext:value-type="string">
            <text:p>[['fatema', 'mernissi', 'was', 'a', 'moroccan', 'feminist', 'writer', 'and', 'sociologist']]</text:p>
          </table:table-cell>
          <table:table-cell office:value-type="string" calcext:value-type="string">
            <text:p>['for', 'a', 'russian', 'and', 'a', 'british', 'writer', 'of']</text:p>
          </table:table-cell>
          <table:table-cell office:value-type="float" office:value="0.0322601351892729" calcext:value-type="float">
            <text:p>0.0322601352</text:p>
          </table:table-cell>
          <table:table-cell/>
        </table:table-row>
        <table:table-row table:style-name="ro1">
          <table:table-cell office:value-type="string" calcext:value-type="string">
            <text:p>nicholas_sparks</text:p>
          </table:table-cell>
          <table:table-cell office:value-type="string" calcext:value-type="string">
            <text:p>[['nicholas', 'charles', 'sparks', 'is', 'an', 'american', 'novelist', 'screenwriter', 'and', 'producer', 'he']]</text:p>
          </table:table-cell>
          <table:table-cell office:value-type="string" calcext:value-type="string">
            <text:p>['born', 'born', 'known', 'as', 'the', 'pen', 'name', 'was', 'a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ison_silberberg</text:p>
          </table:table-cell>
          <table:table-cell office:value-type="string" calcext:value-type="string">
            <text:p>[['allison', 'silberberg', 'is', 'an', 'american', 'writer', 'and', 'politician', 'a', 'democrat', 'she', 'became']]</text:p>
          </table:table-cell>
          <table:table-cell office:value-type="string" calcext:value-type="string">
            <text:p>['david', 'is', 'a', 'writer', 'and', 'journalist', 'he', 'is']</text:p>
          </table:table-cell>
          <table:table-cell office:value-type="float" office:value="0.0423682412589593" calcext:value-type="float">
            <text:p>0.0423682413</text:p>
          </table:table-cell>
          <table:table-cell/>
        </table:table-row>
        <table:table-row table:style-name="ro1">
          <table:table-cell office:value-type="string" calcext:value-type="string">
            <text:p>nikola_milosevic_:politician</text:p>
          </table:table-cell>
          <table:table-cell office:value-type="string" calcext:value-type="string">
            <text:p>[['nikola', 'milosevic', 'phd', 'was', 'a', 'serbian', 'writer', 'political', 'philosopher', 'literary', 'critic']]</text:p>
          </table:table-cell>
          <table:table-cell office:value-type="string" calcext:value-type="string">
            <text:p>['david', 'david', 'david', 'is', 'a', 'writer', 'and', 'journalist', 'he', 'is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hernando_burgos-soto</text:p>
          </table:table-cell>
          <table:table-cell office:value-type="string" calcext:value-type="string">
            <text:p>[['hernando', 'burgos', 'soto', 'is', 'a', 'canadian', 'writer', 'and', 'mathematician', 'professor', 'of', 'mathematics']]</text:p>
          </table:table-cell>
          <table:table-cell office:value-type="string" calcext:value-type="string">
            <text:p>['david', 'born', 'wa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german_sadulaev</text:p>
          </table:table-cell>
          <table:table-cell office:value-type="string" calcext:value-type="string">
            <text:p>[['german', 'umaralievich', 'sadulaev', 'is', 'a', 'chechen', 'writer']]</text:p>
          </table:table-cell>
          <table:table-cell office:value-type="string" calcext:value-type="string">
            <text:p>['david', 'david', 'david', 'was', 'a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brian_azzarello</text:p>
          </table:table-cell>
          <table:table-cell office:value-type="string" calcext:value-type="string">
            <text:p>[['brian', 'azzarello', 'is', 'an', 'american', 'comic', 'book', 'writer', 'he', 'came', 'to', 'prominence', 'with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carol_hughes_:author</text:p>
          </table:table-cell>
          <table:table-cell office:value-type="string" calcext:value-type="string">
            <text:p>[['carol', 'anne', 'hughes', 'born', 'february', '14', '1961', 'is', 'a', 'british-born', 'american', 'writer', 'of']]</text:p>
          </table:table-cell>
          <table:table-cell office:value-type="string" calcext:value-type="string">
            <text:p>['david', 'de', 'born', 'known', 'as', 'the', 'pen', 'name', 'was', 'a', 'french', 'writer', 'and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tabitha_suzuma</text:p>
          </table:table-cell>
          <table:table-cell office:value-type="string" calcext:value-type="string">
            <text:p>[['tabitha', 'suzuma', 'is', 'a', 'british', 'writer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martin_pasko</text:p>
          </table:table-cell>
          <table:table-cell office:value-type="string" calcext:value-type="string">
            <text:p>[['martin', 'joseph', 'marty', 'pasko', 'is', 'a', 'writer', 'and', 'editor', 'in', 'a', 'diverse', 'array', 'of', 'media']]</text:p>
          </table:table-cell>
          <table:table-cell office:value-type="string" calcext:value-type="string">
            <text:p>['is', 'a', 'french', 'writer', 'of', 'the', 'author', 'of', 'the', 'author', 'of', 'the']</text:p>
          </table:table-cell>
          <table:table-cell office:value-type="float" office:value="0.0333608622685774" calcext:value-type="float">
            <text:p>0.0333608623</text:p>
          </table:table-cell>
          <table:table-cell/>
        </table:table-row>
        <table:table-row table:style-name="ro1">
          <table:table-cell office:value-type="string" calcext:value-type="string">
            <text:p>doreen_baingana</text:p>
          </table:table-cell>
          <table:table-cell office:value-type="string" calcext:value-type="string">
            <text:p>[['doreen', 'baingana', 'is', 'a', 'ugandan', 'short', 'story', 'writer', 'and', 'editor', 'her', 'book', 'tropical']]</text:p>
          </table:table-cell>
          <table:table-cell office:value-type="string" calcext:value-type="string">
            <text:p>['david', 'is', 'a', 'writer', 'of', 'the', 'author', 'of', 'the', 'author', 'of', 'the']</text:p>
          </table:table-cell>
          <table:table-cell office:value-type="float" office:value="0.0366762561058078" calcext:value-type="float">
            <text:p>0.0366762561</text:p>
          </table:table-cell>
          <table:table-cell/>
        </table:table-row>
        <table:table-row table:style-name="ro1">
          <table:table-cell office:value-type="string" calcext:value-type="string">
            <text:p>dan_jurgens</text:p>
          </table:table-cell>
          <table:table-cell office:value-type="string" calcext:value-type="string">
            <text:p>[['dan', 'jurgens', 'is', 'an', 'american', 'comic', 'book', 'writer', 'and', 'artist', 'he', 'is', 'known', 'for', 'creating']]</text:p>
          </table:table-cell>
          <table:table-cell office:value-type="string" calcext:value-type="string">
            <text:p>['writer', 'is', 'a', 'author', 'of', 'the', 'author', 'of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george_jonas</text:p>
          </table:table-cell>
          <table:table-cell office:value-type="string" calcext:value-type="string">
            <text:p>[['george', 'jonas', 'cm', 'was', 'a', 'hungarian-born', 'canadian', 'writer', 'poet', 'and', 'journalist', 'a']]</text:p>
          </table:table-cell>
          <table:table-cell office:value-type="string" calcext:value-type="string">
            <text:p>['is', 'a', 'canadian', 'writer', 'of']</text:p>
          </table:table-cell>
          <table:table-cell office:value-type="float" office:value="0.0310079266118493" calcext:value-type="float">
            <text:p>0.0310079266</text:p>
          </table:table-cell>
          <table:table-cell/>
        </table:table-row>
        <table:table-row table:style-name="ro1">
          <table:table-cell office:value-type="string" calcext:value-type="string">
            <text:p>arif_ali-shah</text:p>
          </table:table-cell>
          <table:table-cell office:value-type="string" calcext:value-type="string">
            <text:p>[['arif', 'ali-shah', 'is', 'an', 'award-winning', 'british', 'film', 'writer', 'and', 'screenplay', 'writer', 'following']]</text:p>
          </table:table-cell>
          <table:table-cell office:value-type="string" calcext:value-type="string">
            <text:p>['for', 'a', 'writer', 'of', 'the', 'author', 'of', 'the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mariko_ohara</text:p>
          </table:table-cell>
          <table:table-cell office:value-type="string" calcext:value-type="string">
            <text:p>[['mariko', 'ohara', 'is', 'a', 'japanese', 'science', 'fiction', 'writer', 'in', 'her', 'teens', 'she', 'wrote', 'kirkspock']]</text:p>
          </table:table-cell>
          <table:table-cell office:value-type="string" calcext:value-type="string">
            <text:p>['david', 'de', 'is', 'a', 'canadian', 'writer', 'and', 'journalist', 'he', 'is', 'the', 'author', 'of', 'the', 'author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agnes_strickland</text:p>
          </table:table-cell>
          <table:table-cell office:value-type="string" calcext:value-type="string">
            <text:p>[['agnes', 'strickland', 'was', 'an', 'english', 'historical', 'writer', 'and', 'poet']]</text:p>
          </table:table-cell>
          <table:table-cell office:value-type="string" calcext:value-type="string">
            <text:p>['for', 'a', 'british', 'writer', 'and', 'journalist', 'he', 'is', 'the']</text:p>
          </table:table-cell>
          <table:table-cell office:value-type="float" office:value="0.0507121533694656" calcext:value-type="float">
            <text:p>0.0507121534</text:p>
          </table:table-cell>
          <table:table-cell/>
        </table:table-row>
        <table:table-row table:style-name="ro1">
          <table:table-cell office:value-type="string" calcext:value-type="string">
            <text:p>myron_sharaf</text:p>
          </table:table-cell>
          <table:table-cell office:value-type="string" calcext:value-type="string">
            <text:p>[['myron', 'ruscoll', 'sharaf', 'was', 'an', 'american', 'writer', 'and', 'psychotherapist', 'he', 'was', 'a', 'lecturer']]</text:p>
          </table:table-cell>
          <table:table-cell office:value-type="string" calcext:value-type="string">
            <text:p>['is', 'a', 'writer', 'and', 'journalist', 'he']</text:p>
          </table:table-cell>
          <table:table-cell office:value-type="float" office:value="0.0319714605880606" calcext:value-type="float">
            <text:p>0.0319714606</text:p>
          </table:table-cell>
          <table:table-cell/>
        </table:table-row>
        <table:table-row table:style-name="ro1">
          <table:table-cell office:value-type="string" calcext:value-type="string">
            <text:p>samantha_brick</text:p>
          </table:table-cell>
          <table:table-cell office:value-type="string" calcext:value-type="string">
            <text:p>[['samantha', 'brick', 'is', 'a', 'british', 'writer', 'producer', 'and', 'freelance', 'journalist', 'in', '2012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41315515911063" calcext:value-type="float">
            <text:p>0.0413155159</text:p>
          </table:table-cell>
          <table:table-cell/>
        </table:table-row>
        <table:table-row table:style-name="ro1">
          <table:table-cell office:value-type="string" calcext:value-type="string">
            <text:p>david_emanuel_wahlberg</text:p>
          </table:table-cell>
          <table:table-cell office:value-type="string" calcext:value-type="string">
            <text:p>[['david', 'emanuel', 'wahlberg', 'was', 'a', 'swedish', 'sports', 'writer', 'and', 'editor', 'who', 'covered', 'the']]</text:p>
          </table:table-cell>
          <table:table-cell office:value-type="string" calcext:value-type="string">
            <text:p>['is', 'a', 'canadian', 'writer', 'and', 'journalist', 'he', 'is', 'the', 'author', 'of']</text:p>
          </table:table-cell>
          <table:table-cell office:value-type="float" office:value="0.0395249263511303" calcext:value-type="float">
            <text:p>0.0395249264</text:p>
          </table:table-cell>
          <table:table-cell/>
        </table:table-row>
        <table:table-row table:style-name="ro1">
          <table:table-cell office:value-type="string" calcext:value-type="string">
            <text:p>arjun_basu</text:p>
          </table:table-cell>
          <table:table-cell office:value-type="string" calcext:value-type="string">
            <text:p>[['arjun', 'basu', 'is', 'a', 'canadian', 'writer', 'he', 'has', 'published', 'two', 'award-nominated', 'books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227412212348021" calcext:value-type="float">
            <text:p>0.2274122123</text:p>
          </table:table-cell>
          <table:table-cell/>
        </table:table-row>
        <table:table-row table:style-name="ro1">
          <table:table-cell office:value-type="string" calcext:value-type="string">
            <text:p>heleen_mees</text:p>
          </table:table-cell>
          <table:table-cell office:value-type="string" calcext:value-type="string">
            <text:p>[['heleen', 'mees', 'is', 'a', 'dutch', 'opinion', 'writer', 'economist', 'and', 'lawyer', 'involved', 'with', 'politics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222264994623456" calcext:value-type="float">
            <text:p>0.0222264995</text:p>
          </table:table-cell>
          <table:table-cell/>
        </table:table-row>
        <table:table-row table:style-name="ro1">
          <table:table-cell office:value-type="string" calcext:value-type="string">
            <text:p>friederike_roth</text:p>
          </table:table-cell>
          <table:table-cell office:value-type="string" calcext:value-type="string">
            <text:p>[['frederike', 'roth', 'is', 'a', 'german', 'writer', 'she', 'is', 'especially', 'active', 'as', 'a', 'playwright', 'roth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189340589513538" calcext:value-type="float">
            <text:p>0.018934059</text:p>
          </table:table-cell>
          <table:table-cell/>
        </table:table-row>
        <table:table-row table:style-name="ro1">
          <table:table-cell office:value-type="string" calcext:value-type="string">
            <text:p>miguel_otero_silva</text:p>
          </table:table-cell>
          <table:table-cell office:value-type="string" calcext:value-type="string">
            <text:p>[['miguel', 'otero', 'silva', 'was', 'a', 'venezuelan', 'writer', 'journalist', 'humorist', 'and', 'politician', 'remaining']]</text:p>
          </table:table-cell>
          <table:table-cell office:value-type="string" calcext:value-type="string">
            <text:p>['is', 'a', 'television', 'writer', 'and', 'journalist', 'he', 'is', 'the']</text:p>
          </table:table-cell>
          <table:table-cell office:value-type="float" office:value="0.0242999132858935" calcext:value-type="float">
            <text:p>0.0242999133</text:p>
          </table:table-cell>
          <table:table-cell/>
        </table:table-row>
        <table:table-row table:style-name="ro1">
          <table:table-cell office:value-type="string" calcext:value-type="string">
            <text:p>gabriele_d'annunzio</text:p>
          </table:table-cell>
          <table:table-cell office:value-type="string" calcext:value-type="string">
            <text:p>[['general', 'gabriele', 'dannunzio', 'prince', 'of', 'montenevoso', 'duke', 'of', 'gallese', 'oms', 'cmg', 'mvm']]</text:p>
          </table:table-cell>
          <table:table-cell office:value-type="string" calcext:value-type="string">
            <text:p>['david', 'de', 'de', 'de', 'name', 'was', 'a', 'french', 'writer', 'and', 'journalist', 'he', 'is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if_badawi</text:p>
          </table:table-cell>
          <table:table-cell office:value-type="string" calcext:value-type="string">
            <text:p>[['raif', 'badawi', 'born', 'january', '13', '1984', 'is', 'a', 'saudi', 'writer', 'dissident', 'and', 'activist', 'as']]</text:p>
          </table:table-cell>
          <table:table-cell office:value-type="string" calcext:value-type="string">
            <text:p>['david', 'michael', 'david', 'was', 'a', 'french', 'writer', 'and', 'journalist', 'he', 'is', 'the', 'author']</text:p>
          </table:table-cell>
          <table:table-cell office:value-type="float" office:value="0.0203459704364992" calcext:value-type="float">
            <text:p>0.0203459704</text:p>
          </table:table-cell>
          <table:table-cell/>
        </table:table-row>
        <table:table-row table:style-name="ro1">
          <table:table-cell office:value-type="string" calcext:value-type="string">
            <text:p>annabelle_white</text:p>
          </table:table-cell>
          <table:table-cell office:value-type="string" calcext:value-type="string">
            <text:p>[['annabelle', 'white', 'is', 'a', 'new', 'zealand', 'food', 'writer', 'and', 'author', 'of', 'eleven', 'cookbooks', 'she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523186822010723" calcext:value-type="float">
            <text:p>0.0523186822</text:p>
          </table:table-cell>
          <table:table-cell/>
        </table:table-row>
        <table:table-row table:style-name="ro1">
          <table:table-cell office:value-type="string" calcext:value-type="string">
            <text:p>arthur_bardos</text:p>
          </table:table-cell>
          <table:table-cell office:value-type="string" calcext:value-type="string">
            <text:p>[['arthur', 'bardos', 'was', 'a', 'leading', 'hungarian', 'writer', 'and', 'theatre', 'director', 'he', 'left', 'hungary']]</text:p>
          </table:table-cell>
          <table:table-cell office:value-type="string" calcext:value-type="string">
            <text:p>['david', 'de', 'born', 'known', 'as', 'the', 'pen', 'name', 'was', 'a', 'french', 'writer', 'and', 'journalist']</text:p>
          </table:table-cell>
          <table:table-cell office:value-type="float" office:value="0.0427180251358198" calcext:value-type="float">
            <text:p>0.0427180251</text:p>
          </table:table-cell>
          <table:table-cell/>
        </table:table-row>
        <table:table-row table:style-name="ro1">
          <table:table-cell office:value-type="string" calcext:value-type="string">
            <text:p>mazhar_ul_islam</text:p>
          </table:table-cell>
          <table:table-cell office:value-type="string" calcext:value-type="string">
            <text:p>[['mazhar', 'ul', 'islam', 'is', 'a', 'pakistani', 'short', 'story', 'writer', 'and', 'novelist', 'his', 'short', 'stories']]</text:p>
          </table:table-cell>
          <table:table-cell office:value-type="string" calcext:value-type="string">
            <text:p>['writer', 'is', 'a', 'television', 'writer', 'and']</text:p>
          </table:table-cell>
          <table:table-cell office:value-type="float" office:value="0.0321838179054293" calcext:value-type="float">
            <text:p>0.0321838179</text:p>
          </table:table-cell>
          <table:table-cell/>
        </table:table-row>
        <table:table-row table:style-name="ro1">
          <table:table-cell office:value-type="string" calcext:value-type="string">
            <text:p>paco_ignacio_taibo_i</text:p>
          </table:table-cell>
          <table:table-cell office:value-type="string" calcext:value-type="string">
            <text:p>[['paco', 'ignacio', 'taibo', 'i', 'was', 'a', 'prolific', 'spanishmexican', 'writer', 'and', 'journalist'], ['paco', 'ignacio', 'taibo', 'ii', 'also', 'known', 'as', 'paco', 'taibo', 'ii', 'is', 'a', 'spanish-mexican', 'writer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930372353185367" calcext:value-type="float">
            <text:p>0.0930372353</text:p>
          </table:table-cell>
          <table:table-cell/>
        </table:table-row>
        <table:table-row table:style-name="ro1">
          <table:table-cell office:value-type="string" calcext:value-type="string">
            <text:p>sari_wilson</text:p>
          </table:table-cell>
          <table:table-cell office:value-type="string" calcext:value-type="string">
            <text:p>[['sari', 'wilson', 'is', 'an', 'american', 'writer', 'and', 'editor', 'she', 'has', 'written', 'prose', 'and', 'comics']]</text:p>
          </table:table-cell>
          <table:table-cell office:value-type="string" calcext:value-type="string">
            <text:p>['david', 'is', 'a', 'writer', 'and', 'journalist', 'he', 'is', 'the', 'author', 'of', 'the', 'author', 'of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carol_bishop-gwyn</text:p>
          </table:table-cell>
          <table:table-cell office:value-type="string" calcext:value-type="string">
            <text:p>[['carol', 'bishop-gwyn', 'is', 'a', 'canadian', 'writer', 'and', 'dance', 'academic', 'best', 'known', 'as', 'the']]</text:p>
          </table:table-cell>
          <table:table-cell office:value-type="string" calcext:value-type="string">
            <text:p>['writer', 'is', 'a', 'writer', 'and', 'journalist', 'he', 'is', 'the']</text:p>
          </table:table-cell>
          <table:table-cell office:value-type="float" office:value="0.0486222199463509" calcext:value-type="float">
            <text:p>0.0486222199</text:p>
          </table:table-cell>
          <table:table-cell/>
        </table:table-row>
        <table:table-row table:style-name="ro1">
          <table:table-cell office:value-type="string" calcext:value-type="string">
            <text:p>paul_glennon</text:p>
          </table:table-cell>
          <table:table-cell office:value-type="string" calcext:value-type="string">
            <text:p>[['paul', 'glennon', 'is', 'a', 'canadian', 'writer', 'he', 'was', 'a', 'shortlisted', 'nominee', 'for', 'the', 'relit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9940414494481" calcext:value-type="float">
            <text:p>0.0399404145</text:p>
          </table:table-cell>
          <table:table-cell/>
        </table:table-row>
        <table:table-row table:style-name="ro1">
          <table:table-cell office:value-type="string" calcext:value-type="string">
            <text:p>bill_arp</text:p>
          </table:table-cell>
          <table:table-cell office:value-type="string" calcext:value-type="string">
            <text:p>[['charles', 'henry', 'smith', 'was', 'an', 'american', 'writer', 'and', 'politician', 'from', 'the', 'state', 'of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cash_markman</text:p>
          </table:table-cell>
          <table:table-cell office:value-type="string" calcext:value-type="string">
            <text:p>[['cash', 'markman', 'aka', 'bill', 'dollars', 'aka', 'frank', 'marks', 'aka', 'penny', 'nichols', 'is', 'a', 'pornographic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eric_liu</text:p>
          </table:table-cell>
          <table:table-cell office:value-type="string" calcext:value-type="string">
            <text:p>[['eric', 'p', 'liu', 'is', 'an', 'american', 'writer', 'and', 'founder', 'of', 'citizen', 'university', 'liu', 'served']]</text:p>
          </table:table-cell>
          <table:table-cell office:value-type="string" calcext:value-type="string">
            <text:p>['david', 'david', 'david', 'was', 'a', 'french', 'writer', 'and', 'journalist', 'he', 'is', 'the']</text:p>
          </table:table-cell>
          <table:table-cell office:value-type="float" office:value="0.033743784579663" calcext:value-type="float">
            <text:p>0.0337437846</text:p>
          </table:table-cell>
          <table:table-cell/>
        </table:table-row>
        <table:table-row table:style-name="ro1">
          <table:table-cell office:value-type="string" calcext:value-type="string">
            <text:p>colin_duriez</text:p>
          </table:table-cell>
          <table:table-cell office:value-type="string" calcext:value-type="string">
            <text:p>[['colin', 'duriez', 'is', 'a', 'writer', 'on', 'fantasy', 'and', 'related', 'matters', 'he', 'was', 'born', 'in', 'derbyshire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749128195842381" calcext:value-type="float">
            <text:p>0.0749128196</text:p>
          </table:table-cell>
          <table:table-cell/>
        </table:table-row>
        <table:table-row table:style-name="ro1">
          <table:table-cell office:value-type="string" calcext:value-type="string">
            <text:p>coral_lansbury</text:p>
          </table:table-cell>
          <table:table-cell office:value-type="string" calcext:value-type="string">
            <text:p>[['coral', 'magnolia', 'lansbury', 'was', 'an', 'australian-born', 'writer', 'and', 'academic', 'she', 'is', 'the']]</text:p>
          </table:table-cell>
          <table:table-cell office:value-type="string" calcext:value-type="string">
            <text:p>['david', 'is', 'a', 'canadian', 'writer', 'and', 'journalist', 'he', 'is', 'the', 'author', 'of', 'the', 'author']</text:p>
          </table:table-cell>
          <table:table-cell office:value-type="float" office:value="0.0427180251358198" calcext:value-type="float">
            <text:p>0.0427180251</text:p>
          </table:table-cell>
          <table:table-cell/>
        </table:table-row>
        <table:table-row table:style-name="ro1">
          <table:table-cell office:value-type="string" calcext:value-type="string">
            <text:p>mihail_serban_:writer</text:p>
          </table:table-cell>
          <table:table-cell office:value-type="string" calcext:value-type="string">
            <text:p>[['mihail', 'serban', 'was', 'a', 'romanian', 'prose', 'writer', 'born', 'in', 'falticeni', 'his', 'parents', 'were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ramaranjan_mukherji</text:p>
          </table:table-cell>
          <table:table-cell office:value-type="string" calcext:value-type="string">
            <text:p>[['ramaranjan', 'mukherji', 'was', 'an', 'indian', 'writer', 'academician', 'indologist', 'and', 'a', 'former']]</text:p>
          </table:table-cell>
          <table:table-cell office:value-type="string" calcext:value-type="string">
            <text:p>['for', 'a', 'french', 'writer', 'of', 'the', 'author', 'of', 'the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bahia_mahmud_awah</text:p>
          </table:table-cell>
          <table:table-cell office:value-type="string" calcext:value-type="string">
            <text:p>[['bahia', 'mahmud', 'awah', 'is', 'a', 'sahrawi', 'writer', 'poet', 'and', 'journalist', 'he', 'is', 'a', 'founding']]</text:p>
          </table:table-cell>
          <table:table-cell office:value-type="string" calcext:value-type="string">
            <text:p>['david', 'de', 'was', 'a', 'british', 'writer', 'and', 'journalist', 'he', 'is', 'the', 'author', 'of']</text:p>
          </table:table-cell>
          <table:table-cell office:value-type="float" office:value="0.198170514298086" calcext:value-type="float">
            <text:p>0.1981705143</text:p>
          </table:table-cell>
          <table:table-cell/>
        </table:table-row>
        <table:table-row table:style-name="ro1">
          <table:table-cell office:value-type="string" calcext:value-type="string">
            <text:p>balazs_orban</text:p>
          </table:table-cell>
          <table:table-cell office:value-type="string" calcext:value-type="string">
            <text:p>[['balazs', 'orban', 'was', 'a', 'hungarian', 'writer', 'historian', 'and', 'politician', 'he', 'was', 'born', 'in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elizabeth_walter</text:p>
          </table:table-cell>
          <table:table-cell office:value-type="string" calcext:value-type="string">
            <text:p>[['elizabeth', 'walter', 'was', 'a', 'uk', 'writer', 'of', 'short', 'stories', 'in', 'the', 'horror', 'and', 'fantasy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97536017626395" calcext:value-type="float">
            <text:p>0.0397536018</text:p>
          </table:table-cell>
          <table:table-cell/>
        </table:table-row>
        <table:table-row table:style-name="ro1">
          <table:table-cell office:value-type="string" calcext:value-type="string">
            <text:p>anna_holmes</text:p>
          </table:table-cell>
          <table:table-cell office:value-type="string" calcext:value-type="string">
            <text:p>[['anna', 'holmes', 'is', 'an', 'american', 'writer', 'and', 'blogger', 'who', 'founded', 'the', 'gawker', 'media', 'women-focused']]</text:p>
          </table:table-cell>
          <table:table-cell office:value-type="string" calcext:value-type="string">
            <text:p>['david', 'david', 'david', 'a', 'french', 'writer', 'known', 'as', 'the', 'the', 'name', 'of', 'the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saurabh_kumar_chaliha</text:p>
          </table:table-cell>
          <table:table-cell office:value-type="string" calcext:value-type="string">
            <text:p>[['saurabh', 'kumar', 'chaliha', 'is', 'the', 'pen', 'name', 'of', 'a', 'famous', 'assamese', 'short', 'story', 'writer', 'his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5424085264281" calcext:value-type="float">
            <text:p>0.0354240853</text:p>
          </table:table-cell>
          <table:table-cell/>
        </table:table-row>
        <table:table-row table:style-name="ro1">
          <table:table-cell office:value-type="string" calcext:value-type="string">
            <text:p>pandit_narendra_sharma</text:p>
          </table:table-cell>
          <table:table-cell office:value-type="string" calcext:value-type="string">
            <text:p>[['pandit', 'narendra', 'sharma', 'was', 'an', 'indian', 'writer', 'poet', 'and', 'lyricist', 'in', 'hindi', 'language', 'he']]</text:p>
          </table:table-cell>
          <table:table-cell office:value-type="string" calcext:value-type="string">
            <text:p>['writer', 'is', 'a', 'writer', 'of', 'the', 'author', 'of', 'the']</text:p>
          </table:table-cell>
          <table:table-cell office:value-type="float" office:value="0.0137587772973971" calcext:value-type="float">
            <text:p>0.0137587773</text:p>
          </table:table-cell>
          <table:table-cell/>
        </table:table-row>
        <table:table-row table:style-name="ro1">
          <table:table-cell office:value-type="string" calcext:value-type="string">
            <text:p>dhirubhai_thaker</text:p>
          </table:table-cell>
          <table:table-cell office:value-type="string" calcext:value-type="string">
            <text:p>[['dhirubhai', 'thaker', 'was', 'an', 'indian', 'gujarati', 'writer', 'who', 'was', 'best', 'known', 'for', 'creating']]</text:p>
          </table:table-cell>
          <table:table-cell office:value-type="string" calcext:value-type="string">
            <text:p>['david', 'de', 'de', 'was', 'a', 'british', 'writer', 'and', 'journalist', 'he', 'is', 'the']</text:p>
          </table:table-cell>
          <table:table-cell office:value-type="float" office:value="0.0186364068070666" calcext:value-type="float">
            <text:p>0.0186364068</text:p>
          </table:table-cell>
          <table:table-cell/>
        </table:table-row>
        <table:table-row table:style-name="ro1">
          <table:table-cell office:value-type="string" calcext:value-type="string">
            <text:p>ben_t.elliott</text:p>
          </table:table-cell>
          <table:table-cell office:value-type="string" calcext:value-type="string">
            <text:p>[['ben', 't', 'elliott', 'is', 'an', 'american', 'writer', 'who', 'served', 'as', 'president', 'ronald', 'reagans']]</text:p>
          </table:table-cell>
          <table:table-cell office:value-type="string" calcext:value-type="string">
            <text:p>['for', 'a', 'french', 'writer', 'of', 'the', 'author', 'of', 'the', 'author', 'of', 'the']</text:p>
          </table:table-cell>
          <table:table-cell office:value-type="float" office:value="0.0156712876772722" calcext:value-type="float">
            <text:p>0.0156712877</text:p>
          </table:table-cell>
          <table:table-cell/>
        </table:table-row>
        <table:table-row table:style-name="ro1">
          <table:table-cell office:value-type="string" calcext:value-type="string">
            <text:p>mary_soon_lee</text:p>
          </table:table-cell>
          <table:table-cell office:value-type="string" calcext:value-type="string">
            <text:p>[['mary', 'soon', 'lee', 'is', 'a', 'british', 'speculative', 'fiction', 'writer', 'and', 'poet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571130580346473" calcext:value-type="float">
            <text:p>0.057113058</text:p>
          </table:table-cell>
          <table:table-cell/>
        </table:table-row>
        <table:table-row table:style-name="ro1">
          <table:table-cell office:value-type="string" calcext:value-type="string">
            <text:p>fred_bridgland</text:p>
          </table:table-cell>
          <table:table-cell office:value-type="string" calcext:value-type="string">
            <text:p>[['fred', 'bridgland', 'is', 'a', 'british', 'writer', 'and', 'biographer', 'during', 'the', 'angolan', 'civil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edhem_mulabdic</text:p>
          </table:table-cell>
          <table:table-cell office:value-type="string" calcext:value-type="string">
            <text:p>[['edhem', 'mulabdic', 'was', 'a', 'bosnian', 'writer', 'and', 'co-founder', 'of', 'the', 'political', 'journal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ochirbatyn_dashbalbar</text:p>
          </table:table-cell>
          <table:table-cell office:value-type="string" calcext:value-type="string">
            <text:p>[['ochirbatyn', 'dashbalbar', 'was', 'a', 'mongolian', 'writer', 'and', 'politician']]</text:p>
          </table:table-cell>
          <table:table-cell office:value-type="string" calcext:value-type="string">
            <text:p>['writer', 'is', 'a', 'writer', 'and', 'journalist', 'he', 'is']</text:p>
          </table:table-cell>
          <table:table-cell office:value-type="float" office:value="0.0650059326034369" calcext:value-type="float">
            <text:p>0.0650059326</text:p>
          </table:table-cell>
          <table:table-cell/>
        </table:table-row>
        <table:table-row table:style-name="ro1">
          <table:table-cell office:value-type="string" calcext:value-type="string">
            <text:p>catherine_seipp</text:p>
          </table:table-cell>
          <table:table-cell office:value-type="string" calcext:value-type="string">
            <text:p>[['catherine', 'seipp', 'was', 'a', 'los', 'angeles', 'freelance', 'writer', 'and', 'media', 'critic', 'she', 'is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373898416789884" calcext:value-type="float">
            <text:p>0.0373898417</text:p>
          </table:table-cell>
          <table:table-cell/>
        </table:table-row>
        <table:table-row table:style-name="ro1">
          <table:table-cell office:value-type="string" calcext:value-type="string">
            <text:p>michael_lemonick</text:p>
          </table:table-cell>
          <table:table-cell office:value-type="string" calcext:value-type="string">
            <text:p>[['michael', 'lemonick', 'is', 'an', 'opinion', 'editor', 'at', 'scientific', 'american', 'a', 'former', 'senior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attila_henrik_szabo</text:p>
          </table:table-cell>
          <table:table-cell office:value-type="string" calcext:value-type="string">
            <text:p>[['attila', 'henrik', 'szabo', 'is', 'a', 'hungarian', 'born', 'writer', 'translator', 'television', 'and', 'radio']]</text:p>
          </table:table-cell>
          <table:table-cell office:value-type="string" calcext:value-type="string">
            <text:p>['david', 'is', 'a', 'canadian', 'writer', 'and', 'journalist', 'he', 'is', 'the', 'author', 'of', 'the', 'author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franz_kafka</text:p>
          </table:table-cell>
          <table:table-cell office:value-type="string" calcext:value-type="string">
            <text:p>[['franz', 'kafka', 'was', 'a', 'german-language', 'writer', 'of', 'novels', 'and', 'short', 'stories', 'who', 'is']]</text:p>
          </table:table-cell>
          <table:table-cell office:value-type="string" calcext:value-type="string">
            <text:p>['david', 'david', 'is', 'a', 'canadian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anna_sheehan</text:p>
          </table:table-cell>
          <table:table-cell office:value-type="string" calcext:value-type="string">
            <text:p>[['anna', 'sheehan', 'is', 'an', 'american', 'writer', 'and', 'novelist', 'best', 'known', 'as', 'the', 'author', 'of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930372353185367" calcext:value-type="float">
            <text:p>0.0930372353</text:p>
          </table:table-cell>
          <table:table-cell/>
        </table:table-row>
        <table:table-row table:style-name="ro1">
          <table:table-cell office:value-type="string" calcext:value-type="string">
            <text:p>herbert_huncke</text:p>
          </table:table-cell>
          <table:table-cell office:value-type="string" calcext:value-type="string">
            <text:p>[['herbert', 'edwin', 'huncke', 'was', 'an', 'american', 'writer', 'and', 'poet', 'and', 'active', 'participant']]</text:p>
          </table:table-cell>
          <table:table-cell office:value-type="string" calcext:value-type="string">
            <text:p>['for', 'a', 'writer', 'and', 'journalist', 'he', 'is', 'the', 'author', 'of']</text:p>
          </table:table-cell>
          <table:table-cell office:value-type="float" office:value="0.0365418868430952" calcext:value-type="float">
            <text:p>0.0365418868</text:p>
          </table:table-cell>
          <table:table-cell/>
        </table:table-row>
        <table:table-row table:style-name="ro1">
          <table:table-cell office:value-type="string" calcext:value-type="string">
            <text:p>r.t.kendall</text:p>
          </table:table-cell>
          <table:table-cell office:value-type="string" calcext:value-type="string">
            <text:p>[['robert', 'tillman', 'kendall', 'is', 'a', 'christian', 'writer', 'speaker', 'and', 'teacher', 'who', 'pastored']]</text:p>
          </table:table-cell>
          <table:table-cell office:value-type="string" calcext:value-type="string">
            <text:p>['david', 'de', 'is', 'a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mo_willems</text:p>
          </table:table-cell>
          <table:table-cell office:value-type="string" calcext:value-type="string">
            <text:p>[['mo', 'willems', 'is', 'an', 'american', 'writer', 'animator', 'and', 'creator', 'of', 'childrens', 'books']]</text:p>
          </table:table-cell>
          <table:table-cell office:value-type="string" calcext:value-type="string">
            <text:p>['for', 'a', 'french', 'name', 'name', 'name', 'was', 'a', 'british', 'writer', 'and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clara_de_chatelain</text:p>
          </table:table-cell>
          <table:table-cell office:value-type="string" calcext:value-type="string">
            <text:p>[['clara', 'de', 'chatelain', 'nee', 'clara', 'du', 'mazet', 'de', 'pontigny', 'was', 'an', 'english', 'writer', 'composer']]</text:p>
          </table:table-cell>
          <table:table-cell office:value-type="string" calcext:value-type="string">
            <text:p>['david', 'is', 'a', 'writer', 'and', 'journalist', 'he', 'is', 'the', 'author', 'of', 'the', 'author', 'of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albert_dorrington</text:p>
          </table:table-cell>
          <table:table-cell office:value-type="string" calcext:value-type="string">
            <text:p>[['albert', 'dorrington', 'was', 'an', 'english', 'writer', 'active', 'in', 'australia', 'who', 'was', 'born', 'in']]</text:p>
          </table:table-cell>
          <table:table-cell office:value-type="string" calcext:value-type="string">
            <text:p>['is', 'a', 'writer', 'and', 'journalist', 'he', 'is', 'the', 'author', 'of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dhrubajyoti_bora</text:p>
          </table:table-cell>
          <table:table-cell office:value-type="string" calcext:value-type="string">
            <text:p>[['dhrubajyoti', 'bora', 'a', 'medical', 'doctor', 'by', 'profession', 'is', 'a', 'guwahati-based', 'assamese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gerard_klein</text:p>
          </table:table-cell>
          <table:table-cell office:value-type="string" calcext:value-type="string">
            <text:p>[['gerard', 'klein', 'known', 'also', 'as', 'gilles', 'dargyre', 'is', 'a', 'french', 'science', 'fiction', 'writer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95249263511303" calcext:value-type="float">
            <text:p>0.0395249264</text:p>
          </table:table-cell>
          <table:table-cell/>
        </table:table-row>
        <table:table-row table:style-name="ro1">
          <table:table-cell office:value-type="string" calcext:value-type="string">
            <text:p>e.m.ashraf</text:p>
          </table:table-cell>
          <table:table-cell office:value-type="string" calcext:value-type="string">
            <text:p>[['e', 'm', 'ashraf', 'is', 'a', 'malayalam', 'writer', 'film', 'critic', 'and', 'journalist', 'he', 'is', 'currently']]</text:p>
          </table:table-cell>
          <table:table-cell office:value-type="string" calcext:value-type="string">
            <text:p>['for', 'a', 'writer', 'and']</text:p>
          </table:table-cell>
          <table:table-cell office:value-type="float" office:value="0.00867943187044688" calcext:value-type="float">
            <text:p>0.0086794319</text:p>
          </table:table-cell>
          <table:table-cell/>
        </table:table-row>
        <table:table-row table:style-name="ro1">
          <table:table-cell office:value-type="string" calcext:value-type="string">
            <text:p>eleanor_coerr</text:p>
          </table:table-cell>
          <table:table-cell office:value-type="string" calcext:value-type="string">
            <text:p>[['eleanor', 'coerr', 'was', 'a', 'canadian-born', 'american', 'writer', 'of', 'childrens', 'books', 'including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richard_rubin_:writer</text:p>
          </table:table-cell>
          <table:table-cell office:value-type="string" calcext:value-type="string">
            <text:p>[['richard', 'rubin', 'is', 'an', 'american', 'writer', 'he', 'has', 'published', 'essays', 'articles', 'and', 'short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richard_johnson_:16th_century</text:p>
          </table:table-cell>
          <table:table-cell office:value-type="string" calcext:value-type="string">
            <text:p>[['richard', 'johnson', 'was', 'a', 'british', 'romance', 'writer', 'all', 'that', 'is', 'known', 'of', 'his', 'biography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60902385622207" calcext:value-type="float">
            <text:p>0.0360902386</text:p>
          </table:table-cell>
          <table:table-cell/>
        </table:table-row>
        <table:table-row table:style-name="ro1">
          <table:table-cell office:value-type="string" calcext:value-type="string">
            <text:p>alberto_bevilacqua</text:p>
          </table:table-cell>
          <table:table-cell office:value-type="string" calcext:value-type="string">
            <text:p>[['alberto', 'bevilacqua', 'was', 'an', 'italian', 'writer', 'and', 'filmmaker', 'leonardo', 'sciascia', 'an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360208028820736" calcext:value-type="float">
            <text:p>0.0360208029</text:p>
          </table:table-cell>
          <table:table-cell/>
        </table:table-row>
        <table:table-row table:style-name="ro1">
          <table:table-cell office:value-type="string" calcext:value-type="string">
            <text:p>pedro_malon_de_chaide</text:p>
          </table:table-cell>
          <table:table-cell office:value-type="string" calcext:value-type="string">
            <text:p>[['pedro', 'malon', 'de', 'chaide', 'was', 'a', 'spanish', 'religious', 'writer', 'whose', 'works', 'resemble', 'literature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semyon_altov</text:p>
          </table:table-cell>
          <table:table-cell office:value-type="string" calcext:value-type="string">
            <text:p>[['semyon', 'altov', 'is', 'a', 'jewish', 'russian', 'and', 'soviet', 'comedy', 'writer', 'original', 'name', 'semyon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niksa_gradi</text:p>
          </table:table-cell>
          <table:table-cell office:value-type="string" calcext:value-type="string">
            <text:p>[['nikola', 'niksa', 'gradic', 'was', 'a', 'serbian', 'writer', 'politician', 'and', 'lawyer', 'from', 'dubrovnik']]</text:p>
          </table:table-cell>
          <table:table-cell office:value-type="string" calcext:value-type="string">
            <text:p>['david', 'known', 'born', 'in', 'pen', 'name', 'was', 'a', 'french', 'and', 'television']</text:p>
          </table:table-cell>
          <table:table-cell office:value-type="float" office:value="0.0402826192796942" calcext:value-type="float">
            <text:p>0.0402826193</text:p>
          </table:table-cell>
          <table:table-cell/>
        </table:table-row>
        <table:table-row table:style-name="ro1">
          <table:table-cell office:value-type="string" calcext:value-type="string">
            <text:p>peter_kosminsky</text:p>
          </table:table-cell>
          <table:table-cell office:value-type="string" calcext:value-type="string">
            <text:p>[['peter', 'kosminsky', 'is', 'a', 'british', 'writer', 'director', 'and', 'producer', 'he', 'has', 'directed', 'hollywood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bert_coules</text:p>
          </table:table-cell>
          <table:table-cell office:value-type="string" calcext:value-type="string">
            <text:p>[['bert', 'coules', 'is', 'an', 'english', 'writer', 'mainly', 'for', 'the', 'bbc', 'who', 'has', 'produced', 'a', 'number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18531408785327" calcext:value-type="float">
            <text:p>0.0185314088</text:p>
          </table:table-cell>
          <table:table-cell/>
        </table:table-row>
        <table:table-row table:style-name="ro1">
          <table:table-cell office:value-type="string" calcext:value-type="string">
            <text:p>aleko_konstantinov</text:p>
          </table:table-cell>
          <table:table-cell office:value-type="string" calcext:value-type="string">
            <text:p>[['aleko', 'konstantinov', 'was', 'a', 'bulgarian', 'writer', 'best', 'known', 'for', 'his', 'character', 'bay', 'ganyo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masha_tupitsyn</text:p>
          </table:table-cell>
          <table:table-cell office:value-type="string" calcext:value-type="string">
            <text:p>[['masha', 'tupitsyn', 'is', 'an', 'american', 'writer', 'and', 'cultural', 'critic', 'based', 'in', 'new', 'york', 'city', 'tupitsyns']]</text:p>
          </table:table-cell>
          <table:table-cell office:value-type="string" calcext:value-type="string">
            <text:p>['david', 'is', 'a', 'canadian', 'writer', 'and', 'journalist', 'he', 'is', 'the', 'author', 'of', 'the', 'author']</text:p>
          </table:table-cell>
          <table:table-cell office:value-type="float" office:value="0.031124182233206" calcext:value-type="float">
            <text:p>0.0311241822</text:p>
          </table:table-cell>
          <table:table-cell/>
        </table:table-row>
        <table:table-row table:style-name="ro1">
          <table:table-cell office:value-type="string" calcext:value-type="string">
            <text:p>sarah_rees_brennan</text:p>
          </table:table-cell>
          <table:table-cell office:value-type="string" calcext:value-type="string">
            <text:p>[['sarah', 'rees', 'brennan', 'is', 'an', 'irish', 'writer', 'best', 'known', 'for', 'young-adult', 'fantasy', 'fiction', 'he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170660201435716" calcext:value-type="float">
            <text:p>0.0170660201</text:p>
          </table:table-cell>
          <table:table-cell/>
        </table:table-row>
        <table:table-row table:style-name="ro1">
          <table:table-cell office:value-type="string" calcext:value-type="string">
            <text:p>mark_shand</text:p>
          </table:table-cell>
          <table:table-cell office:value-type="string" calcext:value-type="string">
            <text:p>[['mark', 'roland', 'shand', 'was', 'a', 'british', 'travel', 'writer', 'and', 'conservationist', 'and', 'the', 'brother']]</text:p>
          </table:table-cell>
          <table:table-cell office:value-type="string" calcext:value-type="string">
            <text:p>['is', 'a', 'writer', 'and', 'journalist', 'he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alexander_roda_roda</text:p>
          </table:table-cell>
          <table:table-cell office:value-type="string" calcext:value-type="string">
            <text:p>[['alexander', 'roda', 'roda', 'was', 'an', 'austrian', 'writer']]</text:p>
          </table:table-cell>
          <table:table-cell office:value-type="string" calcext:value-type="string">
            <text:p>['david', 'david', 'is', 'a', 'writer', 'and', 'journalist', 'he', 'is', 'the', 'author', 'of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richard_lane_:writer</text:p>
          </table:table-cell>
          <table:table-cell office:value-type="string" calcext:value-type="string">
            <text:p>[['richard', 'hamilton', 'lane', 'was', 'an', 'australian', 'writer', 'known', 'particularly', 'for', 'his', 'skillful']]</text:p>
          </table:table-cell>
          <table:table-cell office:value-type="string" calcext:value-type="string">
            <text:p>['david', 'is', 'a', 'canadian', 'writer', 'and', 'journalist', 'he', 'is', 'the', 'author', 'of', 'the', 'author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paul_cornell</text:p>
          </table:table-cell>
          <table:table-cell office:value-type="string" calcext:value-type="string">
            <text:p>[['paul', 'douglas', 'cornell', 'is', 'a', 'british', 'writer', 'best', 'known', 'for', 'his', 'work', 'in', 'television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nina_allan</text:p>
          </table:table-cell>
          <table:table-cell office:value-type="string" calcext:value-type="string">
            <text:p>[['nina', 'allan', 'is', 'a', 'british', 'writer', 'of', 'speculative', 'fiction', 'she', 'has', 'published', 'four']]</text:p>
          </table:table-cell>
          <table:table-cell office:value-type="string" calcext:value-type="string">
            <text:p>['for', 'a', 'writer', 'and']</text:p>
          </table:table-cell>
          <table:table-cell office:value-type="float" office:value="0.0100702929411563" calcext:value-type="float">
            <text:p>0.0100702929</text:p>
          </table:table-cell>
          <table:table-cell/>
        </table:table-row>
        <table:table-row table:style-name="ro1">
          <table:table-cell office:value-type="string" calcext:value-type="string">
            <text:p>choi_in-ho</text:p>
          </table:table-cell>
          <table:table-cell office:value-type="string" calcext:value-type="string">
            <text:p>[['choi', 'in-ho', 'was', 'a', 'south', 'korean', 'writer']]</text:p>
          </table:table-cell>
          <table:table-cell office:value-type="string" calcext:value-type="string">
            <text:p>['writer', 'is', 'a', 'writer', 'of', 'the', 'author', 'of', 'the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rob_long</text:p>
          </table:table-cell>
          <table:table-cell office:value-type="string" calcext:value-type="string">
            <text:p>[['rob', 'long', 'is', 'a', 'writer', 'and', 'television', 'producer', 'in', 'hollywood', 'as', 'a', 'screenwriter']]</text:p>
          </table:table-cell>
          <table:table-cell office:value-type="string" calcext:value-type="string">
            <text:p>['is', 'a', 'writer', 'of', 'the', 'author', 'of', 'the', 'author', 'of']</text:p>
          </table:table-cell>
          <table:table-cell office:value-type="float" office:value="0.0773823356346271" calcext:value-type="float">
            <text:p>0.0773823356</text:p>
          </table:table-cell>
          <table:table-cell/>
        </table:table-row>
        <table:table-row table:style-name="ro1">
          <table:table-cell office:value-type="string" calcext:value-type="string">
            <text:p>graciliano_ramos</text:p>
          </table:table-cell>
          <table:table-cell office:value-type="string" calcext:value-type="string">
            <text:p>[['graciliano', 'ramos', 'de', 'oliveira', 'was', 'a', 'brazilian', 'modernist', 'writer', 'politician', 'and']]</text:p>
          </table:table-cell>
          <table:table-cell office:value-type="string" calcext:value-type="string">
            <text:p>['and', 'and', 'american', 'american', 'american', 'american', 'writer', 'and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nicholas_luard</text:p>
          </table:table-cell>
          <table:table-cell office:value-type="string" calcext:value-type="string">
            <text:p>[['nicholas', 'lamert', 'luard', 'was', 'a', 'writer', 'and', 'politician', 'but', 'is', 'perhaps', 'best', 'known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491327054814442" calcext:value-type="float">
            <text:p>0.0491327055</text:p>
          </table:table-cell>
          <table:table-cell/>
        </table:table-row>
        <table:table-row table:style-name="ro1">
          <table:table-cell office:value-type="string" calcext:value-type="string">
            <text:p>rashid_jahan</text:p>
          </table:table-cell>
          <table:table-cell office:value-type="string" calcext:value-type="string">
            <text:p>[['rashid', 'jahan', 'was', 'an', 'indian', 'writer', 'who', 'inaugurated', 'a', 'new', 'era', 'of', 'urdu', 'literature']]</text:p>
          </table:table-cell>
          <table:table-cell office:value-type="string" calcext:value-type="string">
            <text:p>['writer', 'is', 'fiction', 'writer', 'of', 'the', 'author', 'of']</text:p>
          </table:table-cell>
          <table:table-cell office:value-type="float" office:value="0.0156030434203731" calcext:value-type="float">
            <text:p>0.0156030434</text:p>
          </table:table-cell>
          <table:table-cell/>
        </table:table-row>
        <table:table-row table:style-name="ro1">
          <table:table-cell office:value-type="string" calcext:value-type="string">
            <text:p>ross_laidlaw</text:p>
          </table:table-cell>
          <table:table-cell office:value-type="string" calcext:value-type="string">
            <text:p>[['ross', 'laidlaw', 'is', 'a', 'scottish', 'footballer', 'who', 'plays', 'for', 'hibernian', 'as', 'a', 'goalkeeper']]</text:p>
          </table:table-cell>
          <table:table-cell office:value-type="string" calcext:value-type="string">
            <text:p>['david', 'de', 'was', 'an', 'american', 'writer', 'and', 'journalist', 'he', 'is', 'the', 'author', 'of']</text:p>
          </table:table-cell>
          <table:table-cell office:value-type="float" office:value="0.0155371256927604" calcext:value-type="float">
            <text:p>0.0155371257</text:p>
          </table:table-cell>
          <table:table-cell/>
        </table:table-row>
        <table:table-row table:style-name="ro1">
          <table:table-cell office:value-type="string" calcext:value-type="string">
            <text:p>nihal_atsz</text:p>
          </table:table-cell>
          <table:table-cell office:value-type="string" calcext:value-type="string">
            <text:p>[['huseyin', 'nihal', 'atsz', 'was', 'a', 'prominent', 'turkish', 'nationalist', 'writer', 'novelist', 'poet']]</text:p>
          </table:table-cell>
          <table:table-cell office:value-type="string" calcext:value-type="string">
            <text:p>['david', 'is', 'a', 'writer', 'and', 'poet', 'of', 'the']</text:p>
          </table:table-cell>
          <table:table-cell office:value-type="float" office:value="0.0251242185473951" calcext:value-type="float">
            <text:p>0.0251242185</text:p>
          </table:table-cell>
          <table:table-cell/>
        </table:table-row>
        <table:table-row table:style-name="ro1">
          <table:table-cell office:value-type="string" calcext:value-type="string">
            <text:p>philippe_de_cherisey</text:p>
          </table:table-cell>
          <table:table-cell office:value-type="string" calcext:value-type="string">
            <text:p>[['philippe', 'louis', 'henri', 'marie', 'de', 'cherisey', '9th', 'marquess', 'de', 'cherisey', 'was', 'a', 'french']]</text:p>
          </table:table-cell>
          <table:table-cell office:value-type="string" calcext:value-type="string">
            <text:p>['david', 'was', 'a', 'french', 'writer', 'and', 'journalist', 'he', 'is', 'the']</text:p>
          </table:table-cell>
          <table:table-cell office:value-type="float" office:value="0.0773823356346271" calcext:value-type="float">
            <text:p>0.0773823356</text:p>
          </table:table-cell>
          <table:table-cell/>
        </table:table-row>
        <table:table-row table:style-name="ro1">
          <table:table-cell office:value-type="string" calcext:value-type="string">
            <text:p>roland_mathias</text:p>
          </table:table-cell>
          <table:table-cell office:value-type="string" calcext:value-type="string">
            <text:p>[['roland', 'glyn', 'mathias', 'was', 'a', 'welsh', 'writer', 'known', 'for', 'his', 'poetry', 'and', 'short', 'stories', 'he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353638986188324" calcext:value-type="float">
            <text:p>0.0353638986</text:p>
          </table:table-cell>
          <table:table-cell/>
        </table:table-row>
        <table:table-row table:style-name="ro1">
          <table:table-cell office:value-type="string" calcext:value-type="string">
            <text:p>alberto_de_angelis</text:p>
          </table:table-cell>
          <table:table-cell office:value-type="string" calcext:value-type="string">
            <text:p>[['alberto', 'de', 'angelis', 'was', 'an', 'italian', 'writer', 'mostly', 'remembered', 'for', 'writing', 'a', 'biography']]</text:p>
          </table:table-cell>
          <table:table-cell office:value-type="string" calcext:value-type="string">
            <text:p>['born', 'known', 'as', 'the', 'pen', 'name', 'was', 'a', 'british', 'fiction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hajro_ulqinaku</text:p>
          </table:table-cell>
          <table:table-cell office:value-type="string" calcext:value-type="string">
            <text:p>[['hajro', 'ulqinaku', 'is', 'an', 'albanian', 'writer', 'from', 'ulcinj', 'montenegro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colin_wilson</text:p>
          </table:table-cell>
          <table:table-cell office:value-type="string" calcext:value-type="string">
            <text:p>[['colin', 'henry', 'wilson', 'was', 'an', 'english', 'writer', 'philosopher', 'and', 'novelist', 'he', 'also', 'wrote']]</text:p>
          </table:table-cell>
          <table:table-cell office:value-type="string" calcext:value-type="string">
            <text:p>['writer', 'was', 'a', 'writer', 'and', 'writer']</text:p>
          </table:table-cell>
          <table:table-cell office:value-type="float" office:value="0.016731227054577" calcext:value-type="float">
            <text:p>0.0167312271</text:p>
          </table:table-cell>
          <table:table-cell/>
        </table:table-row>
        <table:table-row table:style-name="ro1">
          <table:table-cell office:value-type="string" calcext:value-type="string">
            <text:p>martin_van_beynen</text:p>
          </table:table-cell>
          <table:table-cell office:value-type="string" calcext:value-type="string">
            <text:p>[['martin', 'van', 'beynen', 'is', 'a', 'new', 'zealand', 'writer', 'print', 'journalist', 'and', 'columnist', 'for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197654418733492" calcext:value-type="float">
            <text:p>0.0197654419</text:p>
          </table:table-cell>
          <table:table-cell/>
        </table:table-row>
        <table:table-row table:style-name="ro1">
          <table:table-cell office:value-type="string" calcext:value-type="string">
            <text:p>antoine_bigot</text:p>
          </table:table-cell>
          <table:table-cell office:value-type="string" calcext:value-type="string">
            <text:p>[['antoine', 'hippolyte', 'bigot', 'february', '27', '1825', 'nimes', '-', 'january', '7', '1897', 'nimes', 'was', 'a']]</text:p>
          </table:table-cell>
          <table:table-cell office:value-type="string" calcext:value-type="string">
            <text:p>['david', 'david', 'was', 'a', 'writer', 'and', 'journalist', 'he', 'is', 'the', 'author', 'of', 'the']</text:p>
          </table:table-cell>
          <table:table-cell office:value-type="float" office:value="0.0304243220949821" calcext:value-type="float">
            <text:p>0.0304243221</text:p>
          </table:table-cell>
          <table:table-cell/>
        </table:table-row>
        <table:table-row table:style-name="ro1">
          <table:table-cell office:value-type="string" calcext:value-type="string">
            <text:p>georgi_vladimov</text:p>
          </table:table-cell>
          <table:table-cell office:value-type="string" calcext:value-type="string">
            <text:p>[['georgi', 'nikolayevich', 'vladimov', 'was', 'a', 'russian', 'dissident', 'write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patrick_califia</text:p>
          </table:table-cell>
          <table:table-cell office:value-type="string" calcext:value-type="string">
            <text:p>[['pat', 'califia', 'is', 'an', 'american', 'writer', 'of', 'non-fiction', 'essays', 'about', 'sexuality', 'and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benjamin_braidley</text:p>
          </table:table-cell>
          <table:table-cell office:value-type="string" calcext:value-type="string">
            <text:p>[['benjamin', 'braidley', 'was', 'an', 'english', 'writer', 'on', 'sunday', 'schools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angela_heywood</text:p>
          </table:table-cell>
          <table:table-cell office:value-type="string" calcext:value-type="string">
            <text:p>[['angela', 'heywood', 'was', 'a', 'radical', 'writer', 'and', 'activist', 'known', 'as', 'a', 'free-love', 'advocate']]</text:p>
          </table:table-cell>
          <table:table-cell office:value-type="string" calcext:value-type="string">
            <text:p>['for', 'a', 'writer', 'and', 'journalist', 'he', 'is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flora_kidd</text:p>
          </table:table-cell>
          <table:table-cell office:value-type="string" calcext:value-type="string">
            <text:p>[['flora', 'kidd', 'nee', 'cartwright', 'was', 'a', 'british-canadian', 'popular', 'writer', 'of', 'over', '70', 'romance']]</text:p>
          </table:table-cell>
          <table:table-cell office:value-type="string" calcext:value-type="string">
            <text:p>['david', 'de', 'de', 'was', 'a', 'french', 'writer', 'of', 'the', 'author', 'of', 'the', 'author', 'of', 'the', 'author']</text:p>
          </table:table-cell>
          <table:table-cell office:value-type="float" office:value="0.0367876324992778" calcext:value-type="float">
            <text:p>0.0367876325</text:p>
          </table:table-cell>
          <table:table-cell/>
        </table:table-row>
        <table:table-row table:style-name="ro1">
          <table:table-cell office:value-type="string" calcext:value-type="string">
            <text:p>semyon_babayevsky</text:p>
          </table:table-cell>
          <table:table-cell office:value-type="string" calcext:value-type="string">
            <text:p>[['semyon', 'petrovich', 'babayevsky', 'was', 'a', 'russian', 'soviet', 'writer', 'three', 'times', 'stalin', 'prize']]</text:p>
          </table:table-cell>
          <table:table-cell office:value-type="string" calcext:value-type="string">
            <text:p>['david', 'de', 'born', 'known', 'as', 'the', 'pen', 'name', 'was', 'a', 'french', 'writer', 'and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devendranath_sharma</text:p>
          </table:table-cell>
          <table:table-cell office:value-type="string" calcext:value-type="string">
            <text:p>[['devendranath', 'sharma', 'was', 'a', 'writer', 'and', 'scholar', 'of', 'hindi', 'literature', 'he', 'was', 'also']]</text:p>
          </table:table-cell>
          <table:table-cell office:value-type="string" calcext:value-type="string">
            <text:p>['is', 'a', 'canadian', 'writer', 'and', 'journalist', 'he', 'is', 'the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darin_strauss</text:p>
          </table:table-cell>
          <table:table-cell office:value-type="string" calcext:value-type="string">
            <text:p>[['darin', 'strauss', 'is', 'a', 'best-selling', 'american', 'writer', 'whose', 'work', 'has', 'earned', 'a', 'number']]</text:p>
          </table:table-cell>
          <table:table-cell office:value-type="string" calcext:value-type="string">
            <text:p>['david', 'david', 'de', 'born', 'in', 'pen', 'name', 'was', 'a', 'french', 'and', 'television', 'fiction', 'writer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anabela_basalo</text:p>
          </table:table-cell>
          <table:table-cell office:value-type="string" calcext:value-type="string">
            <text:p>[['anabela', 'basalo', 'is', 'a', 'serbian', 'write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441162935932271" calcext:value-type="float">
            <text:p>0.0441162936</text:p>
          </table:table-cell>
          <table:table-cell/>
        </table:table-row>
        <table:table-row table:style-name="ro1">
          <table:table-cell office:value-type="string" calcext:value-type="string">
            <text:p>patricia_st.john</text:p>
          </table:table-cell>
          <table:table-cell office:value-type="string" calcext:value-type="string">
            <text:p>[['patricia', 'mary', 'st', 'john', 'was', 'an', 'english', 'writer', 'she', 'worked', 'most', 'of', 'her', 'life', 'as']]</text:p>
          </table:table-cell>
          <table:table-cell office:value-type="string" calcext:value-type="string">
            <text:p>['writer', 'is', 'a', 'author', 'of', 'the', 'author', 'of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barry_turner_:journalist</text:p>
          </table:table-cell>
          <table:table-cell office:value-type="string" calcext:value-type="string">
            <text:p>[['barry', 'turner', 'is', 'a', 'british', 'writer', 'and', 'editor', 'barry', 'turner', 'started', 'his', 'career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gus_john</text:p>
          </table:table-cell>
          <table:table-cell office:value-type="string" calcext:value-type="string">
            <text:p>[['augustine', 'gus', 'john', 'is', 'a', 'grenadian-born', 'award-winning', 'writer', 'education', 'campaigner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490540685774022" calcext:value-type="float">
            <text:p>0.0490540686</text:p>
          </table:table-cell>
          <table:table-cell/>
        </table:table-row>
        <table:table-row table:style-name="ro1">
          <table:table-cell office:value-type="string" calcext:value-type="string">
            <text:p>emily_holton</text:p>
          </table:table-cell>
          <table:table-cell office:value-type="string" calcext:value-type="string">
            <text:p>[['emily', 'holton', 'is', 'a', 'canadian', 'writer', 'and', 'artist']]</text:p>
          </table:table-cell>
          <table:table-cell office:value-type="string" calcext:value-type="string">
            <text:p>['david', 'is', 'a', 'british', 'writer', 'and', 'journalist', 'he', 'is', 'the', 'author', 'of']</text:p>
          </table:table-cell>
          <table:table-cell office:value-type="float" office:value="0.0509411079633964" calcext:value-type="float">
            <text:p>0.050941108</text:p>
          </table:table-cell>
          <table:table-cell/>
        </table:table-row>
        <table:table-row table:style-name="ro1">
          <table:table-cell office:value-type="string" calcext:value-type="string">
            <text:p>hubert_harrison</text:p>
          </table:table-cell>
          <table:table-cell office:value-type="string" calcext:value-type="string">
            <text:p>[['hubert', 'henry', 'harrison', 'was', 'a', 'west', 'indian-american', 'writer', 'orator', 'educator', 'critic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dante_troisi</text:p>
          </table:table-cell>
          <table:table-cell office:value-type="string" calcext:value-type="string">
            <text:p>[['dante', 'troisi', 'was', 'an', 'italian', 'writer', 'and', 'magistrate', 'his', 'writings', 'primarily', 'deal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erico_verissimo</text:p>
          </table:table-cell>
          <table:table-cell office:value-type="string" calcext:value-type="string">
            <text:p>[['erico', 'lopes', 'verissimo', 'was', 'an', 'important', 'brazilian', 'writer', 'born', 'in', 'the', 'state', 'of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20684088400489" calcext:value-type="float">
            <text:p>0.0206840884</text:p>
          </table:table-cell>
          <table:table-cell/>
        </table:table-row>
        <table:table-row table:style-name="ro1">
          <table:table-cell office:value-type="string" calcext:value-type="string">
            <text:p>consuelo_de_saint_exupery</text:p>
          </table:table-cell>
          <table:table-cell office:value-type="string" calcext:value-type="string">
            <text:p>[['consuelo', 'de', 'saint', 'exupery', 'officially', 'consuelo', 'suncin', 'comtesse', 'de', 'saint', 'exupery']]</text:p>
          </table:table-cell>
          <table:table-cell office:value-type="string" calcext:value-type="string">
            <text:p>['writer', 'the', 'author', 'author', 'known', 'as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el_bushnell</text:p>
          </table:table-cell>
          <table:table-cell office:value-type="string" calcext:value-type="string">
            <text:p>[['niel', 'bushnell', 'is', 'an', 'english', 'writer', 'and', 'artist', 'from', 'hartlepool', 'he', 'is', 'the', 'author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211421417143031" calcext:value-type="float">
            <text:p>0.2114214171</text:p>
          </table:table-cell>
          <table:table-cell/>
        </table:table-row>
        <table:table-row table:style-name="ro1">
          <table:table-cell office:value-type="string" calcext:value-type="string">
            <text:p>anil_ghorai</text:p>
          </table:table-cell>
          <table:table-cell office:value-type="string" calcext:value-type="string">
            <text:p>[['anil', 'gharai', 'alt', 'anil', 'gharai', 'anil', 'gharai', 'is', 'a', 'bengali', 'writer', 'from', 'the', 'state']]</text:p>
          </table:table-cell>
          <table:table-cell office:value-type="string" calcext:value-type="string">
            <text:p>['is', 'a', 'writer', 'and', 'journalist']</text:p>
          </table:table-cell>
          <table:table-cell office:value-type="float" office:value="0.0207852347939246" calcext:value-type="float">
            <text:p>0.0207852348</text:p>
          </table:table-cell>
          <table:table-cell/>
        </table:table-row>
        <table:table-row table:style-name="ro1">
          <table:table-cell office:value-type="string" calcext:value-type="string">
            <text:p>melissa_schroeder</text:p>
          </table:table-cell>
          <table:table-cell office:value-type="string" calcext:value-type="string">
            <text:p>[['melissa', 'schroeder', 'is', 'an', 'american', 'writer', 'of', 'romance', 'fiction', 'she', 'has', 'been', 'published']]</text:p>
          </table:table-cell>
          <table:table-cell office:value-type="string" calcext:value-type="string">
            <text:p>['known', 'a', 'french', 'known', 'as', 'the', 'pen', 'name', 'name', 'was', 'a', 'british', 'writer', 'and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michele_jaffe</text:p>
          </table:table-cell>
          <table:table-cell office:value-type="string" calcext:value-type="string">
            <text:p>[['michele', 'sharon', 'jaffe', 'is', 'an', 'american', 'writer', 'she', 'has', 'authored', 'novels', 'in', 'several']]</text:p>
          </table:table-cell>
          <table:table-cell office:value-type="string" calcext:value-type="string">
            <text:p>['david', 'born', 'born', 'in', 'pen', 'name', 'was', 'a', 'in', 'the', 'author', 'of', 'the', 'author', 'of', 'the', 'author']</text:p>
          </table:table-cell>
          <table:table-cell office:value-type="float" office:value="0.0115027836199" calcext:value-type="float">
            <text:p>0.0115027836</text:p>
          </table:table-cell>
          <table:table-cell/>
        </table:table-row>
        <table:table-row table:style-name="ro1">
          <table:table-cell office:value-type="string" calcext:value-type="string">
            <text:p>paola_corso</text:p>
          </table:table-cell>
          <table:table-cell office:value-type="string" calcext:value-type="string">
            <text:p>[['paola', 'corso', 'is', 'an', 'american', 'fiction', 'writer', 'poet', 'and', 'essayist', 'corso', 'is', 'a', 'new']]</text:p>
          </table:table-cell>
          <table:table-cell office:value-type="string" calcext:value-type="string">
            <text:p>['known', 'born', 'in', 'pen', 'name', 'was', 'a']</text:p>
          </table:table-cell>
          <table:table-cell office:value-type="float" office:value="0.0121516624340837" calcext:value-type="float">
            <text:p>0.0121516624</text:p>
          </table:table-cell>
          <table:table-cell/>
        </table:table-row>
        <table:table-row table:style-name="ro1">
          <table:table-cell office:value-type="string" calcext:value-type="string">
            <text:p>roy_bedichek</text:p>
          </table:table-cell>
          <table:table-cell office:value-type="string" calcext:value-type="string">
            <text:p>[['roy', 'bedichek', 'was', 'a', 'texan', 'writer', 'naturalist', 'and', 'educator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andrea_cagan</text:p>
          </table:table-cell>
          <table:table-cell office:value-type="string" calcext:value-type="string">
            <text:p>[['andrea', 'cagan', 'is', 'an', 'american', 'writer', 'and', 'biographer', 'she', 'has', 'edited', 'and', 'collaborated']]</text:p>
          </table:table-cell>
          <table:table-cell office:value-type="string" calcext:value-type="string">
            <text:p>['for', 'a', 'french', 'writer', 'and', 'poet', 'of', 'the', 'author', 'of']</text:p>
          </table:table-cell>
          <table:table-cell office:value-type="float" office:value="0.0330644665412685" calcext:value-type="float">
            <text:p>0.0330644665</text:p>
          </table:table-cell>
          <table:table-cell/>
        </table:table-row>
        <table:table-row table:style-name="ro1">
          <table:table-cell office:value-type="string" calcext:value-type="string">
            <text:p>raja_dhale</text:p>
          </table:table-cell>
          <table:table-cell office:value-type="string" calcext:value-type="string">
            <text:p>[['raja', 'dhale', 'is', 'an', 'indian', 'buddhist', 'writer', 'and', 'activist', 'who', 'was', 'one', 'the', 'original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360902385622207" calcext:value-type="float">
            <text:p>0.0360902386</text:p>
          </table:table-cell>
          <table:table-cell/>
        </table:table-row>
        <table:table-row table:style-name="ro1">
          <table:table-cell office:value-type="string" calcext:value-type="string">
            <text:p>alan_coleman</text:p>
          </table:table-cell>
          <table:table-cell office:value-type="string" calcext:value-type="string">
            <text:p>[['alan', 'james', 'coleman', 'was', 'an', 'english', 'australian', 'tv', 'series', 'writer', 'director', 'and', 'producer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12712983380807" calcext:value-type="float">
            <text:p>0.0127129834</text:p>
          </table:table-cell>
          <table:table-cell/>
        </table:table-row>
        <table:table-row table:style-name="ro1">
          <table:table-cell office:value-type="string" calcext:value-type="string">
            <text:p>gail_simmons</text:p>
          </table:table-cell>
          <table:table-cell office:value-type="string" calcext:value-type="string">
            <text:p>[['gail', 'simmons', 'is', 'a', 'canadian', 'food', 'writer', 'and', 'cookbook', 'author', 'since', 'the', 'shows']]</text:p>
          </table:table-cell>
          <table:table-cell office:value-type="string" calcext:value-type="string">
            <text:p>['david', 'david', 'a', 'french', 'writer', 'and', 'poet', 'of', 'the', 'author', 'of', 'the']</text:p>
          </table:table-cell>
          <table:table-cell office:value-type="float" office:value="0.0416722724769406" calcext:value-type="float">
            <text:p>0.0416722725</text:p>
          </table:table-cell>
          <table:table-cell/>
        </table:table-row>
        <table:table-row table:style-name="ro1">
          <table:table-cell office:value-type="string" calcext:value-type="string">
            <text:p>gabriel_garcia-badell</text:p>
          </table:table-cell>
          <table:table-cell office:value-type="string" calcext:value-type="string">
            <text:p>[['gabriel', 'garcia-badell', 'was', 'a', 'spanish', 'writer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charles_de_lint</text:p>
          </table:table-cell>
          <table:table-cell office:value-type="string" calcext:value-type="string">
            <text:p>[['charles', 'de', 'lint', 'is', 'a', 'canadian', 'writer', 'of', 'dutch', 'origins', 'in', '1974', 'he', 'met', 'maryann']]</text:p>
          </table:table-cell>
          <table:table-cell office:value-type="string" calcext:value-type="string">
            <text:p>['is', 'a', 'canadian', 'writer', 'and', 'journalist', 'he', 'is', 'the', 'author', 'of', 'the']</text:p>
          </table:table-cell>
          <table:table-cell office:value-type="float" office:value="0.182724968023228" calcext:value-type="float">
            <text:p>0.182724968</text:p>
          </table:table-cell>
          <table:table-cell/>
        </table:table-row>
        <table:table-row table:style-name="ro1">
          <table:table-cell office:value-type="string" calcext:value-type="string">
            <text:p>angela_litschev</text:p>
          </table:table-cell>
          <table:table-cell office:value-type="string" calcext:value-type="string">
            <text:p>[['angela', 'litschev', 'is', 'a', 'bulgarian-born', 'german', 'writer', 'and', 'poet']]</text:p>
          </table:table-cell>
          <table:table-cell office:value-type="string" calcext:value-type="string">
            <text:p>['is', 'a', 'french', 'writer', 'and', 'journalist', 'he', 'is']</text:p>
          </table:table-cell>
          <table:table-cell office:value-type="float" office:value="0.073309180733823" calcext:value-type="float">
            <text:p>0.0733091807</text:p>
          </table:table-cell>
          <table:table-cell/>
        </table:table-row>
        <table:table-row table:style-name="ro1">
          <table:table-cell office:value-type="string" calcext:value-type="string">
            <text:p>bwesigye_bwa_mwesigire</text:p>
          </table:table-cell>
          <table:table-cell office:value-type="string" calcext:value-type="string">
            <text:p>[['bwesigye', 'bwa', 'mwesigire', 'is', 'a', 'ugandan', 'writer', 'academic', 'and', 'lawyer', 'and', 'the', 'co-founder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aileen_fisher</text:p>
          </table:table-cell>
          <table:table-cell office:value-type="string" calcext:value-type="string">
            <text:p>[['aileen', 'lucia', 'fisher', 'was', 'an', 'american', 'writer', 'of', 'more', 'than', 'a', 'hundred', 'childrens']]</text:p>
          </table:table-cell>
          <table:table-cell office:value-type="string" calcext:value-type="string">
            <text:p>['david', 'de', 'was', 'a', 'britis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eliza_robertson</text:p>
          </table:table-cell>
          <table:table-cell office:value-type="string" calcext:value-type="string">
            <text:p>[['eliza', 'k', 'robertson', 'is', 'a', 'canadian', 'writer', 'she', 'studied', 'creative', 'writing', 'and', 'political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204480073602184" calcext:value-type="float">
            <text:p>0.2044800736</text:p>
          </table:table-cell>
          <table:table-cell/>
        </table:table-row>
        <table:table-row table:style-name="ro1">
          <table:table-cell office:value-type="string" calcext:value-type="string">
            <text:p>alexander_frater</text:p>
          </table:table-cell>
          <table:table-cell office:value-type="string" calcext:value-type="string">
            <text:p>[['alexander', 'russell', 'frater', 'is', 'a', 'travel', 'writer', 'and', 'journalist']]</text:p>
          </table:table-cell>
          <table:table-cell office:value-type="string" calcext:value-type="string">
            <text:p>['david', 'david', 'born', 'known', 'as', 'the', 'pen', 'name', 'was', 'a', 'british', 'writer', 'and', 'producer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rebecca_stead</text:p>
          </table:table-cell>
          <table:table-cell office:value-type="string" calcext:value-type="string">
            <text:p>[['rebecca', 'stead', 'is', 'an', 'american', 'writer', 'of', 'fiction', 'for', 'children', 'and', 'teens', 'she', 'won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116883964784081" calcext:value-type="float">
            <text:p>0.0116883965</text:p>
          </table:table-cell>
          <table:table-cell/>
        </table:table-row>
        <table:table-row table:style-name="ro1">
          <table:table-cell office:value-type="string" calcext:value-type="string">
            <text:p>peter_marc_jacobson</text:p>
          </table:table-cell>
          <table:table-cell office:value-type="string" calcext:value-type="string">
            <text:p>[['peter', 'marc', 'jacobson', 'is', 'an', 'american', 'television', 'writer', 'director', 'and', 'producer', 'and']]</text:p>
          </table:table-cell>
          <table:table-cell office:value-type="string" calcext:value-type="string">
            <text:p>['is', 'a', 'writer', 'of', 'the', 'author', 'of', 'the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michael_d.ratner</text:p>
          </table:table-cell>
          <table:table-cell office:value-type="string" calcext:value-type="string">
            <text:p>[['michael', 'd', 'ratner', 'is', 'an', 'american', 'writer', 'director', 'and', 'producer', 'he', 'founded', 'obb']]</text:p>
          </table:table-cell>
          <table:table-cell office:value-type="string" calcext:value-type="string">
            <text:p>['michael', 'is', 'a', 'writer', 'of', 'the', 'author', 'of', 'the', 'author', 'of', 'the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barry_oakley</text:p>
          </table:table-cell>
          <table:table-cell office:value-type="string" calcext:value-type="string">
            <text:p>[['barry', 'kingham', 'oakley', 'is', 'an', 'australian', 'writer']]</text:p>
          </table:table-cell>
          <table:table-cell office:value-type="string" calcext:value-type="string">
            <text:p>['david', 'born', 'born', 'in', 'pen', 'name', 'was', 'a', 'french', 'and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nda_silsbe</text:p>
          </table:table-cell>
          <table:table-cell office:value-type="string" calcext:value-type="string">
            <text:p>[['brenda', 'silsbe', 'is', 'a', 'canadian', 'childrens', 'writer']]</text:p>
          </table:table-cell>
          <table:table-cell office:value-type="string" calcext:value-type="string">
            <text:p>['david', 'de', 'was', 'a', 'british', 'writer', 'and', 'journalist', 'he', 'is', 'the', 'author', 'of', 'the', 'author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heather_lewis_:writer</text:p>
          </table:table-cell>
          <table:table-cell office:value-type="string" calcext:value-type="string">
            <text:p>[['heather', 'lewis', 'was', 'an', 'american', 'writer', 'born', 'in', 'bedford', 'new', 'york', 'she', 'attended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edith_pattou</text:p>
          </table:table-cell>
          <table:table-cell office:value-type="string" calcext:value-type="string">
            <text:p>[['edith', 'pattou', 'is', 'an', 'american', 'writer', 'of', 'fantasy', 'fiction', 'including', 'the', 'novel', 'east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patrick_f.mcmanus</text:p>
          </table:table-cell>
          <table:table-cell office:value-type="string" calcext:value-type="string">
            <text:p>[['patrick', 'francis', 'mcmanus', 'is', 'an', 'american', 'humor', 'writer', 'who', 'primarily', 'writes', 'about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michael_j.bird</text:p>
          </table:table-cell>
          <table:table-cell office:value-type="string" calcext:value-type="string">
            <text:p>[['michael', 'j', 'bird', 'was', 'an', 'english', 'writer', 'in', 'addition', 'to', 'several', 'novels', 'he', 'is', 'best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310457805309741" calcext:value-type="float">
            <text:p>0.0310457805</text:p>
          </table:table-cell>
          <table:table-cell/>
        </table:table-row>
        <table:table-row table:style-name="ro1">
          <table:table-cell office:value-type="string" calcext:value-type="string">
            <text:p>andre_jacquemetton</text:p>
          </table:table-cell>
          <table:table-cell office:value-type="string" calcext:value-type="string">
            <text:p>[['he', 'has', 'been', 'nominated', 'for', 'a', 'primetime', 'emmy', 'award', 'for', 'outstanding', 'writing', 'for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alojzy_lysko</text:p>
          </table:table-cell>
          <table:table-cell office:value-type="string" calcext:value-type="string">
            <text:p>[['alojzy', 'lysko', 'is', 'a', 'silesian', 'writer', 'and', 'politician', 'he', 'was', 'elected', 'to', 'the', 'sejm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41315515911063" calcext:value-type="float">
            <text:p>0.0413155159</text:p>
          </table:table-cell>
          <table:table-cell/>
        </table:table-row>
        <table:table-row table:style-name="ro1">
          <table:table-cell office:value-type="string" calcext:value-type="string">
            <text:p>helen_weinzweig</text:p>
          </table:table-cell>
          <table:table-cell office:value-type="string" calcext:value-type="string">
            <text:p>[['helen', 'weinzweig', 'was', 'a', 'canadian', 'writer', 'the', 'author', 'of', 'two', 'novels', 'and', 'a', 'short']]</text:p>
          </table:table-cell>
          <table:table-cell office:value-type="string" calcext:value-type="string">
            <text:p>['is', 'a', 'canadian', 'writer', 'and', 'journalist', 'he', 'is', 'the']</text:p>
          </table:table-cell>
          <table:table-cell office:value-type="float" office:value="0.0773712905841716" calcext:value-type="float">
            <text:p>0.0773712906</text:p>
          </table:table-cell>
          <table:table-cell/>
        </table:table-row>
        <table:table-row table:style-name="ro1">
          <table:table-cell office:value-type="string" calcext:value-type="string">
            <text:p>herman_miller_:writer</text:p>
          </table:table-cell>
          <table:table-cell office:value-type="string" calcext:value-type="string">
            <text:p>[['herman', 'miller', 'was', 'a', 'hollywood', 'writer', 'and', 'producer']]</text:p>
          </table:table-cell>
          <table:table-cell office:value-type="string" calcext:value-type="string">
            <text:p>['writer', 'is', 'a', 'author', 'of', 'the', 'author', 'of', 'the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maria_lima</text:p>
          </table:table-cell>
          <table:table-cell office:value-type="string" calcext:value-type="string">
            <text:p>[['maria', 'lima', 'is', 'the', 'award-nominated', 'writer', 'of', 'the', 'blood', 'lines', 'series', 'published']]</text:p>
          </table:table-cell>
          <table:table-cell office:value-type="string" calcext:value-type="string">
            <text:p>['david', 'de', 'de', 'was', 'a', 'french', 'writer', 'and', 'producer', 'he']</text:p>
          </table:table-cell>
          <table:table-cell office:value-type="float" office:value="0.0172795914295004" calcext:value-type="float">
            <text:p>0.0172795914</text:p>
          </table:table-cell>
          <table:table-cell/>
        </table:table-row>
        <table:table-row table:style-name="ro1">
          <table:table-cell office:value-type="string" calcext:value-type="string">
            <text:p>birgitta_trotzig</text:p>
          </table:table-cell>
          <table:table-cell office:value-type="string" calcext:value-type="string">
            <text:p>[['birgitta', 'trotzig', 'was', 'a', 'swedish', 'writer', 'who', 'was', 'elected', 'to', 'the', 'swedish', 'academy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phyllis_a.whitney</text:p>
          </table:table-cell>
          <table:table-cell office:value-type="string" calcext:value-type="string">
            <text:p>[['phyllis', 'ayame', 'whitney', 'was', 'a', 'japanese-born', 'american', 'mystery', 'writer', 'rare', 'for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251242185473951" calcext:value-type="float">
            <text:p>0.0251242185</text:p>
          </table:table-cell>
          <table:table-cell/>
        </table:table-row>
        <table:table-row table:style-name="ro1">
          <table:table-cell office:value-type="string" calcext:value-type="string">
            <text:p>ricky_lo</text:p>
          </table:table-cell>
          <table:table-cell office:value-type="string" calcext:value-type="string">
            <text:p>[['ricardo', 'f', 'lo', 'popularly', 'known', 'as', 'ricky', 'lo', 'is', 'an', 'entertainment', 'writer', 'showbiz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quentin_lee</text:p>
          </table:table-cell>
          <table:table-cell office:value-type="string" calcext:value-type="string">
            <text:p>[['quentin', 'lee', 'is', 'a', 'canadian', 'film', 'writer', 'and', 'director', 'he', 'is', 'most', 'notable', 'for', 'the']]</text:p>
          </table:table-cell>
          <table:table-cell office:value-type="string" calcext:value-type="string">
            <text:p>['is', 'a', 'writer', 'of', 'the', 'author', 'of', 'the']</text:p>
          </table:table-cell>
          <table:table-cell office:value-type="float" office:value="0.029119237978512" calcext:value-type="float">
            <text:p>0.029119238</text:p>
          </table:table-cell>
          <table:table-cell/>
        </table:table-row>
        <table:table-row table:style-name="ro1">
          <table:table-cell office:value-type="string" calcext:value-type="string">
            <text:p>margarete_kollisch</text:p>
          </table:table-cell>
          <table:table-cell office:value-type="string" calcext:value-type="string">
            <text:p>[['margarete', 'kollisch', 'was', 'an', 'austrian', 'writer', 'and', 'poet', 'who', 'fled', 'from', 'the', 'nazis', 'and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277465708483927" calcext:value-type="float">
            <text:p>0.0277465708</text:p>
          </table:table-cell>
          <table:table-cell/>
        </table:table-row>
        <table:table-row table:style-name="ro1">
          <table:table-cell office:value-type="string" calcext:value-type="string">
            <text:p>mary_elizabeth_mohl</text:p>
          </table:table-cell>
          <table:table-cell office:value-type="string" calcext:value-type="string">
            <text:p>[['mary', 'elizabeth', 'mohl', 'or', 'mary', 'elizabeth', 'clarke', 'was', 'a', 'british', 'writer', 'who', 'was', 'known']]</text:p>
          </table:table-cell>
          <table:table-cell office:value-type="string" calcext:value-type="string">
            <text:p>['is', 'a', 'canadian', 'writer', 'and', 'journalist']</text:p>
          </table:table-cell>
          <table:table-cell office:value-type="float" office:value="0.0127974241600784" calcext:value-type="float">
            <text:p>0.0127974242</text:p>
          </table:table-cell>
          <table:table-cell/>
        </table:table-row>
        <table:table-row table:style-name="ro1">
          <table:table-cell office:value-type="string" calcext:value-type="string">
            <text:p>anslavs_eglitis</text:p>
          </table:table-cell>
          <table:table-cell office:value-type="string" calcext:value-type="string">
            <text:p>[['anslavs', 'eglitis', 'was', 'a', 'latvian', 'writer', 'journalist', 'and', 'painter', 'who', 'became', 'a', 'war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abbasgulu_bakikhanov</text:p>
          </table:table-cell>
          <table:table-cell office:value-type="string" calcext:value-type="string">
            <text:p>[['abbasgulu', 'bakikhanov', 'also', 'known', 'as', 'gudsi', 'was', 'an', 'azerbaijani', 'writer', 'historian']]</text:p>
          </table:table-cell>
          <table:table-cell office:value-type="string" calcext:value-type="string">
            <text:p>['david', 'is', 'a', 'french', 'writer', 'and', 'journalist', 'he', 'is', 'the', 'author', 'of', 'the', 'author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hannah_lowe</text:p>
          </table:table-cell>
          <table:table-cell office:value-type="string" calcext:value-type="string">
            <text:p>[['hannah', 'lowe', 'is', 'a', 'british', 'writer', 'known', 'for', 'her', 'collection', 'of', 'poetry', 'chick', 'and']]</text:p>
          </table:table-cell>
          <table:table-cell office:value-type="string" calcext:value-type="string">
            <text:p>['david', 'david', 'de', 'de', 'was', 'a', 'british', 'writer', 'and', 'journalist', 'he', 'is', 'the', 'author']</text:p>
          </table:table-cell>
          <table:table-cell office:value-type="float" office:value="0.0803227687281531" calcext:value-type="float">
            <text:p>0.0803227687</text:p>
          </table:table-cell>
          <table:table-cell/>
        </table:table-row>
        <table:table-row table:style-name="ro1">
          <table:table-cell office:value-type="string" calcext:value-type="string">
            <text:p>shirrel_rhoades</text:p>
          </table:table-cell>
          <table:table-cell office:value-type="string" calcext:value-type="string">
            <text:p>[['shirrel', 'rhoades', 'is', 'an', 'american', 'writer', 'publisher', 'professor', 'filmmaker', 'and', 'the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240885627048535" calcext:value-type="float">
            <text:p>0.0240885627</text:p>
          </table:table-cell>
          <table:table-cell/>
        </table:table-row>
        <table:table-row table:style-name="ro1">
          <table:table-cell office:value-type="string" calcext:value-type="string">
            <text:p>sara_agnes_rice_pryor</text:p>
          </table:table-cell>
          <table:table-cell office:value-type="string" calcext:value-type="string">
            <text:p>[['sara', 'agnes', 'rice', 'pryor', 'born', 'sara', 'agnes', 'rice', 'was', 'an', 'american', 'writer', 'and', 'community']]</text:p>
          </table:table-cell>
          <table:table-cell office:value-type="string" calcext:value-type="string">
            <text:p>['david', 'is', 'a', 'british', 'writer', 'and', 'journalist', 'he', 'is', 'the', 'author', 'of']</text:p>
          </table:table-cell>
          <table:table-cell office:value-type="float" office:value="0.0304909513555625" calcext:value-type="float">
            <text:p>0.0304909514</text:p>
          </table:table-cell>
          <table:table-cell/>
        </table:table-row>
        <table:table-row table:style-name="ro1">
          <table:table-cell office:value-type="string" calcext:value-type="string">
            <text:p>peter_morgan</text:p>
          </table:table-cell>
          <table:table-cell office:value-type="string" calcext:value-type="string">
            <text:p>[['peter', 'julian', 'robin', 'morgan', 'cbe', 'is', 'a', 'british', 'film', 'writer', 'and', 'playwright', 'morgan']]</text:p>
          </table:table-cell>
          <table:table-cell office:value-type="string" calcext:value-type="string">
            <text:p>['is', 'writer', 'of', 'the', 'author', 'of', 'the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matthew_of_janow</text:p>
          </table:table-cell>
          <table:table-cell office:value-type="string" calcext:value-type="string">
            <text:p>[['matthew', 'of', 'janow', 'was', 'a', 'fourteenth-century', 'bohemian', 'ecclesiastical', 'writer', 'he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maria_antonia_oliver_cabrer</text:p>
          </table:table-cell>
          <table:table-cell office:value-type="string" calcext:value-type="string">
            <text:p>[['maria', 'antonia', 'oliver', 'cabrer', 'is', 'a', 'spanish', 'writer', 'of', 'catalan', 'descent', 'she', 'is', 'a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charles_frederick_williams</text:p>
          </table:table-cell>
          <table:table-cell office:value-type="string" calcext:value-type="string">
            <text:p>[['charles', 'frederick', 'williams', 'was', 'a', 'scottish-irish', 'writer', 'journalist', 'and', 'war', 'correspondent']]</text:p>
          </table:table-cell>
          <table:table-cell office:value-type="string" calcext:value-type="string">
            <text:p>['for', 'a', 'french', 'writer', 'of', 'the', 'author', 'of', 'the', 'author', 'of', 'the', 'author', 'of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george_dohrmann</text:p>
          </table:table-cell>
          <table:table-cell office:value-type="string" calcext:value-type="string">
            <text:p>[['george', 'anderson', 'dohrmann', 'is', 'a', 'contributing', 'writer', 'for', 'sports', 'illustrated', 'the']]</text:p>
          </table:table-cell>
          <table:table-cell office:value-type="string" calcext:value-type="string">
            <text:p>['writer', 'is', 'a', 'writer', 'and', 'journalist', 'he']</text:p>
          </table:table-cell>
          <table:table-cell office:value-type="float" office:value="0.0436558267026263" calcext:value-type="float">
            <text:p>0.0436558267</text:p>
          </table:table-cell>
          <table:table-cell/>
        </table:table-row>
        <table:table-row table:style-name="ro1">
          <table:table-cell office:value-type="string" calcext:value-type="string">
            <text:p>nick_joaquin</text:p>
          </table:table-cell>
          <table:table-cell office:value-type="string" calcext:value-type="string">
            <text:p>[['nicomedes', 'marquez', 'joaquin', 'was', 'a', 'filipino', 'writer', 'historian', 'and', 'journalist', 'best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451688122095475" calcext:value-type="float">
            <text:p>0.0451688122</text:p>
          </table:table-cell>
          <table:table-cell/>
        </table:table-row>
        <table:table-row table:style-name="ro1">
          <table:table-cell office:value-type="string" calcext:value-type="string">
            <text:p>mary_noailles_murfree</text:p>
          </table:table-cell>
          <table:table-cell office:value-type="string" calcext:value-type="string">
            <text:p>[['mary', 'noailles', 'murfree', 'was', 'an', 'american', 'fiction', 'writer', 'of', 'novels', 'and', 'short', 'stories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evan_dunsky</text:p>
          </table:table-cell>
          <table:table-cell office:value-type="string" calcext:value-type="string">
            <text:p>[['evan', 'dunsky', 'is', 'an', 'american', 'television', 'writer', 'producer', 'and', 'director', 'evan', 'dunsky']]</text:p>
          </table:table-cell>
          <table:table-cell office:value-type="string" calcext:value-type="string">
            <text:p>['david', 'de', 'de', 'de', 'name', 'was', 'a', 'british', 'writer', 'and', 'journalist', 'he', 'is', 'the', 'author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nick_walters</text:p>
          </table:table-cell>
          <table:table-cell office:value-type="string" calcext:value-type="string">
            <text:p>[['nick', 'walters', 'is', 'a', 'british', 'writer', 'he', 'has', 'written', 'many', 'spin', 'off', 'novels', 'based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0295032579515" calcext:value-type="float">
            <text:p>0.0202950326</text:p>
          </table:table-cell>
          <table:table-cell/>
        </table:table-row>
        <table:table-row table:style-name="ro1">
          <table:table-cell office:value-type="string" calcext:value-type="string">
            <text:p>evelyne_lallemand</text:p>
          </table:table-cell>
          <table:table-cell office:value-type="string" calcext:value-type="string">
            <text:p>[['evelyne', 'lallemand', 'was', 'a', 'french', 'writer', 'noted', 'for', 'her', 'continuation', 'of', 'enid', 'blytons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adolfo_bioy_casares</text:p>
          </table:table-cell>
          <table:table-cell office:value-type="string" calcext:value-type="string">
            <text:p>[['adolfo', 'bioy', 'casares', 'was', 'an', 'argentine', 'fiction', 'writer', 'journalist', 'and', 'translator', 'he']]</text:p>
          </table:table-cell>
          <table:table-cell office:value-type="string" calcext:value-type="string">
            <text:p>['michael', 'michael', 'michael', 'david', 'was', 'a', 'french', 'writer', 'and', 'journalist', 'he', 'is']</text:p>
          </table:table-cell>
          <table:table-cell office:value-type="float" office:value="0.0254705539816982" calcext:value-type="float">
            <text:p>0.025470554</text:p>
          </table:table-cell>
          <table:table-cell/>
        </table:table-row>
        <table:table-row table:style-name="ro1">
          <table:table-cell office:value-type="string" calcext:value-type="string">
            <text:p>magjan_jumabayev</text:p>
          </table:table-cell>
          <table:table-cell office:value-type="string" calcext:value-type="string">
            <text:p>[['magjan', 'jumabayev', 'was', 'a', 'prominent', 'qazaq', 'writer', 'and', 'pedagogue', 'one', 'of', 'the', 'modern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495569629279099" calcext:value-type="float">
            <text:p>0.0495569629</text:p>
          </table:table-cell>
          <table:table-cell/>
        </table:table-row>
        <table:table-row table:style-name="ro1">
          <table:table-cell office:value-type="string" calcext:value-type="string">
            <text:p>pavan_choudary</text:p>
          </table:table-cell>
          <table:table-cell office:value-type="string" calcext:value-type="string">
            <text:p>[['pavan', 'choudary', 'is', 'an', 'indian', 'writer', 'tv', 'talk', 'show', 'host', 'and', 'ceo', 'he', 'has', 'written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181033989738141" calcext:value-type="float">
            <text:p>0.018103399</text:p>
          </table:table-cell>
          <table:table-cell/>
        </table:table-row>
        <table:table-row table:style-name="ro1">
          <table:table-cell office:value-type="string" calcext:value-type="string">
            <text:p>amy_peikoff</text:p>
          </table:table-cell>
          <table:table-cell office:value-type="string" calcext:value-type="string">
            <text:p>[['amy', 'lynn', 'peikoff', 'is', 'a', 'writer', 'blogger', 'and', 'a', 'professor', 'of', 'philosophy', 'and', 'law']]</text:p>
          </table:table-cell>
          <table:table-cell office:value-type="string" calcext:value-type="string">
            <text:p>['born', 'known', 'known', 'as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nthana_dharmadasa</text:p>
          </table:table-cell>
          <table:table-cell office:value-type="string" calcext:value-type="string">
            <text:p>[['chinthana', 'dharmadasa', 'is', 'a', 'sri', 'lankan', 'writer', 'film', 'director', 'film', 'critic', 'and', 'a']]</text:p>
          </table:table-cell>
          <table:table-cell office:value-type="string" calcext:value-type="string">
            <text:p>['writer', 'was', 'a', 'french', 'and']</text:p>
          </table:table-cell>
          <table:table-cell office:value-type="float" office:value="0.0142762396971973" calcext:value-type="float">
            <text:p>0.0142762397</text:p>
          </table:table-cell>
          <table:table-cell/>
        </table:table-row>
        <table:table-row table:style-name="ro1">
          <table:table-cell office:value-type="string" calcext:value-type="string">
            <text:p>mary_louisa_molesworth</text:p>
          </table:table-cell>
          <table:table-cell office:value-type="string" calcext:value-type="string">
            <text:p>[['mary', 'louisa', 'molesworth', 'nee', 'stewart', 'was', 'an', 'english', 'writer', 'of', 'childrens', 'stories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gabriel_benoist</text:p>
          </table:table-cell>
          <table:table-cell office:value-type="string" calcext:value-type="string">
            <text:p>[['gabriel', 'benoist', 'was', 'a', 'french', 'writer', 'in', 'the', 'cauchois', 'dialect', 'of', 'the', 'norman', 'language', 'he']]</text:p>
          </table:table-cell>
          <table:table-cell office:value-type="string" calcext:value-type="string">
            <text:p>['david', 'is', 'a', 'writer', 'and', 'journalist', 'he', 'is', 'the', 'author', 'of', 'the', 'author', 'of']</text:p>
          </table:table-cell>
          <table:table-cell office:value-type="float" office:value="0.0370130989603699" calcext:value-type="float">
            <text:p>0.037013099</text:p>
          </table:table-cell>
          <table:table-cell/>
        </table:table-row>
        <table:table-row table:style-name="ro1">
          <table:table-cell office:value-type="string" calcext:value-type="string">
            <text:p>michael_krogmann</text:p>
          </table:table-cell>
          <table:table-cell office:value-type="string" calcext:value-type="string">
            <text:p>[['michael', 'krogmann', 'is', 'an', 'american', 'writer', 'and', 'internet', 'personality', 'from', 'pittsburgh']]</text:p>
          </table:table-cell>
          <table:table-cell office:value-type="string" calcext:value-type="string">
            <text:p>['david', 'born', 'known', 'as', 'the', 'pen', 'name', 'was', 'a', 'british', 'writer', 'of', 'the', 'author', 'of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elizabeth_humphreys_penrose</text:p>
          </table:table-cell>
          <table:table-cell office:value-type="string" calcext:value-type="string">
            <text:p>[['elizabeth', 'humphreys', 'penrose', 'is', 'an', 'american', 'writer', 'of', 'poetry', 'in', 'the', 'science', 'fiction']]</text:p>
          </table:table-cell>
          <table:table-cell office:value-type="string" calcext:value-type="string">
            <text:p>['david', 'de', 'was', 'a', 'british', 'writer', 'of', 'the', 'author', 'of', 'the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michael_gilbert</text:p>
          </table:table-cell>
          <table:table-cell office:value-type="string" calcext:value-type="string">
            <text:p>[['michael', 'francis', 'gilbert', 'cbe', 'was', 'a', 'british', 'writer', 'of', 'both', 'fictional', 'mysteries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heidi_w.durrow</text:p>
          </table:table-cell>
          <table:table-cell office:value-type="string" calcext:value-type="string">
            <text:p>[['heidi', 'w', 'durrow', 'is', 'an', 'american', 'writer', 'author', 'of', 'best-seller', 'the', 'girl', 'who', 'fell']]</text:p>
          </table:table-cell>
          <table:table-cell office:value-type="string" calcext:value-type="string">
            <text:p>['david', 'is', 'a', 'writer', 'and', 'journalist', 'he', 'is', 'the', 'author', 'of', 'the', 'author', 'of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henriette_de_coligny_de_la_suze</text:p>
          </table:table-cell>
          <table:table-cell office:value-type="string" calcext:value-type="string">
            <text:p>[['henriette', 'de', 'coligny', 'de', 'la', 'suze', 'was', 'a', 'french', 'writer', 'she', 'was', 'the', 'daughter', 'of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190383785722132" calcext:value-type="float">
            <text:p>0.1903837857</text:p>
          </table:table-cell>
          <table:table-cell/>
        </table:table-row>
        <table:table-row table:style-name="ro1">
          <table:table-cell office:value-type="string" calcext:value-type="string">
            <text:p>megan_williams_:author</text:p>
          </table:table-cell>
          <table:table-cell office:value-type="string" calcext:value-type="string">
            <text:p>[['megan', 'asha', 'williams', 'is', 'a', 'canadian', 'born', 'writer', 'williams', 'published', 'her', 'first']]</text:p>
          </table:table-cell>
          <table:table-cell office:value-type="string" calcext:value-type="string">
            <text:p>['for', 'a', 'russian', 'writer', 'and']</text:p>
          </table:table-cell>
          <table:table-cell office:value-type="float" office:value="0.0157561429638556" calcext:value-type="float">
            <text:p>0.015756143</text:p>
          </table:table-cell>
          <table:table-cell/>
        </table:table-row>
        <table:table-row table:style-name="ro1">
          <table:table-cell office:value-type="string" calcext:value-type="string">
            <text:p>nelson_algren</text:p>
          </table:table-cell>
          <table:table-cell office:value-type="string" calcext:value-type="string">
            <text:p>[['nelson', 'algren', 'was', 'an', 'american', 'writer', 'he', 'may', 'be', 'best', 'known', 'for', 'the', 'man', 'with']]</text:p>
          </table:table-cell>
          <table:table-cell office:value-type="string" calcext:value-type="string">
            <text:p>['is', 'a', 'french', 'and', 'television', 'writer', 'and', 'producer', '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debbie_millman</text:p>
          </table:table-cell>
          <table:table-cell office:value-type="string" calcext:value-type="string">
            <text:p>[['debbie', 'millman', 'is', 'an', 'american', 'writer', 'educator', 'artist', 'and', 'designer', 'who', 'is', 'perhaps']]</text:p>
          </table:table-cell>
          <table:table-cell office:value-type="string" calcext:value-type="string">
            <text:p>['david', 'de', 'was', 'a', 'writer', 'and', 'journalist', 'of', 'the', 'author', 'of', 'the']</text:p>
          </table:table-cell>
          <table:table-cell office:value-type="float" office:value="0.0186364068070666" calcext:value-type="float">
            <text:p>0.0186364068</text:p>
          </table:table-cell>
          <table:table-cell/>
        </table:table-row>
        <table:table-row table:style-name="ro1">
          <table:table-cell office:value-type="string" calcext:value-type="string">
            <text:p>alan_j.porter</text:p>
          </table:table-cell>
          <table:table-cell office:value-type="string" calcext:value-type="string">
            <text:p>[['alan', 'j', 'porter', 'is', 'a', 'writer', 'on', 'popular', 'culture', 'and', 'publishing', 'technology', 'with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222264994623456" calcext:value-type="float">
            <text:p>0.0222264995</text:p>
          </table:table-cell>
          <table:table-cell/>
        </table:table-row>
        <table:table-row table:style-name="ro1">
          <table:table-cell office:value-type="string" calcext:value-type="string">
            <text:p>pat_brown_:criminal_profiler</text:p>
          </table:table-cell>
          <table:table-cell office:value-type="string" calcext:value-type="string">
            <text:p>[['pat', 'brown', 'is', 'an', 'american', 'writer', 'criminal', 'profiler', 'and', 'commentator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peter_tieryas</text:p>
          </table:table-cell>
          <table:table-cell office:value-type="string" calcext:value-type="string">
            <text:p>[['peter', 'tieryas', 'is', 'an', 'asian-american', 'writer', 'he', 'is', 'the', 'author', 'of', 'watering', 'heaven']]</text:p>
          </table:table-cell>
          <table:table-cell office:value-type="string" calcext:value-type="string">
            <text:p>['michael', 'de', 'de', 'born', 'in', 'the', 'pen', 'of', 'the', 'author', 'of', 'the', 'author', 'of', 'the']</text:p>
          </table:table-cell>
          <table:table-cell office:value-type="float" office:value="0.0654186894175444" calcext:value-type="float">
            <text:p>0.0654186894</text:p>
          </table:table-cell>
          <table:table-cell/>
        </table:table-row>
        <table:table-row table:style-name="ro1">
          <table:table-cell office:value-type="string" calcext:value-type="string">
            <text:p>george_kashdan</text:p>
          </table:table-cell>
          <table:table-cell office:value-type="string" calcext:value-type="string">
            <text:p>[['george', 'kashdan', 'was', 'an', 'american', 'comic', 'book', 'writer', 'and', 'editor', 'primarily', 'for', 'dc']]</text:p>
          </table:table-cell>
          <table:table-cell office:value-type="string" calcext:value-type="string">
            <text:p>['david', 'de', 'de', 'de', 'name', 'was', 'a', 'british', 'writer', 'and', 'journalist', 'he', 'is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mend-ooyo_gombojav</text:p>
          </table:table-cell>
          <table:table-cell office:value-type="string" calcext:value-type="string">
            <text:p>[['mend-ooyo', 'gombojav', 'is', 'a', 'mongolian', 'writer', 'poet', 'and', 'calligraphist', 'he', 'was', 'born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174370385423125" calcext:value-type="float">
            <text:p>0.0174370385</text:p>
          </table:table-cell>
          <table:table-cell/>
        </table:table-row>
        <table:table-row table:style-name="ro1">
          <table:table-cell office:value-type="string" calcext:value-type="string">
            <text:p>claudia_jameson</text:p>
          </table:table-cell>
          <table:table-cell office:value-type="string" calcext:value-type="string">
            <text:p>[['claudia', 'jameson', 'was', 'a', 'writer', 'of', '26', 'romance', 'novels', 'from', '1981', 'to', '1991']]</text:p>
          </table:table-cell>
          <table:table-cell office:value-type="string" calcext:value-type="string">
            <text:p>['david', 'de', 'was', 'a', 'writer', 'and', 'journalist', 'of', 'the', 'author', 'of', 'the']</text:p>
          </table:table-cell>
          <table:table-cell office:value-type="float" office:value="0.0833445449538813" calcext:value-type="float">
            <text:p>0.083344545</text:p>
          </table:table-cell>
          <table:table-cell/>
        </table:table-row>
        <table:table-row table:style-name="ro1">
          <table:table-cell office:value-type="string" calcext:value-type="string">
            <text:p>samuel_hopkins_adams</text:p>
          </table:table-cell>
          <table:table-cell office:value-type="string" calcext:value-type="string">
            <text:p>[['samuel', 'hopkins', 'adams', 'was', 'an', 'american', 'writer', 'best', 'known', 'for', 'his', 'investigative']]</text:p>
          </table:table-cell>
          <table:table-cell office:value-type="string" calcext:value-type="string">
            <text:p>['david', 'de', 'was', 'a', 'writer', 'and', 'journalist', 'he', 'is', 'the', 'author', 'of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rikard_spets</text:p>
          </table:table-cell>
          <table:table-cell office:value-type="string" calcext:value-type="string">
            <text:p>[['rikard', 'spets', 'is', 'a', 'norwegian', 'writer', 'from', 'sandefjord', 'he', 'debuted', 'in', '2011', 'with']]</text:p>
          </table:table-cell>
          <table:table-cell office:value-type="string" calcext:value-type="string">
            <text:p>['david', 'de', 'was', 'a', 'british', 'writer', 'of', 'the', 'author', 'of', 'the', 'author', 'of', 'the', 'author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clara_ng</text:p>
          </table:table-cell>
          <table:table-cell office:value-type="string" calcext:value-type="string">
            <text:p>[['clara', 'ng', 'is', 'an', 'indonesian', 'writer', 'who', 'is', 'known', 'for', 'both', 'adult', 'fiction', 'and', 'childrens']]</text:p>
          </table:table-cell>
          <table:table-cell office:value-type="string" calcext:value-type="string">
            <text:p>['david', 'de', 'de', 'de', 'name', 'was', 'a', 'french', 'writer', 'and', 'journalist', 'he', 'is', 'the']</text:p>
          </table:table-cell>
          <table:table-cell office:value-type="float" office:value="0.017502413882487" calcext:value-type="float">
            <text:p>0.0175024139</text:p>
          </table:table-cell>
          <table:table-cell/>
        </table:table-row>
        <table:table-row table:style-name="ro1">
          <table:table-cell office:value-type="string" calcext:value-type="string">
            <text:p>fahmida_riaz</text:p>
          </table:table-cell>
          <table:table-cell office:value-type="string" calcext:value-type="string">
            <text:p>[['fahmida', 'riaz', 'is', 'a', 'progressive', 'urdu', 'writer', 'poet', 'and', 'feminist', 'of', 'pakistan', 'she']]</text:p>
          </table:table-cell>
          <table:table-cell office:value-type="string" calcext:value-type="string">
            <text:p>['canadian', 'michael', 'david', 'david', 'a', 'french', 'writer', 'and', 'journalist', 'he', 'is', 'the']</text:p>
          </table:table-cell>
          <table:table-cell office:value-type="float" office:value="0.0221625475730487" calcext:value-type="float">
            <text:p>0.0221625476</text:p>
          </table:table-cell>
          <table:table-cell/>
        </table:table-row>
        <table:table-row table:style-name="ro1">
          <table:table-cell office:value-type="string" calcext:value-type="string">
            <text:p>florin_pavlovici</text:p>
          </table:table-cell>
          <table:table-cell office:value-type="string" calcext:value-type="string">
            <text:p>[['florin', 'constantin', 'pavlovici', 'is', 'a', 'romanian', 'writer', 'and', 'memoirist', 'pavlovici', 'was']]</text:p>
          </table:table-cell>
          <table:table-cell office:value-type="string" calcext:value-type="string">
            <text:p>['for', 'david', 'born', 'in', 'pen', 'name', 'name', 'was', 'a', 'british', 'fiction', 'writer', 'and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antoine_blondin</text:p>
          </table:table-cell>
          <table:table-cell office:value-type="string" calcext:value-type="string">
            <text:p>[['antoine', 'blondin', 'was', 'a', 'french', 'writer', 'he', 'belonged', 'to', 'the', 'literary', 'group', 'called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21401603033753" calcext:value-type="float">
            <text:p>0.2140160303</text:p>
          </table:table-cell>
          <table:table-cell/>
        </table:table-row>
        <table:table-row table:style-name="ro1">
          <table:table-cell office:value-type="string" calcext:value-type="string">
            <text:p>pedro_de_morales</text:p>
          </table:table-cell>
          <table:table-cell office:value-type="string" calcext:value-type="string">
            <text:p>[['pedro', 'de', 'morales', 'was', 'a', 'spanish', 'religious', 'writer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nikolai_tikhonov_:writer</text:p>
          </table:table-cell>
          <table:table-cell office:value-type="string" calcext:value-type="string">
            <text:p>[['nikolai', 'semenovich', 'tikhonov', 'was', 'a', 'soviet', 'writer', 'and', 'member', 'of', 'the', 'serapion', 'brothers']]</text:p>
          </table:table-cell>
          <table:table-cell office:value-type="string" calcext:value-type="string">
            <text:p>['david', 'was', 'a', 'french', 'writer', 'and', 'journalist']</text:p>
          </table:table-cell>
          <table:table-cell office:value-type="float" office:value="0.0419227981607451" calcext:value-type="float">
            <text:p>0.0419227982</text:p>
          </table:table-cell>
          <table:table-cell/>
        </table:table-row>
        <table:table-row table:style-name="ro1">
          <table:table-cell office:value-type="string" calcext:value-type="string">
            <text:p>francesca_lia_block</text:p>
          </table:table-cell>
          <table:table-cell office:value-type="string" calcext:value-type="string">
            <text:p>[['francesca', 'lia', 'block', 'is', 'an', 'american', 'writer', 'of', 'adult', 'and', 'young-adult', 'literature', 'fiction']]</text:p>
          </table:table-cell>
          <table:table-cell office:value-type="string" calcext:value-type="string">
            <text:p>['writer', 'is', 'a', 'television', 'writer', 'and']</text:p>
          </table:table-cell>
          <table:table-cell office:value-type="float" office:value="0.016731227054577" calcext:value-type="float">
            <text:p>0.0167312271</text:p>
          </table:table-cell>
          <table:table-cell/>
        </table:table-row>
        <table:table-row table:style-name="ro1">
          <table:table-cell office:value-type="string" calcext:value-type="string">
            <text:p>bruno_bernard_:writer</text:p>
          </table:table-cell>
          <table:table-cell office:value-type="string" calcext:value-type="string">
            <text:p>[['bruno', 'bernard', 'joseph', 'odon', 'louis', 'is', 'a', 'writer', 'on', 'international', 'trade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eric_de_kuyper</text:p>
          </table:table-cell>
          <table:table-cell office:value-type="string" calcext:value-type="string">
            <text:p>[['eric', 'de', 'kuyper', 'is', 'a', 'flemish-belgian', 'and', 'dutch', 'writer', 'semiologist', 'art', 'critic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scott_goodall</text:p>
          </table:table-cell>
          <table:table-cell office:value-type="string" calcext:value-type="string">
            <text:p>[['scott', 'goodall', 'was', 'a', 'british', 'comics', 'writer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reuben_gold_thwaites</text:p>
          </table:table-cell>
          <table:table-cell office:value-type="string" calcext:value-type="string">
            <text:p>[['reuben', 'gold', 'thwaites', 'was', 'an', 'american', 'historical', 'writer']]</text:p>
          </table:table-cell>
          <table:table-cell office:value-type="string" calcext:value-type="string">
            <text:p>['david', 'de', 'born', 'known', 'as', 'the', 'pen', 'name', 'name', 'was', 'a', 'writer', 'and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masahiko_shimada</text:p>
          </table:table-cell>
          <table:table-cell office:value-type="string" calcext:value-type="string">
            <text:p>[['masahiko', 'shimada', 'is', 'a', 'japanese', 'writer', 'he', 'began', 'his', 'career', 'as', 'a', 'novelist', 'by']]</text:p>
          </table:table-cell>
          <table:table-cell office:value-type="string" calcext:value-type="string">
            <text:p>['for', 'a', 'french', 'writer', 'and', 'a', 'author', 'of', 'the']</text:p>
          </table:table-cell>
          <table:table-cell office:value-type="float" office:value="0.018107569251105" calcext:value-type="float">
            <text:p>0.0181075693</text:p>
          </table:table-cell>
          <table:table-cell/>
        </table:table-row>
        <table:table-row table:style-name="ro1">
          <table:table-cell office:value-type="string" calcext:value-type="string">
            <text:p>rebecca_solnit</text:p>
          </table:table-cell>
          <table:table-cell office:value-type="string" calcext:value-type="string">
            <text:p>[['rebecca', 'solnit', 'is', 'an', 'american', 'writer', 'she', 'has', 'written', 'on', 'a', 'variety', 'of', 'subjects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15218787864873" calcext:value-type="float">
            <text:p>0.0152187879</text:p>
          </table:table-cell>
          <table:table-cell/>
        </table:table-row>
        <table:table-row table:style-name="ro1">
          <table:table-cell office:value-type="string" calcext:value-type="string">
            <text:p>mark_gruenwald</text:p>
          </table:table-cell>
          <table:table-cell office:value-type="string" calcext:value-type="string">
            <text:p>[['mark', 'e', 'gruenwald', 'was', 'an', 'american', 'comic', 'book', 'writer', 'editor', 'and', 'occasional', 'penciler']]</text:p>
          </table:table-cell>
          <table:table-cell office:value-type="string" calcext:value-type="string">
            <text:p>['is', 'a', 'writer', 'and', 'journalist', 'he', 'is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carmen_dolores</text:p>
          </table:table-cell>
          <table:table-cell office:value-type="string" calcext:value-type="string">
            <text:p>[['emilia', 'moncorvo', 'bandeira', 'de', 'melo', 'was', 'a', 'brazilian', 'writer', 'who', 'commonly', 'wrote', 'unde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18690183721525" calcext:value-type="float">
            <text:p>0.0186901837</text:p>
          </table:table-cell>
          <table:table-cell/>
        </table:table-row>
        <table:table-row table:style-name="ro1">
          <table:table-cell office:value-type="string" calcext:value-type="string">
            <text:p>edmundo_paz_soldan</text:p>
          </table:table-cell>
          <table:table-cell office:value-type="string" calcext:value-type="string">
            <text:p>[['jose', 'edmundo', 'paz-soldan', 'avila', 'is', 'a', 'bolivian', 'writer', 'his', 'work', 'is', 'a', 'prominent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derek_clendening</text:p>
          </table:table-cell>
          <table:table-cell office:value-type="string" calcext:value-type="string">
            <text:p>[['derek', 'clendening', 'is', 'a', 'canadian', 'writer', 'who', 'primarily', 'focuses', 'on', 'horror', 'fiction']]</text:p>
          </table:table-cell>
          <table:table-cell office:value-type="string" calcext:value-type="string">
            <text:p>['michael', 'michael', 'born', 'in', 'pen', 'name', 'name', 'was', 'a', 'french', 'and', 'the', 'author', 'of', 'the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ross_winn</text:p>
          </table:table-cell>
          <table:table-cell office:value-type="string" calcext:value-type="string">
            <text:p>[['ross', 'winn', 'was', 'an', 'american', 'anarchist', 'writer', 'and', 'publisher', 'from', 'texas', 'who', 'was']]</text:p>
          </table:table-cell>
          <table:table-cell office:value-type="string" calcext:value-type="string">
            <text:p>['for', 'a', 'french', 'writer', 'of', 'the', 'new', 'of', 'the', 'author', 'of', 'the']</text:p>
          </table:table-cell>
          <table:table-cell office:value-type="float" office:value="0.0156712876772722" calcext:value-type="float">
            <text:p>0.0156712877</text:p>
          </table:table-cell>
          <table:table-cell/>
        </table:table-row>
        <table:table-row table:style-name="ro1">
          <table:table-cell office:value-type="string" calcext:value-type="string">
            <text:p>barbara_kesel</text:p>
          </table:table-cell>
          <table:table-cell office:value-type="string" calcext:value-type="string">
            <text:p>[['barbara', 'randall', 'kesel', 'is', 'an', 'american', 'writer', 'and', 'editor', 'of', 'comic', 'books', 'her', 'bibliography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61808203044872" calcext:value-type="float">
            <text:p>0.0361808203</text:p>
          </table:table-cell>
          <table:table-cell/>
        </table:table-row>
        <table:table-row table:style-name="ro1">
          <table:table-cell office:value-type="string" calcext:value-type="string">
            <text:p>samuel_richardson</text:p>
          </table:table-cell>
          <table:table-cell office:value-type="string" calcext:value-type="string">
            <text:p>[['samuel', 'richardson', 'was', 'an', '18th-century', 'english', 'writer', 'and', 'printer', 'he', 'is', 'best']]</text:p>
          </table:table-cell>
          <table:table-cell office:value-type="string" calcext:value-type="string">
            <text:p>['david', 'is', 'a', 'british', 'writer', 'and', 'journalist', 'he', 'is', 'the', 'author', 'of', 'the']</text:p>
          </table:table-cell>
          <table:table-cell office:value-type="float" office:value="0.0464668439367002" calcext:value-type="float">
            <text:p>0.0464668439</text:p>
          </table:table-cell>
          <table:table-cell/>
        </table:table-row>
        <table:table-row table:style-name="ro1">
          <table:table-cell office:value-type="string" calcext:value-type="string">
            <text:p>roger_boutet_de_monvel</text:p>
          </table:table-cell>
          <table:table-cell office:value-type="string" calcext:value-type="string">
            <text:p>[['roger', 'boutet', 'de', 'monvel', 'was', 'a', 'french', 'writer', 'of', 'memoirs', 'born', 'on', '4', 'december', '1879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174583253653567" calcext:value-type="float">
            <text:p>0.0174583254</text:p>
          </table:table-cell>
          <table:table-cell/>
        </table:table-row>
        <table:table-row table:style-name="ro1">
          <table:table-cell office:value-type="string" calcext:value-type="string">
            <text:p>michelle_izmaylov</text:p>
          </table:table-cell>
          <table:table-cell office:value-type="string" calcext:value-type="string">
            <text:p>[['michelle', 'izmaylov', 'is', 'a', 'writer', 'of', 'fantasy-fiction', 'books', 'for', 'young', 'adults', 'and']]</text:p>
          </table:table-cell>
          <table:table-cell office:value-type="string" calcext:value-type="string">
            <text:p>['david', 'is', 'a', 'french', 'writer', 'and', 'journalist', 'he', 'is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colin_blumenau</text:p>
          </table:table-cell>
          <table:table-cell office:value-type="string" calcext:value-type="string">
            <text:p>[['colin', 'blumenau', 'is', 'a', 'british', 'writer', 'and', 'theatre', 'director', 'he', 'is', 'the', 'son', 'of', 'tom']]</text:p>
          </table:table-cell>
          <table:table-cell office:value-type="string" calcext:value-type="string">
            <text:p>['writer', 'for', 'a', 'british', 'writer', 'of']</text:p>
          </table:table-cell>
          <table:table-cell office:value-type="float" office:value="0.0484456903197211" calcext:value-type="float">
            <text:p>0.0484456903</text:p>
          </table:table-cell>
          <table:table-cell/>
        </table:table-row>
        <table:table-row table:style-name="ro1">
          <table:table-cell office:value-type="string" calcext:value-type="string">
            <text:p>bob_budiansky</text:p>
          </table:table-cell>
          <table:table-cell office:value-type="string" calcext:value-type="string">
            <text:p>[['bob', 'budiansky', 'is', 'an', 'american', 'comic', 'book', 'writer', 'editor', 'and', 'penciller', 'best', 'known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regis_loisel</text:p>
          </table:table-cell>
          <table:table-cell office:value-type="string" calcext:value-type="string">
            <text:p>[['regis', 'loisel', 'is', 'a', 'french', 'comics', 'writer', 'and', 'artist', 'best', 'known', 'for', 'the', 'long-running']]</text:p>
          </table:table-cell>
          <table:table-cell office:value-type="string" calcext:value-type="string">
            <text:p>['for', 'a', 'british', 'writer', 'of', 'the']</text:p>
          </table:table-cell>
          <table:table-cell office:value-type="float" office:value="0.015218787864873" calcext:value-type="float">
            <text:p>0.0152187879</text:p>
          </table:table-cell>
          <table:table-cell/>
        </table:table-row>
        <table:table-row table:style-name="ro1">
          <table:table-cell office:value-type="string" calcext:value-type="string">
            <text:p>nathan_shaham</text:p>
          </table:table-cell>
          <table:table-cell office:value-type="string" calcext:value-type="string">
            <text:p>[['nathan', 'shaham', 'is', 'an', 'israeli', 'writer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deborah_kimmett</text:p>
          </table:table-cell>
          <table:table-cell office:value-type="string" calcext:value-type="string">
            <text:p>[['deborah', 'kimmett', 'is', 'a', 'canadian', 'writer', 'and', 'comedian', 'originally', 'from', 'napanee', 'ontario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509411079633964" calcext:value-type="float">
            <text:p>0.050941108</text:p>
          </table:table-cell>
          <table:table-cell/>
        </table:table-row>
        <table:table-row table:style-name="ro1">
          <table:table-cell office:value-type="string" calcext:value-type="string">
            <text:p>bhaskar_sunkara</text:p>
          </table:table-cell>
          <table:table-cell office:value-type="string" calcext:value-type="string">
            <text:p>[['bhaskar', 'sunkara', 'is', 'an', 'american', 'political', 'writer', 'editor', 'and', 'publisher', 'of', 'jacobin']]</text:p>
          </table:table-cell>
          <table:table-cell office:value-type="string" calcext:value-type="string">
            <text:p>['writer', 'known', 'as', 'the', 'pen']</text:p>
          </table:table-cell>
          <table:table-cell office:value-type="float" office:value="0.0132492841365312" calcext:value-type="float">
            <text:p>0.0132492841</text:p>
          </table:table-cell>
          <table:table-cell/>
        </table:table-row>
        <table:table-row table:style-name="ro1">
          <table:table-cell office:value-type="string" calcext:value-type="string">
            <text:p>graeme_davis_:game_designer</text:p>
          </table:table-cell>
          <table:table-cell office:value-type="string" calcext:value-type="string">
            <text:p>[['graeme', 'davis', 'is', 'a', 'writer', 'and', 'editor', 'davis', 'has', 'worked', 'extensively', 'in', 'the', 'gaming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81607811464067" calcext:value-type="float">
            <text:p>0.0381607811</text:p>
          </table:table-cell>
          <table:table-cell/>
        </table:table-row>
        <table:table-row table:style-name="ro1">
          <table:table-cell office:value-type="string" calcext:value-type="string">
            <text:p>sheila_stewart_:author</text:p>
          </table:table-cell>
          <table:table-cell office:value-type="string" calcext:value-type="string">
            <text:p>[['sheila', 'stewart', 'was', 'a', 'british', 'writer', 'who', 'chronicled', 'the', 'lives', 'of', 'rural', 'working']]</text:p>
          </table:table-cell>
          <table:table-cell office:value-type="string" calcext:value-type="string">
            <text:p>['david', 'de', 'was', 'a', 'writer', 'and', 'poet', 'he', 'is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festus_iyayi</text:p>
          </table:table-cell>
          <table:table-cell office:value-type="string" calcext:value-type="string">
            <text:p>[['festus', 'iyayi', 'was', 'a', 'nigerian', 'writer', 'known', 'for', 'his', 'radical', 'and', 'sometimes', 'tough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brian_nankervis</text:p>
          </table:table-cell>
          <table:table-cell office:value-type="string" calcext:value-type="string">
            <text:p>[['brian', 'nankervis', 'is', 'an', 'australian', 'writer', 'film', 'and', 'television', 'producer', 'and', 'comedian']]</text:p>
          </table:table-cell>
          <table:table-cell office:value-type="string" calcext:value-type="string">
            <text:p>['for', 'a', 'french', 'writer', 'of', 'the', 'author', 'of', 'the', 'author', 'of', 'the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gerard_de_villiers</text:p>
          </table:table-cell>
          <table:table-cell office:value-type="string" calcext:value-type="string">
            <text:p>[['gerard', 'de', 'villiers', 'was', 'a', 'french', 'writer', 'journalist', 'and', 'publisher', 'whose', 'sas', 'series']]</text:p>
          </table:table-cell>
          <table:table-cell office:value-type="string" calcext:value-type="string">
            <text:p>['david', 'a', 'french', 'writer', 'and', 'poet', 'of', 'the', 'pen', 'of', 'the', 'author', 'of', 'the']</text:p>
          </table:table-cell>
          <table:table-cell office:value-type="float" office:value="0.0759645845365535" calcext:value-type="float">
            <text:p>0.0759645845</text:p>
          </table:table-cell>
          <table:table-cell/>
        </table:table-row>
        <table:table-row table:style-name="ro1">
          <table:table-cell office:value-type="string" calcext:value-type="string">
            <text:p>sam_kieth</text:p>
          </table:table-cell>
          <table:table-cell office:value-type="string" calcext:value-type="string">
            <text:p>[['sam', 'kieth', 'is', 'an', 'american', 'comic', 'book', 'writer', 'and', 'illustrator', 'best', 'known', 'as', 'the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360902385622207" calcext:value-type="float">
            <text:p>0.0360902386</text:p>
          </table:table-cell>
          <table:table-cell/>
        </table:table-row>
        <table:table-row table:style-name="ro1">
          <table:table-cell office:value-type="string" calcext:value-type="string">
            <text:p>rosanna_eleanor_leprohon</text:p>
          </table:table-cell>
          <table:table-cell office:value-type="string" calcext:value-type="string">
            <text:p>[['rosanna', 'eleanor', 'leprohon', 'born', 'rosanna', 'eleanor', 'mullins', 'was', 'a', 'canadian', 'writer']]</text:p>
          </table:table-cell>
          <table:table-cell office:value-type="string" calcext:value-type="string">
            <text:p>['is', 'a', 'writer', 'of', 'the', 'author', 'of', 'the', 'author', 'of']</text:p>
          </table:table-cell>
          <table:table-cell office:value-type="float" office:value="0.0227101716426644" calcext:value-type="float">
            <text:p>0.0227101716</text:p>
          </table:table-cell>
          <table:table-cell/>
        </table:table-row>
        <table:table-row table:style-name="ro1">
          <table:table-cell office:value-type="string" calcext:value-type="string">
            <text:p>michel_rodange</text:p>
          </table:table-cell>
          <table:table-cell office:value-type="string" calcext:value-type="string">
            <text:p>[['michel', 'rodange', 'was', 'a', 'luxembourgian', 'writer', 'and', 'poet', 'best', 'known', 'for', 'writing', 'luxembourgs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mark_waid</text:p>
          </table:table-cell>
          <table:table-cell office:value-type="string" calcext:value-type="string">
            <text:p>[['mark', 'waid', 'is', 'an', 'eisner', 'award-winning', 'american', 'comic', 'book', 'writer', 'known', 'for', 'his']]</text:p>
          </table:table-cell>
          <table:table-cell office:value-type="string" calcext:value-type="string">
            <text:p>['david', 'de', 'de', 'de', 'was', 'a', 'british', 'writer', 'and', 'journalist', 'he', 'is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francisco_alarcon_estaba</text:p>
          </table:table-cell>
          <table:table-cell office:value-type="string" calcext:value-type="string">
            <text:p>[['francisco', 'de', 'asis', 'alarcon', 'estaba', 'is', 'a', 'venezuelan', 'writer', 'and', 'poetat', 'age', 'of', '21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82565596776716" calcext:value-type="float">
            <text:p>0.0382565597</text:p>
          </table:table-cell>
          <table:table-cell/>
        </table:table-row>
        <table:table-row table:style-name="ro1">
          <table:table-cell office:value-type="string" calcext:value-type="string">
            <text:p>nathan_burgoine</text:p>
          </table:table-cell>
          <table:table-cell office:value-type="string" calcext:value-type="string">
            <text:p>[['nathan', 'burgoine', 'is', 'a', 'canadian', 'writer', 'his', 'debut', 'novel', 'light', 'was', 'a', 'shortlisted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diane_fanning</text:p>
          </table:table-cell>
          <table:table-cell office:value-type="string" calcext:value-type="string">
            <text:p>[['diane', 'fanning', 'is', 'an', 'american', 'crime', 'writer', 'and', 'author', 'who', 'writes', 'nonfiction', 'and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phillips_lord</text:p>
          </table:table-cell>
          <table:table-cell office:value-type="string" calcext:value-type="string">
            <text:p>[['phillips', 'haynes', 'lord', 'was', 'an', 'american', 'radio', 'program', 'writer', 'creator', 'producer', 'and']]</text:p>
          </table:table-cell>
          <table:table-cell office:value-type="string" calcext:value-type="string">
            <text:p>['david', 'de', 'de', 'was', 'a', 'writer', 'and', 'journalist', 'he', 'is', 'the']</text:p>
          </table:table-cell>
          <table:table-cell office:value-type="float" office:value="0.0226525815078816" calcext:value-type="float">
            <text:p>0.0226525815</text:p>
          </table:table-cell>
          <table:table-cell/>
        </table:table-row>
        <table:table-row table:style-name="ro1">
          <table:table-cell office:value-type="string" calcext:value-type="string">
            <text:p>hrvoje_hitrec</text:p>
          </table:table-cell>
          <table:table-cell office:value-type="string" calcext:value-type="string">
            <text:p>[['hrvoje', 'hitrec', 'is', 'a', 'croatian', 'writer', 'and', 'politician', 'he', 'is', 'notable', 'for', 'his', 'works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526964716543494" calcext:value-type="float">
            <text:p>0.0526964717</text:p>
          </table:table-cell>
          <table:table-cell/>
        </table:table-row>
        <table:table-row table:style-name="ro1">
          <table:table-cell office:value-type="string" calcext:value-type="string">
            <text:p>mark_richard</text:p>
          </table:table-cell>
          <table:table-cell office:value-type="string" calcext:value-type="string">
            <text:p>[['mark', 'richard', 'is', 'an', 'american', 'short', 'story', 'writer', 'novelist', 'screenwriter', 'and', 'poet', 'he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fred_davis_:entrepreneur</text:p>
          </table:table-cell>
          <table:table-cell office:value-type="string" calcext:value-type="string">
            <text:p>[['frederic', 'emery', 'davis', 'known', 'as', 'fred', 'davis', 'is', 'a', 'veteran', 'us', 'technology', 'writer', 'and']]</text:p>
          </table:table-cell>
          <table:table-cell office:value-type="string" calcext:value-type="string">
            <text:p>['david', 'david', 'was', 'a', 'writer', 'and', 'journalist', 'he', 'is', 'the', 'author', 'of']</text:p>
          </table:table-cell>
          <table:table-cell office:value-type="float" office:value="0.0362600562952368" calcext:value-type="float">
            <text:p>0.0362600563</text:p>
          </table:table-cell>
          <table:table-cell/>
        </table:table-row>
        <table:table-row table:style-name="ro1">
          <table:table-cell office:value-type="string" calcext:value-type="string">
            <text:p>amber_benson</text:p>
          </table:table-cell>
          <table:table-cell office:value-type="string" calcext:value-type="string">
            <text:p>[['amber', 'nicole', 'benson', 'is', 'an', 'american', 'writer', 'author', 'director', 'producer', 'and', 'actress', 'she']]</text:p>
          </table:table-cell>
          <table:table-cell office:value-type="string" calcext:value-type="string">
            <text:p>['for', 'a', 'french', 'and', 'the', 'author', 'of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august_alle</text:p>
          </table:table-cell>
          <table:table-cell office:value-type="string" calcext:value-type="string">
            <text:p>[['august', 'alle', 'was', 'an', 'estonian', 'writer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richard_moore_:comics</text:p>
          </table:table-cell>
          <table:table-cell office:value-type="string" calcext:value-type="string">
            <text:p>[['richard', 'moore', 'is', 'an', 'american', 'writer', 'and', 'artist', 'of', 'comic', 'books', 'his', 'published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shanta_gokhale</text:p>
          </table:table-cell>
          <table:table-cell office:value-type="string" calcext:value-type="string">
            <text:p>[['shanta', 'gokhale', 'is', 'an', 'indian', 'writer', 'translator', 'journalist', 'and', 'theatre', 'critic']]</text:p>
          </table:table-cell>
          <table:table-cell office:value-type="string" calcext:value-type="string">
            <text:p>['david', 'was', 'a', 'french', 'writer', 'and', 'journalist']</text:p>
          </table:table-cell>
          <table:table-cell office:value-type="float" office:value="0.0245494754402351" calcext:value-type="float">
            <text:p>0.0245494754</text:p>
          </table:table-cell>
          <table:table-cell/>
        </table:table-row>
        <table:table-row table:style-name="ro1">
          <table:table-cell office:value-type="string" calcext:value-type="string">
            <text:p>ronald_kirkbride</text:p>
          </table:table-cell>
          <table:table-cell office:value-type="string" calcext:value-type="string">
            <text:p>[['ronald', 'de', 'levington', 'kirkbride', 'was', 'a', 'writer', 'of', 'escapist', 'romances', 'westerns', 'and']]</text:p>
          </table:table-cell>
          <table:table-cell office:value-type="string" calcext:value-type="string">
            <text:p>['david', 'de', 'born', 'known', 'as', 'the', 'pen', 'name', 'was', 'a', 'british', 'writer', 'of', 'the', 'author']</text:p>
          </table:table-cell>
          <table:table-cell office:value-type="float" office:value="0.0417988204921686" calcext:value-type="float">
            <text:p>0.0417988205</text:p>
          </table:table-cell>
          <table:table-cell/>
        </table:table-row>
        <table:table-row table:style-name="ro1">
          <table:table-cell office:value-type="string" calcext:value-type="string">
            <text:p>martin_kihn</text:p>
          </table:table-cell>
          <table:table-cell office:value-type="string" calcext:value-type="string">
            <text:p>[['martin', 'kihn', 'is', 'an', 'american', 'writer', 'and', 'digital', 'marketer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herbert_achternbusch</text:p>
          </table:table-cell>
          <table:table-cell office:value-type="string" calcext:value-type="string">
            <text:p>[['herbert', 'achternbusch', 'is', 'a', 'german', 'writer', 'painter', 'and', 'filmmaker', 'his', 'anarchist']]</text:p>
          </table:table-cell>
          <table:table-cell office:value-type="string" calcext:value-type="string">
            <text:p>['writer', 'is', 'a', 'writer', 'of', 'the', 'author', 'of', 'the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annette_von_droste-hulshoff</text:p>
          </table:table-cell>
          <table:table-cell office:value-type="string" calcext:value-type="string">
            <text:p>[['anna', 'elisabeth', 'franziska', 'adolphine', 'wilhelmine', 'louise', 'maria', 'freiin', 'von', 'droste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ia_sherman</text:p>
          </table:table-cell>
          <table:table-cell office:value-type="string" calcext:value-type="string">
            <text:p>[['cordelia', 'caroline', 'sherman', 'known', 'professionally', 'as', 'delia', 'sherman', 'is', 'a', 'fantasy']]</text:p>
          </table:table-cell>
          <table:table-cell office:value-type="string" calcext:value-type="string">
            <text:p>['is', 'a', 'canadian', 'television']</text:p>
          </table:table-cell>
          <table:table-cell office:value-type="float" office:value="0.0295249618523868" calcext:value-type="float">
            <text:p>0.0295249619</text:p>
          </table:table-cell>
          <table:table-cell/>
        </table:table-row>
        <table:table-row table:style-name="ro1">
          <table:table-cell office:value-type="string" calcext:value-type="string">
            <text:p>colin_beavan</text:p>
          </table:table-cell>
          <table:table-cell office:value-type="string" calcext:value-type="string">
            <text:p>[['colin', 'beavan', 'is', 'an', 'american', 'non-fiction', 'writer', 'and', 'internet', 'blogger', 'noted', 'fo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402826192796942" calcext:value-type="float">
            <text:p>0.0402826193</text:p>
          </table:table-cell>
          <table:table-cell/>
        </table:table-row>
        <table:table-row table:style-name="ro1">
          <table:table-cell office:value-type="string" calcext:value-type="string">
            <text:p>marguerite_florence_laura_jarvis</text:p>
          </table:table-cell>
          <table:table-cell office:value-type="string" calcext:value-type="string">
            <text:p>[['marguerite', 'florence', 'laura', 'jarvis', 'also', 'known', 'under', 'the', 'pseudonym', 'of', 'oliver', 'sandys']]</text:p>
          </table:table-cell>
          <table:table-cell office:value-type="string" calcext:value-type="string">
            <text:p>['is', 'a', 'french', 'writer', 'and', 'journalist', '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xander_mazin</text:p>
          </table:table-cell>
          <table:table-cell office:value-type="string" calcext:value-type="string">
            <text:p>[['alexander', 'vladimirovich', 'mazin', 'is', 'a', 'ukrainian-born', 'russian', 'writer', 'poet', 'and', 'songwriter']]</text:p>
          </table:table-cell>
          <table:table-cell office:value-type="string" calcext:value-type="string">
            <text:p>['for', 'a', 'french', 'writer', 'and', 'journalist']</text:p>
          </table:table-cell>
          <table:table-cell office:value-type="float" office:value="0.0233503083643042" calcext:value-type="float">
            <text:p>0.0233503084</text:p>
          </table:table-cell>
          <table:table-cell/>
        </table:table-row>
        <table:table-row table:style-name="ro1">
          <table:table-cell office:value-type="string" calcext:value-type="string">
            <text:p>boisnard_philippe</text:p>
          </table:table-cell>
          <table:table-cell office:value-type="string" calcext:value-type="string">
            <text:p>[['boisnard', 'philippe', 'born', 'july', '18', '1971', 'in', 'paris', 'is', 'a', 'french', 'writer', 'and', 'multimedia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matt_nix</text:p>
          </table:table-cell>
          <table:table-cell office:value-type="string" calcext:value-type="string">
            <text:p>[['matthew', 'e', 'matt', 'nix', 'is', 'an', 'american', 'writer', 'producer', 'and', 'director', 'he', 'is', 'best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choi_in-hun</text:p>
          </table:table-cell>
          <table:table-cell office:value-type="string" calcext:value-type="string">
            <text:p>[['choi', 'in-hun', 'is', 'a', 'south', 'korean', 'writer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315598453911295" calcext:value-type="float">
            <text:p>0.0315598454</text:p>
          </table:table-cell>
          <table:table-cell/>
        </table:table-row>
        <table:table-row table:style-name="ro1">
          <table:table-cell office:value-type="string" calcext:value-type="string">
            <text:p>dirk_philips</text:p>
          </table:table-cell>
          <table:table-cell office:value-type="string" calcext:value-type="string">
            <text:p>[['dirk', 'philips', 'was', 'an', 'early', 'anabaptist', 'writer', 'and', 'theologian', 'he', 'was', 'one', 'of', 'the']]</text:p>
          </table:table-cell>
          <table:table-cell office:value-type="string" calcext:value-type="string">
            <text:p>['known', 'a', 'french', 'was', 'a', 'french', 'writer', 'and', 'journalist', 'he', 'is', 'the', 'author', 'of', 'the']</text:p>
          </table:table-cell>
          <table:table-cell office:value-type="float" office:value="0.0437481143122465" calcext:value-type="float">
            <text:p>0.0437481143</text:p>
          </table:table-cell>
          <table:table-cell/>
        </table:table-row>
        <table:table-row table:style-name="ro1">
          <table:table-cell office:value-type="string" calcext:value-type="string">
            <text:p>peter_hogan</text:p>
          </table:table-cell>
          <table:table-cell office:value-type="string" calcext:value-type="string">
            <text:p>[['peter', 'kenneth', 'hogan', 'is', 'an', 'english', 'writer', 'and', 'comics', 'creator', 'who', 'started', 'out']]</text:p>
          </table:table-cell>
          <table:table-cell office:value-type="string" calcext:value-type="string">
            <text:p>['for', 'a', 'british', 'a', 'britis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adelaide_manning</text:p>
          </table:table-cell>
          <table:table-cell office:value-type="string" calcext:value-type="string">
            <text:p>[['elizabeth', 'adelaide', 'manning', 'was', 'a', 'british', 'writer', 'and', 'editor', 'she', 'championed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44939163285563" calcext:value-type="float">
            <text:p>0.0449391633</text:p>
          </table:table-cell>
          <table:table-cell/>
        </table:table-row>
        <table:table-row table:style-name="ro1">
          <table:table-cell office:value-type="string" calcext:value-type="string">
            <text:p>bill_brittain</text:p>
          </table:table-cell>
          <table:table-cell office:value-type="string" calcext:value-type="string">
            <text:p>[['william', 'e', 'bill', 'brittain', 'was', 'an', 'american', 'writer', 'he', 'is', 'best', 'known', 'for', 'work', 'set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herbert_leslie_gee</text:p>
          </table:table-cell>
          <table:table-cell office:value-type="string" calcext:value-type="string">
            <text:p>[['herbert', 'leslie', 'gee', 'was', 'a', 'prolific', 'english', 'writer', 'mostly', 'about', 'the', 'coast', 'and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curt_goetz</text:p>
          </table:table-cell>
          <table:table-cell office:value-type="string" calcext:value-type="string">
            <text:p>[['curt', 'goetz', 'born', 'kurt', 'walter', 'gotz', 'was', 'a', 'swiss', 'german', 'writer', 'actor', 'and', 'film', 'director', 'curt']]</text:p>
          </table:table-cell>
          <table:table-cell office:value-type="string" calcext:value-type="string">
            <text:p>['is', 'a', 'writer', 'of', 'the', 'author', 'of']</text:p>
          </table:table-cell>
          <table:table-cell office:value-type="float" office:value="0.0108594807002176" calcext:value-type="float">
            <text:p>0.0108594807</text:p>
          </table:table-cell>
          <table:table-cell/>
        </table:table-row>
        <table:table-row table:style-name="ro1">
          <table:table-cell office:value-type="string" calcext:value-type="string">
            <text:p>andres_henestrosa</text:p>
          </table:table-cell>
          <table:table-cell office:value-type="string" calcext:value-type="string">
            <text:p>[['andres', 'henestrosa', 'morales', 'was', 'a', 'mexican', 'writer', 'and', 'politician', 'in', 'addition', 'to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ruth_roche_:comics</text:p>
          </table:table-cell>
          <table:table-cell office:value-type="string" calcext:value-type="string">
            <text:p>[['ruth', 'ann', 'roche', 'also', 'credited', 'as', 'r', 'a', 'roche', 'and', 'rod', 'roche', 'was', 'a', 'writer', 'and', 'editor']]</text:p>
          </table:table-cell>
          <table:table-cell office:value-type="string" calcext:value-type="string">
            <text:p>['writer', 'known', 'known', 'as']</text:p>
          </table:table-cell>
          <table:table-cell office:value-type="float" office:value="0.00370465373962529" calcext:value-type="float">
            <text:p>0.0037046537</text:p>
          </table:table-cell>
          <table:table-cell/>
        </table:table-row>
        <table:table-row table:style-name="ro1">
          <table:table-cell office:value-type="string" calcext:value-type="string">
            <text:p>antonia_hodgson</text:p>
          </table:table-cell>
          <table:table-cell office:value-type="string" calcext:value-type="string">
            <text:p>[['antonia', 'hodgson', 'is', 'a', 'british', 'historical', 'crime', 'writer', 'and', 'publisher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outi_alanne</text:p>
          </table:table-cell>
          <table:table-cell office:value-type="string" calcext:value-type="string">
            <text:p>[['outi', 'alanne', 'is', 'a', 'finnish', 'writer', 'also', 'known', 'by', 'the', 'pseudonym', 'neitinaru', 'in', '1995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alf_prysen</text:p>
          </table:table-cell>
          <table:table-cell office:value-type="string" calcext:value-type="string">
            <text:p>[['alf', 'prysen', 'was', 'a', 'writer', 'and', 'musician', 'from', 'norway', 'his', 'mrs', 'pepperpot', 'books', 'established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427180251358198" calcext:value-type="float">
            <text:p>0.0427180251</text:p>
          </table:table-cell>
          <table:table-cell/>
        </table:table-row>
        <table:table-row table:style-name="ro1">
          <table:table-cell office:value-type="string" calcext:value-type="string">
            <text:p>amy_keating_rogers</text:p>
          </table:table-cell>
          <table:table-cell office:value-type="string" calcext:value-type="string">
            <text:p>[['amy', 'keating', 'rogers', 'is', 'an', 'american', 'television', 'writer', 'who', 'has', 'contributed', 'to', 'several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cornelia_meigs</text:p>
          </table:table-cell>
          <table:table-cell office:value-type="string" calcext:value-type="string">
            <text:p>[['cornelia', 'lynde', 'meigs', 'was', 'an', 'american', 'writer', 'of', 'fiction', 'and', 'biography', 'for', 'children']]</text:p>
          </table:table-cell>
          <table:table-cell office:value-type="string" calcext:value-type="string">
            <text:p>['is', 'a', 'canadian', 'fiction', 'writer', 'and']</text:p>
          </table:table-cell>
          <table:table-cell office:value-type="float" office:value="0.016731227054577" calcext:value-type="float">
            <text:p>0.0167312271</text:p>
          </table:table-cell>
          <table:table-cell/>
        </table:table-row>
        <table:table-row table:style-name="ro1">
          <table:table-cell office:value-type="string" calcext:value-type="string">
            <text:p>ntone_edjabe</text:p>
          </table:table-cell>
          <table:table-cell office:value-type="string" calcext:value-type="string">
            <text:p>[['ntone', 'edjabe', 'is', 'a', 'cameroonian', 'writer', 'journalist', 'dj', 'and', 'founding', 'editor', 'of', 'chimurenga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223550930962921" calcext:value-type="float">
            <text:p>0.0223550931</text:p>
          </table:table-cell>
          <table:table-cell/>
        </table:table-row>
        <table:table-row table:style-name="ro1">
          <table:table-cell office:value-type="string" calcext:value-type="string">
            <text:p>hartzell_spence</text:p>
          </table:table-cell>
          <table:table-cell office:value-type="string" calcext:value-type="string">
            <text:p>[['john', 'hartzell', 'spence', 'was', 'an', 'american', 'writer', 'and', 'founding', 'editor', 'of', 'yank', 'the']]</text:p>
          </table:table-cell>
          <table:table-cell office:value-type="string" calcext:value-type="string">
            <text:p>['david', 'de', 'was', 'a', 'writer', 'and', 'journalist', 'of', 'the', 'author', 'of', 'the']</text:p>
          </table:table-cell>
          <table:table-cell office:value-type="float" office:value="0.0416722724769406" calcext:value-type="float">
            <text:p>0.0416722725</text:p>
          </table:table-cell>
          <table:table-cell/>
        </table:table-row>
        <table:table-row table:style-name="ro1">
          <table:table-cell office:value-type="string" calcext:value-type="string">
            <text:p>alix_bosco</text:p>
          </table:table-cell>
          <table:table-cell office:value-type="string" calcext:value-type="string">
            <text:p>[['alix', 'bosco', 'is', 'a', 'crime', 'fiction', 'writer', 'from', 'auckland', 'new', 'zealand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441162935932271" calcext:value-type="float">
            <text:p>0.0441162936</text:p>
          </table:table-cell>
          <table:table-cell/>
        </table:table-row>
        <table:table-row table:style-name="ro1">
          <table:table-cell office:value-type="string" calcext:value-type="string">
            <text:p>berta_golob</text:p>
          </table:table-cell>
          <table:table-cell office:value-type="string" calcext:value-type="string">
            <text:p>[['berta', 'golob', 'is', 'a', 'slovene', 'writer', 'and', 'poet', 'a', 'retired', 'teacher', 'and', 'librarian', 'golob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431207169366948" calcext:value-type="float">
            <text:p>0.0431207169</text:p>
          </table:table-cell>
          <table:table-cell/>
        </table:table-row>
        <table:table-row table:style-name="ro1">
          <table:table-cell office:value-type="string" calcext:value-type="string">
            <text:p>hsiao-hung_pai</text:p>
          </table:table-cell>
          <table:table-cell office:value-type="string" calcext:value-type="string">
            <text:p>[['hsiao-hung', 'pai', 'is', 'a', 'writer', 'best', 'known', 'for', 'her', 'books', 'chinese', 'whispers', 'the', 'true']]</text:p>
          </table:table-cell>
          <table:table-cell office:value-type="string" calcext:value-type="string">
            <text:p>['for', 'david', 'a', 'french', 'writer', 'and', 'journalist', 'he', 'is', 'the']</text:p>
          </table:table-cell>
          <table:table-cell office:value-type="float" office:value="0.0211551970154596" calcext:value-type="float">
            <text:p>0.021155197</text:p>
          </table:table-cell>
          <table:table-cell/>
        </table:table-row>
        <table:table-row table:style-name="ro1">
          <table:table-cell office:value-type="string" calcext:value-type="string">
            <text:p>georges_dessommes</text:p>
          </table:table-cell>
          <table:table-cell office:value-type="string" calcext:value-type="string">
            <text:p>[['georges', 'dessommes', 'was', 'an', 'american', 'french', 'language', 'writer', 'he', 'was', 'edouard', 'dessommes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otto_rahn</text:p>
          </table:table-cell>
          <table:table-cell office:value-type="string" calcext:value-type="string">
            <text:p>[['otto', 'wilhelm', 'rahn', 'was', 'a', 'german', 'writer', 'medievalist', 'ariosophist', 'and', 'an', 'obersturmfuhrer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christina_m.kim</text:p>
          </table:table-cell>
          <table:table-cell office:value-type="string" calcext:value-type="string">
            <text:p>[['christina', 'm', 'kim', 'is', 'an', 'american', 'television', 'writer', 'in', 'the', '2005-06', 'television']]</text:p>
          </table:table-cell>
          <table:table-cell office:value-type="string" calcext:value-type="string">
            <text:p>['writer', 'is', 'a', 'author', 'of', 'the', 'author', 'of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armitage_trail</text:p>
          </table:table-cell>
          <table:table-cell office:value-type="string" calcext:value-type="string">
            <text:p>[['armitage', 'trail', 'was', 'an', 'american', 'crime', 'writer', 'best', 'known', 'for', 'his', '1929', 'novel', 'scarface']]</text:p>
          </table:table-cell>
          <table:table-cell office:value-type="string" calcext:value-type="string">
            <text:p>['david', 'david', 'born', 'born', 'in', 'pen', 'name', 'was', 'a', 'author', 'and', 'a', 'author', 'of', 'the', 'author']</text:p>
          </table:table-cell>
          <table:table-cell office:value-type="float" office:value="0.0123006862884638" calcext:value-type="float">
            <text:p>0.0123006863</text:p>
          </table:table-cell>
          <table:table-cell/>
        </table:table-row>
        <table:table-row table:style-name="ro1">
          <table:table-cell office:value-type="string" calcext:value-type="string">
            <text:p>aglaia_kremezi</text:p>
          </table:table-cell>
          <table:table-cell office:value-type="string" calcext:value-type="string">
            <text:p>[['aglaia', 'kremezi', 'is', 'a', 'greek', 'food', 'writer', 'and', 'journalist', 'often', 'considered', 'one', 'of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840686322441504" calcext:value-type="float">
            <text:p>0.0840686322</text:p>
          </table:table-cell>
          <table:table-cell/>
        </table:table-row>
        <table:table-row table:style-name="ro1">
          <table:table-cell office:value-type="string" calcext:value-type="string">
            <text:p>neela_padmanabhan</text:p>
          </table:table-cell>
          <table:table-cell office:value-type="string" calcext:value-type="string">
            <text:p>[['neela', 'padmanabhan', 'is', 'a', 'tamil', 'writer', 'from', 'nagercoil', 'india', 'he', 'also', 'writes', 'in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dionis_bubani</text:p>
          </table:table-cell>
          <table:table-cell office:value-type="string" calcext:value-type="string">
            <text:p>[['dionis', 'bubani', 'was', 'an', 'albanian', 'writer', 'playwright', 'humorist', 'and', 'translator', 'he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66583768170289" calcext:value-type="float">
            <text:p>0.0266583768</text:p>
          </table:table-cell>
          <table:table-cell/>
        </table:table-row>
        <table:table-row table:style-name="ro1">
          <table:table-cell office:value-type="string" calcext:value-type="string">
            <text:p>felicia_bond</text:p>
          </table:table-cell>
          <table:table-cell office:value-type="string" calcext:value-type="string">
            <text:p>[['felicia', 'bond', 'is', 'an', 'american', 'writer', 'and', 'illustrator', 'of', 'numerous', 'books', 'for', 'children', 'she']]</text:p>
          </table:table-cell>
          <table:table-cell office:value-type="string" calcext:value-type="string">
            <text:p>['david', 'de', 'was', 'a', 'writer', 'and', 'journalist', 'he', 'is', 'the', 'author', 'of']</text:p>
          </table:table-cell>
          <table:table-cell office:value-type="float" office:value="0.0362600562952368" calcext:value-type="float">
            <text:p>0.0362600563</text:p>
          </table:table-cell>
          <table:table-cell/>
        </table:table-row>
        <table:table-row table:style-name="ro1">
          <table:table-cell office:value-type="string" calcext:value-type="string">
            <text:p>rosie_shuster</text:p>
          </table:table-cell>
          <table:table-cell office:value-type="string" calcext:value-type="string">
            <text:p>[['rosie', 'shuster', 'is', 'a', 'canadian-born', 'comedy', 'writer', 'she', 'was', 'a', 'writer', 'for', 'saturday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cesar_falcon</text:p>
          </table:table-cell>
          <table:table-cell office:value-type="string" calcext:value-type="string">
            <text:p>[['cesar', 'falcon', 'garfias', 'was', 'a', 'peruvian', 'writer', 'journalist', 'and', 'politician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constancio_c.vigil</text:p>
          </table:table-cell>
          <table:table-cell office:value-type="string" calcext:value-type="string">
            <text:p>[['constancio', 'carlos', 'vigil', 'was', 'a', 'uruguayan-argentine', 'writer', 'and', 'prominent', 'publisher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464668439367002" calcext:value-type="float">
            <text:p>0.0464668439</text:p>
          </table:table-cell>
          <table:table-cell/>
        </table:table-row>
        <table:table-row table:style-name="ro1">
          <table:table-cell office:value-type="string" calcext:value-type="string">
            <text:p>meg_gardiner</text:p>
          </table:table-cell>
          <table:table-cell office:value-type="string" calcext:value-type="string">
            <text:p>[['meg', 'gardiner', 'is', 'an', 'edgar', 'award-winning', 'american', 'crime', 'writer', 'who', 'lives', 'in', 'austin']]</text:p>
          </table:table-cell>
          <table:table-cell office:value-type="string" calcext:value-type="string">
            <text:p>['for', 'a', 'writer', 'and', 'journalist', 'he', 'is', 'the', 'author', 'of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dan_greenburg</text:p>
          </table:table-cell>
          <table:table-cell office:value-type="string" calcext:value-type="string">
            <text:p>[['dan', 'greenburg', 'is', 'an', 'american', 'writer', 'humorist', 'and', 'journalist', 'his', 'more', 'than', '70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felix_morisseau-leroy</text:p>
          </table:table-cell>
          <table:table-cell office:value-type="string" calcext:value-type="string">
            <text:p>[['felix', 'morisseau-leroy', 'was', 'a', 'haitian', 'writer', 'who', 'wrote', 'in', 'haitian', 'creole', 'for', 'poetry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caleb_garling</text:p>
          </table:table-cell>
          <table:table-cell office:value-type="string" calcext:value-type="string">
            <text:p>[['caleb', 'garling', 'is', 'an', 'american', 'writer', 'with', 'wired', 'among', 'other', 'publications']]</text:p>
          </table:table-cell>
          <table:table-cell office:value-type="string" calcext:value-type="string">
            <text:p>['david', 'david', 'born', 'known', 'as', 'the', 'pen', 'name', 'was', 'a', 'british', 'writer', 'and']</text:p>
          </table:table-cell>
          <table:table-cell office:value-type="float" office:value="0.0155371256927604" calcext:value-type="float">
            <text:p>0.0155371257</text:p>
          </table:table-cell>
          <table:table-cell/>
        </table:table-row>
        <table:table-row table:style-name="ro1">
          <table:table-cell office:value-type="string" calcext:value-type="string">
            <text:p>ed_earl_repp</text:p>
          </table:table-cell>
          <table:table-cell office:value-type="string" calcext:value-type="string">
            <text:p>[['ed', 'earl', 'repp', 'was', 'an', 'american', 'writer', 'screenwriter', 'and', 'novelist', 'his', 'stories', 'appeared']]</text:p>
          </table:table-cell>
          <table:table-cell office:value-type="string" calcext:value-type="string">
            <text:p>['writer', 'is', 'a', 'television', 'writer', 'and']</text:p>
          </table:table-cell>
          <table:table-cell office:value-type="float" office:value="0.015118370289367" calcext:value-type="float">
            <text:p>0.0151183703</text:p>
          </table:table-cell>
          <table:table-cell/>
        </table:table-row>
        <table:table-row table:style-name="ro1">
          <table:table-cell office:value-type="string" calcext:value-type="string">
            <text:p>brian_trueman</text:p>
          </table:table-cell>
          <table:table-cell office:value-type="string" calcext:value-type="string">
            <text:p>[['brian', 'trueman', 'is', 'an', 'english', 'writer', 'and', 'broadcaster', 'known', 'mainly', 'for', 'his', 'work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amar_mitra_:writer</text:p>
          </table:table-cell>
          <table:table-cell office:value-type="string" calcext:value-type="string">
            <text:p>[['amar', 'mitra', 'bengali', 'is', 'an', 'eminent', 'writer', 'in', 'bengali', 'living', 'in', 'kolkata', 'west']]</text:p>
          </table:table-cell>
          <table:table-cell office:value-type="string" calcext:value-type="string">
            <text:p>['david', 'de', 'was', 'a', 'french', 'writer', 'and']</text:p>
          </table:table-cell>
          <table:table-cell office:value-type="float" office:value="0.0140177324137408" calcext:value-type="float">
            <text:p>0.0140177324</text:p>
          </table:table-cell>
          <table:table-cell/>
        </table:table-row>
        <table:table-row table:style-name="ro1">
          <table:table-cell office:value-type="string" calcext:value-type="string">
            <text:p>adriaan_van_meerbeeck</text:p>
          </table:table-cell>
          <table:table-cell office:value-type="string" calcext:value-type="string">
            <text:p>[['adrianus', 'or', 'adriaan', 'van', 'meerbeeck', 'was', 'a', 'writer', 'and', 'translator', 'from', 'antwerp']]</text:p>
          </table:table-cell>
          <table:table-cell office:value-type="string" calcext:value-type="string">
            <text:p>['david', 'david', 'was', 'a', 'french', 'writer', 'of', 'the', 'author', 'of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anna_sakse</text:p>
          </table:table-cell>
          <table:table-cell office:value-type="string" calcext:value-type="string">
            <text:p>[['anna', 'sakse', 'was', 'a', 'latvian', 'writer', 'and', 'translator', 'she', 'also', 'wrote', 'under', 'the', 'names']]</text:p>
          </table:table-cell>
          <table:table-cell office:value-type="string" calcext:value-type="string">
            <text:p>['david', 'a', 'de', 'of', 'the', 'french', 'of', 'the', 'author', 'of', 'the', 'author', 'of', 'the', 'author', 'of']</text:p>
          </table:table-cell>
          <table:table-cell office:value-type="float" office:value="0.0146280636536575" calcext:value-type="float">
            <text:p>0.0146280637</text:p>
          </table:table-cell>
          <table:table-cell/>
        </table:table-row>
        <table:table-row table:style-name="ro1">
          <table:table-cell office:value-type="string" calcext:value-type="string">
            <text:p>olivier_adam</text:p>
          </table:table-cell>
          <table:table-cell office:value-type="string" calcext:value-type="string">
            <text:p>[['olivier', 'adam', 'is', 'a', 'french', 'author', 'and', 'screenwriter', 'his', 'debut', 'novel', 'je', 'vais', 'bien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207852347939246" calcext:value-type="float">
            <text:p>0.0207852348</text:p>
          </table:table-cell>
          <table:table-cell/>
        </table:table-row>
        <table:table-row table:style-name="ro1">
          <table:table-cell office:value-type="string" calcext:value-type="string">
            <text:p>haakon_bugge_mahrt</text:p>
          </table:table-cell>
          <table:table-cell office:value-type="string" calcext:value-type="string">
            <text:p>[['haakon', 'bugge', 'mahrt', 'was', 'a', 'norwegian', 'writer', 'and', 'attache', 'he', 'was', 'born', 'in', 'vard', 'and']]</text:p>
          </table:table-cell>
          <table:table-cell office:value-type="string" calcext:value-type="string">
            <text:p>['david', 'de', 'de', 'was', 'a', 'writer', 'and', 'journalist', 'he']</text:p>
          </table:table-cell>
          <table:table-cell office:value-type="float" office:value="0.0389336301238908" calcext:value-type="float">
            <text:p>0.0389336301</text:p>
          </table:table-cell>
          <table:table-cell/>
        </table:table-row>
        <table:table-row table:style-name="ro1">
          <table:table-cell office:value-type="string" calcext:value-type="string">
            <text:p>shinmon_aoki</text:p>
          </table:table-cell>
          <table:table-cell office:value-type="string" calcext:value-type="string">
            <text:p>[['shinmon', 'aoki', 'is', 'a', 'japanese', 'writer', 'and', 'poet', 'he', 'is', 'best', 'known', 'for', 'his', 'memoirs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414374897628281" calcext:value-type="float">
            <text:p>0.0414374898</text:p>
          </table:table-cell>
          <table:table-cell/>
        </table:table-row>
        <table:table-row table:style-name="ro1">
          <table:table-cell office:value-type="string" calcext:value-type="string">
            <text:p>erica_james</text:p>
          </table:table-cell>
          <table:table-cell office:value-type="string" calcext:value-type="string">
            <text:p>[['erica', 'james', 'is', 'a', 'british', 'writer', 'of', 'several', 'romance', 'novels', 'in', '2006', 'her', 'novel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361808203044872" calcext:value-type="float">
            <text:p>0.0361808203</text:p>
          </table:table-cell>
          <table:table-cell/>
        </table:table-row>
        <table:table-row table:style-name="ro1">
          <table:table-cell office:value-type="string" calcext:value-type="string">
            <text:p>bill_congreve</text:p>
          </table:table-cell>
          <table:table-cell office:value-type="string" calcext:value-type="string">
            <text:p>[['bill', 'congreve', 'is', 'an', 'award-winning', 'australian', 'writer', 'editor', 'and', 'reviewer', 'of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hilda_nickson</text:p>
          </table:table-cell>
          <table:table-cell office:value-type="string" calcext:value-type="string">
            <text:p>[['hilda', 'nickson', 'nee', 'pressley', 'was', 'a', 'british', 'writer', 'of', 'over', '60', 'romance', 'novels', 'published']]</text:p>
          </table:table-cell>
          <table:table-cell office:value-type="string" calcext:value-type="string">
            <text:p>['david', 'de', 'de', 'de', 'was', 'a', 'british', 'writer', 'and', 'journalist', 'he', 'is', 'the', 'author', 'of']</text:p>
          </table:table-cell>
          <table:table-cell office:value-type="float" office:value="0.173957973756422" calcext:value-type="float">
            <text:p>0.1739579738</text:p>
          </table:table-cell>
          <table:table-cell/>
        </table:table-row>
        <table:table-row table:style-name="ro1">
          <table:table-cell office:value-type="string" calcext:value-type="string">
            <text:p>caelius_rhodiginus</text:p>
          </table:table-cell>
          <table:table-cell office:value-type="string" calcext:value-type="string">
            <text:p>[['caelius', 'rhodiginus', 'was', 'a', 'venetian', 'writer', 'and', 'professor', 'in', 'greek', 'and', 'latin', 'his']]</text:p>
          </table:table-cell>
          <table:table-cell office:value-type="string" calcext:value-type="string">
            <text:p>['writer', 'is', 'fiction', 'writer', 'of', 'the']</text:p>
          </table:table-cell>
          <table:table-cell office:value-type="float" office:value="0.012712983380807" calcext:value-type="float">
            <text:p>0.0127129834</text:p>
          </table:table-cell>
          <table:table-cell/>
        </table:table-row>
        <table:table-row table:style-name="ro1">
          <table:table-cell office:value-type="string" calcext:value-type="string">
            <text:p>gita_mehta</text:p>
          </table:table-cell>
          <table:table-cell office:value-type="string" calcext:value-type="string">
            <text:p>[['gita', 'mehta', 'is', 'an', 'indian', 'writer', 'and', 'was', 'born', 'in', 'delhi', 'in', 'a', 'well-known', 'odia', 'family', 'she']]</text:p>
          </table:table-cell>
          <table:table-cell office:value-type="string" calcext:value-type="string">
            <text:p>['david', 'de', 'was', 'a', 'writer', 'and', 'journalist', 'he', 'is']</text:p>
          </table:table-cell>
          <table:table-cell office:value-type="float" office:value="0.0262154619479018" calcext:value-type="float">
            <text:p>0.0262154619</text:p>
          </table:table-cell>
          <table:table-cell/>
        </table:table-row>
        <table:table-row table:style-name="ro1">
          <table:table-cell office:value-type="string" calcext:value-type="string">
            <text:p>nicholas_wootton</text:p>
          </table:table-cell>
          <table:table-cell office:value-type="string" calcext:value-type="string">
            <text:p>[['nicholas', 'wootton', 'is', 'an', 'american', 'emmy', 'award-winning', 'television', 'writer', 'and', 'producer', 'he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hugh_b.cave</text:p>
          </table:table-cell>
          <table:table-cell office:value-type="string" calcext:value-type="string">
            <text:p>[['hugh', 'barnett', 'cave', 'was', 'an', 'american', 'writer', 'of', 'various', 'genres', 'perhaps', 'best', 'remembered']]</text:p>
          </table:table-cell>
          <table:table-cell office:value-type="string" calcext:value-type="string">
            <text:p>['david', 'de', 'was', 'a', 'writer', 'and', 'journalist', 'of', 'the', 'author', 'of', 'the', 'author', 'of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shin_kyung-sook</text:p>
          </table:table-cell>
          <table:table-cell office:value-type="string" calcext:value-type="string">
            <text:p>[['kyung-sook', 'shin', 'born', '12', 'january', '1963', 'is', 'a', 'south', 'korean', 'writer', 'she', 'is', 'the', 'first']]</text:p>
          </table:table-cell>
          <table:table-cell office:value-type="string" calcext:value-type="string">
            <text:p>['david', 'de', 'was', 'a', 'writer', 'and', 'journalist', 'he', 'is', 'the', 'author', 'of']</text:p>
          </table:table-cell>
          <table:table-cell office:value-type="float" office:value="0.0333608622685774" calcext:value-type="float">
            <text:p>0.0333608623</text:p>
          </table:table-cell>
          <table:table-cell/>
        </table:table-row>
        <table:table-row table:style-name="ro1">
          <table:table-cell office:value-type="string" calcext:value-type="string">
            <text:p>samuel_duncon</text:p>
          </table:table-cell>
          <table:table-cell office:value-type="string" calcext:value-type="string">
            <text:p>[['samuel', 'duncon', 'was', 'a', 'british', 'political', 'writer', 'a', 'citizen', 'of', 'ipswich', 'of', 'considerable']]</text:p>
          </table:table-cell>
          <table:table-cell office:value-type="string" calcext:value-type="string">
            <text:p>['david', 'was', 'a', 'french', 'writer', 'and', 'journalist', 'he', 'is', 'the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pracheta_gupta</text:p>
          </table:table-cell>
          <table:table-cell office:value-type="string" calcext:value-type="string">
            <text:p>[['pracheta', 'gupta', 'is', 'a', 'bengali', 'writer', 'and', 'journalist', 'in', '2007', 'his', 'work', 'chander']]</text:p>
          </table:table-cell>
          <table:table-cell office:value-type="string" calcext:value-type="string">
            <text:p>['david', 'de', 'was', 'a', 'french', 'writer', 'and', 'journalist', 'he', 'is']</text:p>
          </table:table-cell>
          <table:table-cell office:value-type="float" office:value="0.0879233083705515" calcext:value-type="float">
            <text:p>0.0879233084</text:p>
          </table:table-cell>
          <table:table-cell/>
        </table:table-row>
        <table:table-row table:style-name="ro1">
          <table:table-cell office:value-type="string" calcext:value-type="string">
            <text:p>bernard_gordon_:writer</text:p>
          </table:table-cell>
          <table:table-cell office:value-type="string" calcext:value-type="string">
            <text:p>[['bernard', 'gordon', 'was', 'an', 'american', 'writer', 'and', 'producer', 'for', 'much', 'of', 'his', '27-year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chris_langham</text:p>
          </table:table-cell>
          <table:table-cell office:value-type="string" calcext:value-type="string">
            <text:p>[['christopher', 'chris', 'langham', 'is', 'an', 'english', 'writer', 'actor', 'and', 'comedian', 'he', 'is', 'known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41315515911063" calcext:value-type="float">
            <text:p>0.0413155159</text:p>
          </table:table-cell>
          <table:table-cell/>
        </table:table-row>
        <table:table-row table:style-name="ro1">
          <table:table-cell office:value-type="string" calcext:value-type="string">
            <text:p>phillip_sandifer</text:p>
          </table:table-cell>
          <table:table-cell office:value-type="string" calcext:value-type="string">
            <text:p>[['phillip', 'sandifer', 'is', 'an', 'american', 'writer', 'recording', 'artist', 'and', 'music', 'producer', 'his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benjamin_carrion</text:p>
          </table:table-cell>
          <table:table-cell office:value-type="string" calcext:value-type="string">
            <text:p>[['manuel', 'benjamin', 'carrion', 'mora', 'was', 'an', 'ecuadorian', 'writer', 'diplomat', 'and', 'cultural']]</text:p>
          </table:table-cell>
          <table:table-cell office:value-type="string" calcext:value-type="string">
            <text:p>['for', 'a', 'writer', 'and', 'journalist', 'he', 'is', 'the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shikitei_sanba</text:p>
          </table:table-cell>
          <table:table-cell office:value-type="string" calcext:value-type="string">
            <text:p>[['kikuchi', 'hisanori', 'better', 'known', 'by', 'his', 'pen', 'name', 'shikitei', 'sanba', 'was', 'a', 'japanese']]</text:p>
          </table:table-cell>
          <table:table-cell office:value-type="string" calcext:value-type="string">
            <text:p>['david', 'david', 'born', 'known', 'as', 'the', 'pen', 'name', 'was', 'a', 'british', 'writer', 'and', 'journalist']</text:p>
          </table:table-cell>
          <table:table-cell office:value-type="float" office:value="0.0451688122095475" calcext:value-type="float">
            <text:p>0.0451688122</text:p>
          </table:table-cell>
          <table:table-cell/>
        </table:table-row>
        <table:table-row table:style-name="ro1">
          <table:table-cell office:value-type="string" calcext:value-type="string">
            <text:p>andrzej_maksymilian_fredro</text:p>
          </table:table-cell>
          <table:table-cell office:value-type="string" calcext:value-type="string">
            <text:p>[['andrzej', 'maksymilian', 'fredro', 'was', 'a', 'polish', 'szlachcic', 'and', 'writer', 'he', 'was', 'castellan']]</text:p>
          </table:table-cell>
          <table:table-cell office:value-type="string" calcext:value-type="string">
            <text:p>['david', 'is', 'a', 'writer', 'and', 'poet', 'of', 'the', 'author', 'of', 'the']</text:p>
          </table:table-cell>
          <table:table-cell office:value-type="float" office:value="0.0226525815078816" calcext:value-type="float">
            <text:p>0.0226525815</text:p>
          </table:table-cell>
          <table:table-cell/>
        </table:table-row>
        <table:table-row table:style-name="ro1">
          <table:table-cell office:value-type="string" calcext:value-type="string">
            <text:p>barry_cooper_:author</text:p>
          </table:table-cell>
          <table:table-cell office:value-type="string" calcext:value-type="string">
            <text:p>[['barry', 'cooper', 'is', 'an', 'english', 'writer', 'he', 'was', 'born', 'in', 'epsom', 'united', 'kingdom', 'he', 'was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174583253653567" calcext:value-type="float">
            <text:p>0.0174583254</text:p>
          </table:table-cell>
          <table:table-cell/>
        </table:table-row>
        <table:table-row table:style-name="ro1">
          <table:table-cell office:value-type="string" calcext:value-type="string">
            <text:p>annie_m.g.schmidt</text:p>
          </table:table-cell>
          <table:table-cell office:value-type="string" calcext:value-type="string">
            <text:p>[['anna', 'maria', 'geertruida', 'annie', 'schmidt', 'was', 'a', 'dutch', 'writer', 'she', 'is', 'called', 'the', 'mother']]</text:p>
          </table:table-cell>
          <table:table-cell office:value-type="string" calcext:value-type="string">
            <text:p>['was', 'a', 'french', 'and', 'television']</text:p>
          </table:table-cell>
          <table:table-cell office:value-type="float" office:value="0.0187815798052913" calcext:value-type="float">
            <text:p>0.0187815798</text:p>
          </table:table-cell>
          <table:table-cell/>
        </table:table-row>
        <table:table-row table:style-name="ro1">
          <table:table-cell office:value-type="string" calcext:value-type="string">
            <text:p>adele_geras</text:p>
          </table:table-cell>
          <table:table-cell office:value-type="string" calcext:value-type="string">
            <text:p>[['adele', 'geras', 'frsl', 'is', 'an', 'english', 'writer', 'for', 'young', 'children', 'teens', 'and', 'adults', 'her']]</text:p>
          </table:table-cell>
          <table:table-cell office:value-type="string" calcext:value-type="string">
            <text:p>['for', 'a', 'writer', 'and', 'a', 'author', 'of', 'the']</text:p>
          </table:table-cell>
          <table:table-cell office:value-type="float" office:value="0.0172676060456259" calcext:value-type="float">
            <text:p>0.017267606</text:p>
          </table:table-cell>
          <table:table-cell/>
        </table:table-row>
        <table:table-row table:style-name="ro1">
          <table:table-cell office:value-type="string" calcext:value-type="string">
            <text:p>erin_foster</text:p>
          </table:table-cell>
          <table:table-cell office:value-type="string" calcext:value-type="string">
            <text:p>[['erin', 'foster', 'is', 'an', 'american', 'comedy', 'writer', 'and', 'performer', 'she', 'is', 'the', 'daughter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495569629279099" calcext:value-type="float">
            <text:p>0.0495569629</text:p>
          </table:table-cell>
          <table:table-cell/>
        </table:table-row>
        <table:table-row table:style-name="ro1">
          <table:table-cell office:value-type="string" calcext:value-type="string">
            <text:p>blake_masters</text:p>
          </table:table-cell>
          <table:table-cell office:value-type="string" calcext:value-type="string">
            <text:p>[['blake', 'masters', 'is', 'an', 'american', 'writer', 'director', 'and', 'producer', 'of', 'films', 'and', 'television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michael_scarce</text:p>
          </table:table-cell>
          <table:table-cell office:value-type="string" calcext:value-type="string">
            <text:p>[['michael', 'scarce', 'is', 'a', 'writer', 'researcher', 'activist', 'and', 'gay', 'mens', 'health', 'advocate', 'he']]</text:p>
          </table:table-cell>
          <table:table-cell office:value-type="string" calcext:value-type="string">
            <text:p>['is', 'a', 'canadian', 'writer', 'of', 'the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giovanni_boccaccio</text:p>
          </table:table-cell>
          <table:table-cell office:value-type="string" calcext:value-type="string">
            <text:p>[['giovanni', 'boccaccio', 'was', 'an', 'italian', 'writer', 'poet', 'correspondent', 'of', 'petrarch', 'and']]</text:p>
          </table:table-cell>
          <table:table-cell office:value-type="string" calcext:value-type="string">
            <text:p>['writer', 'known', 'as', 'a', 'british']</text:p>
          </table:table-cell>
          <table:table-cell office:value-type="float" office:value="0.016182712188007" calcext:value-type="float">
            <text:p>0.0161827122</text:p>
          </table:table-cell>
          <table:table-cell/>
        </table:table-row>
        <table:table-row table:style-name="ro1">
          <table:table-cell office:value-type="string" calcext:value-type="string">
            <text:p>ben_stein</text:p>
          </table:table-cell>
          <table:table-cell office:value-type="string" calcext:value-type="string">
            <text:p>[['benjamin', 'jeremy', 'ben', 'stein', 'is', 'an', 'american', 'writer', 'lawyer', 'actor', 'and', 'commentator']]</text:p>
          </table:table-cell>
          <table:table-cell office:value-type="string" calcext:value-type="string">
            <text:p>['is', 'an', 'american', 'writer', 'and', 'journalist', 'he', 'is', 'the']</text:p>
          </table:table-cell>
          <table:table-cell office:value-type="float" office:value="0.226136173796121" calcext:value-type="float">
            <text:p>0.2261361738</text:p>
          </table:table-cell>
          <table:table-cell/>
        </table:table-row>
        <table:table-row table:style-name="ro1">
          <table:table-cell office:value-type="string" calcext:value-type="string">
            <text:p>donald_burgett</text:p>
          </table:table-cell>
          <table:table-cell office:value-type="string" calcext:value-type="string">
            <text:p>[['donald', 'r', 'burgett', 'is', 'a', 'writer', 'and', 'a', 'former', 'world', 'war', 'ii', 'paratrooper', 'he', 'was']]</text:p>
          </table:table-cell>
          <table:table-cell office:value-type="string" calcext:value-type="string">
            <text:p>['writer', 'was', 'a', 'french', 'writer', 'and']</text:p>
          </table:table-cell>
          <table:table-cell office:value-type="float" office:value="0.0229085525561213" calcext:value-type="float">
            <text:p>0.0229085526</text:p>
          </table:table-cell>
          <table:table-cell/>
        </table:table-row>
        <table:table-row table:style-name="ro1">
          <table:table-cell office:value-type="string" calcext:value-type="string">
            <text:p>gary_russell</text:p>
          </table:table-cell>
          <table:table-cell office:value-type="string" calcext:value-type="string">
            <text:p>[['gary', 'russell', 'is', 'a', 'freelance', 'writer', 'producer', 'and', 'former', 'child', 'actor', 'as', 'a', 'writer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321838179054293" calcext:value-type="float">
            <text:p>0.0321838179</text:p>
          </table:table-cell>
          <table:table-cell/>
        </table:table-row>
        <table:table-row table:style-name="ro1">
          <table:table-cell office:value-type="string" calcext:value-type="string">
            <text:p>ardath_mayhar</text:p>
          </table:table-cell>
          <table:table-cell office:value-type="string" calcext:value-type="string">
            <text:p>[['ardath', 'frances', 'hurst', 'mayhar', 'was', 'an', 'american', 'writer', 'and', 'poet', 'she', 'began', 'writing']]</text:p>
          </table:table-cell>
          <table:table-cell office:value-type="string" calcext:value-type="string">
            <text:p>['david', 'de', 'de', 'was', 'a', 'french', 'writer', 'and']</text:p>
          </table:table-cell>
          <table:table-cell office:value-type="float" office:value="0.0347951683475249" calcext:value-type="float">
            <text:p>0.0347951683</text:p>
          </table:table-cell>
          <table:table-cell/>
        </table:table-row>
        <table:table-row table:style-name="ro1">
          <table:table-cell office:value-type="string" calcext:value-type="string">
            <text:p>mazhar_abro</text:p>
          </table:table-cell>
          <table:table-cell office:value-type="string" calcext:value-type="string">
            <text:p>[['mazhar', 'hussain', 'abro', 'is', 'a', 'sindhi', 'short', 'story', 'writer', 'novelist', 'and', 'poet']]</text:p>
          </table:table-cell>
          <table:table-cell office:value-type="string" calcext:value-type="string">
            <text:p>['writer', 'was', 'a', 'french', 'writer', 'and']</text:p>
          </table:table-cell>
          <table:table-cell office:value-type="float" office:value="0.019765609300944" calcext:value-type="float">
            <text:p>0.0197656093</text:p>
          </table:table-cell>
          <table:table-cell/>
        </table:table-row>
        <table:table-row table:style-name="ro1">
          <table:table-cell office:value-type="string" calcext:value-type="string">
            <text:p>michael_stemmle</text:p>
          </table:table-cell>
          <table:table-cell office:value-type="string" calcext:value-type="string">
            <text:p>[['michael', 'j', 'stemmle', 'is', 'a', 'computer', 'game', 'writer', 'designer', 'and', 'director', 'who', 'cocreated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seppo_telenius</text:p>
          </table:table-cell>
          <table:table-cell office:value-type="string" calcext:value-type="string">
            <text:p>[['seppo', 'sakari', 'telenius', 'is', 'a', 'finnish', 'writer', 'and', 'historian', 'who', 'lives', 'in', 'harjavalta', 'he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frances_erskine_inglis,_1st_marquise_of_calder...</text:p>
          </table:table-cell>
          <table:table-cell office:value-type="string" calcext:value-type="string">
            <text:p>[['frances', 'fanny', 'erskine', 'inglis', 'later', 'the', 'marquise', 'of', 'calderon', 'de', 'la', 'barca', 'was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donna_ball</text:p>
          </table:table-cell>
          <table:table-cell office:value-type="string" calcext:value-type="string">
            <text:p>[['donna', 'ball', 'is', 'an', 'american', 'writer', 'of', 'over', '90', 'novels', 'mainly', 'romance', 'novels', 'since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189340589513538" calcext:value-type="float">
            <text:p>0.018934059</text:p>
          </table:table-cell>
          <table:table-cell/>
        </table:table-row>
        <table:table-row table:style-name="ro1">
          <table:table-cell office:value-type="string" calcext:value-type="string">
            <text:p>abul_asad</text:p>
          </table:table-cell>
          <table:table-cell office:value-type="string" calcext:value-type="string">
            <text:p>[['abul', 'asad', 'is', 'a', 'writer', 'and', 'journalist', 'in', 'bangladesh', 'he', 'is', 'the', 'editor', 'of', 'one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106505468092809" calcext:value-type="float">
            <text:p>0.1065054681</text:p>
          </table:table-cell>
          <table:table-cell/>
        </table:table-row>
        <table:table-row table:style-name="ro1">
          <table:table-cell office:value-type="string" calcext:value-type="string">
            <text:p>gwendoline_butler</text:p>
          </table:table-cell>
          <table:table-cell office:value-type="string" calcext:value-type="string">
            <text:p>[['gwendoline', 'butler', 'nee', 'williams', 'was', 'a', 'british', 'writer', 'of', 'mystery', 'fiction', 'and', 'romance']]</text:p>
          </table:table-cell>
          <table:table-cell office:value-type="string" calcext:value-type="string">
            <text:p>['known', 'born', 'in', 'pen', 'name', 'was', 'a', 'british', 'writer', 'of', 'the', 'author', 'of', 'the']</text:p>
          </table:table-cell>
          <table:table-cell office:value-type="float" office:value="0.265848357666588" calcext:value-type="float">
            <text:p>0.2658483577</text:p>
          </table:table-cell>
          <table:table-cell/>
        </table:table-row>
        <table:table-row table:style-name="ro1">
          <table:table-cell office:value-type="string" calcext:value-type="string">
            <text:p>gemma_files</text:p>
          </table:table-cell>
          <table:table-cell office:value-type="string" calcext:value-type="string">
            <text:p>[['gemma', 'files', 'is', 'a', 'canadian', 'horror', 'writer', 'journalist', 'and', 'film', 'critic', 'her', 'short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222321328767392" calcext:value-type="float">
            <text:p>0.0222321329</text:p>
          </table:table-cell>
          <table:table-cell/>
        </table:table-row>
        <table:table-row table:style-name="ro1">
          <table:table-cell office:value-type="string" calcext:value-type="string">
            <text:p>rona_munro</text:p>
          </table:table-cell>
          <table:table-cell office:value-type="string" calcext:value-type="string">
            <text:p>[['rona', 'munro', 'is', 'a', 'scottish', 'writer', 'she', 'has', 'written', 'plays', 'for', 'theatre', 'radio', 'and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alan_dean_foster</text:p>
          </table:table-cell>
          <table:table-cell office:value-type="string" calcext:value-type="string">
            <text:p>[['alan', 'dean', 'foster', 'is', 'an', 'american', 'writer', 'of', 'fantasy', 'and', 'science', 'fiction', 'a', 'prolific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15132444663655" calcext:value-type="float">
            <text:p>0.0215132445</text:p>
          </table:table-cell>
          <table:table-cell/>
        </table:table-row>
        <table:table-row table:style-name="ro1">
          <table:table-cell office:value-type="string" calcext:value-type="string">
            <text:p>mary_renault</text:p>
          </table:table-cell>
          <table:table-cell office:value-type="string" calcext:value-type="string">
            <text:p>[['mary', 'renault', 'born', 'eileen', 'mary', 'challans', 'was', 'an', 'english', 'writer', 'best', 'known', 'for']]</text:p>
          </table:table-cell>
          <table:table-cell office:value-type="string" calcext:value-type="string">
            <text:p>['is', 'a', 'writer', 'and']</text:p>
          </table:table-cell>
          <table:table-cell office:value-type="float" office:value="0.0084680732347731" calcext:value-type="float">
            <text:p>0.0084680732</text:p>
          </table:table-cell>
          <table:table-cell/>
        </table:table-row>
        <table:table-row table:style-name="ro1">
          <table:table-cell office:value-type="string" calcext:value-type="string">
            <text:p>maria_de_los_angeles_errisuriz</text:p>
          </table:table-cell>
          <table:table-cell office:value-type="string" calcext:value-type="string">
            <text:p>[['maria', 'de', 'los', 'angeles', 'errisuriz', 'alarcon', 'is', 'a', 'mexican', 'writer', 'teacher', 'and', 'politician', 'she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michael_s.moore</text:p>
          </table:table-cell>
          <table:table-cell office:value-type="string" calcext:value-type="string">
            <text:p>[['michael', 'stuart', 'moore', 'is', 'an', 'american', 'writer', 'director', 'producer', 'and', 'comic', 'book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aleksandr_kuprin</text:p>
          </table:table-cell>
          <table:table-cell office:value-type="string" calcext:value-type="string">
            <text:p>[['aleksandr', 'ivanovich', 'kuprin', 'was', 'a', 'russian', 'writer', 'best', 'known', 'for', 'his', 'novels', 'the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dan_harmon</text:p>
          </table:table-cell>
          <table:table-cell office:value-type="string" calcext:value-type="string">
            <text:p>[['dan', 'harmon', 'is', 'an', 'american', 'writer', 'and', 'producer', 'harmon', 'is', 'best', 'known', 'for', 'creating']]</text:p>
          </table:table-cell>
          <table:table-cell office:value-type="string" calcext:value-type="string">
            <text:p>['david', 'david', 'is', 'a', 'french', 'writer', 'and', 'journalist', 'he', 'is', 'the', 'author', 'of']</text:p>
          </table:table-cell>
          <table:table-cell office:value-type="float" office:value="0.0361808203044872" calcext:value-type="float">
            <text:p>0.0361808203</text:p>
          </table:table-cell>
          <table:table-cell/>
        </table:table-row>
        <table:table-row table:style-name="ro1">
          <table:table-cell office:value-type="string" calcext:value-type="string">
            <text:p>mary_butts</text:p>
          </table:table-cell>
          <table:table-cell office:value-type="string" calcext:value-type="string">
            <text:p>[['mary', 'franeis', 'butts', 'was', 'a', 'british', 'modernist', 'writer', 'her', 'work', 'found', 'recognition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naguib_mahfouz</text:p>
          </table:table-cell>
          <table:table-cell office:value-type="string" calcext:value-type="string">
            <text:p>[['naguib', 'mahfouz', 'was', 'an', 'egyptian', 'writer', 'who', 'won', 'the', '1988', 'nobel', 'prize', 'for', 'literature', 'he']]</text:p>
          </table:table-cell>
          <table:table-cell office:value-type="string" calcext:value-type="string">
            <text:p>['david', 'a', 'de', 'was', 'a', 'french', 'writer', 'and', 'journalist', 'he', 'is', 'the', 'author', 'of', 'the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ron_chernow</text:p>
          </table:table-cell>
          <table:table-cell office:value-type="string" calcext:value-type="string">
            <text:p>[['ronald', 'chernow', 'is', 'an', 'american', 'writer', 'journalist', 'historian', 'and', 'biographer', 'he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285466236809122" calcext:value-type="float">
            <text:p>0.0285466237</text:p>
          </table:table-cell>
          <table:table-cell/>
        </table:table-row>
        <table:table-row table:style-name="ro1">
          <table:table-cell office:value-type="string" calcext:value-type="string">
            <text:p>brian_jacques</text:p>
          </table:table-cell>
          <table:table-cell office:value-type="string" calcext:value-type="string">
            <text:p>[['james', 'brian', 'jacques', 'was', 'an', 'english', 'writer', 'best', 'known', 'for', 'his', 'redwall', 'series']]</text:p>
          </table:table-cell>
          <table:table-cell office:value-type="string" calcext:value-type="string">
            <text:p>['david', 'de', 'de', 'was', 'a', 'british', 'writer', 'and', 'journalist', 'he', 'is', 'the']</text:p>
          </table:table-cell>
          <table:table-cell office:value-type="float" office:value="0.0186364068070666" calcext:value-type="float">
            <text:p>0.0186364068</text:p>
          </table:table-cell>
          <table:table-cell/>
        </table:table-row>
        <table:table-row table:style-name="ro1">
          <table:table-cell office:value-type="string" calcext:value-type="string">
            <text:p>afonso_arinos</text:p>
          </table:table-cell>
          <table:table-cell office:value-type="string" calcext:value-type="string">
            <text:p>[['afonso', 'arinos', 'was', 'a', 'brazilian', 'writer', 'in', 'the', '19th', 'century', 'afonso', 'arinos', 'de', 'melo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189755245374654" calcext:value-type="float">
            <text:p>0.0189755245</text:p>
          </table:table-cell>
          <table:table-cell/>
        </table:table-row>
        <table:table-row table:style-name="ro1">
          <table:table-cell office:value-type="string" calcext:value-type="string">
            <text:p>marita_fossum</text:p>
          </table:table-cell>
          <table:table-cell office:value-type="string" calcext:value-type="string">
            <text:p>[['marita', 'fossum', 'is', 'a', 'norwegian', 'writer', 'her', 'literary', 'debut', 'was', 'the', 'novel', 'verden']]</text:p>
          </table:table-cell>
          <table:table-cell office:value-type="string" calcext:value-type="string">
            <text:p>['for', 'a', 'russian', 'and', 'a', 'french', 'writer', 'and', 'producer', 'he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b.m.suhara</text:p>
          </table:table-cell>
          <table:table-cell office:value-type="string" calcext:value-type="string">
            <text:p>[['b', 'm', 'suhara', 'is', 'a', 'malayalam', 'writer', 'from', 'kerala', 'state', 'south', 'india', 'she', 'was', 'born']]</text:p>
          </table:table-cell>
          <table:table-cell office:value-type="string" calcext:value-type="string">
            <text:p>['writer', 'is', 'a', 'canadian', 'writer', 'and', 'journalist', 'he', 'is', 'the']</text:p>
          </table:table-cell>
          <table:table-cell office:value-type="float" office:value="0.0299588707011578" calcext:value-type="float">
            <text:p>0.0299588707</text:p>
          </table:table-cell>
          <table:table-cell/>
        </table:table-row>
        <table:table-row table:style-name="ro1">
          <table:table-cell office:value-type="string" calcext:value-type="string">
            <text:p>florence_noiville</text:p>
          </table:table-cell>
          <table:table-cell office:value-type="string" calcext:value-type="string">
            <text:p>[['florence', 'noiville', 'a', 'french', 'author', 'and', 'journalist', 'is', 'a', 'long', 'time', 'staff', 'writer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486222199463509" calcext:value-type="float">
            <text:p>0.0486222199</text:p>
          </table:table-cell>
          <table:table-cell/>
        </table:table-row>
        <table:table-row table:style-name="ro1">
          <table:table-cell office:value-type="string" calcext:value-type="string">
            <text:p>martin_segon</text:p>
          </table:table-cell>
          <table:table-cell office:value-type="string" calcext:value-type="string">
            <text:p>[['martin', 'segon', 'was', 'a', 'serbian', 'writer', 'catholic', 'bishop', 'of', 'ulcinj', 'and', 'a', 'notable', '15th-century']]</text:p>
          </table:table-cell>
          <table:table-cell office:value-type="string" calcext:value-type="string">
            <text:p>['david', 'known', 'a', 'french', 'writer', 'of', 'the', 'author', 'of', 'the', 'author', 'of', 'the']</text:p>
          </table:table-cell>
          <table:table-cell office:value-type="float" office:value="0.0189340589513538" calcext:value-type="float">
            <text:p>0.018934059</text:p>
          </table:table-cell>
          <table:table-cell/>
        </table:table-row>
        <table:table-row table:style-name="ro1">
          <table:table-cell office:value-type="string" calcext:value-type="string">
            <text:p>bruce_feiler</text:p>
          </table:table-cell>
          <table:table-cell office:value-type="string" calcext:value-type="string">
            <text:p>[['bruce', 'feiler', 'is', 'an', 'american', 'writer', 'and', 'television', 'personality', 'he', 'is', 'the', 'author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239010888245281" calcext:value-type="float">
            <text:p>0.2390108882</text:p>
          </table:table-cell>
          <table:table-cell/>
        </table:table-row>
        <table:table-row table:style-name="ro1">
          <table:table-cell office:value-type="string" calcext:value-type="string">
            <text:p>deborah_colker</text:p>
          </table:table-cell>
          <table:table-cell office:value-type="string" calcext:value-type="string">
            <text:p>[['deborah', 'colker', 'is', 'a', 'brazilian', 'writer', 'theater', 'director', 'dancer', 'and', 'choreographer', 'she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428361950754725" calcext:value-type="float">
            <text:p>0.0428361951</text:p>
          </table:table-cell>
          <table:table-cell/>
        </table:table-row>
        <table:table-row table:style-name="ro1">
          <table:table-cell office:value-type="string" calcext:value-type="string">
            <text:p>david_bolchover</text:p>
          </table:table-cell>
          <table:table-cell office:value-type="string" calcext:value-type="string">
            <text:p>[['david', 'bolchover', 'is', 'a', 'british', 'management', 'writer', 'he', 'is', 'known', 'for', 'his', 'criticism']]</text:p>
          </table:table-cell>
          <table:table-cell office:value-type="string" calcext:value-type="string">
            <text:p>['david', 'david', 'born', 'born', 'in', 'pen', 'name', 'was', 'a', 'french', 'and', 'television', 'fiction', 'writer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henry_clark_barlow</text:p>
          </table:table-cell>
          <table:table-cell office:value-type="string" calcext:value-type="string">
            <text:p>[['henry', 'clark', 'barlow', 'md', 'was', 'an', 'english', 'writer', 'on', 'dante']]</text:p>
          </table:table-cell>
          <table:table-cell office:value-type="string" calcext:value-type="string">
            <text:p>['david', 'a', 'french', 'born', 'in', 'the', 'new', 'of', 'the', 'author', 'of', 'the', 'author', 'of', 'the', 'author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ul_teng</text:p>
          </table:table-cell>
          <table:table-cell office:value-type="string" calcext:value-type="string">
            <text:p>[['paul', 'teng', 'ping', 'ya', 'is', 'a', 'dutch', 'comic', 'book', 'writer', 'and', 'artist', 'he', 'writs', 'and', 'draws']]</text:p>
          </table:table-cell>
          <table:table-cell office:value-type="string" calcext:value-type="string">
            <text:p>['writer', 'is', 'a', 'television', 'writer', 'and']</text:p>
          </table:table-cell>
          <table:table-cell office:value-type="float" office:value="0.0230607132230455" calcext:value-type="float">
            <text:p>0.0230607132</text:p>
          </table:table-cell>
          <table:table-cell/>
        </table:table-row>
        <table:table-row table:style-name="ro1">
          <table:table-cell office:value-type="string" calcext:value-type="string">
            <text:p>roy_hoffman</text:p>
          </table:table-cell>
          <table:table-cell office:value-type="string" calcext:value-type="string">
            <text:p>[['roy', 'hoffman', 'is', 'an', 'american', 'writer', 'and', 'journalist', 'he', 'has', 'published', 'several', 'books']]</text:p>
          </table:table-cell>
          <table:table-cell office:value-type="string" calcext:value-type="string">
            <text:p>['david', 'david', 'a', 'french', 'writer', 'of', 'the', 'author', 'of', 'the', 'author', 'of', 'the', 'author', 'of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holly_nelson</text:p>
          </table:table-cell>
          <table:table-cell office:value-type="string" calcext:value-type="string">
            <text:p>[['holly', 'nelson', 'is', 'a', 'canadian', 'writer', 'poet', 'activist', 'and', 'print', 'reporter', 'she', 'served']]</text:p>
          </table:table-cell>
          <table:table-cell office:value-type="string" calcext:value-type="string">
            <text:p>['is', 'a', 'canadian', 'writer', 'and', 'journalist', 'he', 'is', 'the']</text:p>
          </table:table-cell>
          <table:table-cell office:value-type="float" office:value="0.202355539266737" calcext:value-type="float">
            <text:p>0.2023555393</text:p>
          </table:table-cell>
          <table:table-cell/>
        </table:table-row>
        <table:table-row table:style-name="ro1">
          <table:table-cell office:value-type="string" calcext:value-type="string">
            <text:p>mary_philadelphia_merrifield</text:p>
          </table:table-cell>
          <table:table-cell office:value-type="string" calcext:value-type="string">
            <text:p>[['mary', 'philadelphia', 'merrifield', 'was', 'a', 'british', 'writer', 'on', 'art', 'and', 'fashion', 'she', 'later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bernard_beckett</text:p>
          </table:table-cell>
          <table:table-cell office:value-type="string" calcext:value-type="string">
            <text:p>[['bernard', 'beckett', 'is', 'a', 'new', 'zealand', 'writer', 'of', 'fiction', 'for', 'young', 'adults', 'his', 'work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362600562952368" calcext:value-type="float">
            <text:p>0.0362600563</text:p>
          </table:table-cell>
          <table:table-cell/>
        </table:table-row>
        <table:table-row table:style-name="ro1">
          <table:table-cell office:value-type="string" calcext:value-type="string">
            <text:p>anne_marriott</text:p>
          </table:table-cell>
          <table:table-cell office:value-type="string" calcext:value-type="string">
            <text:p>[['anne', 'marriott', 'was', 'a', 'canadian', 'writer', 'who', 'won', 'the', 'governor', 'generals', 'award', 'for']]</text:p>
          </table:table-cell>
          <table:table-cell office:value-type="string" calcext:value-type="string">
            <text:p>['is', 'a', 'writer', 'and', 'journalist', 'he', 'is']</text:p>
          </table:table-cell>
          <table:table-cell office:value-type="float" office:value="0.0166699871226248" calcext:value-type="float">
            <text:p>0.0166699871</text:p>
          </table:table-cell>
          <table:table-cell/>
        </table:table-row>
        <table:table-row table:style-name="ro1">
          <table:table-cell office:value-type="string" calcext:value-type="string">
            <text:p>maurice_halperin</text:p>
          </table:table-cell>
          <table:table-cell office:value-type="string" calcext:value-type="string">
            <text:p>[['maurice', 'hyman', 'halperin', 'was', 'an', 'american', 'writer', 'professor', 'diplomat', 'and', 'accused']]</text:p>
          </table:table-cell>
          <table:table-cell office:value-type="string" calcext:value-type="string">
            <text:p>['for', 'a', 'british', 'writer', 'and', 'a', 'author', 'of']</text:p>
          </table:table-cell>
          <table:table-cell office:value-type="float" office:value="0.0227022942185578" calcext:value-type="float">
            <text:p>0.0227022942</text:p>
          </table:table-cell>
          <table:table-cell/>
        </table:table-row>
        <table:table-row table:style-name="ro1">
          <table:table-cell office:value-type="string" calcext:value-type="string">
            <text:p>peter_stone</text:p>
          </table:table-cell>
          <table:table-cell office:value-type="string" calcext:value-type="string">
            <text:p>[['peter', 'hess', 'stone', 'was', 'an', 'american', 'writer', 'for', 'theater', 'television', 'and', 'movies', 'stone']]</text:p>
          </table:table-cell>
          <table:table-cell office:value-type="string" calcext:value-type="string">
            <text:p>['david', 'david', 'born', 'known', 'as', 'the', 'pen', 'name', 'was', 'a', 'british', 'writer', 'and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marietta_shaginyan</text:p>
          </table:table-cell>
          <table:table-cell office:value-type="string" calcext:value-type="string">
            <text:p>[['marietta', 'sergeevna', 'shaginian', 'was', 'a', 'soviet', 'writer', 'and', 'activist', 'of', 'armenian', 'descent', 'she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peter_milligan</text:p>
          </table:table-cell>
          <table:table-cell office:value-type="string" calcext:value-type="string">
            <text:p>[['peter', 'milligan', 'is', 'a', 'british', 'writer', 'known', 'for', 'his', 'work', 'in', 'comic', 'books', 'film', 'and']]</text:p>
          </table:table-cell>
          <table:table-cell office:value-type="string" calcext:value-type="string">
            <text:p>['for', 'a', 'french', 'writer', 'of', 'the', 'author', 'of']</text:p>
          </table:table-cell>
          <table:table-cell office:value-type="float" office:value="0.0152386088503159" calcext:value-type="float">
            <text:p>0.0152386089</text:p>
          </table:table-cell>
          <table:table-cell/>
        </table:table-row>
        <table:table-row table:style-name="ro1">
          <table:table-cell office:value-type="string" calcext:value-type="string">
            <text:p>maria_koleva</text:p>
          </table:table-cell>
          <table:table-cell office:value-type="string" calcext:value-type="string">
            <text:p>[['maria', 'koleva', 'is', 'a', 'bulgarian', 'writer', 'and', 'independent', 'film-maker', 'who', 'lives', 'and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514766036194772" calcext:value-type="float">
            <text:p>0.0514766036</text:p>
          </table:table-cell>
          <table:table-cell/>
        </table:table-row>
        <table:table-row table:style-name="ro1">
          <table:table-cell office:value-type="string" calcext:value-type="string">
            <text:p>brian_priestley</text:p>
          </table:table-cell>
          <table:table-cell office:value-type="string" calcext:value-type="string">
            <text:p>[['brian', 'priestley', 'is', 'an', 'english', 'jazz', 'writer', 'pianist', 'and', 'arranger']]</text:p>
          </table:table-cell>
          <table:table-cell office:value-type="string" calcext:value-type="string">
            <text:p>['writer', 'is', 'a', 'author', 'of', 'the', 'author', 'of', 'the']</text:p>
          </table:table-cell>
          <table:table-cell office:value-type="float" office:value="0.0255186155893943" calcext:value-type="float">
            <text:p>0.0255186156</text:p>
          </table:table-cell>
          <table:table-cell/>
        </table:table-row>
        <table:table-row table:style-name="ro1">
          <table:table-cell office:value-type="string" calcext:value-type="string">
            <text:p>beatrice_lamwaka</text:p>
          </table:table-cell>
          <table:table-cell office:value-type="string" calcext:value-type="string">
            <text:p>[['beatrice', 'lamwaka', 'is', 'a', 'ugandan', 'writer', 'she', 'was', 'shortlisted', 'for', 'the', '2011', 'caine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pavao_ritter_vitezovic</text:p>
          </table:table-cell>
          <table:table-cell office:value-type="string" calcext:value-type="string">
            <text:p>[['pavao', 'ritter', 'vitezovic', 'was', 'a', 'noted', 'habsburg-croatian', 'writer', 'diplomat', 'and', 'expansionist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25271148634949" calcext:value-type="float">
            <text:p>0.0252711486</text:p>
          </table:table-cell>
          <table:table-cell/>
        </table:table-row>
        <table:table-row table:style-name="ro1">
          <table:table-cell office:value-type="string" calcext:value-type="string">
            <text:p>doug_palau</text:p>
          </table:table-cell>
          <table:table-cell office:value-type="string" calcext:value-type="string">
            <text:p>[['doug', 'palau', 'is', 'an', 'american', 'television', 'writer', 'and', 'producer', 'he', 'has', 'worked', 'on', 'the']]</text:p>
          </table:table-cell>
          <table:table-cell office:value-type="string" calcext:value-type="string">
            <text:p>['david', 'de', 'born', 'known', 'as', 'the', 'pen', 'name', 'was', 'a', 'french', 'and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dhanashree_halbe</text:p>
          </table:table-cell>
          <table:table-cell office:value-type="string" calcext:value-type="string">
            <text:p>[['dhanashree', 'halbe', 'is', 'a', 'well-known', 'marathi', 'writer', 'she', 'is', 'also', 'a', 'translator', 'poet']]</text:p>
          </table:table-cell>
          <table:table-cell office:value-type="string" calcext:value-type="string">
            <text:p>['david', 'de', 'de', 'was', 'a', 'writer', 'and', 'journalist', 'of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alois_hotschnig</text:p>
          </table:table-cell>
          <table:table-cell office:value-type="string" calcext:value-type="string">
            <text:p>[['alois', 'hotschnig', 'is', 'an', 'austrian', 'writer', 'whose', 'stories', 'have', 'been', 'described', 'as', 'having']]</text:p>
          </table:table-cell>
          <table:table-cell office:value-type="string" calcext:value-type="string">
            <text:p>['michael', 'michael', 'michael', 'david', 'david', 'was', 'a', 'french', 'writer', 'and', 'journalist']</text:p>
          </table:table-cell>
          <table:table-cell office:value-type="float" office:value="0.0157165084918637" calcext:value-type="float">
            <text:p>0.0157165085</text:p>
          </table:table-cell>
          <table:table-cell/>
        </table:table-row>
        <table:table-row table:style-name="ro1">
          <table:table-cell office:value-type="string" calcext:value-type="string">
            <text:p>musa_haji_ismail_galal</text:p>
          </table:table-cell>
          <table:table-cell office:value-type="string" calcext:value-type="string">
            <text:p>[['musa', 'haji', 'ismail', 'galal', 'was', 'a', 'somali', 'writer', 'scholar', 'linguist', 'historian', 'and', 'polymath']]</text:p>
          </table:table-cell>
          <table:table-cell office:value-type="string" calcext:value-type="string">
            <text:p>['david', 'david', 'is', 'a', 'writer', 'and', 'journalist', 'he', 'is', 'the', 'author', 'of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george_william_curtis</text:p>
          </table:table-cell>
          <table:table-cell office:value-type="string" calcext:value-type="string">
            <text:p>[['george', 'william', 'curtis', 'was', 'an', 'american', 'writer', 'and', 'public', 'speaker', 'born', 'in', 'providence']]</text:p>
          </table:table-cell>
          <table:table-cell office:value-type="string" calcext:value-type="string">
            <text:p>['david', 'de', 'was', 'a', 'british', 'writer', 'and', 'journalist', 'he', 'is', 'the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delia_grigore</text:p>
          </table:table-cell>
          <table:table-cell office:value-type="string" calcext:value-type="string">
            <text:p>[['delia', 'grigore', 'is', 'a', 'romanian', 'romani', 'writer', 'philologist', 'academic', 'and', 'romani', 'rights']]</text:p>
          </table:table-cell>
          <table:table-cell office:value-type="string" calcext:value-type="string">
            <text:p>['is', 'a', 'british', 'writer', 'and', 'journalist', 'he', 'is', 'the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buddhadeb_guha</text:p>
          </table:table-cell>
          <table:table-cell office:value-type="string" calcext:value-type="string">
            <text:p>[['buddhadeb', 'guha', 'is', 'a', 'bengali', 'fiction', 'writer', 'he', 'studied', 'at', 'the', 'well-known', 'st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san_san_nweh</text:p>
          </table:table-cell>
          <table:table-cell office:value-type="string" calcext:value-type="string">
            <text:p>[['san', 'san', 'nweh', 'is', 'a', 'noted', 'burmese', 'writer', 'and', 'journalist', 'she', 'was', 'jailed', 'for', 'nearly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724636507515534" calcext:value-type="float">
            <text:p>0.0724636508</text:p>
          </table:table-cell>
          <table:table-cell/>
        </table:table-row>
        <table:table-row table:style-name="ro1">
          <table:table-cell office:value-type="string" calcext:value-type="string">
            <text:p>otto_tausig</text:p>
          </table:table-cell>
          <table:table-cell office:value-type="string" calcext:value-type="string">
            <text:p>[['otto', 'tausig', 'was', 'an', 'austrian', 'writer', 'director', 'and', 'actor', 'although', 'he', 'usually', 'appeared']]</text:p>
          </table:table-cell>
          <table:table-cell office:value-type="string" calcext:value-type="string">
            <text:p>['david', 'de', 'was', 'a', 'britis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rupert_goodwins</text:p>
          </table:table-cell>
          <table:table-cell office:value-type="string" calcext:value-type="string">
            <text:p>[['rupert', 'goodwins', 'is', 'a', 'british', 'writer', 'broadcaster', 'and', 'technology', 'journalist', 'he']]</text:p>
          </table:table-cell>
          <table:table-cell office:value-type="string" calcext:value-type="string">
            <text:p>['writer', 'is', 'a', 'author', 'of', 'the', 'author', 'of']</text:p>
          </table:table-cell>
          <table:table-cell office:value-type="float" office:value="0.0446778805361507" calcext:value-type="float">
            <text:p>0.0446778805</text:p>
          </table:table-cell>
          <table:table-cell/>
        </table:table-row>
        <table:table-row table:style-name="ro1">
          <table:table-cell office:value-type="string" calcext:value-type="string">
            <text:p>carl_fredrik_engelstad</text:p>
          </table:table-cell>
          <table:table-cell office:value-type="string" calcext:value-type="string">
            <text:p>[['carl', 'johan', 'fredrik', 'engelstad', 'was', 'a', 'norwegian', 'writer', 'playwright', 'journalist', 'translator']]</text:p>
          </table:table-cell>
          <table:table-cell office:value-type="string" calcext:value-type="string">
            <text:p>['born', 'in', 'french', 'of', 'the', 'french', 'of', 'the', 'author', 'of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eo_higashi</text:p>
          </table:table-cell>
          <table:table-cell office:value-type="string" calcext:value-type="string">
            <text:p>[['mineo', 'higashi', 'is', 'an', 'okinawan', 'writer', 'he', 'was', 'awarded', 'the', 'akutagawa', 'prize', 'in', '1971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bhalchandra_nemade</text:p>
          </table:table-cell>
          <table:table-cell office:value-type="string" calcext:value-type="string">
            <text:p>[['bhalchandra', 'vanaji', 'nemade', 'is', 'a', 'marathi', 'writer', 'from', 'maharashtra', 'india', 'he', 'is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faturananda</text:p>
          </table:table-cell>
          <table:table-cell office:value-type="string" calcext:value-type="string">
            <text:p>[['ramachandra', 'mishra', 'better', 'known', 'by', 'his', 'pen', 'name', 'faturananda', 'is', 'an', 'odia', 'humorous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148675233202669" calcext:value-type="float">
            <text:p>0.0148675233</text:p>
          </table:table-cell>
          <table:table-cell/>
        </table:table-row>
        <table:table-row table:style-name="ro1">
          <table:table-cell office:value-type="string" calcext:value-type="string">
            <text:p>charles_whiting</text:p>
          </table:table-cell>
          <table:table-cell office:value-type="string" calcext:value-type="string">
            <text:p>[['charles', 'henry', 'whiting', 'was', 'a', 'british', 'writer', 'and', 'military', 'historian', 'and', 'with', 'some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e.hoffmann_price</text:p>
          </table:table-cell>
          <table:table-cell office:value-type="string" calcext:value-type="string">
            <text:p>[['edgar', 'hoffmann', 'price', 'was', 'an', 'american', 'writer', 'of', 'popular', 'fiction', 'for', 'the', 'pulp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mark_spector</text:p>
          </table:table-cell>
          <table:table-cell office:value-type="string" calcext:value-type="string">
            <text:p>[['mark', 'spector', 'is', 'a', 'canadian', 'sports', 'writer', 'and', 'columnist', 'he', 'currently', 'writes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310079266118493" calcext:value-type="float">
            <text:p>0.0310079266</text:p>
          </table:table-cell>
          <table:table-cell/>
        </table:table-row>
        <table:table-row table:style-name="ro1">
          <table:table-cell office:value-type="string" calcext:value-type="string">
            <text:p>anton_schnack</text:p>
          </table:table-cell>
          <table:table-cell office:value-type="string" calcext:value-type="string">
            <text:p>[['anton', 'schnack', 'was', 'a', 'german', 'writer', 'he', 'joined', 'the', 'german', 'army', 'when', 'world', 'war']]</text:p>
          </table:table-cell>
          <table:table-cell office:value-type="string" calcext:value-type="string">
            <text:p>['is', 'a', 'canadian', 'writer', 'and']</text:p>
          </table:table-cell>
          <table:table-cell office:value-type="float" office:value="0.0105616584768758" calcext:value-type="float">
            <text:p>0.0105616585</text:p>
          </table:table-cell>
          <table:table-cell/>
        </table:table-row>
        <table:table-row table:style-name="ro1">
          <table:table-cell office:value-type="string" calcext:value-type="string">
            <text:p>ina_boudier-bakker</text:p>
          </table:table-cell>
          <table:table-cell office:value-type="string" calcext:value-type="string">
            <text:p>[['klaziena', 'boudier-bakker', 'was', 'a', 'dutch', 'writer', 'of', 'novels', 'her', 'most', 'famous', 'work', 'is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hugh_sebag-montefiore</text:p>
          </table:table-cell>
          <table:table-cell office:value-type="string" calcext:value-type="string">
            <text:p>[['nicholas', 'hugh', 'sebag-montefiore', 'is', 'a', 'british', 'writer', 'he', 'trained', 'as', 'a', 'barrister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432120354620357" calcext:value-type="float">
            <text:p>0.0432120355</text:p>
          </table:table-cell>
          <table:table-cell/>
        </table:table-row>
        <table:table-row table:style-name="ro1">
          <table:table-cell office:value-type="string" calcext:value-type="string">
            <text:p>edward_allen_bernero</text:p>
          </table:table-cell>
          <table:table-cell office:value-type="string" calcext:value-type="string">
            <text:p>[['edward', 'allen', 'bernero', 'is', 'an', 'american', 'television', 'writer', 'producer', 'and', 'director', 'he']]</text:p>
          </table:table-cell>
          <table:table-cell office:value-type="string" calcext:value-type="string">
            <text:p>['david', 'de', 'was', 'a', 'british', 'writer', 'and', 'journalist', 'he', 'is', 'the', 'author', 'of', 'the', 'author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nnedi_okorafor</text:p>
          </table:table-cell>
          <table:table-cell office:value-type="string" calcext:value-type="string">
            <text:p>[['nnedi', 'okorafor', 'is', 'a', 'nigerian-american', 'writer', 'of', 'fantasy', 'science', 'fiction', 'and']]</text:p>
          </table:table-cell>
          <table:table-cell office:value-type="string" calcext:value-type="string">
            <text:p>['a', 'french', 'writer', 'of', 'the', 'french']</text:p>
          </table:table-cell>
          <table:table-cell office:value-type="float" office:value="0.0415233725823019" calcext:value-type="float">
            <text:p>0.0415233726</text:p>
          </table:table-cell>
          <table:table-cell/>
        </table:table-row>
        <table:table-row table:style-name="ro1">
          <table:table-cell office:value-type="string" calcext:value-type="string">
            <text:p>denis_gifford</text:p>
          </table:table-cell>
          <table:table-cell office:value-type="string" calcext:value-type="string">
            <text:p>[['denis', 'gifford', 'was', 'a', 'british', 'writer', 'broadcaster', 'journalist', 'comic', 'artist', 'and', 'historian']]</text:p>
          </table:table-cell>
          <table:table-cell office:value-type="string" calcext:value-type="string">
            <text:p>['is', 'a', 'writer', 'of', 'the', 'author', 'of', 'the', 'author', 'of', 'the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shel_israel</text:p>
          </table:table-cell>
          <table:table-cell office:value-type="string" calcext:value-type="string">
            <text:p>[['shel', 'israel', 'is', 'a', 'writer', 'and', 'speaker', 'on', 'social', 'media', 'issues', 'he', 'co-authored', 'with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80902773682538" calcext:value-type="float">
            <text:p>0.0809027737</text:p>
          </table:table-cell>
          <table:table-cell/>
        </table:table-row>
        <table:table-row table:style-name="ro1">
          <table:table-cell office:value-type="string" calcext:value-type="string">
            <text:p>phil_pepe</text:p>
          </table:table-cell>
          <table:table-cell office:value-type="string" calcext:value-type="string">
            <text:p>[['philip', 'francis', 'pepe', 'was', 'an', 'american', 'baseball', 'writer', 'and', 'radio', 'voice', 'who', 'spent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buck_peterson</text:p>
          </table:table-cell>
          <table:table-cell office:value-type="string" calcext:value-type="string">
            <text:p>[['buck', 'peterson', 'is', 'a', 'successful', 'humor', 'writer', 'and', 'cookbook', 'author', 'best', 'known', 'for']]</text:p>
          </table:table-cell>
          <table:table-cell office:value-type="string" calcext:value-type="string">
            <text:p>['david', 'was', 'a', 'french', 'writer', 'and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osman_guldemir</text:p>
          </table:table-cell>
          <table:table-cell office:value-type="string" calcext:value-type="string">
            <text:p>[['osman', 'guldemir', 'is', 'a', 'turkish', 'writer', 'and', 'teacher', 'of', 'turkish', 'cuisine', 'he', 'is', 'and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472752660631156" calcext:value-type="float">
            <text:p>0.0472752661</text:p>
          </table:table-cell>
          <table:table-cell/>
        </table:table-row>
        <table:table-row table:style-name="ro1">
          <table:table-cell office:value-type="string" calcext:value-type="string">
            <text:p>peter_david</text:p>
          </table:table-cell>
          <table:table-cell office:value-type="string" calcext:value-type="string">
            <text:p>[['peter', 'allen', 'david', 'often', 'abbreviated', 'pad', 'is', 'an', 'american', 'writer', 'of', 'comic', 'books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camara_laye</text:p>
          </table:table-cell>
          <table:table-cell office:value-type="string" calcext:value-type="string">
            <text:p>[['camara', 'laye', 'was', 'an', 'african', 'writer', 'from', 'guinea', 'he', 'was', 'the', 'author', 'of', 'the', 'african']]</text:p>
          </table:table-cell>
          <table:table-cell office:value-type="string" calcext:value-type="string">
            <text:p>['david', 'david', 'david', 'david', 'was', 'a', 'french', 'writer', 'and', 'journalist', 'he', 'is', 'the', 'author']</text:p>
          </table:table-cell>
          <table:table-cell office:value-type="float" office:value="0.0353638986188324" calcext:value-type="float">
            <text:p>0.0353638986</text:p>
          </table:table-cell>
          <table:table-cell/>
        </table:table-row>
        <table:table-row table:style-name="ro1">
          <table:table-cell office:value-type="string" calcext:value-type="string">
            <text:p>guy_lyon_playfair</text:p>
          </table:table-cell>
          <table:table-cell office:value-type="string" calcext:value-type="string">
            <text:p>[['guy', 'lyon', 'playfair', 'is', 'a', 'writer', 'best', 'known', 'for', 'his', 'books', 'about', 'parapsychology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0684088400489" calcext:value-type="float">
            <text:p>0.0206840884</text:p>
          </table:table-cell>
          <table:table-cell/>
        </table:table-row>
        <table:table-row table:style-name="ro1">
          <table:table-cell office:value-type="string" calcext:value-type="string">
            <text:p>daniel_hahn</text:p>
          </table:table-cell>
          <table:table-cell office:value-type="string" calcext:value-type="string">
            <text:p>[['daniel', 'hahn', 'is', 'a', 'british', 'writer', 'editor', 'and', 'translator', 'he', 'is', 'the', 'author', 'of', 'a']]</text:p>
          </table:table-cell>
          <table:table-cell office:value-type="string" calcext:value-type="string">
            <text:p>['david', 'de', 'was', 'a', 'british', 'writer', 'and', 'journalist', 'he', 'is', 'the', 'author', 'of']</text:p>
          </table:table-cell>
          <table:table-cell office:value-type="float" office:value="0.341528601797301" calcext:value-type="float">
            <text:p>0.3415286018</text:p>
          </table:table-cell>
          <table:table-cell/>
        </table:table-row>
        <table:table-row table:style-name="ro1">
          <table:table-cell office:value-type="string" calcext:value-type="string">
            <text:p>petar_stapov</text:p>
          </table:table-cell>
          <table:table-cell office:value-type="string" calcext:value-type="string">
            <text:p>[['petar', 'ivanov', 'stapov', 'was', 'a', 'bulgarian', 'writer', 'poet', 'teacher', 'librarian', 'cultural', 'activist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bette_bao_lord</text:p>
          </table:table-cell>
          <table:table-cell office:value-type="string" calcext:value-type="string">
            <text:p>[['bette', 'bao', 'lord', 'is', 'a', 'chinese', 'american', 'writer', 'and', 'civic', 'activist', 'for', 'human', 'rights']]</text:p>
          </table:table-cell>
          <table:table-cell office:value-type="string" calcext:value-type="string">
            <text:p>['david', 'de', 'born', 'of', 'the', 'pen', 'name', 'was', 'a', 'french', 'and', 'television', 'writer', 'and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andras_suto</text:p>
          </table:table-cell>
          <table:table-cell office:value-type="string" calcext:value-type="string">
            <text:p>[['andras', 'suto', 'was', 'an', 'ethnic', 'hungarian', 'writer', 'and', 'politician', 'in', 'romania', 'one', 'of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394112020231606" calcext:value-type="float">
            <text:p>0.039411202</text:p>
          </table:table-cell>
          <table:table-cell/>
        </table:table-row>
        <table:table-row table:style-name="ro1">
          <table:table-cell office:value-type="string" calcext:value-type="string">
            <text:p>h.warner_munn</text:p>
          </table:table-cell>
          <table:table-cell office:value-type="string" calcext:value-type="string">
            <text:p>[['h[arold]', 'warner', 'munn', 'was', 'an', 'american', 'writer', 'of', 'fantasy', 'horror', 'and', 'poetry', 'best']]</text:p>
          </table:table-cell>
          <table:table-cell office:value-type="string" calcext:value-type="string">
            <text:p>['for', 'a', 'french', 'writer', 'and', 'journalist', 'he', 'is', 'the', 'author', 'of', 'the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robert_p.t.coffin</text:p>
          </table:table-cell>
          <table:table-cell office:value-type="string" calcext:value-type="string">
            <text:p>[['robert', 'peter', 'tristram', 'coffin', 'was', 'a', 'writer', 'poet', 'and', 'professor', 'at', 'wells', 'college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394112020231606" calcext:value-type="float">
            <text:p>0.039411202</text:p>
          </table:table-cell>
          <table:table-cell/>
        </table:table-row>
        <table:table-row table:style-name="ro1">
          <table:table-cell office:value-type="string" calcext:value-type="string">
            <text:p>benjamin_lebert</text:p>
          </table:table-cell>
          <table:table-cell office:value-type="string" calcext:value-type="string">
            <text:p>[['benjamin', 'lebert', 'is', 'a', 'german', 'writer', 'he', 'was', 'born', 'in', 'freiburg', 'his', 'first', 'novel']]</text:p>
          </table:table-cell>
          <table:table-cell office:value-type="string" calcext:value-type="string">
            <text:p>['michael', 'de', 'was', 'a', 'writer', 'and', 'journalist', 'he', 'is', 'the', 'author', 'of', 'the', 'author', 'of']</text:p>
          </table:table-cell>
          <table:table-cell office:value-type="float" office:value="0.0197654418733492" calcext:value-type="float">
            <text:p>0.0197654419</text:p>
          </table:table-cell>
          <table:table-cell/>
        </table:table-row>
        <table:table-row table:style-name="ro1">
          <table:table-cell office:value-type="string" calcext:value-type="string">
            <text:p>michael_fitzgerald_page</text:p>
          </table:table-cell>
          <table:table-cell office:value-type="string" calcext:value-type="string">
            <text:p>[['michael', 'fitzgerald', 'page', 'is', 'a', 'british-born', 'australian', 'writer', 'editor', 'advertising']]</text:p>
          </table:table-cell>
          <table:table-cell office:value-type="string" calcext:value-type="string">
            <text:p>['david', 'is', 'a', 'british', 'writer', 'of', 'the', 'author', 'of', 'the', 'author', 'of', 'the', 'author', 'of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guy_hocquenghem</text:p>
          </table:table-cell>
          <table:table-cell office:value-type="string" calcext:value-type="string">
            <text:p>[['guy', 'hocquenghem', 'was', 'a', 'french', 'writer', 'philosopher', 'and', 'queer', 'theorist']]</text:p>
          </table:table-cell>
          <table:table-cell office:value-type="string" calcext:value-type="string">
            <text:p>['canadian', 'david', 'david', 'david', 'david', 'born', 'known', 'as', 'the', 'pen', 'name', 'was', 'a', 'writer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rick_cleveland</text:p>
          </table:table-cell>
          <table:table-cell office:value-type="string" calcext:value-type="string">
            <text:p>[['rick', 'cleveland', 'is', 'an', 'american', 'television', 'writer', 'playwright', 'and', 'monologist', 'best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noo_saro-wiwa</text:p>
          </table:table-cell>
          <table:table-cell office:value-type="string" calcext:value-type="string">
            <text:p>[['noo', 'saro-wiwa', 'is', 'a', 'britishnigerian', 'writer', 'and', 'journalist']]</text:p>
          </table:table-cell>
          <table:table-cell office:value-type="string" calcext:value-type="string">
            <text:p>['david', 'is', 'a', 'canadian', 'writer', 'and', 'journalist', 'he']</text:p>
          </table:table-cell>
          <table:table-cell office:value-type="float" office:value="0.172860392320971" calcext:value-type="float">
            <text:p>0.1728603923</text:p>
          </table:table-cell>
          <table:table-cell/>
        </table:table-row>
        <table:table-row table:style-name="ro1">
          <table:table-cell office:value-type="string" calcext:value-type="string">
            <text:p>ali_fida_akram_tozo</text:p>
          </table:table-cell>
          <table:table-cell office:value-type="string" calcext:value-type="string">
            <text:p>[['ali', 'fida', 'akram', 'tozo', 'is', 'a', 'bangladeshi', 'television', 'drama', 'script', 'writer', 'director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398635712826801" calcext:value-type="float">
            <text:p>0.0398635713</text:p>
          </table:table-cell>
          <table:table-cell/>
        </table:table-row>
        <table:table-row table:style-name="ro1">
          <table:table-cell office:value-type="string" calcext:value-type="string">
            <text:p>scott_handcock</text:p>
          </table:table-cell>
          <table:table-cell office:value-type="string" calcext:value-type="string">
            <text:p>[['scott', 'handcock', 'is', 'an', 'english', 'writer', 'director', 'and', 'producer', 'from', 'birmingham', 'who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26136173796122" calcext:value-type="float">
            <text:p>0.0226136174</text:p>
          </table:table-cell>
          <table:table-cell/>
        </table:table-row>
        <table:table-row table:style-name="ro1">
          <table:table-cell office:value-type="string" calcext:value-type="string">
            <text:p>adel_al-hussain</text:p>
          </table:table-cell>
          <table:table-cell office:value-type="string" calcext:value-type="string">
            <text:p>[['adel', 'al-hussain', 'is', 'a', 'saudi', 'writer', 'born', 'on', '24', 'august', '1963', 'he', 'is', 'noted', 'for', 'the']]</text:p>
          </table:table-cell>
          <table:table-cell office:value-type="string" calcext:value-type="string">
            <text:p>['writer', 'is', 'a', 'author', 'of', 'the', 'author', 'of']</text:p>
          </table:table-cell>
          <table:table-cell office:value-type="float" office:value="0.0256976373216606" calcext:value-type="float">
            <text:p>0.0256976373</text:p>
          </table:table-cell>
          <table:table-cell/>
        </table:table-row>
        <table:table-row table:style-name="ro1">
          <table:table-cell office:value-type="string" calcext:value-type="string">
            <text:p>dominic_green_:writer_and_musician</text:p>
          </table:table-cell>
          <table:table-cell office:value-type="string" calcext:value-type="string">
            <text:p>[['dominic', 'green', 'is', 'a', 'british', 'writer', 'and', 'musician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p.n.oak</text:p>
          </table:table-cell>
          <table:table-cell office:value-type="string" calcext:value-type="string">
            <text:p>[['purushottam', 'nagesh', 'oak', 'commonly', 'referred', 'to', 'as', 'p', 'n', 'oak', 'was', 'an', 'indian', 'writer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bruce_vilanch</text:p>
          </table:table-cell>
          <table:table-cell office:value-type="string" calcext:value-type="string">
            <text:p>[['bruce', 'vilanch', 'is', 'an', 'american', 'comedy', 'writer', 'songwriter', 'and', 'actor', 'he', 'is', 'a', 'six-time']]</text:p>
          </table:table-cell>
          <table:table-cell office:value-type="string" calcext:value-type="string">
            <text:p>['writer', 'david', 'was', 'a', 'french', 'writer', 'and']</text:p>
          </table:table-cell>
          <table:table-cell office:value-type="float" office:value="0.0159924871436686" calcext:value-type="float">
            <text:p>0.0159924871</text:p>
          </table:table-cell>
          <table:table-cell/>
        </table:table-row>
        <table:table-row table:style-name="ro1">
          <table:table-cell office:value-type="string" calcext:value-type="string">
            <text:p>patricia_grasso</text:p>
          </table:table-cell>
          <table:table-cell office:value-type="string" calcext:value-type="string">
            <text:p>[['patricia', 'helen', 'grasso', 'is', 'an', 'american', 'writer', 'of', 'romance', 'novels', 'she', 'is', 'a', 'bestselling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203905281085401" calcext:value-type="float">
            <text:p>0.0203905281</text:p>
          </table:table-cell>
          <table:table-cell/>
        </table:table-row>
        <table:table-row table:style-name="ro1">
          <table:table-cell office:value-type="string" calcext:value-type="string">
            <text:p>alexis_wright</text:p>
          </table:table-cell>
          <table:table-cell office:value-type="string" calcext:value-type="string">
            <text:p>[['alexis', 'wright', 'is', 'an', 'indigenous', 'australian', 'writer', 'best', 'known', 'for', 'winning', 'the']]</text:p>
          </table:table-cell>
          <table:table-cell office:value-type="string" calcext:value-type="string">
            <text:p>['david', 'a', 'french', 'was', 'a', 'writer', 'and', 'journalist', 'he', 'is', 'the', 'author', 'of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conrad_voss_bark</text:p>
          </table:table-cell>
          <table:table-cell office:value-type="string" calcext:value-type="string">
            <text:p>[['conrad', 'lyddon', 'voss', 'bark', 'was', 'a', 'writer', 'and', 'a', 'correspondent', 'for', 'the', 'bbc', 'and', 'the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42126574238746" calcext:value-type="float">
            <text:p>0.0421265742</text:p>
          </table:table-cell>
          <table:table-cell/>
        </table:table-row>
        <table:table-row table:style-name="ro1">
          <table:table-cell office:value-type="string" calcext:value-type="string">
            <text:p>david_heneker</text:p>
          </table:table-cell>
          <table:table-cell office:value-type="string" calcext:value-type="string">
            <text:p>[['david', 'heneker', 'was', 'a', 'writer', 'and', 'composer', 'of', 'british', 'popular', 'music', 'and', 'musicals']]</text:p>
          </table:table-cell>
          <table:table-cell office:value-type="string" calcext:value-type="string">
            <text:p>['for', 'a', 'french', 'writer', 'of', 'the', 'author', 'of', 'the', 'author', 'of', 'the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peter_gaffney</text:p>
          </table:table-cell>
          <table:table-cell office:value-type="string" calcext:value-type="string">
            <text:p>[['peter', 'gaffney', 'is', 'an', 'american', 'writer', 'and', 'editor', 'he', 'is', 'best', 'known', 'for', 'his', 'writing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91891582413496" calcext:value-type="float">
            <text:p>0.0391891582</text:p>
          </table:table-cell>
          <table:table-cell/>
        </table:table-row>
        <table:table-row table:style-name="ro1">
          <table:table-cell office:value-type="string" calcext:value-type="string">
            <text:p>francis_leslie_ashton</text:p>
          </table:table-cell>
          <table:table-cell office:value-type="string" calcext:value-type="string">
            <text:p>[['francis', 'leslie', 'ashton', 'was', 'a', 'british', 'writer', 'known', 'for', 'her', 'first', 'novel', 'breaking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alexander_druzhinin</text:p>
          </table:table-cell>
          <table:table-cell office:value-type="string" calcext:value-type="string">
            <text:p>[['alexander', 'vasilyevich', 'druzhinin', 'was', 'a', 'russian', 'writer', 'translator', 'and', 'magazine']]</text:p>
          </table:table-cell>
          <table:table-cell office:value-type="string" calcext:value-type="string">
            <text:p>['david', 'de', 'de', 'was', 'a', 'british', 'writer', 'of', 'the', 'author', 'of', 'the', 'author', 'of', 'the', 'author']</text:p>
          </table:table-cell>
          <table:table-cell office:value-type="float" office:value="0.0287878781810113" calcext:value-type="float">
            <text:p>0.0287878782</text:p>
          </table:table-cell>
          <table:table-cell/>
        </table:table-row>
        <table:table-row table:style-name="ro1">
          <table:table-cell office:value-type="string" calcext:value-type="string">
            <text:p>sevda_sevan</text:p>
          </table:table-cell>
          <table:table-cell office:value-type="string" calcext:value-type="string">
            <text:p>[['sevda', 'sevan', 'was', 'a', 'prominent', 'armenian-bulgarian', 'writer', 'the', 'ambassador', 'of', 'armenia']]</text:p>
          </table:table-cell>
          <table:table-cell office:value-type="string" calcext:value-type="string">
            <text:p>['for', 'a', 'french', 'of', 'the', 'french', 'of', 'the', 'author', 'of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roger_sabin</text:p>
          </table:table-cell>
          <table:table-cell office:value-type="string" calcext:value-type="string">
            <text:p>[['roger', 'sabin', 'is', 'an', 'english', 'writer', 'about', 'comics', 'and', 'lecturer', 'at', 'central', 'st', 'martins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189340589513538" calcext:value-type="float">
            <text:p>0.018934059</text:p>
          </table:table-cell>
          <table:table-cell/>
        </table:table-row>
        <table:table-row table:style-name="ro1">
          <table:table-cell office:value-type="string" calcext:value-type="string">
            <text:p>himansu_sekhar_fatesingh</text:p>
          </table:table-cell>
          <table:table-cell office:value-type="string" calcext:value-type="string">
            <text:p>[['himansu', 'sekhar', 'fatesingh', 'is', 'a', 'freelance', 'science', 'writer', 'coloumnist', 'book', 'author']]</text:p>
          </table:table-cell>
          <table:table-cell office:value-type="string" calcext:value-type="string">
            <text:p>['david', 'is', 'an', 'american', 'writer', 'and', 'journalist', 'he', 'is', 'the', 'author', 'of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belinda_jones_:writer</text:p>
          </table:table-cell>
          <table:table-cell office:value-type="string" calcext:value-type="string">
            <text:p>[['belinda', 'jones', 'is', 'an', 'english', 'writer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25098621243979" calcext:value-type="float">
            <text:p>0.0250986212</text:p>
          </table:table-cell>
          <table:table-cell/>
        </table:table-row>
        <table:table-row table:style-name="ro1">
          <table:table-cell office:value-type="string" calcext:value-type="string">
            <text:p>ojars_vacietis</text:p>
          </table:table-cell>
          <table:table-cell office:value-type="string" calcext:value-type="string">
            <text:p>[['ojars', 'vacietis', 'was', 'a', 'latvian', 'writer', 'and', 'poet', 'he', 'is', 'often', 'considered', 'one', 'of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477209177983556" calcext:value-type="float">
            <text:p>0.0477209178</text:p>
          </table:table-cell>
          <table:table-cell/>
        </table:table-row>
        <table:table-row table:style-name="ro1">
          <table:table-cell office:value-type="string" calcext:value-type="string">
            <text:p>donald_shaw_:academic</text:p>
          </table:table-cell>
          <table:table-cell office:value-type="string" calcext:value-type="string">
            <text:p>[['donald', 'leslie', 'shaw', 'is', 'a', 'writer', 'literary', 'critic', 'and', 'the', 'brown-forman', 'professor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gabriele_kuby</text:p>
          </table:table-cell>
          <table:table-cell office:value-type="string" calcext:value-type="string">
            <text:p>[['gabriele', 'kuby', 'is', 'a', 'german', 'writer', 'and', 'sociologist', 'she', 'is', 'a', 'catholic', 'convert']]</text:p>
          </table:table-cell>
          <table:table-cell office:value-type="string" calcext:value-type="string">
            <text:p>['david', 'is', 'a', 'canadian', 'writer', 'and', 'journalist', 'he', 'is', 'the', 'author', 'of', 'the', 'author']</text:p>
          </table:table-cell>
          <table:table-cell office:value-type="float" office:value="0.0451688122095475" calcext:value-type="float">
            <text:p>0.0451688122</text:p>
          </table:table-cell>
          <table:table-cell/>
        </table:table-row>
        <table:table-row table:style-name="ro1">
          <table:table-cell office:value-type="string" calcext:value-type="string">
            <text:p>dattaram_maruti_mirasdar</text:p>
          </table:table-cell>
          <table:table-cell office:value-type="string" calcext:value-type="string">
            <text:p>[['dattaram', 'maruti', 'mirasdar', 'is', 'a', 'marathi', 'writer', 'and', 'narrator', 'principally', 'of', 'humorous']]</text:p>
          </table:table-cell>
          <table:table-cell office:value-type="string" calcext:value-type="string">
            <text:p>['for', 'a', 'writer', 'of', 'the', 'author', 'of', 'the', 'author', 'of', 'the']</text:p>
          </table:table-cell>
          <table:table-cell office:value-type="float" office:value="0.0226525815078816" calcext:value-type="float">
            <text:p>0.0226525815</text:p>
          </table:table-cell>
          <table:table-cell/>
        </table:table-row>
        <table:table-row table:style-name="ro1">
          <table:table-cell office:value-type="string" calcext:value-type="string">
            <text:p>frederic_marcelin</text:p>
          </table:table-cell>
          <table:table-cell office:value-type="string" calcext:value-type="string">
            <text:p>[['frederic', 'marcelin', 'was', 'a', 'haitian', 'writer', 'and', 'politician', 'born', 'in', 'port-au-prince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563756031525929" calcext:value-type="float">
            <text:p>0.0563756032</text:p>
          </table:table-cell>
          <table:table-cell/>
        </table:table-row>
        <table:table-row table:style-name="ro1">
          <table:table-cell office:value-type="string" calcext:value-type="string">
            <text:p>florence_ashton_marshall</text:p>
          </table:table-cell>
          <table:table-cell office:value-type="string" calcext:value-type="string">
            <text:p>[['florence', 'ashton', 'marshall', 'nee', 'thomas', 'was', 'an', 'english', 'writer', 'composer', 'and', 'conductor', 'she']]</text:p>
          </table:table-cell>
          <table:table-cell office:value-type="string" calcext:value-type="string">
            <text:p>['is', 'a', 'french', 'writer', 'and', 'journalist', 'he', 'is', 'the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drusilla_modjeska</text:p>
          </table:table-cell>
          <table:table-cell office:value-type="string" calcext:value-type="string">
            <text:p>[['drusilla', 'modjeska', 'is', 'a', 'contemporary', 'australian', 'writer', 'and', 'editor']]</text:p>
          </table:table-cell>
          <table:table-cell office:value-type="string" calcext:value-type="string">
            <text:p>['writer', 'is', 'a', 'writer', 'and', 'producer', 'he']</text:p>
          </table:table-cell>
          <table:table-cell office:value-type="float" office:value="0.0742366793750051" calcext:value-type="float">
            <text:p>0.0742366794</text:p>
          </table:table-cell>
          <table:table-cell/>
        </table:table-row>
        <table:table-row table:style-name="ro1">
          <table:table-cell office:value-type="string" calcext:value-type="string">
            <text:p>alonso_duralde</text:p>
          </table:table-cell>
          <table:table-cell office:value-type="string" calcext:value-type="string">
            <text:p>[['alonso', 'duralde', 'is', 'an', 'american', 'writer', 'and', 'film', 'critic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enrico_borla</text:p>
          </table:table-cell>
          <table:table-cell office:value-type="string" calcext:value-type="string">
            <text:p>[['enrico', 'borla', 'is', 'an', 'italian', 'writer', 'psychiatrist', 'and', 'psychotherapist', 'founder', 'and']]</text:p>
          </table:table-cell>
          <table:table-cell office:value-type="string" calcext:value-type="string">
            <text:p>['david', 'de', 'de', 'of', 'the', 'french', 'of', 'the', 'author', 'of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uri_chakrapani</text:p>
          </table:table-cell>
          <table:table-cell office:value-type="string" calcext:value-type="string">
            <text:p>[['aluri', 'chakrapani', 'or', 'aluri', 'venkata', 'subbarao', 'was', 'an', 'indian', 'film', 'multilingual', 'writer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ed_james_:writer</text:p>
          </table:table-cell>
          <table:table-cell office:value-type="string" calcext:value-type="string">
            <text:p>[['ed', 'james', 'was', 'an', 'american', 'television', 'writer', 'and', 'television', 'producer', 'during', 'the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margaret_pargeter</text:p>
          </table:table-cell>
          <table:table-cell office:value-type="string" calcext:value-type="string">
            <text:p>[['margaret', 'pargeter', 'was', 'a', 'popular', 'writer', 'of', '50', 'romance', 'novels', 'in', 'mills', '&amp;', 'boon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anjum_anand</text:p>
          </table:table-cell>
          <table:table-cell office:value-type="string" calcext:value-type="string">
            <text:p>[['anjum', 'anand', 'is', 'a', 'british', 'indian', 'food', 'writer', 'and', 'tv', 'chef', 'of', 'indian', 'cuisine']]</text:p>
          </table:table-cell>
          <table:table-cell office:value-type="string" calcext:value-type="string">
            <text:p>['david', 'david', 'a', 'de', 'name', 'was', 'a', 'writer', 'and', 'journalist', 'he', 'is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hasnat_abdul_hye</text:p>
          </table:table-cell>
          <table:table-cell office:value-type="string" calcext:value-type="string">
            <text:p>[['hasnat', 'abdul', 'hye', 'is', 'a', 'bangladesi', 'writer', 'and', 'novelist', 'he', 'received', 'the', 'national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508897239511026" calcext:value-type="float">
            <text:p>0.050889724</text:p>
          </table:table-cell>
          <table:table-cell/>
        </table:table-row>
        <table:table-row table:style-name="ro1">
          <table:table-cell office:value-type="string" calcext:value-type="string">
            <text:p>robert_draper</text:p>
          </table:table-cell>
          <table:table-cell office:value-type="string" calcext:value-type="string">
            <text:p>[['robert', 'draper', 'is', 'an', 'american', 'writer', 'he', 'is', 'a', 'correspondent', 'for', 'gq', 'and', 'a', 'contributor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53638986188324" calcext:value-type="float">
            <text:p>0.0353638986</text:p>
          </table:table-cell>
          <table:table-cell/>
        </table:table-row>
        <table:table-row table:style-name="ro1">
          <table:table-cell office:value-type="string" calcext:value-type="string">
            <text:p>monique_watteau</text:p>
          </table:table-cell>
          <table:table-cell office:value-type="string" calcext:value-type="string">
            <text:p>[['alika', 'lindbergh', 'commonly', 'known', 'by', 'her', 'former', 'name', 'monique', 'watteau', 'is', 'a', 'belgian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328570204479777" calcext:value-type="float">
            <text:p>0.0328570204</text:p>
          </table:table-cell>
          <table:table-cell/>
        </table:table-row>
        <table:table-row table:style-name="ro1">
          <table:table-cell office:value-type="string" calcext:value-type="string">
            <text:p>henry_swinburne</text:p>
          </table:table-cell>
          <table:table-cell office:value-type="string" calcext:value-type="string">
            <text:p>[['henry', 'swinburne', 'was', 'an', 'english', 'travel', 'writer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d.j.machale</text:p>
          </table:table-cell>
          <table:table-cell office:value-type="string" calcext:value-type="string">
            <text:p>[['donald', 'james', 'machale', 'known', 'popularly', 'under', 'the', 'pen', 'name', 'd', 'j', 'machale', 'is', 'a', 'writer']]</text:p>
          </table:table-cell>
          <table:table-cell office:value-type="string" calcext:value-type="string">
            <text:p>['david', 'is', 'a', 'writer', 'of', 'the', 'author', 'of', 'the', 'author', 'of']</text:p>
          </table:table-cell>
          <table:table-cell office:value-type="float" office:value="0.0696892731973492" calcext:value-type="float">
            <text:p>0.0696892732</text:p>
          </table:table-cell>
          <table:table-cell/>
        </table:table-row>
        <table:table-row table:style-name="ro1">
          <table:table-cell office:value-type="string" calcext:value-type="string">
            <text:p>sam_humphries</text:p>
          </table:table-cell>
          <table:table-cell office:value-type="string" calcext:value-type="string">
            <text:p>[['sam', 'humphries', 'is', 'an', 'american', 'comic', 'book', 'writer', 'and', 'photographer', 'located', 'in', 'los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harriet_elizabeth_prescott_spofford</text:p>
          </table:table-cell>
          <table:table-cell office:value-type="string" calcext:value-type="string">
            <text:p>[['harriet', 'elizabeth', 'prescott', 'spofford', 'was', 'a', 'notable', 'american', 'writer', 'remembered']]</text:p>
          </table:table-cell>
          <table:table-cell office:value-type="string" calcext:value-type="string">
            <text:p>['is', 'a', 'writer', 'of', 'the', 'author', 'of', 'the']</text:p>
          </table:table-cell>
          <table:table-cell office:value-type="float" office:value="0.0257250695748268" calcext:value-type="float">
            <text:p>0.0257250696</text:p>
          </table:table-cell>
          <table:table-cell/>
        </table:table-row>
        <table:table-row table:style-name="ro1">
          <table:table-cell office:value-type="string" calcext:value-type="string">
            <text:p>aage_borchgrevink</text:p>
          </table:table-cell>
          <table:table-cell office:value-type="string" calcext:value-type="string">
            <text:p>[['aage', 'storm', 'borchgrevink', 'is', 'a', 'norwegian', 'writer', 'and', 'literary', 'critic', 'he', 'was', 'born']]</text:p>
          </table:table-cell>
          <table:table-cell office:value-type="string" calcext:value-type="string">
            <text:p>['david', 'a', 'de', 'of', 'the', 'french', 'of', 'the', 'author', 'of', 'the', 'author', 'of', 'the', 'author', 'of', 'the']</text:p>
          </table:table-cell>
          <table:table-cell office:value-type="float" office:value="0.0115027836199" calcext:value-type="float">
            <text:p>0.0115027836</text:p>
          </table:table-cell>
          <table:table-cell/>
        </table:table-row>
        <table:table-row table:style-name="ro1">
          <table:table-cell office:value-type="string" calcext:value-type="string">
            <text:p>angela_halgrimson</text:p>
          </table:table-cell>
          <table:table-cell office:value-type="string" calcext:value-type="string">
            <text:p>[['angela', 'halgrimson', 'is', 'an', 'american', 'childrens', 'writer', 'she', 'was', 'inspired', 'to', 'pursue']]</text:p>
          </table:table-cell>
          <table:table-cell office:value-type="string" calcext:value-type="string">
            <text:p>['david', 'de', 'born', 'known', 'as', 'the', 'pen', 'name', 'was', 'a', 'british', 'write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h.ogden_wintermute</text:p>
          </table:table-cell>
          <table:table-cell office:value-type="string" calcext:value-type="string">
            <text:p>[['henry', 'ogden', 'wintermute', 'sr', 'was', 'an', 'american', 'writer', 'and', 'historian', 'he', 'wrote', 'a']]</text:p>
          </table:table-cell>
          <table:table-cell office:value-type="string" calcext:value-type="string">
            <text:p>['david', 'a', 'french', 'was', 'a', 'writer', 'and', 'journalist', 'he', 'is', 'the', 'author', 'of', 'the', 'author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edward_m.brecher</text:p>
          </table:table-cell>
          <table:table-cell office:value-type="string" calcext:value-type="string">
            <text:p>[['edward', 'm', 'brecher', 'was', 'a', 'well-known', 'american', 'science', 'writer', 'and', 'book', 'author', 'best']]</text:p>
          </table:table-cell>
          <table:table-cell office:value-type="string" calcext:value-type="string">
            <text:p>['writer', 'is', 'a', 'writer', 'and', 'journalist', 'he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sara_zyskind</text:p>
          </table:table-cell>
          <table:table-cell office:value-type="string" calcext:value-type="string">
            <text:p>[['sara', 'zyskind', 'also', 'sara', 'plager-zyskind', 'was', 'a', 'prominent', 'polish-israeli', 'writer']]</text:p>
          </table:table-cell>
          <table:table-cell office:value-type="string" calcext:value-type="string">
            <text:p>['for', 'a', 'writer', 'and', 'a', 'author', 'of', 'the', 'author', 'of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nancy_lee_:writer</text:p>
          </table:table-cell>
          <table:table-cell office:value-type="string" calcext:value-type="string">
            <text:p>[['nancy', 'lee', 'is', 'a', 'british-born', 'canadian', 'short', 'story', 'writer', 'and', 'novelist', 'born', 'in']]</text:p>
          </table:table-cell>
          <table:table-cell office:value-type="string" calcext:value-type="string">
            <text:p>['is', 'a', 'canadian', 'fiction', 'writer', 'and']</text:p>
          </table:table-cell>
          <table:table-cell office:value-type="float" office:value="0.0402019833392179" calcext:value-type="float">
            <text:p>0.0402019833</text:p>
          </table:table-cell>
          <table:table-cell/>
        </table:table-row>
        <table:table-row table:style-name="ro1">
          <table:table-cell office:value-type="string" calcext:value-type="string">
            <text:p>ruby_veridiano-ching</text:p>
          </table:table-cell>
          <table:table-cell office:value-type="string" calcext:value-type="string">
            <text:p>[['ruby', 'veridiano', 'is', 'a', 'filipina-american', 'writer', 'co-founder', 'of', 'spoken', 'word', 'collective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elizabeth_george_speare</text:p>
          </table:table-cell>
          <table:table-cell office:value-type="string" calcext:value-type="string">
            <text:p>[['elizabeth', 'george', 'speare', 'was', 'an', 'american', 'writer', 'of', 'childrens', 'books', 'best', 'known']]</text:p>
          </table:table-cell>
          <table:table-cell office:value-type="string" calcext:value-type="string">
            <text:p>['writer', 'is', 'a', 'writer', 'and', 'journalist', 'he', 'is']</text:p>
          </table:table-cell>
          <table:table-cell office:value-type="float" office:value="0.0168471110512954" calcext:value-type="float">
            <text:p>0.0168471111</text:p>
          </table:table-cell>
          <table:table-cell/>
        </table:table-row>
        <table:table-row table:style-name="ro1">
          <table:table-cell office:value-type="string" calcext:value-type="string">
            <text:p>alexis_lichine</text:p>
          </table:table-cell>
          <table:table-cell office:value-type="string" calcext:value-type="string">
            <text:p>[['alexis', 'lichine', 'was', 'a', 'russian', 'wine', 'writer', 'and', 'entrepreneur', 'he', 'played', 'a', 'key', 'role']]</text:p>
          </table:table-cell>
          <table:table-cell office:value-type="string" calcext:value-type="string">
            <text:p>['david', 'david', 'was', 'a', 'french', 'writer', 'of', 'the', 'author', 'of', 'the', 'author', 'of', 'the', 'author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ernest_hillen</text:p>
          </table:table-cell>
          <table:table-cell office:value-type="string" calcext:value-type="string">
            <text:p>[['ernest', 'hillen', 'is', 'a', 'canadian', 'writer', 'and', 'journalist', 'a', 'longtime', 'editor', 'with', 'saturday']]</text:p>
          </table:table-cell>
          <table:table-cell office:value-type="string" calcext:value-type="string">
            <text:p>['writer', 'was', 'a', 'french', 'writer', 'and']</text:p>
          </table:table-cell>
          <table:table-cell office:value-type="float" office:value="0.0297527965758405" calcext:value-type="float">
            <text:p>0.0297527966</text:p>
          </table:table-cell>
          <table:table-cell/>
        </table:table-row>
        <table:table-row table:style-name="ro1">
          <table:table-cell office:value-type="string" calcext:value-type="string">
            <text:p>cesar_aira</text:p>
          </table:table-cell>
          <table:table-cell office:value-type="string" calcext:value-type="string">
            <text:p>[['cesar', 'aira', 'is', 'an', 'argentine', 'writer', 'and', 'translator', 'and', 'an', 'exponent', 'of', 'argentine']]</text:p>
          </table:table-cell>
          <table:table-cell office:value-type="string" calcext:value-type="string">
            <text:p>['michael', 'michael', 'david', 'a', 'french', 'writer', 'of', 'the', 'french', 'of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elisabeth_augustin</text:p>
          </table:table-cell>
          <table:table-cell office:value-type="string" calcext:value-type="string">
            <text:p>[['elisabeth', 'augustin', 'was', 'a', 'german-dutch', 'writer', 'the', 'daughter', 'of', 'eduard', 'joseph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d.scott_rogo</text:p>
          </table:table-cell>
          <table:table-cell office:value-type="string" calcext:value-type="string">
            <text:p>[['david', 'scott', 'rogo', 'was', 'a', 'writer', 'journalist', 'and', 'researcher', 'on', 'subjects', 'related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77796370909497" calcext:value-type="float">
            <text:p>0.0777963709</text:p>
          </table:table-cell>
          <table:table-cell/>
        </table:table-row>
        <table:table-row table:style-name="ro1">
          <table:table-cell office:value-type="string" calcext:value-type="string">
            <text:p>fredrik_bajer</text:p>
          </table:table-cell>
          <table:table-cell office:value-type="string" calcext:value-type="string">
            <text:p>[['fredrik', 'bajer', 'was', 'a', 'danish', 'writer', 'teacher', 'and', 'pacifist', 'politician', 'who', 'received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catherine_ann_dorset</text:p>
          </table:table-cell>
          <table:table-cell office:value-type="string" calcext:value-type="string">
            <text:p>[['catherine', 'ann', 'dorset', 'c', '1753', '-', 'was', 'a', 'childrens', 'writer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petraq_zoto</text:p>
          </table:table-cell>
          <table:table-cell office:value-type="string" calcext:value-type="string">
            <text:p>[['petraq', 'zoto', 'was', 'an', 'albanian', 'writer', 'he', 'is', 'mostly', 'known', 'for', 'his', 'collection', 'of']]</text:p>
          </table:table-cell>
          <table:table-cell office:value-type="string" calcext:value-type="string">
            <text:p>['writer', 'is', 'a', 'author', 'of', 'the']</text:p>
          </table:table-cell>
          <table:table-cell office:value-type="float" office:value="0.0141626779366949" calcext:value-type="float">
            <text:p>0.0141626779</text:p>
          </table:table-cell>
          <table:table-cell/>
        </table:table-row>
        <table:table-row table:style-name="ro1">
          <table:table-cell office:value-type="string" calcext:value-type="string">
            <text:p>palliyara_sreedharan</text:p>
          </table:table-cell>
          <table:table-cell office:value-type="string" calcext:value-type="string">
            <text:p>[['palliyara', 'sreedharan', 'is', 'a', 'writer', 'in', 'india', 'on', 'mathematics', 'he', 'has', 'written', 'and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873716785171588" calcext:value-type="float">
            <text:p>0.0873716785</text:p>
          </table:table-cell>
          <table:table-cell/>
        </table:table-row>
        <table:table-row table:style-name="ro1">
          <table:table-cell office:value-type="string" calcext:value-type="string">
            <text:p>amyas_northcote</text:p>
          </table:table-cell>
          <table:table-cell office:value-type="string" calcext:value-type="string">
            <text:p>[['amyas', 'northcote', 'was', 'an', 'english', 'writer', 'he', 'was', 'the', 'seventh', 'son', 'of', 'the', 'first', 'earl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70130989603699" calcext:value-type="float">
            <text:p>0.037013099</text:p>
          </table:table-cell>
          <table:table-cell/>
        </table:table-row>
        <table:table-row table:style-name="ro1">
          <table:table-cell office:value-type="string" calcext:value-type="string">
            <text:p>maurice_bladel</text:p>
          </table:table-cell>
          <table:table-cell office:value-type="string" calcext:value-type="string">
            <text:p>[['maurice', 'bladel', 'was', 'a', 'belgian', 'writer', 'he', 'won', 'a', 'bronze', 'medal', 'at', 'the', '1920', 'summer']]</text:p>
          </table:table-cell>
          <table:table-cell office:value-type="string" calcext:value-type="string">
            <text:p>['writer', 'is', 'a', 'canadian', 'fiction', 'writer']</text:p>
          </table:table-cell>
          <table:table-cell office:value-type="float" office:value="0.01083278567718" calcext:value-type="float">
            <text:p>0.0108327857</text:p>
          </table:table-cell>
          <table:table-cell/>
        </table:table-row>
        <table:table-row table:style-name="ro1">
          <table:table-cell office:value-type="string" calcext:value-type="string">
            <text:p>pyotr_pavlenko</text:p>
          </table:table-cell>
          <table:table-cell office:value-type="string" calcext:value-type="string">
            <text:p>[['pyotr', 'andreyevich', 'pavlenko', 'was', 'a', 'soviet', 'writer', 'screenwriter', 'and', 'war', 'correspondent', 'he']]</text:p>
          </table:table-cell>
          <table:table-cell office:value-type="string" calcext:value-type="string">
            <text:p>['david', 'is', 'a', 'british', 'writer', 'and', 'journalist', 'he', 'is', 'the', 'author', 'of']</text:p>
          </table:table-cell>
          <table:table-cell office:value-type="float" office:value="0.0240885627048535" calcext:value-type="float">
            <text:p>0.0240885627</text:p>
          </table:table-cell>
          <table:table-cell/>
        </table:table-row>
        <table:table-row table:style-name="ro1">
          <table:table-cell office:value-type="string" calcext:value-type="string">
            <text:p>august_gailit</text:p>
          </table:table-cell>
          <table:table-cell office:value-type="string" calcext:value-type="string">
            <text:p>[['august', 'gailit', 'was', 'an', 'estonian', 'writer', 'of', 'latvianestonian', 'origin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02559860271256" calcext:value-type="float">
            <text:p>0.020255986</text:p>
          </table:table-cell>
          <table:table-cell/>
        </table:table-row>
        <table:table-row table:style-name="ro1">
          <table:table-cell office:value-type="string" calcext:value-type="string">
            <text:p>alfian_sa'at</text:p>
          </table:table-cell>
          <table:table-cell office:value-type="string" calcext:value-type="string">
            <text:p>[['alfian', 'bin', 'saat', 'is', 'a', 'singaporean', 'writer', 'poet', 'and', 'playwright', 'he', 'is', 'a', 'muslim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81607811464067" calcext:value-type="float">
            <text:p>0.0381607811</text:p>
          </table:table-cell>
          <table:table-cell/>
        </table:table-row>
        <table:table-row table:style-name="ro1">
          <table:table-cell office:value-type="string" calcext:value-type="string">
            <text:p>anna_goldsworthy</text:p>
          </table:table-cell>
          <table:table-cell office:value-type="string" calcext:value-type="string">
            <text:p>[['anna', 'goldsworthy', 'is', 'an', 'australian', 'writer', 'and', 'classical', 'pianist']]</text:p>
          </table:table-cell>
          <table:table-cell office:value-type="string" calcext:value-type="string">
            <text:p>['david', 'david', 'was', 'a', 'french', 'writer', 'and', 'journalist', 'he', 'is']</text:p>
          </table:table-cell>
          <table:table-cell office:value-type="float" office:value="0.0493938273711537" calcext:value-type="float">
            <text:p>0.0493938274</text:p>
          </table:table-cell>
          <table:table-cell/>
        </table:table-row>
        <table:table-row table:style-name="ro1">
          <table:table-cell office:value-type="string" calcext:value-type="string">
            <text:p>d.harlan_wilson</text:p>
          </table:table-cell>
          <table:table-cell office:value-type="string" calcext:value-type="string">
            <text:p>[['d', 'harlan', 'wilson', 'is', 'an', 'american', 'novelist', 'short-story', 'writer', 'critic', 'editor', 'playwright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204689180374571" calcext:value-type="float">
            <text:p>0.020468918</text:p>
          </table:table-cell>
          <table:table-cell/>
        </table:table-row>
        <table:table-row table:style-name="ro1">
          <table:table-cell office:value-type="string" calcext:value-type="string">
            <text:p>oles_honchar</text:p>
          </table:table-cell>
          <table:table-cell office:value-type="string" calcext:value-type="string">
            <text:p>[['oleksandr', 'terentiyovych', 'honchar', 'was', 'a', 'ukrainian', 'and', 'soviet', 'writer', 'and', 'public']]</text:p>
          </table:table-cell>
          <table:table-cell office:value-type="string" calcext:value-type="string">
            <text:p>['david', 'david', 'is', 'a', 'writer', 'and', 'journalist', 'he', 'is', 'the', 'author', 'of']</text:p>
          </table:table-cell>
          <table:table-cell office:value-type="float" office:value="0.0398635712826801" calcext:value-type="float">
            <text:p>0.0398635713</text:p>
          </table:table-cell>
          <table:table-cell/>
        </table:table-row>
        <table:table-row table:style-name="ro1">
          <table:table-cell office:value-type="string" calcext:value-type="string">
            <text:p>pierre_bettencourt</text:p>
          </table:table-cell>
          <table:table-cell office:value-type="string" calcext:value-type="string">
            <text:p>[['pierre', 'bettencourt', 'was', 'a', 'french', 'writer', 'and', 'printer']]</text:p>
          </table:table-cell>
          <table:table-cell office:value-type="string" calcext:value-type="string">
            <text:p>['david', 'de', 'de', 'was', 'a', 'writer', 'and', 'journalist', 'he', 'is', 'the']</text:p>
          </table:table-cell>
          <table:table-cell office:value-type="float" office:value="0.0563756031525929" calcext:value-type="float">
            <text:p>0.0563756032</text:p>
          </table:table-cell>
          <table:table-cell/>
        </table:table-row>
        <table:table-row table:style-name="ro1">
          <table:table-cell office:value-type="string" calcext:value-type="string">
            <text:p>armstrong_sperry</text:p>
          </table:table-cell>
          <table:table-cell office:value-type="string" calcext:value-type="string">
            <text:p>[['armstrong', 'wells', 'sperry', 'was', 'an', 'american', 'writer', 'and', 'illustrator', 'of', 'childrens', 'literature', 'his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229398733767881" calcext:value-type="float">
            <text:p>0.0229398734</text:p>
          </table:table-cell>
          <table:table-cell/>
        </table:table-row>
        <table:table-row table:style-name="ro1">
          <table:table-cell office:value-type="string" calcext:value-type="string">
            <text:p>craig_rosebraugh</text:p>
          </table:table-cell>
          <table:table-cell office:value-type="string" calcext:value-type="string">
            <text:p>[['craig', 'rosebraugh', 'is', 'a', 'writer', 'filmmaker', 'and', 'activist', 'advocating', 'for', 'political']]</text:p>
          </table:table-cell>
          <table:table-cell office:value-type="string" calcext:value-type="string">
            <text:p>['david', 'de', 'de', 'was', 'a', 'british', 'writer', 'and', 'journalist', 'he', 'is', 'the']</text:p>
          </table:table-cell>
          <table:table-cell office:value-type="float" office:value="0.0240885627048535" calcext:value-type="float">
            <text:p>0.0240885627</text:p>
          </table:table-cell>
          <table:table-cell/>
        </table:table-row>
        <table:table-row table:style-name="ro1">
          <table:table-cell office:value-type="string" calcext:value-type="string">
            <text:p>elizabeth_sims</text:p>
          </table:table-cell>
          <table:table-cell office:value-type="string" calcext:value-type="string">
            <text:p>[['elizabeth', 'sims', 'is', 'an', 'american', 'writer', 'journalist', 'and', 'contributing', 'editor', 'at', 'writers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brendan_o'carroll</text:p>
          </table:table-cell>
          <table:table-cell office:value-type="string" calcext:value-type="string">
            <text:p>[['brendan', 'ocarroll', 'is', 'an', 'irish', 'writer', 'producer', 'comedian', 'actor', 'and', 'director', 'best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mary_maclane</text:p>
          </table:table-cell>
          <table:table-cell office:value-type="string" calcext:value-type="string">
            <text:p>[['mary', 'maclane', 'was', 'a', 'controversial', 'canadian-born', 'american', 'writer', 'whose', 'frank', 'memoirs']]</text:p>
          </table:table-cell>
          <table:table-cell office:value-type="string" calcext:value-type="string">
            <text:p>['writer', 'is', 'a', 'writer', 'and', 'journalist', 'he', 'is', 'the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anna_fienberg</text:p>
          </table:table-cell>
          <table:table-cell office:value-type="string" calcext:value-type="string">
            <text:p>[['anna', 'fienberg', 'is', 'an', 'australian', 'writer', 'of', 'young-adult', 'fiction', 'and', 'childrens', 'literature']]</text:p>
          </table:table-cell>
          <table:table-cell office:value-type="string" calcext:value-type="string">
            <text:p>['david', 'de', 'was', 'a', 'british', 'writer', 'of']</text:p>
          </table:table-cell>
          <table:table-cell office:value-type="float" office:value="0.034196159429512" calcext:value-type="float">
            <text:p>0.0341961594</text:p>
          </table:table-cell>
          <table:table-cell/>
        </table:table-row>
        <table:table-row table:style-name="ro1">
          <table:table-cell office:value-type="string" calcext:value-type="string">
            <text:p>paul_groussac</text:p>
          </table:table-cell>
          <table:table-cell office:value-type="string" calcext:value-type="string">
            <text:p>[['paul-francois', 'groussac', 'was', 'a', 'french-born', 'argentine', 'writer', 'literary', 'critic', 'historian']]</text:p>
          </table:table-cell>
          <table:table-cell office:value-type="string" calcext:value-type="string">
            <text:p>['david', 'de', 'de', 'was', 'a', 'french', 'writer', 'and', 'journalist', 'he', 'is', 'the', 'author', 'of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michaeley_o'brien</text:p>
          </table:table-cell>
          <table:table-cell office:value-type="string" calcext:value-type="string">
            <text:p>[['michaeley', 'obrien', 'is', 'an', 'australian', 'television', 'writer', 'script', 'editor', 'and', 'script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harold_jaffe</text:p>
          </table:table-cell>
          <table:table-cell office:value-type="string" calcext:value-type="string">
            <text:p>[['harold', 'jaffe', 'is', 'an', 'american', 'writer', 'of', 'novels', 'short', 'fiction', 'drama', 'and', 'essays', 'he']]</text:p>
          </table:table-cell>
          <table:table-cell office:value-type="string" calcext:value-type="string">
            <text:p>['writer', 'known', 'for', 'a', 'french']</text:p>
          </table:table-cell>
          <table:table-cell office:value-type="float" office:value="0.00888126075233888" calcext:value-type="float">
            <text:p>0.0088812608</text:p>
          </table:table-cell>
          <table:table-cell/>
        </table:table-row>
        <table:table-row table:style-name="ro1">
          <table:table-cell office:value-type="string" calcext:value-type="string">
            <text:p>ajay_sastry</text:p>
          </table:table-cell>
          <table:table-cell office:value-type="string" calcext:value-type="string">
            <text:p>[['ajay', 'sastry', 'is', 'a', 'directorwriter', 'who', 'directed', 'his', 'maiden', 'film', 'called', 'nenu', 'meeku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paul_heyse</text:p>
          </table:table-cell>
          <table:table-cell office:value-type="string" calcext:value-type="string">
            <text:p>[['paul', 'johann', 'ludwig', 'von', 'heyse', 'was', 'a', 'distinguished', 'german', 'writer', 'and', 'translator', 'a']]</text:p>
          </table:table-cell>
          <table:table-cell office:value-type="string" calcext:value-type="string">
            <text:p>['is', 'a', 'writer', 'and', 'journalist', 'he', 'is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david_carr_:journalist</text:p>
          </table:table-cell>
          <table:table-cell office:value-type="string" calcext:value-type="string">
            <text:p>[['david', 'michael', 'carr', 'was', 'an', 'american', 'writer', 'columnist', 'and', 'author', 'he', 'wrote', 'the']]</text:p>
          </table:table-cell>
          <table:table-cell office:value-type="string" calcext:value-type="string">
            <text:p>['writer', 'is', 'a', 'canadian', 'fiction', 'writer']</text:p>
          </table:table-cell>
          <table:table-cell office:value-type="float" office:value="0.012712983380807" calcext:value-type="float">
            <text:p>0.0127129834</text:p>
          </table:table-cell>
          <table:table-cell/>
        </table:table-row>
        <table:table-row table:style-name="ro1">
          <table:table-cell office:value-type="string" calcext:value-type="string">
            <text:p>shantanu_anam</text:p>
          </table:table-cell>
          <table:table-cell office:value-type="string" calcext:value-type="string">
            <text:p>[['shantanu', 'anam', 'is', 'an', 'indian', 'writer', 'and', 'actor', 'from', 'new', 'delhi', 'he', 'has', 'acted', 'in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david_a.adler</text:p>
          </table:table-cell>
          <table:table-cell office:value-type="string" calcext:value-type="string">
            <text:p>[['david', 'abraham', 'adler', 'is', 'an', 'american', 'writer', 'of', 'nearly', '200', 'books', 'for', 'children', 'and']]</text:p>
          </table:table-cell>
          <table:table-cell office:value-type="string" calcext:value-type="string">
            <text:p>['michael', 'is', 'a', 'writer', 'and', 'journalist', 'he', 'is', 'the', 'author', 'of', 'the']</text:p>
          </table:table-cell>
          <table:table-cell office:value-type="float" office:value="0.0203905281085401" calcext:value-type="float">
            <text:p>0.0203905281</text:p>
          </table:table-cell>
          <table:table-cell/>
        </table:table-row>
        <table:table-row table:style-name="ro1">
          <table:table-cell office:value-type="string" calcext:value-type="string">
            <text:p>herminie_templeton_kavanagh</text:p>
          </table:table-cell>
          <table:table-cell office:value-type="string" calcext:value-type="string">
            <text:p>[['herminie', 'templeton', 'kavanagh', 'was', 'a', 'british', 'writer', 'most', 'known', 'for', 'her', 'short', 'stories', 'she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171463219916015" calcext:value-type="float">
            <text:p>0.017146322</text:p>
          </table:table-cell>
          <table:table-cell/>
        </table:table-row>
        <table:table-row table:style-name="ro1">
          <table:table-cell office:value-type="string" calcext:value-type="string">
            <text:p>sarah_dessen</text:p>
          </table:table-cell>
          <table:table-cell office:value-type="string" calcext:value-type="string">
            <text:p>[['sarah', 'dessen', 'is', 'an', 'american', 'writer', 'who', 'lives', 'in', 'chapel', 'hill', 'north', 'carolina']]</text:p>
          </table:table-cell>
          <table:table-cell office:value-type="string" calcext:value-type="string">
            <text:p>['writer', 'is', 'a', 'writer', 'and', 'journalist', 'he', 'is', 'the']</text:p>
          </table:table-cell>
          <table:table-cell office:value-type="float" office:value="0.0182848870722974" calcext:value-type="float">
            <text:p>0.0182848871</text:p>
          </table:table-cell>
          <table:table-cell/>
        </table:table-row>
        <table:table-row table:style-name="ro1">
          <table:table-cell office:value-type="string" calcext:value-type="string">
            <text:p>claude_cariguel</text:p>
          </table:table-cell>
          <table:table-cell office:value-type="string" calcext:value-type="string">
            <text:p>[['claude', 'cariguel', 'is', 'a', 'french', 'writer', 'and', 'novelist', 'his', 'novel', 's', 'was', 'published', 'in']]</text:p>
          </table:table-cell>
          <table:table-cell office:value-type="string" calcext:value-type="string">
            <text:p>['david', 'david', 'is', 'an', 'american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alex_robinson</text:p>
          </table:table-cell>
          <table:table-cell office:value-type="string" calcext:value-type="string">
            <text:p>[['alex', 'robinson', 'is', 'an', 'american', 'comic', 'book', 'writer', 'and', 'artist']]</text:p>
          </table:table-cell>
          <table:table-cell office:value-type="string" calcext:value-type="string">
            <text:p>['american', 'american', 'american', 'writer', 'and', 'journalist', 'he', 'is', 'the']</text:p>
          </table:table-cell>
          <table:table-cell office:value-type="float" office:value="0.0539653016140238" calcext:value-type="float">
            <text:p>0.0539653016</text:p>
          </table:table-cell>
          <table:table-cell/>
        </table:table-row>
        <table:table-row table:style-name="ro1">
          <table:table-cell office:value-type="string" calcext:value-type="string">
            <text:p>colin_butts</text:p>
          </table:table-cell>
          <table:table-cell office:value-type="string" calcext:value-type="string">
            <text:p>[['colin', 'butts', 'is', 'an', 'english', 'writer', 'and', 'author', 'mainly', 'in', 'popularist', 'youth', 'orientated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ed_greenwood</text:p>
          </table:table-cell>
          <table:table-cell office:value-type="string" calcext:value-type="string">
            <text:p>[['ed', 'greenwood', 'is', 'a', 'canadian-born', 'fantasy', 'writer', 'and', 'the', 'original', 'creator', 'of', 'the']]</text:p>
          </table:table-cell>
          <table:table-cell office:value-type="string" calcext:value-type="string">
            <text:p>['david', 'david', 'is', 'an', 'american', 'writer', 'and', 'journalist', 'he', 'is', 'the', 'author', 'of', 'the']</text:p>
          </table:table-cell>
          <table:table-cell office:value-type="float" office:value="0.0472752660631156" calcext:value-type="float">
            <text:p>0.0472752661</text:p>
          </table:table-cell>
          <table:table-cell/>
        </table:table-row>
        <table:table-row table:style-name="ro1">
          <table:table-cell office:value-type="string" calcext:value-type="string">
            <text:p>alexander_kanengoni</text:p>
          </table:table-cell>
          <table:table-cell office:value-type="string" calcext:value-type="string">
            <text:p>[['alexander', 'kanengoni', 'was', 'a', 'zimbabwean', 'writer', 'formally', 'a', 'member', 'of', 'zanla', 'who', 'took']]</text:p>
          </table:table-cell>
          <table:table-cell office:value-type="string" calcext:value-type="string">
            <text:p>['david', 'de', 'born', 'in', 'the', 'pen', 'name', 'of', 'the', 'the', 'name', 'of', 'the', 'author', 'of', 'the']</text:p>
          </table:table-cell>
          <table:table-cell office:value-type="float" office:value="0.0123006862884638" calcext:value-type="float">
            <text:p>0.0123006863</text:p>
          </table:table-cell>
          <table:table-cell/>
        </table:table-row>
        <table:table-row table:style-name="ro1">
          <table:table-cell office:value-type="string" calcext:value-type="string">
            <text:p>michael_ruppert</text:p>
          </table:table-cell>
          <table:table-cell office:value-type="string" calcext:value-type="string">
            <text:p>[['michael', 'craig', 'ruppert', 'was', 'an', 'american', 'investigative', 'journalist', 'best', 'known', 'as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christiane_rochefort</text:p>
          </table:table-cell>
          <table:table-cell office:value-type="string" calcext:value-type="string">
            <text:p>[['christiane', 'rochefort', 'was', 'a', 'french', 'feminist', 'writer', 'she', 'was', 'born', 'into', 'a', 'left-wing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759645845365535" calcext:value-type="float">
            <text:p>0.0759645845</text:p>
          </table:table-cell>
          <table:table-cell/>
        </table:table-row>
        <table:table-row table:style-name="ro1">
          <table:table-cell office:value-type="string" calcext:value-type="string">
            <text:p>barry_w.blaustein</text:p>
          </table:table-cell>
          <table:table-cell office:value-type="string" calcext:value-type="string">
            <text:p>[['barry', 'w', 'blaustein', 'is', 'an', 'american', 'comedy', 'writer', 'best', 'known', 'for', 'his', 'writing', 'on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171088536049103" calcext:value-type="float">
            <text:p>0.0171088536</text:p>
          </table:table-cell>
          <table:table-cell/>
        </table:table-row>
        <table:table-row table:style-name="ro1">
          <table:table-cell office:value-type="string" calcext:value-type="string">
            <text:p>raewyn_alexander</text:p>
          </table:table-cell>
          <table:table-cell office:value-type="string" calcext:value-type="string">
            <text:p>[['raewyn', 'alexander', 'is', 'a', 'new', 'zealand', 'writer', 'she', 'was', 'born', 'in', 'hamilton', 'later', 'moving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dimitrije_kantakuzin</text:p>
          </table:table-cell>
          <table:table-cell office:value-type="string" calcext:value-type="string">
            <text:p>[['dimitrije', 'kantakuzin', 'was', 'a', 'serbian', 'writer', 'who', 'lived', 'in', 'the', '15th', 'century', 'serbian']]</text:p>
          </table:table-cell>
          <table:table-cell office:value-type="string" calcext:value-type="string">
            <text:p>['david', 'de', 'de', 'was', 'a', 'french', 'and', 'television']</text:p>
          </table:table-cell>
          <table:table-cell office:value-type="float" office:value="0.0314409838347653" calcext:value-type="float">
            <text:p>0.0314409838</text:p>
          </table:table-cell>
          <table:table-cell/>
        </table:table-row>
        <table:table-row table:style-name="ro1">
          <table:table-cell office:value-type="string" calcext:value-type="string">
            <text:p>david_mercer_:writer</text:p>
          </table:table-cell>
          <table:table-cell office:value-type="string" calcext:value-type="string">
            <text:p>[['for', 'other', 'people', 'named', 'david', 'mercer', 'see', 'david', 'mercer', 'david', 'mercer', 'is', 'a', 'technical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rashaan_nall</text:p>
          </table:table-cell>
          <table:table-cell office:value-type="string" calcext:value-type="string">
            <text:p>[['rashaan', 'harvey', 'nall', 'is', 'an', 'american', 'writer', 'director', 'screenwriter', 'and', 'actor', 'of']]</text:p>
          </table:table-cell>
          <table:table-cell office:value-type="string" calcext:value-type="string">
            <text:p>['david', 'is', 'a', 'writer', 'and', 'journalist', 'he', 'is', 'the', 'author', 'of', 'the', 'author', 'of', 'the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grace_lin</text:p>
          </table:table-cell>
          <table:table-cell office:value-type="string" calcext:value-type="string">
            <text:p>[['grace', 'lin', 'is', 'an', 'american', 'childrens', 'writer', 'and', 'illustrator', 'lins', 'parents', 'were']]</text:p>
          </table:table-cell>
          <table:table-cell office:value-type="string" calcext:value-type="string">
            <text:p>['is', 'a', 'writer', 'and']</text:p>
          </table:table-cell>
          <table:table-cell office:value-type="float" office:value="0.0254471142371664" calcext:value-type="float">
            <text:p>0.0254471142</text:p>
          </table:table-cell>
          <table:table-cell/>
        </table:table-row>
        <table:table-row table:style-name="ro1">
          <table:table-cell office:value-type="string" calcext:value-type="string">
            <text:p>pattathuvila_karunakaran</text:p>
          </table:table-cell>
          <table:table-cell office:value-type="string" calcext:value-type="string">
            <text:p>[['pattathuvila', 'karunakaran', 'was', 'a', 'famous', 'malayalamshort', 'story', 'writer', 'he', 'was', 'born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amitava_kumar</text:p>
          </table:table-cell>
          <table:table-cell office:value-type="string" calcext:value-type="string">
            <text:p>[['amitava', 'kumar', 'is', 'an', 'indian', 'writer', 'and', 'journalist', 'who', 'is', 'professor', 'of', 'english']]</text:p>
          </table:table-cell>
          <table:table-cell office:value-type="string" calcext:value-type="string">
            <text:p>['for', 'a', 'french', 'writer', 'and', 'poet', 'of', 'the', 'author', 'of', 'the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dusan_sarotar</text:p>
          </table:table-cell>
          <table:table-cell office:value-type="string" calcext:value-type="string">
            <text:p>[['dusan', 'sarotar', 'is', 'a', 'slovenian', 'writer', 'essayist', 'literary', 'critic', 'and', 'editor', 'sarotar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42999132858935" calcext:value-type="float">
            <text:p>0.0242999133</text:p>
          </table:table-cell>
          <table:table-cell/>
        </table:table-row>
        <table:table-row table:style-name="ro1">
          <table:table-cell office:value-type="string" calcext:value-type="string">
            <text:p>rosanne_kohake</text:p>
          </table:table-cell>
          <table:table-cell office:value-type="string" calcext:value-type="string">
            <text:p>[['rosanne', 'kohake', 'nee', 'lipps', 'was', 'an', 'american', 'writer', 'who', 'has', 'written', 'three', 'historical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157165084918637" calcext:value-type="float">
            <text:p>0.0157165085</text:p>
          </table:table-cell>
          <table:table-cell/>
        </table:table-row>
        <table:table-row table:style-name="ro1">
          <table:table-cell office:value-type="string" calcext:value-type="string">
            <text:p>dasaradhi_rangacharya</text:p>
          </table:table-cell>
          <table:table-cell office:value-type="string" calcext:value-type="string">
            <text:p>[['dasaradhi', 'rangacharya', 'popularly', 'known', 'as', 'daasarathi', 'was', 'an', 'indian', 'writer', 'and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emil_bencik</text:p>
          </table:table-cell>
          <table:table-cell office:value-type="string" calcext:value-type="string">
            <text:p>[['emil', 'bencik', 'is', 'a', 'slovak', 'writer', 'journalist', 'and', 'translator', 'he', 'established', 'the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claire_dederer</text:p>
          </table:table-cell>
          <table:table-cell office:value-type="string" calcext:value-type="string">
            <text:p>[['claire', 'dederer', 'is', 'an', 'american', 'writer', 'she', 'is', 'best', 'known', 'for', 'her', 'book', 'poser', 'my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162033648978277" calcext:value-type="float">
            <text:p>0.0162033649</text:p>
          </table:table-cell>
          <table:table-cell/>
        </table:table-row>
        <table:table-row table:style-name="ro1">
          <table:table-cell office:value-type="string" calcext:value-type="string">
            <text:p>david_tischman</text:p>
          </table:table-cell>
          <table:table-cell office:value-type="string" calcext:value-type="string">
            <text:p>[['david', 'tischman', 'is', 'an', 'american', 'comic', 'book', 'writer', 'who', 'has', 'been', 'active', 'since', '2000']]</text:p>
          </table:table-cell>
          <table:table-cell office:value-type="string" calcext:value-type="string">
            <text:p>['david', 'de', 'de', 'was', 'a', 'writer', 'and', 'journalist', 'he', 'is', 'the']</text:p>
          </table:table-cell>
          <table:table-cell office:value-type="float" office:value="0.0188866559341321" calcext:value-type="float">
            <text:p>0.0188866559</text:p>
          </table:table-cell>
          <table:table-cell/>
        </table:table-row>
        <table:table-row table:style-name="ro1">
          <table:table-cell office:value-type="string" calcext:value-type="string">
            <text:p>qazi_mahbub_hussain</text:p>
          </table:table-cell>
          <table:table-cell office:value-type="string" calcext:value-type="string">
            <text:p>[['qazi', 'mahbub', 'hussain', 'is', 'a', 'bangladeshi', 'writer', 'he', 'is', 'the', 'first', 'bangladeshi', 'writer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.0743299818451364" calcext:value-type="float">
            <text:p>0.0743299818</text:p>
          </table:table-cell>
          <table:table-cell/>
        </table:table-row>
        <table:table-row table:style-name="ro1">
          <table:table-cell office:value-type="string" calcext:value-type="string">
            <text:p>norm_augustinus</text:p>
          </table:table-cell>
          <table:table-cell office:value-type="string" calcext:value-type="string">
            <text:p>[['norman', 'theodore', 'augustinus', 'jr', 'is', 'a', 'jewish', 'american', 'writercomedian']]</text:p>
          </table:table-cell>
          <table:table-cell office:value-type="string" calcext:value-type="string">
            <text:p>['david', 'is', 'a', 'writer', 'and', 'journalist']</text:p>
          </table:table-cell>
          <table:table-cell office:value-type="float" office:value="0.0523642192718138" calcext:value-type="float">
            <text:p>0.0523642193</text:p>
          </table:table-cell>
          <table:table-cell/>
        </table:table-row>
        <table:table-row table:style-name="ro1">
          <table:table-cell office:value-type="string" calcext:value-type="string">
            <text:p>elaine_sciolino</text:p>
          </table:table-cell>
          <table:table-cell office:value-type="string" calcext:value-type="string">
            <text:p>[['elaine', 'sciolino', 'is', 'a', 'writer', 'and', 'former', 'paris', 'bureau', 'chief', 'for', 'the', 'new', 'york', 'times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404804307292483" calcext:value-type="float">
            <text:p>0.0404804307</text:p>
          </table:table-cell>
          <table:table-cell/>
        </table:table-row>
        <table:table-row table:style-name="ro1">
          <table:table-cell office:value-type="string" calcext:value-type="string">
            <text:p>emily_short</text:p>
          </table:table-cell>
          <table:table-cell office:value-type="string" calcext:value-type="string">
            <text:p>[['emily', 'short', 'is', 'an', 'interactive', 'fiction', 'writer', 'perhaps', 'best', 'known', 'for', 'her', 'debut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eileen_myers</text:p>
          </table:table-cell>
          <table:table-cell office:value-type="string" calcext:value-type="string">
            <text:p>[['eileen', 'myers', 'is', 'an', 'american', 'television', 'writer', 'and', 'producer', 'who', 'has', 'worked', 'on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greg_garrett_:writer</text:p>
          </table:table-cell>
          <table:table-cell office:value-type="string" calcext:value-type="string">
            <text:p>[['greg', 'garrett', 'is', 'a', 'writer', 'professor', 'speaker', 'preacher', 'and', 'musician', 'based', 'in', 'austin']]</text:p>
          </table:table-cell>
          <table:table-cell office:value-type="string" calcext:value-type="string">
            <text:p>['for', 'a', 'british', 'writer', 'of', 'the', 'author', 'of', 'the', 'author', 'of', 'the']</text:p>
          </table:table-cell>
          <table:table-cell office:value-type="float" office:value="0.0186364068070666" calcext:value-type="float">
            <text:p>0.0186364068</text:p>
          </table:table-cell>
          <table:table-cell/>
        </table:table-row>
        <table:table-row table:style-name="ro1">
          <table:table-cell office:value-type="string" calcext:value-type="string">
            <text:p>hermann_hager</text:p>
          </table:table-cell>
          <table:table-cell office:value-type="string" calcext:value-type="string">
            <text:p>[['hans', 'hermann', 'julius', 'hager', 'was', 'a', 'german', 'writer', 'on', 'pharmacy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55186155893943" calcext:value-type="float">
            <text:p>0.0255186156</text:p>
          </table:table-cell>
          <table:table-cell/>
        </table:table-row>
        <table:table-row table:style-name="ro1">
          <table:table-cell office:value-type="string" calcext:value-type="string">
            <text:p>paul_vallely</text:p>
          </table:table-cell>
          <table:table-cell office:value-type="string" calcext:value-type="string">
            <text:p>[['paul', 'vallely', 'cmg', 'is', 'a', 'leading', 'british', 'writer', 'on', 'religion', 'ethics', 'africa', 'and', 'development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hannah_tinti</text:p>
          </table:table-cell>
          <table:table-cell office:value-type="string" calcext:value-type="string">
            <text:p>[['hannah', 'tinti', 'is', 'an', 'american', 'writer', 'and', 'the', 'editor', 'of', 'one', 'story', 'magazine', 'she']]</text:p>
          </table:table-cell>
          <table:table-cell office:value-type="string" calcext:value-type="string">
            <text:p>['for', 'a', 'french', 'writer', 'and', 'the', 'author', 'of']</text:p>
          </table:table-cell>
          <table:table-cell office:value-type="float" office:value="0.06977893148767" calcext:value-type="float">
            <text:p>0.0697789315</text:p>
          </table:table-cell>
          <table:table-cell/>
        </table:table-row>
        <table:table-row table:style-name="ro1">
          <table:table-cell office:value-type="string" calcext:value-type="string">
            <text:p>archemachus_of_euboea</text:p>
          </table:table-cell>
          <table:table-cell office:value-type="string" calcext:value-type="string">
            <text:p>[['archemachus', 'of', 'euboea', 'was', 'an', 'ancient', 'greek', 'writer', 'who', 'wrote', 'on', 'his', 'native', 'island', 'his']]</text:p>
          </table:table-cell>
          <table:table-cell office:value-type="string" calcext:value-type="string">
            <text:p>['david', 'david', 'was', 'a', 'french', 'writer', 'and', 'poet', 'of', 'the', 'author', 'of', 'the', 'author', 'of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ron_fitzgerald</text:p>
          </table:table-cell>
          <table:table-cell office:value-type="string" calcext:value-type="string">
            <text:p>[['ron', 'fitzgerald', 'is', 'an', 'american', 'television', 'writer', 'actor', 'and', 'illusionist', 'he', 'is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anne_mccaffrey</text:p>
          </table:table-cell>
          <table:table-cell office:value-type="string" calcext:value-type="string">
            <text:p>[['anne', 'inez', 'mccaffrey', 'was', 'an', 'american-born', 'irish', 'writer', 'best', 'known', 'for', 'the', 'dragonriders']]</text:p>
          </table:table-cell>
          <table:table-cell office:value-type="string" calcext:value-type="string">
            <text:p>['is', 'a', 'writer', 'and', 'journalist', 'he', 'is', 'the', 'author', 'of', 'the', 'author', 'of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eric_muspratt</text:p>
          </table:table-cell>
          <table:table-cell office:value-type="string" calcext:value-type="string">
            <text:p>[['eric', 'muspratt', 'was', 'an', 'australian', 'travel', 'writer', 'he', 'was', 'born', 'on', '21', 'november', '1899']]</text:p>
          </table:table-cell>
          <table:table-cell office:value-type="string" calcext:value-type="string">
            <text:p>['writer', 'is', 'a', 'writer', 'and']</text:p>
          </table:table-cell>
          <table:table-cell office:value-type="float" office:value="0.00888126075233888" calcext:value-type="float">
            <text:p>0.0088812608</text:p>
          </table:table-cell>
          <table:table-cell/>
        </table:table-row>
        <table:table-row table:style-name="ro1">
          <table:table-cell office:value-type="string" calcext:value-type="string">
            <text:p>p.d.james</text:p>
          </table:table-cell>
          <table:table-cell office:value-type="string" calcext:value-type="string">
            <text:p>[['phyllis', 'dorothy', 'james', 'baroness', 'james', 'of', 'holland', 'park', 'obe', 'frsa', 'frsl', 'known', 'as']]</text:p>
          </table:table-cell>
          <table:table-cell office:value-type="string" calcext:value-type="string">
            <text:p>['david', 'was', 'a', 'french', 'writer', 'and', 'journalist', 'he', 'is', 'the', 'author', 'of', 'the', 'author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p.t.deutermann</text:p>
          </table:table-cell>
          <table:table-cell office:value-type="string" calcext:value-type="string">
            <text:p>[['peter', 't', 'pt', 'deutermann', 'is', 'an', 'american', 'writer', 'of', 'mystery', 'police', 'procedural']]</text:p>
          </table:table-cell>
          <table:table-cell office:value-type="string" calcext:value-type="string">
            <text:p>['a', 'de', 'of', 'the', 'writer', 'and', 'the']</text:p>
          </table:table-cell>
          <table:table-cell office:value-type="float" office:value="0.0192299136100122" calcext:value-type="float">
            <text:p>0.0192299136</text:p>
          </table:table-cell>
          <table:table-cell/>
        </table:table-row>
        <table:table-row table:style-name="ro1">
          <table:table-cell office:value-type="string" calcext:value-type="string">
            <text:p>dorothy_ripley</text:p>
          </table:table-cell>
          <table:table-cell office:value-type="string" calcext:value-type="string">
            <text:p>[['dorothy', 'ripley', 'was', 'an', 'english', 'missionary', 'and', 'writer', 'who', 'spent', 'thirty', 'years', 'in']]</text:p>
          </table:table-cell>
          <table:table-cell office:value-type="string" calcext:value-type="string">
            <text:p>['is', 'writer', 'of', 'the', 'author', 'of', 'the', 'author', 'of', 'the']</text:p>
          </table:table-cell>
          <table:table-cell office:value-type="float" office:value="0.0156352208937855" calcext:value-type="float">
            <text:p>0.0156352209</text:p>
          </table:table-cell>
          <table:table-cell/>
        </table:table-row>
        <table:table-row table:style-name="ro1">
          <table:table-cell office:value-type="string" calcext:value-type="string">
            <text:p>max_borenstein</text:p>
          </table:table-cell>
          <table:table-cell office:value-type="string" calcext:value-type="string">
            <text:p>[['max', 'borenstein', 'is', 'an', 'american', 'film', 'writer', 'and', 'director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pere_calders</text:p>
          </table:table-cell>
          <table:table-cell office:value-type="string" calcext:value-type="string">
            <text:p>[['pere', 'calders', 'i', 'rossinyol', 'was', 'a', 'catalan', 'writer', 'and', 'cartoonist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robert_elms</text:p>
          </table:table-cell>
          <table:table-cell office:value-type="string" calcext:value-type="string">
            <text:p>[['robert', 'frederick', 'elms', 'is', 'an', 'english', 'writer', 'and', 'broadcaster', 'elms', 'was', 'a', 'writer']]</text:p>
          </table:table-cell>
          <table:table-cell office:value-type="string" calcext:value-type="string">
            <text:p>['david', 'de', 'was', 'a', 'writer', 'and', 'journalist', 'he', 'is', 'the']</text:p>
          </table:table-cell>
          <table:table-cell office:value-type="float" office:value="0.0973031356939253" calcext:value-type="float">
            <text:p>0.0973031357</text:p>
          </table:table-cell>
          <table:table-cell/>
        </table:table-row>
        <table:table-row table:style-name="ro1">
          <table:table-cell office:value-type="string" calcext:value-type="string">
            <text:p>ron_cowen</text:p>
          </table:table-cell>
          <table:table-cell office:value-type="string" calcext:value-type="string">
            <text:p>[['ron', 'cowen', 'is', 'a', 'writer', 'and', 'producer', 'he', 'is', 'a', 'partner', 'with', 'daniel', 'lipman', 'in', 'the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803465071806209" calcext:value-type="float">
            <text:p>0.0803465072</text:p>
          </table:table-cell>
          <table:table-cell/>
        </table:table-row>
        <table:table-row table:style-name="ro1">
          <table:table-cell office:value-type="string" calcext:value-type="string">
            <text:p>cleo_odzer</text:p>
          </table:table-cell>
          <table:table-cell office:value-type="string" calcext:value-type="string">
            <text:p>[['cleo', 'odzer', 'was', 'an', 'american', 'writer', 'author', 'of', 'books', 'on', 'prostitution', 'in', 'thailand']]</text:p>
          </table:table-cell>
          <table:table-cell office:value-type="string" calcext:value-type="string">
            <text:p>['is', 'a', 'writer', 'of', 'the', 'author', 'of', 'the', 'author', 'of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norman_lear</text:p>
          </table:table-cell>
          <table:table-cell office:value-type="string" calcext:value-type="string">
            <text:p>[['norman', 'milton', 'lear', 'is', 'an', 'american', 'television', 'writer', 'and', 'producer', 'who', 'produced']]</text:p>
          </table:table-cell>
          <table:table-cell office:value-type="string" calcext:value-type="string">
            <text:p>['david', 'is', 'a', 'writer', 'and', 'journalist', 'of', 'the', 'author', 'of', 'the']</text:p>
          </table:table-cell>
          <table:table-cell office:value-type="float" office:value="0.0402826192796942" calcext:value-type="float">
            <text:p>0.0402826193</text:p>
          </table:table-cell>
          <table:table-cell/>
        </table:table-row>
        <table:table-row table:style-name="ro1">
          <table:table-cell office:value-type="string" calcext:value-type="string">
            <text:p>chris_chibnall</text:p>
          </table:table-cell>
          <table:table-cell office:value-type="string" calcext:value-type="string">
            <text:p>[['chris', 'chibnall', 'is', 'an', 'english', 'television', 'writer', 'he', 'is', 'best', 'known', 'for', 'his', 'work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34286612156273" calcext:value-type="float">
            <text:p>0.0334286612</text:p>
          </table:table-cell>
          <table:table-cell/>
        </table:table-row>
        <table:table-row table:style-name="ro1">
          <table:table-cell office:value-type="string" calcext:value-type="string">
            <text:p>nick_davis_:television_and_movie_producer</text:p>
          </table:table-cell>
          <table:table-cell office:value-type="string" calcext:value-type="string">
            <text:p>[['nick', 'davis', 'is', 'a', 'writer', 'director', 'and', 'producer', 'he', 'is', 'the', 'son', 'of', 'film', 'director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928485401581071" calcext:value-type="float">
            <text:p>0.0928485402</text:p>
          </table:table-cell>
          <table:table-cell/>
        </table:table-row>
        <table:table-row table:style-name="ro1">
          <table:table-cell office:value-type="string" calcext:value-type="string">
            <text:p>megan_boyle</text:p>
          </table:table-cell>
          <table:table-cell office:value-type="string" calcext:value-type="string">
            <text:p>[['megan', 'boyle', 'is', 'an', 'american', 'writer', 'and', 'filmmaker', 'boyle', 'grew', 'up', 'in', 'baltimore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367820885180145" calcext:value-type="float">
            <text:p>0.0367820885</text:p>
          </table:table-cell>
          <table:table-cell/>
        </table:table-row>
        <table:table-row table:style-name="ro1">
          <table:table-cell office:value-type="string" calcext:value-type="string">
            <text:p>marguerite_young</text:p>
          </table:table-cell>
          <table:table-cell office:value-type="string" calcext:value-type="string">
            <text:p>[['marguerite', 'vivian', 'young', 'was', 'an', 'american', 'writer', 'and', 'academic', 'she', 'is', 'best', 'known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franklin_d.mcdowell</text:p>
          </table:table-cell>
          <table:table-cell office:value-type="string" calcext:value-type="string">
            <text:p>[['franklin', 'davey', 'mcdowell', 'was', 'a', 'canadian', 'writer', 'whose', 'novel', 'the', 'champlain', 'road']]</text:p>
          </table:table-cell>
          <table:table-cell office:value-type="string" calcext:value-type="string">
            <text:p>['is', 'a', 'writer', 'of', 'the', 'author', 'of', 'the', 'author', 'of', 'the', 'author', 'of', 'the', 'author', 'of']</text:p>
          </table:table-cell>
          <table:table-cell office:value-type="float" office:value="0.0161886135657282" calcext:value-type="float">
            <text:p>0.0161886136</text:p>
          </table:table-cell>
          <table:table-cell/>
        </table:table-row>
        <table:table-row table:style-name="ro1">
          <table:table-cell office:value-type="string" calcext:value-type="string">
            <text:p>alan_wrigley</text:p>
          </table:table-cell>
          <table:table-cell office:value-type="string" calcext:value-type="string">
            <text:p>[['alan', 'keveral', 'cumming', 'newton', 'wrigley', 'ao', 'is', 'an', 'australian', 'writer', 'and', 'commentator']]</text:p>
          </table:table-cell>
          <table:table-cell office:value-type="string" calcext:value-type="string">
            <text:p>['a', 'the', 'french', 'writer', 'and']</text:p>
          </table:table-cell>
          <table:table-cell office:value-type="float" office:value="0.0280188246142541" calcext:value-type="float">
            <text:p>0.0280188246</text:p>
          </table:table-cell>
          <table:table-cell/>
        </table:table-row>
        <table:table-row table:style-name="ro1">
          <table:table-cell office:value-type="string" calcext:value-type="string">
            <text:p>giorgio_nadali</text:p>
          </table:table-cell>
          <table:table-cell office:value-type="string" calcext:value-type="string">
            <text:p>[['giorgio', 'nadali', 'is', 'an', 'italian', 'writer', 'and', 'journalist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759645845365535" calcext:value-type="float">
            <text:p>0.0759645845</text:p>
          </table:table-cell>
          <table:table-cell/>
        </table:table-row>
        <table:table-row table:style-name="ro1">
          <table:table-cell office:value-type="string" calcext:value-type="string">
            <text:p>philippe_langlois</text:p>
          </table:table-cell>
          <table:table-cell office:value-type="string" calcext:value-type="string">
            <text:p>[['philippe', 'langlois', 'in', 'norman', 'language', 'phlippe', 'langliais', 'was', 'a', 'norman', 'language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.0279525559635875" calcext:value-type="float">
            <text:p>0.027952556</text:p>
          </table:table-cell>
          <table:table-cell/>
        </table:table-row>
        <table:table-row table:style-name="ro1">
          <table:table-cell office:value-type="string" calcext:value-type="string">
            <text:p>henning_mankell</text:p>
          </table:table-cell>
          <table:table-cell office:value-type="string" calcext:value-type="string">
            <text:p>[['henning', 'georg', 'mankell', 'was', 'a', 'swedish', 'crime', 'writer', 'childrens', 'author', 'and', 'dramatist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eli_clare</text:p>
          </table:table-cell>
          <table:table-cell office:value-type="string" calcext:value-type="string">
            <text:p>[['eli', 'clare', 'is', 'a', 'writer', 'speaker', 'activist', 'and', 'teacher', 'in', 'vermont', 'who', 'addresses']]</text:p>
          </table:table-cell>
          <table:table-cell office:value-type="string" calcext:value-type="string">
            <text:p>['for', 'a', 'a', 'writer', 'and', 'a', 'author', 'of', 'the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barry_svrluga</text:p>
          </table:table-cell>
          <table:table-cell office:value-type="string" calcext:value-type="string">
            <text:p>[['barry', 'svrluga', 'is', 'the', 'national', 'baseball', 'writer', 'for', 'the', 'washington', 'post', 'and', 'washingtonpostcom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anne_de_la_roche-guilhem</text:p>
          </table:table-cell>
          <table:table-cell office:value-type="string" calcext:value-type="string">
            <text:p>[['anne', 'de', 'la', 'roche-guilhem', 'was', 'a', 'french', 'writer']]</text:p>
          </table:table-cell>
          <table:table-cell office:value-type="string" calcext:value-type="string">
            <text:p>['david', 'de', 'born', 'known', 'as', 'the', 'pen', 'name', 'was', 'a', 'french', 'and', 'television']</text:p>
          </table:table-cell>
          <table:table-cell office:value-type="float" office:value="0.0826310318221259" calcext:value-type="float">
            <text:p>0.0826310318</text:p>
          </table:table-cell>
          <table:table-cell/>
        </table:table-row>
        <table:table-row table:style-name="ro1">
          <table:table-cell office:value-type="string" calcext:value-type="string">
            <text:p>rudolph_lexow</text:p>
          </table:table-cell>
          <table:table-cell office:value-type="string" calcext:value-type="string">
            <text:p>[['rudolph', 'lexow', 'was', 'a', 'german-american', 'writer', 'and', 'editor']]</text:p>
          </table:table-cell>
          <table:table-cell office:value-type="string" calcext:value-type="string">
            <text:p>['david', 'is', 'a', 'writer', 'and', 'journalist', 'of', 'the', 'author', 'of', 'the']</text:p>
          </table:table-cell>
          <table:table-cell office:value-type="float" office:value="0.0441162935932271" calcext:value-type="float">
            <text:p>0.0441162936</text:p>
          </table:table-cell>
          <table:table-cell/>
        </table:table-row>
        <table:table-row table:style-name="ro1">
          <table:table-cell office:value-type="string" calcext:value-type="string">
            <text:p>russell_kane</text:p>
          </table:table-cell>
          <table:table-cell office:value-type="string" calcext:value-type="string">
            <text:p>[['russell', 'kane', 'is', 'an', 'english', 'writer', 'comedian', 'and', 'actor', 'he', 'was', 'nominated', 'for', 'the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22516517620831" calcext:value-type="float">
            <text:p>0.0225165176</text:p>
          </table:table-cell>
          <table:table-cell/>
        </table:table-row>
        <table:table-row table:style-name="ro1">
          <table:table-cell office:value-type="string" calcext:value-type="string">
            <text:p>bob_harras</text:p>
          </table:table-cell>
          <table:table-cell office:value-type="string" calcext:value-type="string">
            <text:p>[['robert', 'bob', 'harras', 'is', 'an', 'american', 'comics', 'writer', 'and', 'editor', 'who', 'was', 'editor-in-chief']]</text:p>
          </table:table-cell>
          <table:table-cell office:value-type="string" calcext:value-type="string">
            <text:p>['david', 'de', 'born', 'in', 'pen', 'name', 'was', 'a', 'french', 'and', 'television', 'writer', 'and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andrey_dashkov</text:p>
          </table:table-cell>
          <table:table-cell office:value-type="string" calcext:value-type="string">
            <text:p>[['andrey', 'dashkov', 'is', 'a', 'contemporary', 'horror', 'fiction', 'writer', 'which', 'resides', 'in', 'kharkiv']]</text:p>
          </table:table-cell>
          <table:table-cell office:value-type="string" calcext:value-type="string">
            <text:p>['david', 'was', 'a', 'french', 'writer', 'of', 'the', 'author', 'of', 'the', 'author', 'of', 'the', 'author', 'of']</text:p>
          </table:table-cell>
          <table:table-cell office:value-type="float" office:value="0.0157188773630212" calcext:value-type="float">
            <text:p>0.0157188774</text:p>
          </table:table-cell>
          <table:table-cell/>
        </table:table-row>
        <table:table-row table:style-name="ro1">
          <table:table-cell office:value-type="string" calcext:value-type="string">
            <text:p>filipp_nefyodov</text:p>
          </table:table-cell>
          <table:table-cell office:value-type="string" calcext:value-type="string">
            <text:p>[['filipp', 'diomidovich', 'nefyodov', 'was', 'a', 'russian', 'writer', 'journalist', 'editor', 'ethnographer']]</text:p>
          </table:table-cell>
          <table:table-cell office:value-type="string" calcext:value-type="string">
            <text:p>['david', 'de', 'born', 'known', 'as', 'the', 'pen', 'name', 'was', 'a', 'british', 'writer', 'and', 'producer', 'he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edward_bruce_hamley</text:p>
          </table:table-cell>
          <table:table-cell office:value-type="string" calcext:value-type="string">
            <text:p>[['lieutenant', 'general', 'sir', 'edward', 'bruce', 'hamley', 'kcb', 'kcmg', 'was', 'a', 'british', 'general', 'and']]</text:p>
          </table:table-cell>
          <table:table-cell office:value-type="string" calcext:value-type="string">
            <text:p>['known', 'born', 'in', 'pen', 'name', 'was', 'a', 'french']</text:p>
          </table:table-cell>
          <table:table-cell office:value-type="float" office:value="0.0314409838347653" calcext:value-type="float">
            <text:p>0.0314409838</text:p>
          </table:table-cell>
          <table:table-cell/>
        </table:table-row>
        <table:table-row table:style-name="ro1">
          <table:table-cell office:value-type="string" calcext:value-type="string">
            <text:p>excilia_saldana</text:p>
          </table:table-cell>
          <table:table-cell office:value-type="string" calcext:value-type="string">
            <text:p>[['excilia', 'saldana', 'was', 'an', 'afro-cuban', 'juvenile', 'literature', 'writer', 'poet', 'and', 'academic', 'in']]</text:p>
          </table:table-cell>
          <table:table-cell office:value-type="string" calcext:value-type="string">
            <text:p>['for', 'a', 'french', 'born', 'in', 'the', 'author', 'of', 'the', 'author', 'of', 'the', 'author', 'of', 'the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rodney_morales</text:p>
          </table:table-cell>
          <table:table-cell office:value-type="string" calcext:value-type="string">
            <text:p>[['rodney', 'morales', 'is', 'an', 'american', 'fiction', 'writer', 'editor', 'literary', 'scholar', 'musician']]</text:p>
          </table:table-cell>
          <table:table-cell office:value-type="string" calcext:value-type="string">
            <text:p>['david', 'a', 'french', 'known', 'as', 'the', 'pen', 'name', 'name', 'was', 'a', 'british', 'writer', 'and', 'producer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bob_ellis</text:p>
          </table:table-cell>
          <table:table-cell office:value-type="string" calcext:value-type="string">
            <text:p>[['robert', 'james', 'bob', 'ellis', 'was', 'an', 'australian', 'writer', 'journalist', 'filmmaker', 'and', 'political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219728138749972" calcext:value-type="float">
            <text:p>0.0219728139</text:p>
          </table:table-cell>
          <table:table-cell/>
        </table:table-row>
        <table:table-row table:style-name="ro1">
          <table:table-cell office:value-type="string" calcext:value-type="string">
            <text:p>maximilien_misson</text:p>
          </table:table-cell>
          <table:table-cell office:value-type="string" calcext:value-type="string">
            <text:p>[['francis', 'maximilian', 'misson', 'originally', 'francois', 'maximilien', 'misson', 'was', 'a', 'french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188503190227474" calcext:value-type="float">
            <text:p>0.018850319</text:p>
          </table:table-cell>
          <table:table-cell/>
        </table:table-row>
        <table:table-row table:style-name="ro1">
          <table:table-cell office:value-type="string" calcext:value-type="string">
            <text:p>amina_adil</text:p>
          </table:table-cell>
          <table:table-cell office:value-type="string" calcext:value-type="string">
            <text:p>[['amina', 'adil', 'was', 'a', 'tatar', 'writer', 'and', 'islamic', 'theologian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573675341721561" calcext:value-type="float">
            <text:p>0.0573675342</text:p>
          </table:table-cell>
          <table:table-cell/>
        </table:table-row>
        <table:table-row table:style-name="ro1">
          <table:table-cell office:value-type="string" calcext:value-type="string">
            <text:p>david_turashvili</text:p>
          </table:table-cell>
          <table:table-cell office:value-type="string" calcext:value-type="string">
            <text:p>[['david', 'turashvili', 'is', 'a', 'georgian', 'fiction', 'writer']]</text:p>
          </table:table-cell>
          <table:table-cell office:value-type="string" calcext:value-type="string">
            <text:p>['michael', 'de', 'born', 'born', 'in', 'the', 'pen', 'of', 'the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land_vernon</text:p>
          </table:table-cell>
          <table:table-cell office:value-type="string" calcext:value-type="string">
            <text:p>[['roland', 'vernon', 'is', 'an', 'english', 'writer', 'he', 'has', 'published', 'novels', 'biographies', 'of', 'musicians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christopher_h.bidmead</text:p>
          </table:table-cell>
          <table:table-cell office:value-type="string" calcext:value-type="string">
            <text:p>[['christopher', 'hamilton', 'bidmead', 'is', 'a', 'british', 'writer', 'and', 'journalist', 'bidmead', 'trained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966926569088086" calcext:value-type="float">
            <text:p>0.0966926569</text:p>
          </table:table-cell>
          <table:table-cell/>
        </table:table-row>
        <table:table-row table:style-name="ro1">
          <table:table-cell office:value-type="string" calcext:value-type="string">
            <text:p>sagari_chhabra</text:p>
          </table:table-cell>
          <table:table-cell office:value-type="string" calcext:value-type="string">
            <text:p>[['sagari', 'chhabra', 'is', 'an', 'indian', 'writer', 'and', 'film', 'director', 'she', 'has', 'written', 'and', 'directed']]</text:p>
          </table:table-cell>
          <table:table-cell office:value-type="string" calcext:value-type="string">
            <text:p>['david', 'de', 'was', 'a', 'french', 'writer', 'and', 'journalist', 'he', 'is']</text:p>
          </table:table-cell>
          <table:table-cell office:value-type="float" office:value="0.0331096726373082" calcext:value-type="float">
            <text:p>0.0331096726</text:p>
          </table:table-cell>
          <table:table-cell/>
        </table:table-row>
        <table:table-row table:style-name="ro1">
          <table:table-cell office:value-type="string" calcext:value-type="string">
            <text:p>ota_pavel</text:p>
          </table:table-cell>
          <table:table-cell office:value-type="string" calcext:value-type="string">
            <text:p>[['ota', 'pavel', 'was', 'a', 'czech', 'writer', 'journalist', 'and', 'sport', 'reporter', 'he', 'is', 'primarily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427929864437333" calcext:value-type="float">
            <text:p>0.0427929864</text:p>
          </table:table-cell>
          <table:table-cell/>
        </table:table-row>
        <table:table-row table:style-name="ro1">
          <table:table-cell office:value-type="string" calcext:value-type="string">
            <text:p>arkady_arkanov</text:p>
          </table:table-cell>
          <table:table-cell office:value-type="string" calcext:value-type="string">
            <text:p>[['arkady', 'mikhailovich', 'arkanov', 'was', 'a', 'russian', 'writer', 'playwright', 'and', 'stand-up', 'comedian']]</text:p>
          </table:table-cell>
          <table:table-cell office:value-type="string" calcext:value-type="string">
            <text:p>['david', 'de', 'de', 'was', 'a', 'british', 'writer', 'and', 'journalist', 'he', 'is', 'the', 'author', 'of', 'the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david_williams_:author</text:p>
          </table:table-cell>
          <table:table-cell office:value-type="string" calcext:value-type="string">
            <text:p>[['david', 'b', 'williams', 'is', 'a', 'freelance', 'writer', 'in', 'seattle', 'originally', 'raised', 'in', 'seattle']]</text:p>
          </table:table-cell>
          <table:table-cell office:value-type="string" calcext:value-type="string">
            <text:p>['david', 'de', 'de', 'was', 'a', 'french', 'writer', 'and', 'journalist', 'he', 'is', 'the', 'author', 'of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bob_byrne</text:p>
          </table:table-cell>
          <table:table-cell office:value-type="string" calcext:value-type="string">
            <text:p>[['bob', 'byrne', 'is', 'an', 'irish', 'comics', 'writer', 'artist', 'and', 'independent', 'publisher', 'based', 'in']]</text:p>
          </table:table-cell>
          <table:table-cell office:value-type="string" calcext:value-type="string">
            <text:p>['michael', 'michael', 'david', 'was', 'a', 'french', 'writer', 'and', 'journalist', 'he', 'is', 'the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richard_n.goodwin</text:p>
          </table:table-cell>
          <table:table-cell office:value-type="string" calcext:value-type="string">
            <text:p>[['richard', 'naradof', 'goodwin', 'is', 'a', 'jewish', 'american', 'writer', 'who', 'was', 'as', 'an', 'advisor', 'and']]</text:p>
          </table:table-cell>
          <table:table-cell office:value-type="string" calcext:value-type="string">
            <text:p>['is', 'a', 'writer', 'and', 'journalist', 'he', 'is', 'the', 'author', 'of']</text:p>
          </table:table-cell>
          <table:table-cell office:value-type="float" office:value="0.035578658668572" calcext:value-type="float">
            <text:p>0.0355786587</text:p>
          </table:table-cell>
          <table:table-cell/>
        </table:table-row>
        <table:table-row table:style-name="ro1">
          <table:table-cell office:value-type="string" calcext:value-type="string">
            <text:p>carol_mendelsohn</text:p>
          </table:table-cell>
          <table:table-cell office:value-type="string" calcext:value-type="string">
            <text:p>[['carol', 'mendelsohn', 'is', 'a', 'tv', 'writer', 'notable', 'for', 'her', 'work', 'on', 'the', 'crime', 'drama', 'csi', 'crime']]</text:p>
          </table:table-cell>
          <table:table-cell office:value-type="string" calcext:value-type="string">
            <text:p>['is', 'a', 'french', 'writer', 'and', 'journalist', 'he', 'is']</text:p>
          </table:table-cell>
          <table:table-cell office:value-type="float" office:value="0.0239143461589808" calcext:value-type="float">
            <text:p>0.0239143462</text:p>
          </table:table-cell>
          <table:table-cell/>
        </table:table-row>
        <table:table-row table:style-name="ro1">
          <table:table-cell office:value-type="string" calcext:value-type="string">
            <text:p>eric_talbot</text:p>
          </table:table-cell>
          <table:table-cell office:value-type="string" calcext:value-type="string">
            <text:p>[['eric', 'talbot', 'is', 'an', 'american', 'comic', 'book', 'writer', 'and', 'artist', 'known', 'for', 'his', 'work', 'on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310457805309741" calcext:value-type="float">
            <text:p>0.0310457805</text:p>
          </table:table-cell>
          <table:table-cell/>
        </table:table-row>
        <table:table-row table:style-name="ro1">
          <table:table-cell office:value-type="string" calcext:value-type="string">
            <text:p>bill_mantlo</text:p>
          </table:table-cell>
          <table:table-cell office:value-type="string" calcext:value-type="string">
            <text:p>[['william', 'timothy', 'bill', 'mantlo', 'is', 'an', 'american', 'comic', 'book', 'writer', 'primarily', 'at', 'marvel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mark_hentemann</text:p>
          </table:table-cell>
          <table:table-cell office:value-type="string" calcext:value-type="string">
            <text:p>[['mark', 'hentemann', 'is', 'an', 'american', 'animation', 'writer', 'he', 'is', 'the', 'former', 'executive', 'producer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826310318221259" calcext:value-type="float">
            <text:p>0.0826310318</text:p>
          </table:table-cell>
          <table:table-cell/>
        </table:table-row>
        <table:table-row table:style-name="ro1">
          <table:table-cell office:value-type="string" calcext:value-type="string">
            <text:p>barbara_jacobs</text:p>
          </table:table-cell>
          <table:table-cell office:value-type="string" calcext:value-type="string">
            <text:p>[['barbara', 'jacobs', 'is', 'a', 'mexican', 'writer', 'poet', 'essayist', 'and', 'translator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daniel_handler</text:p>
          </table:table-cell>
          <table:table-cell office:value-type="string" calcext:value-type="string">
            <text:p>[['daniel', 'handler', 'is', 'an', 'american', 'writer', 'and', 'journalist', 'he', 'is', 'best', 'known', 'for', 'his']]</text:p>
          </table:table-cell>
          <table:table-cell office:value-type="string" calcext:value-type="string">
            <text:p>['david', 'is', 'a', 'writer', 'and', 'journalist', 'he', 'is', 'the', 'author', 'of', 'the', 'author', 'of', 'the']</text:p>
          </table:table-cell>
          <table:table-cell office:value-type="float" office:value="0.257486610162897" calcext:value-type="float">
            <text:p>0.2574866102</text:p>
          </table:table-cell>
          <table:table-cell/>
        </table:table-row>
        <table:table-row table:style-name="ro1">
          <table:table-cell office:value-type="string" calcext:value-type="string">
            <text:p>tadeusz_borowski</text:p>
          </table:table-cell>
          <table:table-cell office:value-type="string" calcext:value-type="string">
            <text:p>[['tadeusz', 'borowski', 'was', 'a', 'polish', 'writer', 'and', 'journalist', 'his', 'wartime', 'poetry', 'and']]</text:p>
          </table:table-cell>
          <table:table-cell office:value-type="string" calcext:value-type="string">
            <text:p>['david', 'de', 'was', 'a', 'writer', 'and', 'journalist', 'of', 'the', 'author', 'of', 'the']</text:p>
          </table:table-cell>
          <table:table-cell office:value-type="float" office:value="0.106003133795126" calcext:value-type="float">
            <text:p>0.1060031338</text:p>
          </table:table-cell>
          <table:table-cell/>
        </table:table-row>
        <table:table-row table:style-name="ro1">
          <table:table-cell office:value-type="string" calcext:value-type="string">
            <text:p>ben_sherwood</text:p>
          </table:table-cell>
          <table:table-cell office:value-type="string" calcext:value-type="string">
            <text:p>[['ben', 'sherwood', 'is', 'a', 'writer', 'a', 'journalist', 'and', 'a', 'producer', 'who', 'currently', 'serves', 'as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eduardo_liendo</text:p>
          </table:table-cell>
          <table:table-cell office:value-type="string" calcext:value-type="string">
            <text:p>[['eduardo', 'liendo', 'zurita', 'is', 'a', 'venezuelan', 'writer', 'and', 'scholar', 'his', 'novella', 'mascarada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erika_cheetham</text:p>
          </table:table-cell>
          <table:table-cell office:value-type="string" calcext:value-type="string">
            <text:p>[['erika', 'cheetham', 'was', 'an', 'english', 'writer', 'best', 'known', 'for', 'her', 'controversial', 'interpretations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172122398018198" calcext:value-type="float">
            <text:p>0.0172122398</text:p>
          </table:table-cell>
          <table:table-cell/>
        </table:table-row>
        <table:table-row table:style-name="ro1">
          <table:table-cell office:value-type="string" calcext:value-type="string">
            <text:p>michael_e.raynor</text:p>
          </table:table-cell>
          <table:table-cell office:value-type="string" calcext:value-type="string">
            <text:p>[['michael', 'e', 'raynor', 'is', 'a', 'canadian', 'writer', 'director', 'at', 'deloitte', 'services', 'lp', 'and']]</text:p>
          </table:table-cell>
          <table:table-cell office:value-type="string" calcext:value-type="string">
            <text:p>['for', 'a', 'writer', 'and']</text:p>
          </table:table-cell>
          <table:table-cell office:value-type="float" office:value="0.0111446111240634" calcext:value-type="float">
            <text:p>0.0111446111</text:p>
          </table:table-cell>
          <table:table-cell/>
        </table:table-row>
        <table:table-row table:style-name="ro1">
          <table:table-cell office:value-type="string" calcext:value-type="string">
            <text:p>aritha_van_herk</text:p>
          </table:table-cell>
          <table:table-cell office:value-type="string" calcext:value-type="string">
            <text:p>[['aritha', 'van', 'herk', 'aoe', 'is', 'a', 'canadian', 'writer', 'critic', 'editor', 'public', 'intellectual']]</text:p>
          </table:table-cell>
          <table:table-cell office:value-type="string" calcext:value-type="string">
            <text:p>['for', 'a', 'french']</text:p>
          </table:table-cell>
          <table:table-cell office:value-type="float" office:value="0.00565690312792085" calcext:value-type="float">
            <text:p>0.0056569031</text:p>
          </table:table-cell>
          <table:table-cell/>
        </table:table-row>
        <table:table-row table:style-name="ro1">
          <table:table-cell office:value-type="string" calcext:value-type="string">
            <text:p>amiri_baraka</text:p>
          </table:table-cell>
          <table:table-cell office:value-type="string" calcext:value-type="string">
            <text:p>[['amiri', 'baraka', 'formerly', 'known', 'as', 'leroi', 'jones', 'and', 'imamu', 'amear', 'baraka', 'was', 'an', 'african-american']]</text:p>
          </table:table-cell>
          <table:table-cell office:value-type="string" calcext:value-type="string">
            <text:p>['david', 'de', 'of', 'the', 'french', 'of', 'the', 'pen', 'of', 'the', 'author', 'of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zo_siciliano</text:p>
          </table:table-cell>
          <table:table-cell office:value-type="string" calcext:value-type="string">
            <text:p>[['enzo', 'siciliano', 'was', 'an', 'italian', 'writer', 'playwright', 'literary', 'critic', 'and', 'intellectual', 'siciliano']]</text:p>
          </table:table-cell>
          <table:table-cell office:value-type="string" calcext:value-type="string">
            <text:p>['david', 'was', 'a', 'french', 'and', 'television', 'writer', 'and', 'journalist', 'he', 'is', 'the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r.j.ellory</text:p>
          </table:table-cell>
          <table:table-cell office:value-type="string" calcext:value-type="string">
            <text:p>[['roger', 'jon', 'ellory', 'is', 'an', 'english', 'thriller', 'writer']]</text:p>
          </table:table-cell>
          <table:table-cell office:value-type="string" calcext:value-type="string">
            <text:p>['david', 'is', 'a', 'french', 'writer', 'and', 'journalist', 'he', 'is']</text:p>
          </table:table-cell>
          <table:table-cell office:value-type="float" office:value="0.0285175395290415" calcext:value-type="float">
            <text:p>0.0285175395</text:p>
          </table:table-cell>
          <table:table-cell/>
        </table:table-row>
        <table:table-row table:style-name="ro1">
          <table:table-cell office:value-type="string" calcext:value-type="string">
            <text:p>matt_charlton</text:p>
          </table:table-cell>
          <table:table-cell office:value-type="string" calcext:value-type="string">
            <text:p>[['matt', 'charlton', 'is', 'a', 'comedy', 'writer', 'broadcaster', 'and', 'performer', 'he', 'has', 'written', 'for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35016618183613" calcext:value-type="float">
            <text:p>0.0235016618</text:p>
          </table:table-cell>
          <table:table-cell/>
        </table:table-row>
        <table:table-row table:style-name="ro1">
          <table:table-cell office:value-type="string" calcext:value-type="string">
            <text:p>carlos_franqui</text:p>
          </table:table-cell>
          <table:table-cell office:value-type="string" calcext:value-type="string">
            <text:p>[['carlos', 'franqui', 'was', 'a', 'cuban', 'writer', 'poet', 'journalist', 'art', 'critic', 'and', 'political', 'activist', 'after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382565596776716" calcext:value-type="float">
            <text:p>0.0382565597</text:p>
          </table:table-cell>
          <table:table-cell/>
        </table:table-row>
        <table:table-row table:style-name="ro1">
          <table:table-cell office:value-type="string" calcext:value-type="string">
            <text:p>carmen_covito</text:p>
          </table:table-cell>
          <table:table-cell office:value-type="string" calcext:value-type="string">
            <text:p>[['carmen', 'covito', 'is', 'an', 'italian', 'writer', 'and', 'translator', 'her', 'novels', 'include', 'la', 'bruttina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helene_vachon</text:p>
          </table:table-cell>
          <table:table-cell office:value-type="string" calcext:value-type="string">
            <text:p>[['helene', 'vachon', 'is', 'a', 'canadian', 'writer', 'living', 'in', 'quebec', 'she', 'was', 'born', 'in', 'quebec']]</text:p>
          </table:table-cell>
          <table:table-cell office:value-type="string" calcext:value-type="string">
            <text:p>['david', 'de', 'de', 'was', 'a', 'writer', 'and', 'journalist', 'of', 'the', 'author', 'of', 'the', 'author', 'of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petar_kocic</text:p>
          </table:table-cell>
          <table:table-cell office:value-type="string" calcext:value-type="string">
            <text:p>[['petar', 'kocic', 'was', 'a', 'bosnian', 'serb', 'writer', 'he', 'was', 'active', 'in', 'the', 'serbian', 'orthodox']]</text:p>
          </table:table-cell>
          <table:table-cell office:value-type="string" calcext:value-type="string">
            <text:p>['david', 'is', 'a', 'writer', 'and', 'journalist', 'he', 'is', 'the', 'author', 'of']</text:p>
          </table:table-cell>
          <table:table-cell office:value-type="float" office:value="0.020295032579515" calcext:value-type="float">
            <text:p>0.0202950326</text:p>
          </table:table-cell>
          <table:table-cell/>
        </table:table-row>
        <table:table-row table:style-name="ro1">
          <table:table-cell office:value-type="string" calcext:value-type="string">
            <text:p>opal_whiteley</text:p>
          </table:table-cell>
          <table:table-cell office:value-type="string" calcext:value-type="string">
            <text:p>[['opal', 'irene', 'whiteley', 'was', 'an', 'american', 'nature', 'writer', 'and', 'diarist', 'whose', 'childhood']]</text:p>
          </table:table-cell>
          <table:table-cell office:value-type="string" calcext:value-type="string">
            <text:p>['david', 'david', 'was', 'a', 'french', 'and', 'a', 'author', 'of', 'the', 'author', 'of', 'the', 'author', 'of', 'the']</text:p>
          </table:table-cell>
          <table:table-cell office:value-type="float" office:value="0.0146280636536575" calcext:value-type="float">
            <text:p>0.0146280637</text:p>
          </table:table-cell>
          <table:table-cell/>
        </table:table-row>
        <table:table-row table:style-name="ro1">
          <table:table-cell office:value-type="string" calcext:value-type="string">
            <text:p>sheila_walsh_:novelist</text:p>
          </table:table-cell>
          <table:table-cell office:value-type="string" calcext:value-type="string">
            <text:p>[['sheila', 'walsh', 'nee', 'sheila', 'frances', 'onions', 'was', 'a', 'british', 'writer', 'of', 'romance', 'novels']]</text:p>
          </table:table-cell>
          <table:table-cell office:value-type="string" calcext:value-type="string">
            <text:p>['for', 'for', 'a', 'french', 'and', 'a', 'author', 'of', 'the', 'author', 'of', 'the']</text:p>
          </table:table-cell>
          <table:table-cell office:value-type="float" office:value="0.0186364068070666" calcext:value-type="float">
            <text:p>0.0186364068</text:p>
          </table:table-cell>
          <table:table-cell/>
        </table:table-row>
        <table:table-row table:style-name="ro1">
          <table:table-cell office:value-type="string" calcext:value-type="string">
            <text:p>philippe_beha</text:p>
          </table:table-cell>
          <table:table-cell office:value-type="string" calcext:value-type="string">
            <text:p>[['philippe', 'beha', 'is', 'a', 'moroccan-born', 'childrens', 'book', 'writer', 'and', 'illustrator', 'living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michael_o'donoghue</text:p>
          </table:table-cell>
          <table:table-cell office:value-type="string" calcext:value-type="string">
            <text:p>[['michael', 'odonoghue', 'was', 'an', 'american', 'writer', 'and', 'performer', 'he', 'was', 'known', 'for', 'his']]</text:p>
          </table:table-cell>
          <table:table-cell office:value-type="string" calcext:value-type="string">
            <text:p>['david', 'de', 'de', 'was', 'a', 'british', 'writer', 'and', 'journalist']</text:p>
          </table:table-cell>
          <table:table-cell office:value-type="float" office:value="0.0359844688985361" calcext:value-type="float">
            <text:p>0.0359844689</text:p>
          </table:table-cell>
          <table:table-cell/>
        </table:table-row>
        <table:table-row table:style-name="ro1">
          <table:table-cell office:value-type="string" calcext:value-type="string">
            <text:p>margarita_engle</text:p>
          </table:table-cell>
          <table:table-cell office:value-type="string" calcext:value-type="string">
            <text:p>[['margarita', 'engle', 'is', 'a', 'cuban', 'american', 'writer', 'she', 'became', 'the', 'first', 'latino', 'awarded']]</text:p>
          </table:table-cell>
          <table:table-cell office:value-type="string" calcext:value-type="string">
            <text:p>['is', 'a', 'canadian', 'fiction', 'and', 'television', 'writer', 'and', 'producer', 'he']</text:p>
          </table:table-cell>
          <table:table-cell office:value-type="float" office:value="0.036591847305758" calcext:value-type="float">
            <text:p>0.0365918473</text:p>
          </table:table-cell>
          <table:table-cell/>
        </table:table-row>
        <table:table-row table:style-name="ro1">
          <table:table-cell office:value-type="string" calcext:value-type="string">
            <text:p>peter_bieri_:author</text:p>
          </table:table-cell>
          <table:table-cell office:value-type="string" calcext:value-type="string">
            <text:p>[['peter', 'bieri', 'better', 'known', 'by', 'his', 'pseudonym', 'pascal', 'mercier', 'is', 'a', 'swiss', 'writer', 'and']]</text:p>
          </table:table-cell>
          <table:table-cell office:value-type="string" calcext:value-type="string">
            <text:p>['david', 'a', 'de', 'was', 'a', 'writer', 'and', 'journalist', 'he', 'is', 'the', 'author', 'of', 'the', 'author', 'of']</text:p>
          </table:table-cell>
          <table:table-cell office:value-type="float" office:value="0.0309345882943137" calcext:value-type="float">
            <text:p>0.0309345883</text:p>
          </table:table-cell>
          <table:table-cell/>
        </table:table-row>
        <table:table-row table:style-name="ro1">
          <table:table-cell office:value-type="string" calcext:value-type="string">
            <text:p>allen_adler</text:p>
          </table:table-cell>
          <table:table-cell office:value-type="string" calcext:value-type="string">
            <text:p>[['allen', 'adler', 'was', 'an', 'american', 'writer', 'also', 'involved', 'in', 'theater', 'in', 'various', 'ways', 'with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171088536049103" calcext:value-type="float">
            <text:p>0.0171088536</text:p>
          </table:table-cell>
          <table:table-cell/>
        </table:table-row>
        <table:table-row table:style-name="ro1">
          <table:table-cell office:value-type="string" calcext:value-type="string">
            <text:p>charles_alden_seltzer</text:p>
          </table:table-cell>
          <table:table-cell office:value-type="string" calcext:value-type="string">
            <text:p>[['charles', 'alden', 'seltzer', 'was', 'an', 'american', 'writer', 'he', 'was', 'a', 'prolific', 'author', 'of', 'western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476166373700395" calcext:value-type="float">
            <text:p>0.0476166374</text:p>
          </table:table-cell>
          <table:table-cell/>
        </table:table-row>
        <table:table-row table:style-name="ro1">
          <table:table-cell office:value-type="string" calcext:value-type="string">
            <text:p>barton_paul_levenson</text:p>
          </table:table-cell>
          <table:table-cell office:value-type="string" calcext:value-type="string">
            <text:p>[['barton', 'paul', 'levenson', 'is', 'an', 'american', 'writer', 'of', 'science', 'fiction', 'fantasy', 'and', 'the']]</text:p>
          </table:table-cell>
          <table:table-cell office:value-type="string" calcext:value-type="string">
            <text:p>['michael', 'de', 'born', 'born', 'in', 'the', 'pen', 'of', 'the', 'the', 'author', 'of', 'the', 'author', 'of', 'the']</text:p>
          </table:table-cell>
          <table:table-cell office:value-type="float" office:value="0.0146280636536575" calcext:value-type="float">
            <text:p>0.0146280637</text:p>
          </table:table-cell>
          <table:table-cell/>
        </table:table-row>
        <table:table-row table:style-name="ro1">
          <table:table-cell office:value-type="string" calcext:value-type="string">
            <text:p>martine_broda</text:p>
          </table:table-cell>
          <table:table-cell office:value-type="string" calcext:value-type="string">
            <text:p>[['martine', 'broda', 'was', 'a', 'french', 'writer', 'poet', 'and', 'translator']]</text:p>
          </table:table-cell>
          <table:table-cell office:value-type="string" calcext:value-type="string">
            <text:p>['michael', 'is', 'a', 'canadian', 'writer', 'and', 'journalist', 'he', 'is', 'the']</text:p>
          </table:table-cell>
          <table:table-cell office:value-type="float" office:value="0.0277761903401179" calcext:value-type="float">
            <text:p>0.0277761903</text:p>
          </table:table-cell>
          <table:table-cell/>
        </table:table-row>
        <table:table-row table:style-name="ro1">
          <table:table-cell office:value-type="string" calcext:value-type="string">
            <text:p>dr.balakrishnan</text:p>
          </table:table-cell>
          <table:table-cell office:value-type="string" calcext:value-type="string">
            <text:p>[['dr', 'balakrishnan', 'is', 'an', 'indian', 'film', 'script', 'writer', 'lyricist', 'director', 'and', 'producer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carlos_baker</text:p>
          </table:table-cell>
          <table:table-cell office:value-type="string" calcext:value-type="string">
            <text:p>[['carlos', 'baker', 'was', 'an', 'american', 'writer', 'biographer', 'and', 'former', 'woodrow', 'wilson', 'professor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200347043294415" calcext:value-type="float">
            <text:p>0.0200347043</text:p>
          </table:table-cell>
          <table:table-cell/>
        </table:table-row>
        <table:table-row table:style-name="ro1">
          <table:table-cell office:value-type="string" calcext:value-type="string">
            <text:p>gale_wilhelm</text:p>
          </table:table-cell>
          <table:table-cell office:value-type="string" calcext:value-type="string">
            <text:p>[['gale', 'wilhelm', 'was', 'an', 'american', 'writer', 'most', 'noted', 'for', 'two', 'books', 'that', 'featured', 'lesbian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143867736654696" calcext:value-type="float">
            <text:p>0.0143867737</text:p>
          </table:table-cell>
          <table:table-cell/>
        </table:table-row>
        <table:table-row table:style-name="ro1">
          <table:table-cell office:value-type="string" calcext:value-type="string">
            <text:p>bhalchandra_vaman_kelkar</text:p>
          </table:table-cell>
          <table:table-cell office:value-type="string" calcext:value-type="string">
            <text:p>[['bhalchandra', 'vaman', 'kelkar', 'was', 'a', 'marathi', 'writer', 'and', 'actor', 'from', 'maharashtra', 'india', 'he']]</text:p>
          </table:table-cell>
          <table:table-cell office:value-type="string" calcext:value-type="string">
            <text:p>['david', 'is', 'a', 'french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dani_michaeli</text:p>
          </table:table-cell>
          <table:table-cell office:value-type="string" calcext:value-type="string">
            <text:p>[['dani', 'michaeli', 'is', 'an', 'american', 'television', 'writer', 'and', 'producer', 'he', 'is', 'primarily']]</text:p>
          </table:table-cell>
          <table:table-cell office:value-type="string" calcext:value-type="string">
            <text:p>['david', 'david', 'is', 'a', 'canadian', 'writer', 'and', 'journalist', 'he', 'is', 'the']</text:p>
          </table:table-cell>
          <table:table-cell office:value-type="float" office:value="0.0544298814067557" calcext:value-type="float">
            <text:p>0.0544298814</text:p>
          </table:table-cell>
          <table:table-cell/>
        </table:table-row>
        <table:table-row table:style-name="ro1">
          <table:table-cell office:value-type="string" calcext:value-type="string">
            <text:p>hrishikesh_sulabh</text:p>
          </table:table-cell>
          <table:table-cell office:value-type="string" calcext:value-type="string">
            <text:p>[['hrishikesh', 'sulabh', 'is', 'a', 'hindi', 'writer', 'best', 'known', 'for', 'short', 'stories', 'and', 'writing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choi_il-nam</text:p>
          </table:table-cell>
          <table:table-cell office:value-type="string" calcext:value-type="string">
            <text:p>[['choi', 'il-nam', 'is', 'a', 'south', 'korean', 'writer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808764862779457" calcext:value-type="float">
            <text:p>0.0808764863</text:p>
          </table:table-cell>
          <table:table-cell/>
        </table:table-row>
        <table:table-row table:style-name="ro1">
          <table:table-cell office:value-type="string" calcext:value-type="string">
            <text:p>george_metcalf_johnson</text:p>
          </table:table-cell>
          <table:table-cell office:value-type="string" calcext:value-type="string">
            <text:p>[['george', 'metcalf', 'johnson', 'was', 'an', 'american', 'writer', 'of', 'mystery', 'and', 'western', 'stories', 'many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gurdial_singh</text:p>
          </table:table-cell>
          <table:table-cell office:value-type="string" calcext:value-type="string">
            <text:p>[['gurdial', 'singh', 'rahi', 'was', 'a', 'punjabi', 'language', 'writer', 'and', 'novelist', 'from', 'punjab', 'india', 'he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hubert_haas</text:p>
          </table:table-cell>
          <table:table-cell office:value-type="string" calcext:value-type="string">
            <text:p>[['hubert', 'haas', 'was', 'a', 'belgian', 'writer', 'known', 'for', 'his', 'work', 'in', 'the', 'walloon', 'language', 'he']]</text:p>
          </table:table-cell>
          <table:table-cell office:value-type="string" calcext:value-type="string">
            <text:p>['for', 'david', 'born', 'in', 'pen', 'name', 'name', 'was', 'a', 'french', 'and', 'television']</text:p>
          </table:table-cell>
          <table:table-cell office:value-type="float" office:value="0.0333608622685774" calcext:value-type="float">
            <text:p>0.0333608623</text:p>
          </table:table-cell>
          <table:table-cell/>
        </table:table-row>
        <table:table-row table:style-name="ro1">
          <table:table-cell office:value-type="string" calcext:value-type="string">
            <text:p>neal_kozodoy</text:p>
          </table:table-cell>
          <table:table-cell office:value-type="string" calcext:value-type="string">
            <text:p>[['neal', 'kozodoy', 'is', 'an', 'american', 'writer', 'journalist', 'and', 'editor', 'kozodoy', 'joined', 'the']]</text:p>
          </table:table-cell>
          <table:table-cell office:value-type="string" calcext:value-type="string">
            <text:p>['david', 'was', 'a', 'french', 'writer', 'and', 'journalist', 'he', 'is', 'the', 'author', 'of']</text:p>
          </table:table-cell>
          <table:table-cell office:value-type="float" office:value="0.0254705539816982" calcext:value-type="float">
            <text:p>0.025470554</text:p>
          </table:table-cell>
          <table:table-cell/>
        </table:table-row>
        <table:table-row table:style-name="ro1">
          <table:table-cell office:value-type="string" calcext:value-type="string">
            <text:p>boudewijn_buch</text:p>
          </table:table-cell>
          <table:table-cell office:value-type="string" calcext:value-type="string">
            <text:p>[['boudewijn', 'maria', 'ignatius', 'buch', 'was', 'a', 'dutch', 'writer', 'poet', 'and', 'television', 'presenter']]</text:p>
          </table:table-cell>
          <table:table-cell office:value-type="string" calcext:value-type="string">
            <text:p>['david', 'de', 'was', 'a', 'writer', 'and', 'journalist', 'of', 'the', 'author', 'of', 'the', 'author', 'of', 'the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otto_manninen</text:p>
          </table:table-cell>
          <table:table-cell office:value-type="string" calcext:value-type="string">
            <text:p>[['otto', 'manninen', 'was', 'a', 'finnish', 'writer', 'poet', 'and', 'a', 'celebrated', 'translator', 'of', 'world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379822922682767" calcext:value-type="float">
            <text:p>0.0379822923</text:p>
          </table:table-cell>
          <table:table-cell/>
        </table:table-row>
        <table:table-row table:style-name="ro1">
          <table:table-cell office:value-type="string" calcext:value-type="string">
            <text:p>dorothy_black_:novelist</text:p>
          </table:table-cell>
          <table:table-cell office:value-type="string" calcext:value-type="string">
            <text:p>[['dorothy', 'macleish', 'nee', 'black', 'was', 'a', 'british', 'writer', 'of', 'over', '100', 'romance', 'novels', 'and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guillermo_meneses</text:p>
          </table:table-cell>
          <table:table-cell office:value-type="string" calcext:value-type="string">
            <text:p>[['guillermo', 'meneses', 'was', 'a', 'venezuelan', 'writer', 'playwright', 'and', 'journalist', 'he', 'was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122782601490961" calcext:value-type="float">
            <text:p>0.1227826015</text:p>
          </table:table-cell>
          <table:table-cell/>
        </table:table-row>
        <table:table-row table:style-name="ro1">
          <table:table-cell office:value-type="string" calcext:value-type="string">
            <text:p>bharati_mukherjee</text:p>
          </table:table-cell>
          <table:table-cell office:value-type="string" calcext:value-type="string">
            <text:p>[['bharati', 'mukherjee', 'is', 'an', 'american', 'writer', 'and', 'professor', 'emerita', 'in', 'the', 'department']]</text:p>
          </table:table-cell>
          <table:table-cell office:value-type="string" calcext:value-type="string">
            <text:p>['is', 'a', 'writer', 'and', 'journalist', 'he', 'is']</text:p>
          </table:table-cell>
          <table:table-cell office:value-type="float" office:value="0.0378442713638306" calcext:value-type="float">
            <text:p>0.0378442714</text:p>
          </table:table-cell>
          <table:table-cell/>
        </table:table-row>
        <table:table-row table:style-name="ro1">
          <table:table-cell office:value-type="string" calcext:value-type="string">
            <text:p>grant_faulkner</text:p>
          </table:table-cell>
          <table:table-cell office:value-type="string" calcext:value-type="string">
            <text:p>[['grant', 'faulkner', 'is', 'an', 'american', 'writer', 'the', 'executive', 'director', 'of', 'national', 'novel']]</text:p>
          </table:table-cell>
          <table:table-cell office:value-type="string" calcext:value-type="string">
            <text:p>['writer', 'is', 'a', 'author', 'of', 'the', 'author', 'of']</text:p>
          </table:table-cell>
          <table:table-cell office:value-type="float" office:value="0.0238254129355476" calcext:value-type="float">
            <text:p>0.0238254129</text:p>
          </table:table-cell>
          <table:table-cell/>
        </table:table-row>
        <table:table-row table:style-name="ro1">
          <table:table-cell office:value-type="string" calcext:value-type="string">
            <text:p>doug_moench</text:p>
          </table:table-cell>
          <table:table-cell office:value-type="string" calcext:value-type="string">
            <text:p>[['douglas', 'moench', 'better', 'known', 'as', 'doug', 'moench', 'is', 'an', 'american', 'comic', 'book', 'writer']]</text:p>
          </table:table-cell>
          <table:table-cell office:value-type="string" calcext:value-type="string">
            <text:p>['david', 'de', 'was', 'a', 'writer', 'and', 'journalist', 'he', 'is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margret_kopala</text:p>
          </table:table-cell>
          <table:table-cell office:value-type="string" calcext:value-type="string">
            <text:p>[['margret', 'mona', 'kopala', 'is', 'a', 'writer', 'and', 'public', 'policy', 'analyst', 'in', 'ottawa', 'ontario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468680818567522" calcext:value-type="float">
            <text:p>0.0468680819</text:p>
          </table:table-cell>
          <table:table-cell/>
        </table:table-row>
        <table:table-row table:style-name="ro1">
          <table:table-cell office:value-type="string" calcext:value-type="string">
            <text:p>scott_snyder</text:p>
          </table:table-cell>
          <table:table-cell office:value-type="string" calcext:value-type="string">
            <text:p>[['scott', 'snyder', 'is', 'an', 'american', 'writer', 'he', 'is', 'known', 'for', 'his', '2006', 'short', 'story', 'collection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0864715459852499" calcext:value-type="float">
            <text:p>0.0086471546</text:p>
          </table:table-cell>
          <table:table-cell/>
        </table:table-row>
        <table:table-row table:style-name="ro1">
          <table:table-cell office:value-type="string" calcext:value-type="string">
            <text:p>mary_howard_:novelist</text:p>
          </table:table-cell>
          <table:table-cell office:value-type="string" calcext:value-type="string">
            <text:p>[['mary', 'mussi', 'nee', 'edgar', 'was', 'a', 'british', 'writer', 'of', 'over', '50', 'romance', 'novels', 'as', 'mary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146413929868986" calcext:value-type="float">
            <text:p>0.014641393</text:p>
          </table:table-cell>
          <table:table-cell/>
        </table:table-row>
        <table:table-row table:style-name="ro1">
          <table:table-cell office:value-type="string" calcext:value-type="string">
            <text:p>omair_ahmad</text:p>
          </table:table-cell>
          <table:table-cell office:value-type="string" calcext:value-type="string">
            <text:p>[['omair', 'ahmad', 'is', 'an', 'indian', 'writer', 'whose', 'book', 'jimmy', 'the', 'terrorist', 'was', 'shortlisted']]</text:p>
          </table:table-cell>
          <table:table-cell office:value-type="string" calcext:value-type="string">
            <text:p>['for', 'a', 'french', 'writer', 'and', 'journalist', 'he', 'is', 'the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demetrios_bernardakis</text:p>
          </table:table-cell>
          <table:table-cell office:value-type="string" calcext:value-type="string">
            <text:p>[['demetrios', 'bernardakis', 'was', 'a', 'polymath', 'writer', 'and', 'professor', 'of', 'history', 'at', 'the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452937617079388" calcext:value-type="float">
            <text:p>0.0452937617</text:p>
          </table:table-cell>
          <table:table-cell/>
        </table:table-row>
        <table:table-row table:style-name="ro1">
          <table:table-cell office:value-type="string" calcext:value-type="string">
            <text:p>andrei_sinyavsky</text:p>
          </table:table-cell>
          <table:table-cell office:value-type="string" calcext:value-type="string">
            <text:p>[['andrei', 'donatovich', 'sinyavsky', 'was', 'a', 'russian', 'writer', 'dissident', 'political', 'prisoner']]</text:p>
          </table:table-cell>
          <table:table-cell office:value-type="string" calcext:value-type="string">
            <text:p>['is', 'a', 'writer', 'and', 'journalist', 'he']</text:p>
          </table:table-cell>
          <table:table-cell office:value-type="float" office:value="0.0249259786744003" calcext:value-type="float">
            <text:p>0.0249259787</text:p>
          </table:table-cell>
          <table:table-cell/>
        </table:table-row>
        <table:table-row table:style-name="ro1">
          <table:table-cell office:value-type="string" calcext:value-type="string">
            <text:p>pat_murphy_:writer</text:p>
          </table:table-cell>
          <table:table-cell office:value-type="string" calcext:value-type="string">
            <text:p>[['patrice', 'ann', 'pat', 'murphy', 'is', 'an', 'award-winning', 'american', 'science', 'writer', 'and', 'author']]</text:p>
          </table:table-cell>
          <table:table-cell office:value-type="string" calcext:value-type="string">
            <text:p>['for', 'a', 'french', 'writer', 'and', 'journalist', 'he', 'is']</text:p>
          </table:table-cell>
          <table:table-cell office:value-type="float" office:value="0.0394280911871976" calcext:value-type="float">
            <text:p>0.0394280912</text:p>
          </table:table-cell>
          <table:table-cell/>
        </table:table-row>
        <table:table-row table:style-name="ro1">
          <table:table-cell office:value-type="string" calcext:value-type="string">
            <text:p>michael_a.walker</text:p>
          </table:table-cell>
          <table:table-cell office:value-type="string" calcext:value-type="string">
            <text:p>[['michael', 'a', 'walker', 'is', 'a', 'writer', 'of', 'film', 'and', 'television', 'winner', 'and', 'nominee', 'of', 'over']]</text:p>
          </table:table-cell>
          <table:table-cell office:value-type="string" calcext:value-type="string">
            <text:p>['david', 'de', 'de', 'was', 'a', 'writer', 'and', 'journalist', 'he', 'is', 'the', 'author', 'of', 'the', 'author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maria_semyonova</text:p>
          </table:table-cell>
          <table:table-cell office:value-type="string" calcext:value-type="string">
            <text:p>[['maria', 'vasilyevna', 'semyonova', 'is', 'a', 'russian', 'writer', 'of', 'fantasy', 'and', 'historical', 'fiction']]</text:p>
          </table:table-cell>
          <table:table-cell office:value-type="string" calcext:value-type="string">
            <text:p>['david', 'de', 'de', 'was', 'a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chuck_dixon</text:p>
          </table:table-cell>
          <table:table-cell office:value-type="string" calcext:value-type="string">
            <text:p>[['charles', 'chuck', 'dixon', 'is', 'an', 'american', 'comic', 'book', 'writer', 'best', 'known', 'for', 'his', 'work']]</text:p>
          </table:table-cell>
          <table:table-cell office:value-type="string" calcext:value-type="string">
            <text:p>['david', 'de', 'was', 'a', 'french', 'writer', 'and', 'journalist', 'he', 'is', 'the', 'author', 'of']</text:p>
          </table:table-cell>
          <table:table-cell office:value-type="float" office:value="0.0171088536049103" calcext:value-type="float">
            <text:p>0.0171088536</text:p>
          </table:table-cell>
          <table:table-cell/>
        </table:table-row>
        <table:table-row table:style-name="ro1">
          <table:table-cell office:value-type="string" calcext:value-type="string">
            <text:p>ben_antao</text:p>
          </table:table-cell>
          <table:table-cell office:value-type="string" calcext:value-type="string">
            <text:p>[['ben', 'antao', 'is', 'a', 'writer', 'who', 'was', 'born', 'in', 'velim', 'goa', 'india', 'he', 'has', 'worked', 'as', 'a', 'journalist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7472055169583" calcext:value-type="float">
            <text:p>0.0274720552</text:p>
          </table:table-cell>
          <table:table-cell/>
        </table:table-row>
        <table:table-row table:style-name="ro1">
          <table:table-cell office:value-type="string" calcext:value-type="string">
            <text:p>marie_gasquet</text:p>
          </table:table-cell>
          <table:table-cell office:value-type="string" calcext:value-type="string">
            <text:p>[['marie', 'gasquet', 'was', 'a', 'french', 'regionist', 'writer', 'from', 'provence']]</text:p>
          </table:table-cell>
          <table:table-cell office:value-type="string" calcext:value-type="string">
            <text:p>['david', 'de', 'born', 'known', 'as', 'the', 'pen', 'name', 'was', 'a', 'british', 'writer', 'of']</text:p>
          </table:table-cell>
          <table:table-cell office:value-type="float" office:value="0.0363622704650007" calcext:value-type="float">
            <text:p>0.0363622705</text:p>
          </table:table-cell>
          <table:table-cell/>
        </table:table-row>
        <table:table-row table:style-name="ro1">
          <table:table-cell office:value-type="string" calcext:value-type="string">
            <text:p>donagh_macdonagh</text:p>
          </table:table-cell>
          <table:table-cell office:value-type="string" calcext:value-type="string">
            <text:p>[['donagh', 'macdonagh', 'was', 'an', 'irish', 'writer', 'judge', 'presenter', 'broadcaster', 'and', 'playwright']]</text:p>
          </table:table-cell>
          <table:table-cell office:value-type="string" calcext:value-type="string">
            <text:p>['david', 'de', 'de', 'was', 'a', 'french', 'writer', 'and', 'journalist', 'he', 'is', 'the']</text:p>
          </table:table-cell>
          <table:table-cell office:value-type="float" office:value="0.0224169335019223" calcext:value-type="float">
            <text:p>0.0224169335</text:p>
          </table:table-cell>
          <table:table-cell/>
        </table:table-row>
        <table:table-row table:style-name="ro1">
          <table:table-cell office:value-type="string" calcext:value-type="string">
            <text:p>dennis_eichhorn</text:p>
          </table:table-cell>
          <table:table-cell office:value-type="string" calcext:value-type="string">
            <text:p>[['dennis', 'p', 'eichhorn', 'was', 'an', 'american', 'writer', 'best', 'known', 'for', 'his', 'adult-oriented']]</text:p>
          </table:table-cell>
          <table:table-cell office:value-type="string" calcext:value-type="string">
            <text:p>['writer', 'is', 'a', 'canadian', 'writer', 'and']</text:p>
          </table:table-cell>
          <table:table-cell office:value-type="float" office:value="0.0150186152955043" calcext:value-type="float">
            <text:p>0.0150186153</text:p>
          </table:table-cell>
          <table:table-cell/>
        </table:table-row>
        <table:table-row table:style-name="ro1">
          <table:table-cell office:value-type="string" calcext:value-type="string">
            <text:p>htin_gyi</text:p>
          </table:table-cell>
          <table:table-cell office:value-type="string" calcext:value-type="string">
            <text:p>[['htin', 'gyi', 'also', 'called', 'tekkatho', 'htin', 'gyi', 'or', 'tin', 'maung', 'was', 'a', 'burmese', 'writer', 'and']]</text:p>
          </table:table-cell>
          <table:table-cell office:value-type="string" calcext:value-type="string">
            <text:p>['for', 'a', 'french', 'writer', 'of', 'the', 'author', 'of', 'the', 'author', 'of', 'the']</text:p>
          </table:table-cell>
          <table:table-cell office:value-type="float" office:value="0.0157753777798089" calcext:value-type="float">
            <text:p>0.0157753778</text:p>
          </table:table-cell>
          <table:table-cell/>
        </table:table-row>
        <table:table-row table:style-name="ro1">
          <table:table-cell office:value-type="string" calcext:value-type="string">
            <text:p>grace_ellery_channing</text:p>
          </table:table-cell>
          <table:table-cell office:value-type="string" calcext:value-type="string">
            <text:p>[['grace', 'ellery', 'channing', 'was', 'a', 'writer', 'and', 'poet', 'who', 'published', 'often', 'in', 'the', 'land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76680683074641" calcext:value-type="float">
            <text:p>0.0766806831</text:p>
          </table:table-cell>
          <table:table-cell/>
        </table:table-row>
        <table:table-row table:style-name="ro1">
          <table:table-cell office:value-type="string" calcext:value-type="string">
            <text:p>ruth_nichols_:author</text:p>
          </table:table-cell>
          <table:table-cell office:value-type="string" calcext:value-type="string">
            <text:p>[['joanna', 'ruth', 'nichols', 'is', 'a', 'canadian', 'writer', 'of', 'fiction', 'for', 'children', 'and', 'young', 'adults']]</text:p>
          </table:table-cell>
          <table:table-cell office:value-type="string" calcext:value-type="string">
            <text:p>['david', 'de', 'de', 'was', 'a', 'french', 'and', 'television', 'writer', 'and', 'producer', 'he', 'is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robbie_morrison</text:p>
          </table:table-cell>
          <table:table-cell office:value-type="string" calcext:value-type="string">
            <text:p>[['robbie', 'morrison', 'is', 'a', 'british', 'comics', 'writer', 'most', 'known', 'for', 'his', 'work', 'in', 'the', 'weekly']]</text:p>
          </table:table-cell>
          <table:table-cell office:value-type="string" calcext:value-type="string">
            <text:p>['david', 'de', 'was', 'a', 'writer', 'and', 'journalist', 'he', 'is', 'the', 'author', 'of']</text:p>
          </table:table-cell>
          <table:table-cell office:value-type="float" office:value="0.0187601914976046" calcext:value-type="float">
            <text:p>0.0187601915</text:p>
          </table:table-cell>
          <table:table-cell/>
        </table:table-row>
        <table:table-row table:style-name="ro1">
          <table:table-cell office:value-type="string" calcext:value-type="string">
            <text:p>mike_yaconelli</text:p>
          </table:table-cell>
          <table:table-cell office:value-type="string" calcext:value-type="string">
            <text:p>[['mike', 'yaconelli', 'was', 'a', 'writer', 'theologian', 'church', 'leader', 'and', 'satirist', 'co-founder']]</text:p>
          </table:table-cell>
          <table:table-cell office:value-type="string" calcext:value-type="string">
            <text:p>['writer', 'is', 'a', 'writer', 'of', 'the']</text:p>
          </table:table-cell>
          <table:table-cell office:value-type="float" office:value="0.037520602662006" calcext:value-type="float">
            <text:p>0.0375206027</text:p>
          </table:table-cell>
          <table:table-cell/>
        </table:table-row>
        <table:table-row table:style-name="ro1">
          <table:table-cell office:value-type="string" calcext:value-type="string">
            <text:p>andy_winter</text:p>
          </table:table-cell>
          <table:table-cell office:value-type="string" calcext:value-type="string">
            <text:p>[['andy', 'winter', 'is', 'a', 'british', 'comics', 'writer', 'he', 'is', 'best', 'known', 'for', 'creating', 'hero', 'killers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329540226819615" calcext:value-type="float">
            <text:p>0.0329540227</text:p>
          </table:table-cell>
          <table:table-cell/>
        </table:table-row>
        <table:table-row table:style-name="ro1">
          <table:table-cell office:value-type="string" calcext:value-type="string">
            <text:p>sabine_deitmer</text:p>
          </table:table-cell>
          <table:table-cell office:value-type="string" calcext:value-type="string">
            <text:p>[['sabine', 'deitmer', 'is', 'a', 'german', 'crime', 'writer', 'known', 'for', 'her', 'character', 'beate', 'stein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142762396971973" calcext:value-type="float">
            <text:p>0.0142762397</text:p>
          </table:table-cell>
          <table:table-cell/>
        </table:table-row>
        <table:table-row table:style-name="ro1">
          <table:table-cell office:value-type="string" calcext:value-type="string">
            <text:p>mercer_mayer</text:p>
          </table:table-cell>
          <table:table-cell office:value-type="string" calcext:value-type="string">
            <text:p>[['mercer', 'mayer', 'is', 'an', 'american', 'childrens', 'book', 'writer', 'and', 'illustrator', 'he', 'has', 'published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s.muthiah</text:p>
          </table:table-cell>
          <table:table-cell office:value-type="string" calcext:value-type="string">
            <text:p>[['subbiah', 'muthiah', 'mbe', 'is', 'an', 'indian', 'writer', 'journalist', 'cartographer', 'amateur', 'historian']]</text:p>
          </table:table-cell>
          <table:table-cell office:value-type="string" calcext:value-type="string">
            <text:p>['david', 'was', 'a', 'french', 'writer', 'and', 'journalist', 'he', 'is', 'the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serhii_shevchenko</text:p>
          </table:table-cell>
          <table:table-cell office:value-type="string" calcext:value-type="string">
            <text:p>[['serhii', 'shevchenko', 'ukrainian', 'born', 'august', '4', '1960', 'in', 'kramatorsk', 'ukrainian', 'ssr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chandra_goswami</text:p>
          </table:table-cell>
          <table:table-cell office:value-type="string" calcext:value-type="string">
            <text:p>[['hemchandra', 'goswami', 'was', 'an', 'eminent', 'writer', 'poet', 'historian', 'teacher', 'and', 'a', 'linguist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maria_agnes_ribera_garau</text:p>
          </table:table-cell>
          <table:table-cell office:value-type="string" calcext:value-type="string">
            <text:p>[['maria', 'agnes', 'ribera', 'garau', 'was', 'a', 'spanish', 'writer', 'liberal', 'and', 'former', 'nun', 'from', 'majorca']]</text:p>
          </table:table-cell>
          <table:table-cell office:value-type="string" calcext:value-type="string">
            <text:p>['david', 'a', 'de', 'de', 'name', 'was', 'a', 'french', 'writer', 'and', 'journalist', 'he', 'is', 'the', 'author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beatrice_schenk_de_regniers</text:p>
          </table:table-cell>
          <table:table-cell office:value-type="string" calcext:value-type="string">
            <text:p>[['beatrice', 'schenk', 'de', 'regniers', 'was', 'an', 'american', 'writer', 'of', 'childrens', 'picture', 'books', 'beatrice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estela_canto</text:p>
          </table:table-cell>
          <table:table-cell office:value-type="string" calcext:value-type="string">
            <text:p>[['estela', 'canto', 'was', 'an', 'argentine', 'writer', 'journalist', 'and', 'translator', 'best', 'known', 'for']]</text:p>
          </table:table-cell>
          <table:table-cell office:value-type="string" calcext:value-type="string">
            <text:p>['for', 'a', 'french', 'and', 'a', 'french', 'writer', 'and', 'a', 'author', 'of']</text:p>
          </table:table-cell>
          <table:table-cell office:value-type="float" office:value="0.0226525815078816" calcext:value-type="float">
            <text:p>0.0226525815</text:p>
          </table:table-cell>
          <table:table-cell/>
        </table:table-row>
        <table:table-row table:style-name="ro1">
          <table:table-cell office:value-type="string" calcext:value-type="string">
            <text:p>george_woodcock</text:p>
          </table:table-cell>
          <table:table-cell office:value-type="string" calcext:value-type="string">
            <text:p>[['george', 'woodcock', 'was', 'a', 'canadian', 'writer', 'of', 'political', 'biography', 'and', 'history', 'an']]</text:p>
          </table:table-cell>
          <table:table-cell office:value-type="string" calcext:value-type="string">
            <text:p>['for', 'a', 'writer', 'and', 'a', 'author', 'of', 'the']</text:p>
          </table:table-cell>
          <table:table-cell office:value-type="float" office:value="0.0238254129355476" calcext:value-type="float">
            <text:p>0.0238254129</text:p>
          </table:table-cell>
          <table:table-cell/>
        </table:table-row>
        <table:table-row table:style-name="ro1">
          <table:table-cell office:value-type="string" calcext:value-type="string">
            <text:p>rhys_hughes</text:p>
          </table:table-cell>
          <table:table-cell office:value-type="string" calcext:value-type="string">
            <text:p>[['rhys', 'henry', 'hughes', 'is', 'a', 'welsh', 'fantasyhorror', 'writer', 'and', 'essayist']]</text:p>
          </table:table-cell>
          <table:table-cell office:value-type="string" calcext:value-type="string">
            <text:p>['david', 'david', 'is', 'a', 'canadian', 'writer', 'and', 'journalist', 'he', 'is', 'the', 'author', 'of', 'the']</text:p>
          </table:table-cell>
          <table:table-cell office:value-type="float" office:value="0.0427180251358198" calcext:value-type="float">
            <text:p>0.0427180251</text:p>
          </table:table-cell>
          <table:table-cell/>
        </table:table-row>
        <table:table-row table:style-name="ro1">
          <table:table-cell office:value-type="string" calcext:value-type="string">
            <text:p>paul_ernst_:german_writer</text:p>
          </table:table-cell>
          <table:table-cell office:value-type="string" calcext:value-type="string">
            <text:p>[['paul', 'ernst', 'was', 'a', 'german', 'writer', 'dramatist', 'critic', 'and', 'journalist']]</text:p>
          </table:table-cell>
          <table:table-cell office:value-type="string" calcext:value-type="string">
            <text:p>['david', 'david', 'a', 'french', 'was', 'a', 'writer', 'and', 'journalist', 'he', 'is', 'the', 'author', 'of', 'the']</text:p>
          </table:table-cell>
          <table:table-cell office:value-type="float" office:value="0.0417988204921686" calcext:value-type="float">
            <text:p>0.0417988205</text:p>
          </table:table-cell>
          <table:table-cell/>
        </table:table-row>
        <table:table-row table:style-name="ro1">
          <table:table-cell office:value-type="string" calcext:value-type="string">
            <text:p>iain_aitch</text:p>
          </table:table-cell>
          <table:table-cell office:value-type="string" calcext:value-type="string">
            <text:p>[['iain', 'aitch', 'is', 'an', 'english', 'writer', 'and', 'journalist', 'who', 'was', 'born', 'in', 'margate', 'and', 'who']]</text:p>
          </table:table-cell>
          <table:table-cell office:value-type="string" calcext:value-type="string">
            <text:p>['david', 'de', 'de', 'was', 'a', 'writer', 'and', 'journalist', 'he', 'is', 'the']</text:p>
          </table:table-cell>
          <table:table-cell office:value-type="float" office:value="0.0736874348489358" calcext:value-type="float">
            <text:p>0.0736874348</text:p>
          </table:table-cell>
          <table:table-cell/>
        </table:table-row>
        <table:table-row table:style-name="ro1">
          <table:table-cell office:value-type="string" calcext:value-type="string">
            <text:p>graham_swift</text:p>
          </table:table-cell>
          <table:table-cell office:value-type="string" calcext:value-type="string">
            <text:p>[['graham', 'colin', 'swift', 'frsl', 'is', 'an', 'english', 'writer', 'born', 'in', 'london', 'england', 'he', 'was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daryn_tufts</text:p>
          </table:table-cell>
          <table:table-cell office:value-type="string" calcext:value-type="string">
            <text:p>[['daryn', 'tufts', 'is', 'a', 'writer', 'director', 'producer', 'and', 'actor', 'tuftss', 'writing', 'producing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perley_poore_sheehan</text:p>
          </table:table-cell>
          <table:table-cell office:value-type="string" calcext:value-type="string">
            <text:p>[['perley', 'poore', 'sheehan', 'was', 'an', 'american', 'film', 'writer', 'novelist', 'and', 'film', 'director', 'he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173957973756422" calcext:value-type="float">
            <text:p>0.0173957974</text:p>
          </table:table-cell>
          <table:table-cell/>
        </table:table-row>
        <table:table-row table:style-name="ro1">
          <table:table-cell office:value-type="string" calcext:value-type="string">
            <text:p>guy_du_fresnay</text:p>
          </table:table-cell>
          <table:table-cell office:value-type="string" calcext:value-type="string">
            <text:p>[['guy', 'du', 'fresnay', 'was', 'a', 'french', 'writer', 'and', 'silent', 'film', 'director', 'best', 'known', 'for', 'his']]</text:p>
          </table:table-cell>
          <table:table-cell office:value-type="string" calcext:value-type="string">
            <text:p>['david', 'de', 'de', 'was', 'a', 'french', 'writer', 'and', 'journalist', 'he', 'is', 'the', 'author', 'of', 'the']</text:p>
          </table:table-cell>
          <table:table-cell office:value-type="float" office:value="0.246013725769275" calcext:value-type="float">
            <text:p>0.2460137258</text:p>
          </table:table-cell>
          <table:table-cell/>
        </table:table-row>
        <table:table-row table:style-name="ro1">
          <table:table-cell office:value-type="string" calcext:value-type="string">
            <text:p>hryhorii_epik</text:p>
          </table:table-cell>
          <table:table-cell office:value-type="string" calcext:value-type="string">
            <text:p>[['hryhorii', 'danylovych', 'epik', 'was', 'a', 'ukrainian', 'writer', 'and', 'journalist', 'he', 'supported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211421417143031" calcext:value-type="float">
            <text:p>0.2114214171</text:p>
          </table:table-cell>
          <table:table-cell/>
        </table:table-row>
        <table:table-row table:style-name="ro1">
          <table:table-cell office:value-type="string" calcext:value-type="string">
            <text:p>peg_lynch</text:p>
          </table:table-cell>
          <table:table-cell office:value-type="string" calcext:value-type="string">
            <text:p>[['margaret', 'frances', 'peg', 'lynch', 'was', 'an', 'american', 'writer', 'actress', 'and', 'creator', 'of', 'the']]</text:p>
          </table:table-cell>
          <table:table-cell office:value-type="string" calcext:value-type="string">
            <text:p>['for', 'a', 'french', 'and', 'writer', 'of', 'the', 'author', 'of']</text:p>
          </table:table-cell>
          <table:table-cell office:value-type="float" office:value="0.0386678282910063" calcext:value-type="float">
            <text:p>0.0386678283</text:p>
          </table:table-cell>
          <table:table-cell/>
        </table:table-row>
        <table:table-row table:style-name="ro1">
          <table:table-cell office:value-type="string" calcext:value-type="string">
            <text:p>pio_moa</text:p>
          </table:table-cell>
          <table:table-cell office:value-type="string" calcext:value-type="string">
            <text:p>[['luis', 'pio', 'moa', 'rodriguez', 'better', 'known', 'as', 'simply', 'pio', 'moa', 'is', 'a', 'spanish', 'writer', 'and']]</text:p>
          </table:table-cell>
          <table:table-cell office:value-type="string" calcext:value-type="string">
            <text:p>['david', 'david', 'was', 'a', 'french', 'writer', 'and', 'journalist', 'he', 'is', 'the', 'author', 'of', 'the']</text:p>
          </table:table-cell>
          <table:table-cell office:value-type="float" office:value="0.0334451103803997" calcext:value-type="float">
            <text:p>0.0334451104</text:p>
          </table:table-cell>
          <table:table-cell/>
        </table:table-row>
        <table:table-row table:style-name="ro1">
          <table:table-cell office:value-type="string" calcext:value-type="string">
            <text:p>anne_bragance</text:p>
          </table:table-cell>
          <table:table-cell office:value-type="string" calcext:value-type="string">
            <text:p>[['anne', 'bragance', 'is', 'a', 'french', 'writer', 'she', 'was', 'born', 'in', 'morocco', 'she', 'moved', 'to', 'paris']]</text:p>
          </table:table-cell>
          <table:table-cell office:value-type="string" calcext:value-type="string">
            <text:p>['michael', 'michael', 'david', 'is', 'a', 'writer', 'and', 'journalist', 'he', 'is', 'the', 'author', 'of']</text:p>
          </table:table-cell>
          <table:table-cell office:value-type="float" office:value="0.0311771532062636" calcext:value-type="float">
            <text:p>0.0311771532</text:p>
          </table:table-cell>
          <table:table-cell/>
        </table:table-row>
        <table:table-row table:style-name="ro1">
          <table:table-cell office:value-type="string" calcext:value-type="string">
            <text:p>hilary_knight_:illustrator</text:p>
          </table:table-cell>
          <table:table-cell office:value-type="string" calcext:value-type="string">
            <text:p>[['hilary', 'knight', 'is', 'an', 'american', 'writer', 'and', 'artist', 'he', 'is', 'the', 'illustrator', 'of', 'more']]</text:p>
          </table:table-cell>
          <table:table-cell office:value-type="string" calcext:value-type="string">
            <text:p>['david', 'de', 'was', 'a', 'british', 'writer', 'and', 'journalist', 'he', 'is', 'the']</text:p>
          </table:table-cell>
          <table:table-cell office:value-type="float" office:value="0.0893094818591774" calcext:value-type="float">
            <text:p>0.0893094819</text:p>
          </table:table-cell>
          <table:table-cell/>
        </table:table-row>
        <table:table-row table:style-name="ro1">
          <table:table-cell office:value-type="string" calcext:value-type="string">
            <text:p>pete_mctighe</text:p>
          </table:table-cell>
          <table:table-cell office:value-type="string" calcext:value-type="string">
            <text:p>[['pete', 'mctighe', 'is', 'a', 'british', 'writer', 'who', 'has', 'written', 'for', 'many', 'television', 'productions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sam_lake</text:p>
          </table:table-cell>
          <table:table-cell office:value-type="string" calcext:value-type="string">
            <text:p>[['sami', 'jarvi', 'better', 'known', 'by', 'his', 'artist', 'name', 'sam', 'lake', 'is', 'a', 'finnish', 'writer', 'who']]</text:p>
          </table:table-cell>
          <table:table-cell office:value-type="string" calcext:value-type="string">
            <text:p>['writer', 'of', 'a', 'french', 'writer', 'of', 'the']</text:p>
          </table:table-cell>
          <table:table-cell office:value-type="float" office:value="0.01252711679851" calcext:value-type="float">
            <text:p>0.0125271168</text:p>
          </table:table-cell>
          <table:table-cell/>
        </table:table-row>
        <table:table-row table:style-name="ro1">
          <table:table-cell office:value-type="string" calcext:value-type="string">
            <text:p>monica_langley</text:p>
          </table:table-cell>
          <table:table-cell office:value-type="string" calcext:value-type="string">
            <text:p>[['monica', 'langley', 'is', 'a', 'senior', 'special', 'writer', 'for', 'the', 'wall', 'street', 'journal', 'she', 'is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382565596776716" calcext:value-type="float">
            <text:p>0.0382565597</text:p>
          </table:table-cell>
          <table:table-cell/>
        </table:table-row>
        <table:table-row table:style-name="ro1">
          <table:table-cell office:value-type="string" calcext:value-type="string">
            <text:p>brian_c.anderson</text:p>
          </table:table-cell>
          <table:table-cell office:value-type="string" calcext:value-type="string">
            <text:p>[['brian', 'c', 'anderson', 'is', 'an', 'american', 'writer', 'and', 'editor', 'of', 'city', 'journal', 'a', 'quarterly']]</text:p>
          </table:table-cell>
          <table:table-cell office:value-type="string" calcext:value-type="string">
            <text:p>['david', 'david', 'is', 'a', 'writer', 'and', 'journalist', 'he', 'is', 'the', 'author', 'of', 'the', 'author', 'of']</text:p>
          </table:table-cell>
          <table:table-cell office:value-type="float" office:value="0.0351484783136981" calcext:value-type="float">
            <text:p>0.0351484783</text:p>
          </table:table-cell>
          <table:table-cell/>
        </table:table-row>
        <table:table-row table:style-name="ro1">
          <table:table-cell office:value-type="string" calcext:value-type="string">
            <text:p>herve_bazin</text:p>
          </table:table-cell>
          <table:table-cell office:value-type="string" calcext:value-type="string">
            <text:p>[['herve', 'bazin', 'was', 'a', 'french', 'writer', 'whose', 'best-known', 'novels', 'covered', 'semi-autobiographical']]</text:p>
          </table:table-cell>
          <table:table-cell office:value-type="string" calcext:value-type="string">
            <text:p>['is', 'a', 'french', 'writer', 'and', 'journalist', 'he', 'is', 'the', 'author', 'of', 'the']</text:p>
          </table:table-cell>
          <table:table-cell office:value-type="float" office:value="0.084301189464841" calcext:value-type="float">
            <text:p>0.0843011895</text:p>
          </table:table-cell>
          <table:table-cell/>
        </table:table-row>
        <table:table-row table:style-name="ro1">
          <table:table-cell office:value-type="string" calcext:value-type="string">
            <text:p>barry_took</text:p>
          </table:table-cell>
          <table:table-cell office:value-type="string" calcext:value-type="string">
            <text:p>[['barry', 'took', 'was', 'an', 'english', 'writer', 'television', 'presenter', 'and', 'comedian', 'his', 'decade']]</text:p>
          </table:table-cell>
          <table:table-cell office:value-type="string" calcext:value-type="string">
            <text:p>['david', 'was', 'a', 'french', 'writer', 'and', 'journalist', 'he', 'is', 'the']</text:p>
          </table:table-cell>
          <table:table-cell office:value-type="float" office:value="0.0227412212348021" calcext:value-type="float">
            <text:p>0.0227412212</text:p>
          </table:table-cell>
          <table:table-cell/>
        </table:table-row>
        <table:table-row table:style-name="ro1">
          <table:table-cell office:value-type="string" calcext:value-type="string">
            <text:p>boris_movila</text:p>
          </table:table-cell>
          <table:table-cell office:value-type="string" calcext:value-type="string">
            <text:p>[['boris', 'movila', 'is', 'a', 'writer', 'from', 'the', 'republic', 'of', 'moldova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213590125679099" calcext:value-type="float">
            <text:p>0.0213590126</text:p>
          </table:table-cell>
          <table:table-cell/>
        </table:table-row>
        <table:table-row table:style-name="ro1">
          <table:table-cell office:value-type="string" calcext:value-type="string">
            <text:p>denis_theriault</text:p>
          </table:table-cell>
          <table:table-cell office:value-type="string" calcext:value-type="string">
            <text:p>[['denis', 'theriault', 'is', 'a', 'quebec', 'writer', 'his', 'first', 'novel', 'liguane', 'was', 'published', 'in']]</text:p>
          </table:table-cell>
          <table:table-cell office:value-type="string" calcext:value-type="string">
            <text:p>['david', 'de', 'was', 'a', 'french', 'writer', 'and', 'journalist', 'he', 'is', 'the', 'author', 'of', 'the', 'author']</text:p>
          </table:table-cell>
          <table:table-cell office:value-type="float" office:value="0.01869300079996" calcext:value-type="float">
            <text:p>0.0186930008</text:p>
          </table:table-cell>
          <table:table-cell/>
        </table:table-row>
        <table:table-row table:style-name="ro1">
          <table:table-cell office:value-type="string" calcext:value-type="string">
            <text:p>hemchandra_barua</text:p>
          </table:table-cell>
          <table:table-cell office:value-type="string" calcext:value-type="string">
            <text:p>[['hemchandra', 'barua', 'also', 'known', 'as', 'hem', 'barua', 'was', 'a', 'prominent', 'writer', 'social', 'reformer']]</text:p>
          </table:table-cell>
          <table:table-cell office:value-type="string" calcext:value-type="string">
            <text:p>['david', 'david', 'born', 'known', 'as', 'the', 'pen', 'name', 'was', 'a', 'british', 'writer', 'of', 'the', 'author']</text:p>
          </table:table-cell>
          <table:table-cell office:value-type="float" office:value="0.0417988204921686" calcext:value-type="float">
            <text:p>0.0417988205</text:p>
          </table:table-cell>
          <table:table-cell/>
        </table:table-row>
        <table:table-row table:style-name="ro1">
          <table:table-cell office:value-type="string" calcext:value-type="string">
            <text:p>aaron_ehasz</text:p>
          </table:table-cell>
          <table:table-cell office:value-type="string" calcext:value-type="string">
            <text:p>[['aaron', 'ehasz', 'is', 'an', 'american', 'television', 'writer', 'and', 'producer', 'whose', 'body', 'of', 'work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phil_brucato</text:p>
          </table:table-cell>
          <table:table-cell office:value-type="string" calcext:value-type="string">
            <text:p>[['satyros', 'phil', 'brucato', 'is', 'an', 'american', 'writer', 'journalist', 'editor', 'and', 'game', 'designer', 'based']]</text:p>
          </table:table-cell>
          <table:table-cell office:value-type="string" calcext:value-type="string">
            <text:p>['david', 'de', 'born', 'in', 'pen', 'name', 'was', 'a', 'french', 'and', 'television', 'writer', 'and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a.k.chettiar</text:p>
          </table:table-cell>
          <table:table-cell office:value-type="string" calcext:value-type="string">
            <text:p>[['a', 'k', 'chettiar', 'was', 'a', 'tamil', 'travelogue', 'writer', 'journalist', 'and', 'documentary', 'film']]</text:p>
          </table:table-cell>
          <table:table-cell office:value-type="string" calcext:value-type="string">
            <text:p>['is', 'a', 'canadian', 'writer', 'and']</text:p>
          </table:table-cell>
          <table:table-cell office:value-type="float" office:value="0.0174370385423125" calcext:value-type="float">
            <text:p>0.0174370385</text:p>
          </table:table-cell>
          <table:table-cell/>
        </table:table-row>
        <table:table-row table:style-name="ro1">
          <table:table-cell office:value-type="string" calcext:value-type="string">
            <text:p>natasha_walter</text:p>
          </table:table-cell>
          <table:table-cell office:value-type="string" calcext:value-type="string">
            <text:p>[['natasha', 'walter', 'is', 'a', 'british', 'feminist', 'writer', 'and', 'human', 'rights', 'activist', 'she', 'is']]</text:p>
          </table:table-cell>
          <table:table-cell office:value-type="string" calcext:value-type="string">
            <text:p>['david', 'de', 'was', 'a', 'writer', 'and', 'journalist', 'of', 'the', 'author', 'of', 'the']</text:p>
          </table:table-cell>
          <table:table-cell office:value-type="float" office:value="0.0366762561058078" calcext:value-type="float">
            <text:p>0.0366762561</text:p>
          </table:table-cell>
          <table:table-cell/>
        </table:table-row>
        <table:table-row table:style-name="ro1">
          <table:table-cell office:value-type="string" calcext:value-type="string">
            <text:p>antonio_corma</text:p>
          </table:table-cell>
          <table:table-cell office:value-type="string" calcext:value-type="string">
            <text:p>[['antonio', 'corma', 'was', 'a', 'spanish', 'writer', 'who', 'contributed', 'to', 'several', 'screenplays', 'during']]</text:p>
          </table:table-cell>
          <table:table-cell office:value-type="string" calcext:value-type="string">
            <text:p>['is', 'a', 'writer', 'of', 'the', 'author', 'of', 'the', 'author', 'of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george_caragonne</text:p>
          </table:table-cell>
          <table:table-cell office:value-type="string" calcext:value-type="string">
            <text:p>[['george', 'caragonne', 'was', 'an', 'american', 'comic', 'book', 'writer', 'and', 'editor', 'most', 'notable', 'for']]</text:p>
          </table:table-cell>
          <table:table-cell office:value-type="string" calcext:value-type="string">
            <text:p>['for', 'a', 'russian', 'and', 'a', 'british', 'writer', 'of', 'the']</text:p>
          </table:table-cell>
          <table:table-cell office:value-type="float" office:value="0.0202355539266737" calcext:value-type="float">
            <text:p>0.0202355539</text:p>
          </table:table-cell>
          <table:table-cell/>
        </table:table-row>
        <table:table-row table:style-name="ro1">
          <table:table-cell office:value-type="string" calcext:value-type="string">
            <text:p>alexei_maxim_russell</text:p>
          </table:table-cell>
          <table:table-cell office:value-type="string" calcext:value-type="string">
            <text:p>[['alexei', 'maxim', 'russell', 'is', 'a', 'canadian', 'writer', 'of', 'fiction', 'and', 'non-fiction', 'he', 'is']]</text:p>
          </table:table-cell>
          <table:table-cell office:value-type="string" calcext:value-type="string">
            <text:p>['david', 'was', 'a', 'french', 'writer', 'and', 'journalist', 'he', 'is', 'the', 'author', 'of', 'the']</text:p>
          </table:table-cell>
          <table:table-cell office:value-type="float" office:value="0.0432422707546322" calcext:value-type="float">
            <text:p>0.0432422708</text:p>
          </table:table-cell>
          <table:table-cell/>
        </table:table-row>
        <table:table-row table:style-name="ro1">
          <table:table-cell office:value-type="string" calcext:value-type="string">
            <text:p>nasir_abbas_nayyar</text:p>
          </table:table-cell>
          <table:table-cell office:value-type="string" calcext:value-type="string">
            <text:p>[['nasir', 'abbas', 'nayyar', 'is', 'a', 'pakistani', 'urdu', 'language', 'writer', 'critic', 'and', 'essayist', 'he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32334219683501" calcext:value-type="float">
            <text:p>0.023233422</text:p>
          </table:table-cell>
          <table:table-cell/>
        </table:table-row>
        <table:table-row table:style-name="ro1">
          <table:table-cell office:value-type="string" calcext:value-type="string">
            <text:p>maxime_du_camp</text:p>
          </table:table-cell>
          <table:table-cell office:value-type="string" calcext:value-type="string">
            <text:p>[['maxime', 'du', 'camp', 'was', 'a', 'french', 'writer', 'and', 'photographer']]</text:p>
          </table:table-cell>
          <table:table-cell office:value-type="string" calcext:value-type="string">
            <text:p>['david', 'david', 'is', 'an', 'american', 'writer', 'and', 'journalist', 'he', 'is', 'the', 'author', 'of', 'the']</text:p>
          </table:table-cell>
          <table:table-cell office:value-type="float" office:value="0.0302062052524355" calcext:value-type="float">
            <text:p>0.0302062053</text:p>
          </table:table-cell>
          <table:table-cell/>
        </table:table-row>
        <table:table-row table:style-name="ro1">
          <table:table-cell office:value-type="string" calcext:value-type="string">
            <text:p>matthew_jacobs</text:p>
          </table:table-cell>
          <table:table-cell office:value-type="string" calcext:value-type="string">
            <text:p>[['matthew', 'jacobs', 'is', 'a', 'british', 'writer', 'director', 'producer', 'and', 'actor', 'he', 'is', 'known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417925213132899" calcext:value-type="float">
            <text:p>0.0417925213</text:p>
          </table:table-cell>
          <table:table-cell/>
        </table:table-row>
        <table:table-row table:style-name="ro1">
          <table:table-cell office:value-type="string" calcext:value-type="string">
            <text:p>frederic_encel</text:p>
          </table:table-cell>
          <table:table-cell office:value-type="string" calcext:value-type="string">
            <text:p>[['frederic', 'encel', 'is', 'a', 'french', 'writer', 'and', 'scholar', 'of', 'geopolitics', 'he', 'received', 'his']]</text:p>
          </table:table-cell>
          <table:table-cell office:value-type="string" calcext:value-type="string">
            <text:p>['was', 'a', 'french', 'writer', 'and', 'journalist', 'he', 'is', 'the', 'author', 'of']</text:p>
          </table:table-cell>
          <table:table-cell office:value-type="float" office:value="0.224992682742844" calcext:value-type="float">
            <text:p>0.2249926827</text:p>
          </table:table-cell>
          <table:table-cell/>
        </table:table-row>
        <table:table-row table:style-name="ro1">
          <table:table-cell office:value-type="string" calcext:value-type="string">
            <text:p>elias_abu_shabaki</text:p>
          </table:table-cell>
          <table:table-cell office:value-type="string" calcext:value-type="string">
            <text:p>[['elias', 'abu', 'shabaki', 'was', 'a', 'lebanese', 'writer', 'poet', 'editor', 'translator', 'and', 'literary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diana_morgan_:novelist</text:p>
          </table:table-cell>
          <table:table-cell office:value-type="string" calcext:value-type="string">
            <text:p>[['diana', 'morgan', 'was', 'a', 'united', 'states', 'writer', 'of', 'romance', 'novels', 'from', '1981', 'to', '1992']]</text:p>
          </table:table-cell>
          <table:table-cell office:value-type="string" calcext:value-type="string">
            <text:p>['david', 'de', 'was', 'a', 'frenc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nina_guthner</text:p>
          </table:table-cell>
          <table:table-cell office:value-type="string" calcext:value-type="string">
            <text:p>[['nina', 'guthner', 'was', 'a', 'german', 'writer', 'she', 'was', 'born', 'at', 'schloss', 'bimbach', 'or', 'bimbach']]</text:p>
          </table:table-cell>
          <table:table-cell office:value-type="string" calcext:value-type="string">
            <text:p>['david', 'is', 'a', 'canadian', 'writer', 'and', 'journalist', 'he', 'is', 'the', 'author', 'of', 'the']</text:p>
          </table:table-cell>
          <table:table-cell office:value-type="float" office:value="0.0171088536049103" calcext:value-type="float">
            <text:p>0.0171088536</text:p>
          </table:table-cell>
          <table:table-cell/>
        </table:table-row>
        <table:table-row table:style-name="ro1">
          <table:table-cell office:value-type="string" calcext:value-type="string">
            <text:p>chris_lynch</text:p>
          </table:table-cell>
          <table:table-cell office:value-type="string" calcext:value-type="string">
            <text:p>[['chris', 'lynch', 'is', 'an', 'american', 'writer', 'of', 'books', 'for', 'young', 'people', 'his', 'works', 'include']]</text:p>
          </table:table-cell>
          <table:table-cell office:value-type="string" calcext:value-type="string">
            <text:p>['david', 'de', 'born', 'known', 'as', 'the', 'pen', 'name', 'and', 'the', 'the', 'author', 'of', 'the']</text:p>
          </table:table-cell>
          <table:table-cell office:value-type="float" office:value="0.0142836325786593" calcext:value-type="float">
            <text:p>0.0142836326</text:p>
          </table:table-cell>
          <table:table-cell/>
        </table:table-row>
        <table:table-row table:style-name="ro1">
          <table:table-cell office:value-type="string" calcext:value-type="string">
            <text:p>paul_hiebert_:writer</text:p>
          </table:table-cell>
          <table:table-cell office:value-type="string" calcext:value-type="string">
            <text:p>[['paul', 'gerhardt', 'hiebert', 'was', 'a', 'canadian', 'writer', 'and', 'humorist', 'best', 'known', 'for', 'his']]</text:p>
          </table:table-cell>
          <table:table-cell office:value-type="string" calcext:value-type="string">
            <text:p>['writer', 'is', 'a', 'writer', 'and', 'journalist', 'he']</text:p>
          </table:table-cell>
          <table:table-cell office:value-type="float" office:value="0.0328063624774534" calcext:value-type="float">
            <text:p>0.0328063625</text:p>
          </table:table-cell>
          <table:table-cell/>
        </table:table-row>
        <table:table-row table:style-name="ro1">
          <table:table-cell office:value-type="string" calcext:value-type="string">
            <text:p>araceli_aipoh</text:p>
          </table:table-cell>
          <table:table-cell office:value-type="string" calcext:value-type="string">
            <text:p>[['araceli', 'aipoh', 'is', 'a', 'filipino-nigerian', 'writer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04480073602184" calcext:value-type="float">
            <text:p>0.0204480074</text:p>
          </table:table-cell>
          <table:table-cell/>
        </table:table-row>
        <table:table-row table:style-name="ro1">
          <table:table-cell office:value-type="string" calcext:value-type="string">
            <text:p>andre-paul_duchateau</text:p>
          </table:table-cell>
          <table:table-cell office:value-type="string" calcext:value-type="string">
            <text:p>[['andre-paul', 'duchateau', 'is', 'a', 'belgian', 'comics', 'writer', 'and', 'mystery', 'novelist', 'he', 'worked']]</text:p>
          </table:table-cell>
          <table:table-cell office:value-type="string" calcext:value-type="string">
            <text:p>['writer', 'is', 'a', 'writer', 'and', 'journalist', 'he', 'is', 'the']</text:p>
          </table:table-cell>
          <table:table-cell office:value-type="float" office:value="0.0543362579546081" calcext:value-type="float">
            <text:p>0.054336258</text:p>
          </table:table-cell>
          <table:table-cell/>
        </table:table-row>
        <table:table-row table:style-name="ro1">
          <table:table-cell office:value-type="string" calcext:value-type="string">
            <text:p>adam_shand_:journalist</text:p>
          </table:table-cell>
          <table:table-cell office:value-type="string" calcext:value-type="string">
            <text:p>[['adam', 'shand', 'is', 'an', 'australian', 'writer', 'and', 'journalist']]</text:p>
          </table:table-cell>
          <table:table-cell office:value-type="string" calcext:value-type="string">
            <text:p>['for', 'a', 'french', 'writer', 'and', 'journalist', 'he', 'is', 'the', 'author', 'of']</text:p>
          </table:table-cell>
          <table:table-cell office:value-type="float" office:value="0.100251574314781" calcext:value-type="float">
            <text:p>0.1002515743</text:p>
          </table:table-cell>
          <table:table-cell/>
        </table:table-row>
        <table:table-row table:style-name="ro1">
          <table:table-cell office:value-type="string" calcext:value-type="string">
            <text:p>era_sezhiyan</text:p>
          </table:table-cell>
          <table:table-cell office:value-type="string" calcext:value-type="string">
            <text:p>[['era', 'sezhiyan', 'or', 'rajagopal', 'seziyan', 'is', 'an', 'indian', 'writer', 'and', 'politician', 'from', 'the']]</text:p>
          </table:table-cell>
          <table:table-cell office:value-type="string" calcext:value-type="string">
            <text:p>['david', 'de', 'de', 'was', 'a', 'british', 'writer', 'and', 'journalist', 'he', 'is', 'the', 'author', 'of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mariusz_kotowski</text:p>
          </table:table-cell>
          <table:table-cell office:value-type="string" calcext:value-type="string">
            <text:p>[['mariusz', 'kotowski', 'is', 'a', 'polish-born', 'writer', 'and', 'director', 'as', 'a', 'director', 'he', 'has']]</text:p>
          </table:table-cell>
          <table:table-cell office:value-type="string" calcext:value-type="string">
            <text:p>['david', 'david', 'born', 'in', 'pen', 'name', 'was', 'a', 'french', 'writer', 'and', 'journalist', 'he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nadia_wheatley</text:p>
          </table:table-cell>
          <table:table-cell office:value-type="string" calcext:value-type="string">
            <text:p>[['nadia', 'wheatley', 'is', 'an', 'award-winning', 'australian', 'writer', 'whose', 'work', 'includes', 'picture']]</text:p>
          </table:table-cell>
          <table:table-cell office:value-type="string" calcext:value-type="string">
            <text:p>['david', 'is', 'a', 'writer', 'and', 'journalist', 'he', 'is', 'the']</text:p>
          </table:table-cell>
          <table:table-cell office:value-type="float" office:value="0.0228350605400621" calcext:value-type="float">
            <text:p>0.0228350605</text:p>
          </table:table-cell>
          <table:table-cell/>
        </table:table-row>
        <table:table-row table:style-name="ro1">
          <table:table-cell office:value-type="string" calcext:value-type="string">
            <text:p>arnold_zweig</text:p>
          </table:table-cell>
          <table:table-cell office:value-type="string" calcext:value-type="string">
            <text:p>[['arnold', 'zweig', 'was', 'a', 'german', 'writer', 'and', 'anti-war', 'and', 'antifascist', 'activist', 'he', 'is']]</text:p>
          </table:table-cell>
          <table:table-cell office:value-type="string" calcext:value-type="string">
            <text:p>['is', 'a', 'television', 'writer', 'and', 'producer', 'he']</text:p>
          </table:table-cell>
          <table:table-cell office:value-type="float" office:value="0.0372752243902353" calcext:value-type="float">
            <text:p>0.0372752244</text:p>
          </table:table-cell>
          <table:table-cell/>
        </table:table-row>
        <table:table-row table:style-name="ro1">
          <table:table-cell office:value-type="string" calcext:value-type="string">
            <text:p>sheridan_le_fanu</text:p>
          </table:table-cell>
          <table:table-cell office:value-type="string" calcext:value-type="string">
            <text:p>[['joseph', 'thomas', 'sheridan', 'le', 'fanu', 'was', 'an', 'irish', 'writer', 'of', 'gothic', 'tales', 'and', 'mystery']]</text:p>
          </table:table-cell>
          <table:table-cell office:value-type="string" calcext:value-type="string">
            <text:p>['david', 'david', 'david', 'was', 'a', 'french', 'writer', 'and', 'journalist', 'he', 'is', 'the', 'author', 'of']</text:p>
          </table:table-cell>
          <table:table-cell office:value-type="float" office:value="0.0202001069126942" calcext:value-type="float">
            <text:p>0.0202001069</text:p>
          </table:table-cell>
          <table:table-cell/>
        </table:table-row>
        <table:table-row table:style-name="ro1">
          <table:table-cell office:value-type="string" calcext:value-type="string">
            <text:p>gisele_prassinos</text:p>
          </table:table-cell>
          <table:table-cell office:value-type="string" calcext:value-type="string">
            <text:p>[['gisele', 'prassinos', 'is', 'a', 'french', 'writer', 'of', 'greek', 'heritage', 'associated', 'with', 'the', 'surrealist']]</text:p>
          </table:table-cell>
          <table:table-cell office:value-type="string" calcext:value-type="string">
            <text:p>['writer', 'is', 'a', 'writer', 'and']</text:p>
          </table:table-cell>
          <table:table-cell office:value-type="float" office:value="0.0253871431063062" calcext:value-type="float">
            <text:p>0.0253871431</text:p>
          </table:table-cell>
          <table:table-cell/>
        </table:table-row>
        <table:table-row table:style-name="ro1">
          <table:table-cell office:value-type="string" calcext:value-type="string">
            <text:p>felicity_dowker</text:p>
          </table:table-cell>
          <table:table-cell office:value-type="string" calcext:value-type="string">
            <text:p>[['felicity', 'dowker', 'is', 'a', 'speculative', 'fiction', 'writer', 'from', 'victoria', 'australia', 'she']]</text:p>
          </table:table-cell>
          <table:table-cell office:value-type="string" calcext:value-type="string">
            <text:p>['david', 'de', 'was', 'a', 'writer', 'and', 'journalist', 'he', 'is', 'the']</text:p>
          </table:table-cell>
          <table:table-cell office:value-type="float" office:value="0.0251329363502277" calcext:value-type="float">
            <text:p>0.0251329364</text:p>
          </table:table-cell>
          <table:table-cell/>
        </table:table-row>
        <table:table-row table:style-name="ro1">
          <table:table-cell office:value-type="string" calcext:value-type="string">
            <text:p>amy_welborn</text:p>
          </table:table-cell>
          <table:table-cell office:value-type="string" calcext:value-type="string">
            <text:p>[['amy', 'welborn', 'is', 'an', 'american', 'roman', 'catholic', 'writer', 'and', 'activist', 'as', 'well', 'as', 'a', 'public']]</text:p>
          </table:table-cell>
          <table:table-cell office:value-type="string" calcext:value-type="string">
            <text:p>['david', 'david', 'born', 'known', 'as', 'the', 'pen', 'name', 'name', 'was', 'a', 'writer', 'and', 'journalist']</text:p>
          </table:table-cell>
          <table:table-cell office:value-type="float" office:value="0.0334451103803997" calcext:value-type="float">
            <text:p>0.0334451104</text:p>
          </table:table-cell>
          <table:table-cell/>
        </table:table-row>
        <table:table-row table:style-name="ro1">
          <table:table-cell office:value-type="string" calcext:value-type="string">
            <text:p>sherrilyn_kenyon</text:p>
          </table:table-cell>
          <table:table-cell office:value-type="string" calcext:value-type="string">
            <text:p>[['sherrilyn', 'kenyon', 'is', 'a', 'bestselling', 'us', 'writer', 'under', 'her', 'own', 'name', 'she', 'writes', 'urban']]</text:p>
          </table:table-cell>
          <table:table-cell office:value-type="string" calcext:value-type="string">
            <text:p>['born', 'born', 'in', 'the', 'pen', 'of', 'the', 'the', 'author', 'of', 'the', 'author', 'of', 'the']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chy_:writer</text:p>
          </table:table-cell>
          <table:table-cell office:value-type="string" calcext:value-type="string">
            <text:p>[['k', 'r', 'sachidanandanpopularly', 'known', 'as', 'sachysachi', 'is', 'an', 'indian', 'writer', 'theatre']]</text:p>
          </table:table-cell>
          <table:table-cell office:value-type="string" calcext:value-type="string">
            <text:p>['for', 'a', 'french', 'writer', 'of', 'the', 'author', 'of', 'the', 'author', 'of', 'the']</text:p>
          </table:table-cell>
          <table:table-cell office:value-type="float" office:value="0.0170331860376393" calcext:value-type="float">
            <text:p>0.017033186</text:p>
          </table:table-cell>
          <table:table-cell/>
        </table:table-row>
        <table:table-row table:style-name="ro1">
          <table:table-cell office:value-type="string" calcext:value-type="string">
            <text:p>meredith_sue_willis</text:p>
          </table:table-cell>
          <table:table-cell office:value-type="string" calcext:value-type="string">
            <text:p>[['meredith', 'sue', 'willis', 'is', 'a', 'writer', 'of', 'short', 'stories', 'novels', 'for', 'adults', 'and', 'for', 'children']]</text:p>
          </table:table-cell>
          <table:table-cell office:value-type="string" calcext:value-type="string">
            <text:p>['for', 'a', 'writer', 'of', 'the', 'author', 'of', 'the']</text:p>
          </table:table-cell>
          <table:table-cell office:value-type="float" office:value="0.0615796909035315" calcext:value-type="float">
            <text:p>0.0615796909</text:p>
          </table:table-cell>
          <table:table-cell/>
        </table:table-row>
        <table:table-row table:style-name="ro1">
          <table:table-cell office:value-type="string" calcext:value-type="string">
            <text:p>antonio_pennacchi</text:p>
          </table:table-cell>
          <table:table-cell office:value-type="string" calcext:value-type="string">
            <text:p>[['antonio', 'pennacchi', 'is', 'an', 'italian', 'writer', 'born', 'in', 'latina', 'he', 'won', 'the', '2010', 'strega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203459704364992" calcext:value-type="float">
            <text:p>0.0203459704</text:p>
          </table:table-cell>
          <table:table-cell/>
        </table:table-row>
        <table:table-row table:style-name="ro1">
          <table:table-cell office:value-type="string" calcext:value-type="string">
            <text:p>radomir_konstantinovic</text:p>
          </table:table-cell>
          <table:table-cell office:value-type="string" calcext:value-type="string">
            <text:p>[['radomir', 'konstantinovic', 'was', 'serbian', 'writer', 'and', 'philosopher', 'his', 'most', 'famous', 'work']]</text:p>
          </table:table-cell>
          <table:table-cell office:value-type="string" calcext:value-type="string">
            <text:p>['known', 'a', 'pen', 'name', 'name', 'was', 'a', 'british', 'writer', 'of', 'the', 'author', 'of', 'the']</text:p>
          </table:table-cell>
          <table:table-cell office:value-type="float" office:value="0.0169861974906263" calcext:value-type="float">
            <text:p>0.0169861975</text:p>
          </table:table-cell>
          <table:table-cell/>
        </table:table-row>
        <table:table-row table:style-name="ro1">
          <table:table-cell office:value-type="string" calcext:value-type="string">
            <text:p>audrey_erskine_lindop</text:p>
          </table:table-cell>
          <table:table-cell office:value-type="string" calcext:value-type="string">
            <text:p>[['audrey', 'erskine', 'lindop', 'was', 'an', 'english', 'writer', 'of', 'various', 'forms', 'of', 'fiction', 'including']]</text:p>
          </table:table-cell>
          <table:table-cell office:value-type="string" calcext:value-type="string">
            <text:p>['is', 'a', 'writer', 'and', 'journalist', 'he', 'is', 'the', 'author', 'of']</text:p>
          </table:table-cell>
          <table:table-cell office:value-type="float" office:value="0.0185935159315289" calcext:value-type="float">
            <text:p>0.0185935159</text:p>
          </table:table-cell>
          <table:table-cell/>
        </table:table-row>
        <table:table-row table:style-name="ro1">
          <table:table-cell office:value-type="string" calcext:value-type="string">
            <text:p>frederic_mistral</text:p>
          </table:table-cell>
          <table:table-cell office:value-type="string" calcext:value-type="string">
            <text:p>[['frederic', 'mistral', 'was', 'a', 'french', 'writer', 'and', 'lexicographer', 'of', 'the', 'occitan', 'language', 'mistral']]</text:p>
          </table:table-cell>
          <table:table-cell office:value-type="string" calcext:value-type="string">
            <text:p>['david', 'was', 'a', 'french', 'and', 'a', 'author', 'of', 'the', 'author', 'of', 'the', 'author', 'of', 'the', 'author']</text:p>
          </table:table-cell>
          <table:table-cell office:value-type="float" office:value="0.0801212043572967" calcext:value-type="float">
            <text:p>0.0801212044</text:p>
          </table:table-cell>
          <table:table-cell/>
        </table:table-row>
        <table:table-row table:style-name="ro1">
          <table:table-cell office:value-type="string" calcext:value-type="string">
            <text:p>osbert_sitwell</text:p>
          </table:table-cell>
          <table:table-cell office:value-type="string" calcext:value-type="string">
            <text:p>[['sir', 'francis', 'osbert', 'sacheverell', 'sitwell', '5th', 'baronet', 'was', 'an', 'english', 'writer', 'his']]</text:p>
          </table:table-cell>
          <table:table-cell office:value-type="string" calcext:value-type="string">
            <text:p>['is', 'a', 'writer', 'and', 'journalist', 'of', 'the', 'author', 'of', 'the', 'author', 'of', 'the', 'author', 'of']</text:p>
          </table:table-cell>
          <table:table-cell office:value-type="float" office:value="0.0132179476263773" calcext:value-type="float">
            <text:p>0.0132179476</text:p>
          </table:table-cell>
          <table:table-cell/>
        </table:table-row>
        <table:table-row table:style-name="ro1">
          <table:table-cell office:value-type="string" calcext:value-type="string">
            <text:p>abby_mann</text:p>
          </table:table-cell>
          <table:table-cell office:value-type="string" calcext:value-type="string">
            <text:p>[['abby', 'mann', 'was', 'an', 'american', 'film', 'writer', 'and', 'producer']]</text:p>
          </table:table-cell>
          <table:table-cell office:value-type="string" calcext:value-type="string">
            <text:p>['is', 'a', 'television', 'writer', 'and', 'journalist', 'he', 'is']</text:p>
          </table:table-cell>
          <table:table-cell office:value-type="float" office:value="0.0518374188201165" calcext:value-type="float">
            <text:p>0.0518374188</text:p>
          </table:table-cell>
          <table:table-cell/>
        </table:table-row>
        <table:table-row table:style-name="ro1">
          <table:table-cell office:value-type="string" calcext:value-type="string">
            <text:p>hank_pellissier</text:p>
          </table:table-cell>
          <table:table-cell office:value-type="string" calcext:value-type="string">
            <text:p>[['hank', 'pellissier', 'is', 'a', 'transhumanist', 'writer', 'editor', 'speaker', 'and', 'producer', 'especially']]</text:p>
          </table:table-cell>
          <table:table-cell office:value-type="string" calcext:value-type="string">
            <text:p>['david', 'is', 'a', 'canadian', 'writer', 'and', 'journalist', 'he', 'is', 'the']</text:p>
          </table:table-cell>
          <table:table-cell office:value-type="float" office:value="0.0480261657655123" calcext:value-type="float">
            <text:p>0.0480261658</text:p>
          </table:table-cell>
          <table:table-cell/>
        </table:table-row>
        <table:table-row table:style-name="ro1">
          <table:table-cell office:value-type="string" calcext:value-type="string">
            <text:p>friedrich_von_oppeln-bronikowski</text:p>
          </table:table-cell>
          <table:table-cell office:value-type="string" calcext:value-type="string">
            <text:p>[['friedrich', 'von', 'oppeln-bronikowski', 'was', 'a', 'german', 'writer', 'translator', 'publisher', 'and']]</text:p>
          </table:table-cell>
          <table:table-cell office:value-type="string" calcext:value-type="string">
            <text:p>['is', 'a', 'author', 'of', 'the', 'author', 'of', 'the', 'author', 'of', 'the', 'author', 'of']</text:p>
          </table:table-cell>
          <table:table-cell office:value-type="float" office:value="0.0155371256927604" calcext:value-type="float">
            <text:p>0.0155371257</text:p>
          </table:table-cell>
          <table:table-cell/>
        </table:table-row>
        <table:table-row table:style-name="ro1">
          <table:table-cell office:value-type="string" calcext:value-type="string">
            <text:p>brian_dunning_:author</text:p>
          </table:table-cell>
          <table:table-cell office:value-type="string" calcext:value-type="string">
            <text:p>[['brian', 'andrew', 'dunning', 'is', 'an', 'american', 'writer', 'and', 'producer', 'who', 'focuses', 'on', 'skepticism', 'he']]</text:p>
          </table:table-cell>
          <table:table-cell office:value-type="string" calcext:value-type="string">
            <text:p>['david', 'is', 'a', 'writer', 'and', 'journalist', 'he', 'is', 'the', 'author', 'of', 'the', 'author', 'of', 'the']</text:p>
          </table:table-cell>
          <table:table-cell office:value-type="float" office:value="0.03324137843441" calcext:value-type="float">
            <text:p>0.0332413784</text:p>
          </table:table-cell>
          <table:table-cell/>
        </table:table-row>
        <table:table-row table:style-name="ro1">
          <table:table-cell office:value-type="string" calcext:value-type="string">
            <text:p>diego_de_valera</text:p>
          </table:table-cell>
          <table:table-cell office:value-type="string" calcext:value-type="string">
            <text:p>[['diego', 'de', 'valera', 'was', 'a', 'spanish', 'writer', 'and', 'historian', 'who', 'wrote', 'one', 'of', 'the', 'first']]</text:p>
          </table:table-cell>
          <table:table-cell office:value-type="string" calcext:value-type="string">
            <text:p>['david', 'de', 'was', 'a', 'writer', 'and', 'journalist', 'he', 'is', 'the', 'author', 'of', 'the', 'author', 'of']</text:p>
          </table:table-cell>
          <table:table-cell office:value-type="float" office:value="0.0503174762653014" calcext:value-type="float">
            <text:p>0.0503174763</text:p>
          </table:table-cell>
          <table:table-cell/>
        </table:table-row>
        <table:table-row table:style-name="ro1">
          <table:table-cell office:value-type="string" calcext:value-type="string">
            <text:p>elisha_cooper</text:p>
          </table:table-cell>
          <table:table-cell office:value-type="string" calcext:value-type="string">
            <text:p>[['elisha', 'cooper', 'is', 'an', 'american', 'writer', 'and', 'childrens', 'book', 'author', 'cooper', 'went', 'to']]</text:p>
          </table:table-cell>
          <table:table-cell office:value-type="string" calcext:value-type="string">
            <text:p>['david', 'david', 'was', 'a', 'french', 'writer', 'and', 'journalist', 'he', 'is', 'the', 'author', 'of']</text:p>
          </table:table-cell>
          <table:table-cell office:value-type="float" office:value="0.039073802494525" calcext:value-type="float">
            <text:p>0.0390738025</text:p>
          </table:table-cell>
          <table:table-cell/>
        </table:table-row>
        <table:table-row table:style-name="ro1">
          <table:table-cell office:value-type="string" calcext:value-type="string">
            <text:p>e.nelson_bridwell</text:p>
          </table:table-cell>
          <table:table-cell office:value-type="string" calcext:value-type="string">
            <text:p>[['edward', 'nelson', 'bridwell', 'was', 'a', 'writer', 'for', 'mad', 'magazine', 'and', 'various', 'comic', 'books']]</text:p>
          </table:table-cell>
          <table:table-cell office:value-type="string" calcext:value-type="string">
            <text:p>['for', 'a', 'french', 'writer', 'and']</text:p>
          </table:table-cell>
          <table:table-cell office:value-type="float" office:value="0.0153408179181138" calcext:value-type="float">
            <text:p>0.0153408179</text:p>
          </table:table-cell>
          <table:table-cell/>
        </table:table-row>
        <table:table-row table:style-name="ro1">
          <table:table-cell office:value-type="string" calcext:value-type="string">
            <text:p>dominique_fernandez</text:p>
          </table:table-cell>
          <table:table-cell office:value-type="string" calcext:value-type="string">
            <text:p>[['dominique', 'fernandez', 'is', 'a', 'french', 'writer', 'of', 'novels', 'essays', 'and', 'travel', 'books', 'much']]</text:p>
          </table:table-cell>
          <table:table-cell office:value-type="string" calcext:value-type="string">
            <text:p>['david', 'david', 'de', 'de', 'name', 'was', 'a', 'writer', 'and', 'journalist', 'he', 'is', 'the', 'author', 'of']</text:p>
          </table:table-cell>
          <table:table-cell office:value-type="float" office:value="0.0197654418733492" calcext:value-type="float">
            <text:p>0.0197654419</text:p>
          </table:table-cell>
          <table:table-cell/>
        </table:table-row>
        <table:table-row table:style-name="ro1">
          <table:table-cell office:value-type="string" calcext:value-type="string">
            <text:p>brian_dooley</text:p>
          </table:table-cell>
          <table:table-cell office:value-type="string" calcext:value-type="string">
            <text:p>[['brian', 'dooley', 'is', 'an', 'english', 'television', 'writer', 'he', 'is', 'best', 'known', 'for', 'creating']]</text:p>
          </table:table-cell>
          <table:table-cell office:value-type="string" calcext:value-type="string">
            <text:p>['david', 'david', 'is', 'a', 'british', 'writer', 'and', 'journalist', 'he', 'is', 'the', 'author', 'of', 'the']</text:p>
          </table:table-cell>
          <table:table-cell office:value-type="float" office:value="0.0359214342034289" calcext:value-type="float">
            <text:p>0.0359214342</text:p>
          </table:table-cell>
          <table:table-cell/>
        </table:table-row>
        <table:table-row table:style-name="ro1">
          <table:table-cell office:value-type="string" calcext:value-type="string">
            <text:p>bozidar_novak</text:p>
          </table:table-cell>
          <table:table-cell office:value-type="string" calcext:value-type="string">
            <text:p>[['bozidar', 'novak', 'is', 'a', 'slovenian', 'writer', 'and', 'international', 'crisis', 'communications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464668439367002" calcext:value-type="float">
            <text:p>0.0464668439</text:p>
          </table:table-cell>
          <table:table-cell/>
        </table:table-row>
        <table:table-row table:style-name="ro1">
          <table:table-cell office:value-type="string" calcext:value-type="string">
            <text:p>hanifa_deen</text:p>
          </table:table-cell>
          <table:table-cell office:value-type="string" calcext:value-type="string">
            <text:p>[['hanifa', 'deen', 'is', 'an', 'australian', 'writer', 'of', 'pakistani', 'ancestry', 'she', 'has', 'described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187983176473351" calcext:value-type="float">
            <text:p>0.0187983176</text:p>
          </table:table-cell>
          <table:table-cell/>
        </table:table-row>
        <table:table-row table:style-name="ro1">
          <table:table-cell office:value-type="string" calcext:value-type="string">
            <text:p>harriott_horry_ravenel</text:p>
          </table:table-cell>
          <table:table-cell office:value-type="string" calcext:value-type="string">
            <text:p>[['harriott', 'horry', 'rutledge', 'ravenel', 'was', 'an', 'american', 'writer', 'known', 'for', 'a', 'handful', 'of']]</text:p>
          </table:table-cell>
          <table:table-cell office:value-type="string" calcext:value-type="string">
            <text:p>['is', 'a', 'writer', 'and', 'journalist', 'he', 'is', 'the']</text:p>
          </table:table-cell>
          <table:table-cell office:value-type="float" office:value="0.0176805645149303" calcext:value-type="float">
            <text:p>0.0176805645</text:p>
          </table:table-cell>
          <table:table-cell/>
        </table:table-row>
        <table:table-row table:style-name="ro1">
          <table:table-cell office:value-type="string" calcext:value-type="string">
            <text:p>barbara_grier</text:p>
          </table:table-cell>
          <table:table-cell office:value-type="string" calcext:value-type="string">
            <text:p>[['barbara', 'grier', 'was', 'an', 'american', 'writer', 'and', 'publisher', 'most', 'widely', 'known', 'for', 'co-founding']]</text:p>
          </table:table-cell>
          <table:table-cell office:value-type="string" calcext:value-type="string">
            <text:p>['is', 'a', 'television', 'writer', 'and']</text:p>
          </table:table-cell>
          <table:table-cell office:value-type="float" office:value="0.0229398733767881" calcext:value-type="float">
            <text:p>0.0229398734</text:p>
          </table:table-cell>
          <table:table-cell/>
        </table:table-row>
        <table:table-row table:style-name="ro1">
          <table:table-cell office:value-type="string" calcext:value-type="string">
            <text:p>christophe_honore</text:p>
          </table:table-cell>
          <table:table-cell office:value-type="string" calcext:value-type="string">
            <text:p>[['christophe', 'honore', 'is', 'a', 'french', 'writer', 'and', 'film', 'director', 'honore', 'was', 'born', 'in', 'carhaix']]</text:p>
          </table:table-cell>
          <table:table-cell office:value-type="string" calcext:value-type="string">
            <text:p>['is', 'a', 'writer', 'of', 'the', 'author', 'of', 'the']</text:p>
          </table:table-cell>
          <table:table-cell office:value-type="float" office:value="0.0307066282916002" calcext:value-type="float">
            <text:p>0.0307066283</text:p>
          </table:table-cell>
          <table:table-cell/>
        </table:table-row>
        <table:table-row table:style-name="ro1">
          <table:table-cell office:value-type="string" calcext:value-type="string">
            <text:p>brian_cleeve</text:p>
          </table:table-cell>
          <table:table-cell office:value-type="string" calcext:value-type="string">
            <text:p>[['brian', 'brendon', 'talbot', 'cleeve', 'was', 'a', 'prolific', 'writer', 'whose', 'published', 'works', 'include']]</text:p>
          </table:table-cell>
          <table:table-cell office:value-type="string" calcext:value-type="string">
            <text:p>['david', 'david', 'is', 'a', 'writer', 'and', 'journalist', 'he', 'is', 'the', 'author', 'of', 'the']</text:p>
          </table:table-cell>
          <table:table-cell office:value-type="float" office:value="0.0184768604205222" calcext:value-type="float">
            <text:p>0.0184768604</text:p>
          </table:table-cell>
          <table:table-cell/>
        </table:table-row>
        <table:table-row table:style-name="ro1">
          <table:table-cell office:value-type="string" calcext:value-type="string">
            <text:p>giulio_angioni</text:p>
          </table:table-cell>
          <table:table-cell office:value-type="string" calcext:value-type="string">
            <text:p>[['giulio', 'angioni', 'is', 'an', 'italian', 'writer', 'and', 'anthropologist']]</text:p>
          </table:table-cell>
          <table:table-cell office:value-type="string" calcext:value-type="string">
            <text:p>['david', 'david', 'was', 'a', 'french', 'writer', 'and', 'journalist', 'he', 'is', 'the']</text:p>
          </table:table-cell>
          <table:table-cell office:value-type="float" office:value="0.0441162935932271" calcext:value-type="float">
            <text:p>0.0441162936</text:p>
          </table:table-cell>
          <table:table-cell/>
        </table:table-row>
        <table:table-row table:style-name="ro1">
          <table:table-cell office:value-type="string" calcext:value-type="string">
            <text:p>derek_brown_:editor</text:p>
          </table:table-cell>
          <table:table-cell office:value-type="string" calcext:value-type="string">
            <text:p>[['derek', 'brown', 'is', 'a', 'british', 'food', 'writer', 'and', 'was', 'editor', 'of', 'the', 'michelin', 'red', 'guides', 'the']]</text:p>
          </table:table-cell>
          <table:table-cell office:value-type="string" calcext:value-type="string">
            <text:p>['david', 'de', 'de', 'was', 'a', 'writer', 'and', 'journalist', 'he', 'is', 'the', 'author', 'of', 'the']</text:p>
          </table:table-cell>
          <table:table-cell office:value-type="float" office:value="0.0440378996027018" calcext:value-type="float">
            <text:p>0.0440378996</text:p>
          </table:table-cell>
          <table:table-cell/>
        </table:table-row>
        <table:table-row table:style-name="ro1">
          <table:table-cell office:value-type="string" calcext:value-type="string">
            <text:p>safia_shah</text:p>
          </table:table-cell>
          <table:table-cell office:value-type="string" calcext:value-type="string">
            <text:p>[['safia', 'shah', 'now', 'safia', 'thomas', 'is', 'a', 'british', 'writer', 'editor', 'and', 'television', 'news', 'producer']]</text:p>
          </table:table-cell>
          <table:table-cell office:value-type="string" calcext:value-type="string">
            <text:p>['writer', 'is', 'a', 'television', 'writer', 'and', 'journalist', 'he']</text:p>
          </table:table-cell>
          <table:table-cell office:value-type="float" office:value="0.034889465743835" calcext:value-type="float">
            <text:p>0.0348894657</text:p>
          </table:table-cell>
          <table:table-cell/>
        </table:table-row>
        <table:table-row table:style-name="ro1">
          <table:table-cell office:value-type="string" calcext:value-type="string">
            <text:p>chiaki_j.konaka</text:p>
          </table:table-cell>
          <table:table-cell office:value-type="string" calcext:value-type="string">
            <text:p>[['chiaki', 'j', 'konaka', 'is', 'a', 'japanese', 'writer', 'and', 'scenarist', 'best', 'known', 'for', 'serial', 'experiments']]</text:p>
          </table:table-cell>
          <table:table-cell office:value-type="string" calcext:value-type="string">
            <text:p>['a', 'russian', 'writer', 'known', 'as', 'the']</text:p>
          </table:table-cell>
          <table:table-cell office:value-type="float" office:value="0.0141626779366949" calcext:value-type="float">
            <text:p>0.0141626779</text:p>
          </table:table-cell>
          <table:table-cell/>
        </table:table-row>
        <table:table-row table:style-name="ro1">
          <table:table-cell office:value-type="string" calcext:value-type="string">
            <text:p>maurice_constantin-weyer</text:p>
          </table:table-cell>
          <table:table-cell office:value-type="string" calcext:value-type="string">
            <text:p>[['maurice', 'constantin-weyer', 'was', 'a', 'french', 'writer', 'his', 'best', 'known', 'novel', 'is', 'un', 'homme']]</text:p>
          </table:table-cell>
          <table:table-cell office:value-type="string" calcext:value-type="string">
            <text:p>['david', 'is', 'a', 'canadian', 'writer', 'and', 'journalist', 'he', 'is', 'the', 'author', 'of']</text:p>
          </table:table-cell>
          <table:table-cell office:value-type="float" office:value="0.0206245744615606" calcext:value-type="float">
            <text:p>0.0206245745</text:p>
          </table:table-cell>
          <table:table-cell/>
        </table:table-row>
        <table:table-row table:style-name="ro1">
          <table:table-cell office:value-type="string" calcext:value-type="string">
            <text:p>andre_norton</text:p>
          </table:table-cell>
          <table:table-cell office:value-type="string" calcext:value-type="string">
            <text:p>[['andre', 'alice', 'norton', 'was', 'an', 'american', 'writer', 'of', 'science', 'fiction', 'and', 'fantasy', 'with']]</text:p>
          </table:table-cell>
          <table:table-cell office:value-type="string" calcext:value-type="string">
            <text:p>['david', 'de', 'was', 'a', 'french', 'writer', 'and', 'journalist', 'he', 'is', 'the']</text:p>
          </table:table-cell>
          <table:table-cell office:value-type="float" office:value="0.020684088400489" calcext:value-type="float">
            <text:p>0.0206840884</text:p>
          </table:table-cell>
          <table:table-cell/>
        </table:table-row>
        <table:table-row table:style-name="ro1">
          <table:table-cell office:value-type="string" calcext:value-type="string">
            <text:p>paul_rogers_:novelist</text:p>
          </table:table-cell>
          <table:table-cell office:value-type="string" calcext:value-type="string">
            <text:p>[['paul', 't', 'rogers', 'was', 'an', 'american', 'writer', 'his', 'sole', 'published', 'novel', 'sauls', 'book', 'an']]</text:p>
          </table:table-cell>
          <table:table-cell office:value-type="string" calcext:value-type="string">
            <text:p>['writer', 'is', 'a', 'author', 'of', 'the']</text:p>
          </table:table-cell>
          <table:table-cell office:value-type="float" office:value="0.0107613081006912" calcext:value-type="float">
            <text:p>0.0107613081</text:p>
          </table:table-cell>
          <table:table-cell/>
        </table:table-row>
        <table:table-row table:style-name="ro1">
          <table:table-cell office:value-type="string" calcext:value-type="string">
            <text:p>henry_clay_lewis</text:p>
          </table:table-cell>
          <table:table-cell office:value-type="string" calcext:value-type="string">
            <text:p>[['henry', 'clay', 'lewis', 'was', 'an', 'american', 'short', 'story', 'writer', 'and', 'medical', 'doctor', 'from']]</text:p>
          </table:table-cell>
          <table:table-cell office:value-type="string" calcext:value-type="string">
            <text:p>['david', 'is', 'a', 'writer', 'and', 'journalist', 'he', 'is', 'the', 'author', 'of', 'the']</text:p>
          </table:table-cell>
          <table:table-cell office:value-type="float" office:value="0.0331407385021157" calcext:value-type="float">
            <text:p>0.03314073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20:06:56.512682807</dc:date>
    <meta:editing-duration>PT1M27S</meta:editing-duration>
    <meta:editing-cycles>1</meta:editing-cycles>
    <meta:document-statistic meta:table-count="1" meta:cell-count="3141" meta:object-count="0"/>
    <meta:generator>LibreOffice/5.1.6.2$Linux_X86_64 LibreOffice_project/10m0$Build-2</meta:generator>
  </office:meta>
</office:document-meta>
</file>